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0.212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0.39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609cm"/>
    </style:style>
    <style:style style:name="co7" style:family="table-column">
      <style:table-column-properties fo:break-before="auto" style:column-width="1.588cm"/>
    </style:style>
    <style:style style:name="co8" style:family="table-column">
      <style:table-column-properties fo:break-before="auto" style:column-width="0.635cm"/>
    </style:style>
    <style:style style:name="co9" style:family="table-column">
      <style:table-column-properties fo:break-before="auto" style:column-width="1.826cm"/>
    </style:style>
    <style:style style:name="co10" style:family="table-column">
      <style:table-column-properties fo:break-before="auto" style:column-width="2.17cm"/>
    </style:style>
    <style:style style:name="co42" style:family="table-column">
      <style:table-column-properties fo:break-before="auto" style:column-width="6.191cm"/>
    </style:style>
    <style:style style:name="co43" style:family="table-column">
      <style:table-column-properties fo:break-before="auto" style:column-width="2.699cm"/>
    </style:style>
    <style:style style:name="co44" style:family="table-column">
      <style:table-column-properties fo:break-before="auto" style:column-width="3.228cm"/>
    </style:style>
    <style:style style:name="co45" style:family="table-column">
      <style:table-column-properties fo:break-before="auto" style:column-width="3.016cm"/>
    </style:style>
    <style:style style:name="co22" style:family="table-column">
      <style:table-column-properties fo:break-before="auto" style:column-width="0.979cm"/>
    </style:style>
    <style:style style:name="co46" style:family="table-column">
      <style:table-column-properties fo:break-before="auto" style:column-width="3.598cm"/>
    </style:style>
    <style:style style:name="co34" style:family="table-column">
      <style:table-column-properties fo:break-before="auto" style:column-width="4.076cm"/>
    </style:style>
    <style:style style:name="co33" style:family="table-column">
      <style:table-column-properties fo:break-before="auto" style:column-width="2.143cm"/>
    </style:style>
    <style:style style:name="co35" style:family="table-column">
      <style:table-column-properties fo:break-before="auto" style:column-width="2.355cm"/>
    </style:style>
    <style:style style:name="co36" style:family="table-column">
      <style:table-column-properties fo:break-before="auto" style:column-width="0.37cm"/>
    </style:style>
    <style:style style:name="co37" style:family="table-column">
      <style:table-column-properties fo:break-before="auto" style:column-width="2.408cm"/>
    </style:style>
    <style:style style:name="co38" style:family="table-column">
      <style:table-column-properties fo:break-before="auto" style:column-width="2.646cm"/>
    </style:style>
    <style:style style:name="co39" style:family="table-column">
      <style:table-column-properties fo:break-before="auto" style:column-width="2.619cm"/>
    </style:style>
    <style:style style:name="co40" style:family="table-column">
      <style:table-column-properties fo:break-before="auto" style:column-width="3.201cm"/>
    </style:style>
    <style:style style:name="co41" style:family="table-column">
      <style:table-column-properties fo:break-before="auto" style:column-width="0.794cm"/>
    </style:style>
    <style:style style:name="co27" style:family="table-column">
      <style:table-column-properties fo:break-before="auto" style:column-width="1.879cm"/>
    </style:style>
    <style:style style:name="co28" style:family="table-column">
      <style:table-column-properties fo:break-before="auto" style:column-width="2.783cm"/>
    </style:style>
    <style:style style:name="co29" style:family="table-column">
      <style:table-column-properties fo:break-before="auto" style:column-width="1.953cm"/>
    </style:style>
    <style:style style:name="co30" style:family="table-column">
      <style:table-column-properties fo:break-before="auto" style:column-width="0.757cm"/>
    </style:style>
    <style:style style:name="co31" style:family="table-column">
      <style:table-column-properties fo:break-before="auto" style:column-width="0.243cm"/>
    </style:style>
    <style:style style:name="co32" style:family="table-column">
      <style:table-column-properties fo:break-before="auto" style:column-width="0.847cm"/>
    </style:style>
    <style:style style:name="co47" style:family="table-column">
      <style:table-column-properties fo:break-before="auto" style:column-width="1.685cm"/>
    </style:style>
    <style:style style:name="co48" style:family="table-column">
      <style:table-column-properties fo:break-before="auto" style:column-width="1.323cm"/>
    </style:style>
    <style:style style:name="co49" style:family="table-column">
      <style:table-column-properties fo:break-before="auto" style:column-width="2.953cm"/>
    </style:style>
    <style:style style:name="co50" style:family="table-column">
      <style:table-column-properties fo:break-before="auto" style:column-width="6.165cm"/>
    </style:style>
    <style:style style:name="co51" style:family="table-column">
      <style:table-column-properties fo:break-before="auto" style:column-width="2.302cm"/>
    </style:style>
    <style:style style:name="co52" style:family="table-column">
      <style:table-column-properties fo:break-before="auto" style:column-width="2.037cm"/>
    </style:style>
    <style:style style:name="co53" style:family="table-column">
      <style:table-column-properties fo:break-before="auto" style:column-width="8.784cm"/>
    </style:style>
    <style:style style:name="co54" style:family="table-column">
      <style:table-column-properties fo:break-before="auto" style:column-width="0.344cm"/>
    </style:style>
    <style:style style:name="co55" style:family="table-column">
      <style:table-column-properties fo:break-before="auto" style:column-width="2.064cm"/>
    </style:style>
    <style:style style:name="co56" style:family="table-column">
      <style:table-column-properties fo:break-before="auto" style:column-width="1.9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39cm" fo:break-before="auto" style:use-optimal-row-height="true"/>
    </style:style>
    <style:style style:name="ro4" style:family="table-row">
      <style:table-row-properties style:row-height="0.286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349cm" fo:break-before="auto" style:use-optimal-row-height="false"/>
    </style:style>
    <style:style style:name="ro7" style:family="table-row">
      <style:table-row-properties style:row-height="0.87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0.601cm" fo:break-before="auto" style:use-optimal-row-height="true"/>
    </style:style>
    <style:style style:name="ro11" style:family="table-row">
      <style:table-row-properties style:row-height="0.138cm" fo:break-before="auto" style:use-optimal-row-height="false"/>
    </style:style>
    <style:style style:name="ro33" style:family="table-row">
      <style:table-row-properties style:row-height="0.478cm" fo:break-before="auto" style:use-optimal-row-height="true"/>
    </style:style>
    <style:style style:name="ro34" style:family="table-row">
      <style:table-row-properties style:row-height="0.635cm" fo:break-before="auto" style:use-optimal-row-height="false"/>
    </style:style>
    <style:style style:name="ro35" style:family="table-row">
      <style:table-row-properties style:row-height="0.661cm" fo:break-before="auto" style:use-optimal-row-height="false"/>
    </style:style>
    <style:style style:name="ro21" style:family="table-row">
      <style:table-row-properties style:row-height="0.45cm" fo:break-before="auto" style:use-optimal-row-height="false"/>
    </style:style>
    <style:style style:name="ro31" style:family="table-row">
      <style:table-row-properties style:row-height="0.402cm" fo:break-before="auto" style:use-optimal-row-height="true"/>
    </style:style>
    <style:style style:name="ro26" style:family="table-row">
      <style:table-row-properties style:row-height="0.265cm" fo:break-before="auto" style:use-optimal-row-height="false"/>
    </style:style>
    <style:style style:name="ro18" style:family="table-row">
      <style:table-row-properties style:row-height="1.058cm" fo:break-before="auto" style:use-optimal-row-height="false"/>
    </style:style>
    <style:style style:name="ro19" style:family="table-row">
      <style:table-row-properties style:row-height="0.291cm" fo:break-before="auto" style:use-optimal-row-height="false"/>
    </style:style>
    <style:style style:name="ro20" style:family="table-row">
      <style:table-row-properties style:row-height="0.432cm" fo:break-before="auto" style:use-optimal-row-height="true"/>
    </style:style>
    <style:style style:name="ro22" style:family="table-row">
      <style:table-row-properties style:row-height="0.517cm" fo:break-before="auto" style:use-optimal-row-height="true"/>
    </style:style>
    <style:style style:name="ro23" style:family="table-row">
      <style:table-row-properties style:row-height="0.497cm" fo:break-before="auto" style:use-optimal-row-height="false"/>
    </style:style>
    <style:style style:name="ro24" style:family="table-row">
      <style:table-row-properties style:row-height="0.476cm" fo:break-before="auto" style:use-optimal-row-height="false"/>
    </style:style>
    <style:style style:name="ro25" style:family="table-row">
      <style:table-row-properties style:row-height="0.397cm" fo:break-before="auto" style:use-optimal-row-height="false"/>
    </style:style>
    <style:style style:name="ro27" style:family="table-row">
      <style:table-row-properties style:row-height="0.561cm" fo:break-before="auto" style:use-optimal-row-height="false"/>
    </style:style>
    <style:style style:name="ro28" style:family="table-row">
      <style:table-row-properties style:row-height="0.159cm" fo:break-before="auto" style:use-optimal-row-height="false"/>
    </style:style>
    <style:style style:name="ro29" style:family="table-row">
      <style:table-row-properties style:row-height="0.878cm" fo:break-before="page" style:use-optimal-row-height="false"/>
    </style:style>
    <style:style style:name="ro30" style:family="table-row">
      <style:table-row-properties style:row-height="0.496cm" fo:break-before="auto" style:use-optimal-row-height="true"/>
    </style:style>
    <style:style style:name="ro32" style:family="table-row">
      <style:table-row-properties style:row-height="0.185cm" fo:break-before="auto" style:use-optimal-row-height="false"/>
    </style:style>
    <style:style style:name="ro36" style:family="table-row">
      <style:table-row-properties style:row-height="0.4cm" fo:break-before="auto" style:use-optimal-row-height="true"/>
    </style:style>
    <style:style style:name="ro37" style:family="table-row">
      <style:table-row-properties style:row-height="0.37cm" fo:break-before="auto" style:use-optimal-row-height="false"/>
    </style:style>
    <style:style style:name="ro38" style:family="table-row">
      <style:table-row-properties style:row-height="1.12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3">
      <style:table-properties table:display="true" style:writing-mode="lr-tb"/>
    </style:style>
    <style:style style:name="ta8" style:family="table" style:master-page-name="mp4">
      <style:table-properties table:display="true" style:writing-mode="lr-tb"/>
    </style:style>
    <style:style style:name="ta9" style:family="table" style:master-page-name="mp6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0" style:family="table-cell" style:parent-style-name="Default" style:data-style-name="N0">
      <style:table-cell-properties fo:background-color="transparent" fo:border="0.002cm solid #99ccff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bottom="none" fo:background-color="#ffffcc" fo:border-left="0.002cm solid #99ccff" fo:border-right="none" fo:border-top="none" style:vertical-align="middle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-bottom="0.002cm solid #99ccff" fo:background-color="#ffffcc" fo:border-left="0.002cm solid #99ccff" fo:border-right="none" fo:border-top="none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-bottom="0.002cm solid #99ccff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#ffffcc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order-bottom="none" fo:background-color="#ffffcc" fo:border-left="none" fo:border-right="none" fo:border-top="0.002cm solid #00ccff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-bottom="0.002cm solid #00ccff" fo:background-color="#ffffcc" fo:border-left="none" fo:border-right="none" fo:border-top="none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fo:border-bottom="none" fo:background-color="#ffffcc" fo:border-left="none" fo:border-right="none" fo:border-top="0.002cm solid #99ccff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order-bottom="0.002cm solid #99ccff" fo:background-color="#ffffcc" fo:border-left="none" fo:border-right="none" fo:border-top="none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0">
      <style:table-cell-properties fo:background-color="#ffffcc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 style:data-style-name="N0">
      <style:table-cell-properties fo:background-color="#ffffcc" style:vertical-align="middle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ackground-color="transparent" fo:border="0.002cm solid #99ccff" style:vertical-align="automatic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02cm solid #99ccff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0">
      <style:table-cell-properties fo:background-color="#ffffcc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2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color="#3366ff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ccff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 style:data-style-name="N0">
      <style:table-cell-properties fo:background-color="#ffffcc" style:vertical-align="middle"/>
      <style:text-properties fo:color="#0000ff" fo:font-size="8pt" fo:font-style="italic" style:font-size-asian="8pt" style:font-style-asian="italic" style:font-size-complex="8pt" style:font-style-complex="italic"/>
    </style:style>
    <style:style style:name="ce31" style:family="table-cell" style:parent-style-name="Default" style:data-style-name="N0">
      <style:table-cell-properties fo:background-color="#ffffcc"/>
      <style:text-properties fo:font-size="8pt" fo:font-style="italic" style:font-size-asian="8pt" style:font-style-asian="italic" style:font-size-complex="8pt" style:font-style-complex="italic"/>
    </style:style>
    <style:style style:name="ce32" style:family="table-cell" style:parent-style-name="Default" style:data-style-name="N3">
      <style:table-cell-properties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 style:data-style-name="N3">
      <style:table-cell-properties fo:background-color="#ffffcc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3">
      <style:table-cell-properties fo:background-color="#ffffcc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0">
      <style:table-cell-properties fo:background-color="transparent" fo:border="0.002cm solid #99ccff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">
      <style:table-cell-properties fo:background-color="#ffffcc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38" style:family="table-cell" style:parent-style-name="Default" style:data-style-name="N1">
      <style:table-cell-properties fo:background-color="#ffffcc" style:text-align-source="fix" style:repeat-content="false" style:vertical-align="middle"/>
      <style:paragraph-properties fo:text-align="center"/>
      <style:text-properties fo:color="#3366ff"/>
    </style:style>
    <style:style style:name="ce39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-bottom="none" fo:background-color="#ffffcc" fo:border-left="0.002cm solid #00ccff" fo:border-right="none" fo:border-top="0.002cm solid #00ccff"/>
      <style:text-properties fo:font-size="9pt" style:font-size-asian="9pt" style:font-size-complex="9pt"/>
    </style:style>
    <style:style style:name="ce40" style:family="table-cell" style:parent-style-name="Default" style:data-style-name="N115">
      <style:table-cell-properties style:text-align-source="fix" style:repeat-content="false" fo:background-color="transparent" fo:border="0.002cm solid #99ccff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-bottom="none" fo:background-color="#ffffcc" fo:border-left="none" fo:border-right="0.002cm solid #00ccff" fo:border-top="0.002cm solid #00ccff"/>
      <style:text-properties fo:font-size="9pt" style:font-size-asian="9pt" style:font-size-complex="9pt"/>
    </style:style>
    <style:style style:name="ce43" style:family="table-cell" style:parent-style-name="Default" style:data-style-name="N0">
      <style:table-cell-properties fo:border-bottom="none" fo:background-color="#ffffcc" fo:border-left="none" fo:border-right="0.002cm solid #00ccff" fo:border-top="none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fo:border-bottom="none" fo:background-color="#ffffcc" fo:border-left="none" fo:border-right="0.002cm solid #00ccff" fo:border-top="none" style:vertical-align="automatic"/>
      <style:text-properties fo:font-size="9pt" style:font-size-asian="9pt" style:font-size-complex="9pt"/>
    </style:style>
    <style:style style:name="ce45" style:family="table-cell" style:parent-style-name="Default" style:data-style-name="N0">
      <style:table-cell-properties fo:border-bottom="none" fo:background-color="#ffffcc" fo:border-left="none" fo:border-right="0.002cm solid #99ccff" fo:border-top="none"/>
      <style:text-properties fo:font-size="8pt" style:font-size-asian="8pt" style:font-size-complex="8pt"/>
    </style:style>
    <style:style style:name="ce46" style:family="table-cell" style:parent-style-name="Default" style:data-style-name="N0">
      <style:table-cell-properties fo:border-bottom="0.002cm solid #00ccff" fo:background-color="#ffffcc" fo:border-left="none" fo:border-right="0.002cm solid #00ccff" fo:border-top="none"/>
      <style:text-properties fo:font-size="9pt" style:font-size-asian="9pt" style:font-size-complex="9pt"/>
    </style:style>
    <style:style style:name="ce47" style:family="table-cell" style:parent-style-name="Default" style:data-style-name="N0">
      <style:table-cell-properties fo:border-bottom="none" fo:background-color="#ffffcc" fo:border-left="none" fo:border-right="0.002cm solid #99ccff" fo:border-top="0.002cm solid #99ccff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fo:border-bottom="none" fo:background-color="#ffffcc" fo:border-left="none" fo:border-right="0.002cm solid #99ccff" fo:border-top="none"/>
      <style:text-properties fo:font-size="9pt" style:font-size-asian="9pt" style:font-size-complex="9pt"/>
    </style:style>
    <style:style style:name="ce49" style:family="table-cell" style:parent-style-name="Default" style:data-style-name="N0">
      <style:table-cell-properties fo:border-bottom="none" fo:background-color="#ffffcc" fo:border-left="none" fo:border-right="0.002cm solid #99ccff" fo:border-top="none" style:vertical-align="middle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bottom="none" fo:background-color="#ffffcc" fo:border-left="0.002cm solid #00ccff" fo:border-right="none" fo:border-top="none"/>
      <style:text-properties fo:font-size="9pt" style:font-size-asian="9pt" style:font-size-complex="9pt"/>
    </style:style>
    <style:style style:name="ce50" style:family="table-cell" style:parent-style-name="Default" style:data-style-name="N0">
      <style:table-cell-properties fo:border-bottom="0.002cm solid #99ccff" fo:background-color="#ffffcc" fo:border-left="none" fo:border-right="0.002cm solid #99ccff" fo:border-top="none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fo:border-bottom="none" fo:background-color="#ffffcc" fo:border-left="none" fo:border-right="0.002cm solid #99ccff" fo:border-top="none" style:vertical-align="middle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53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-bottom="none" fo:background-color="#ffffcc" fo:border-left="0.002cm solid #99ccff" fo:border-right="none" fo:border-top="none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-bottom="0.002cm solid #00ccff" fo:background-color="#ffffcc" fo:border-left="0.002cm solid #00ccff" fo:border-right="none" fo:border-top="none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order-bottom="0.002cm solid #99ccff" fo:background-color="transparent" fo:border-left="none" fo:border-right="none" fo:border-top="0.002cm solid #00ccff" style:vertical-align="middle"/>
      <style:text-properties fo:color="#000000" fo:font-size="12pt" style:font-size-asian="12pt" style:font-size-complex="12pt"/>
    </style:style>
    <style:style style:name="ce9" style:family="table-cell" style:parent-style-name="Default" style:data-style-name="N0">
      <style:table-cell-properties fo:border-bottom="none" fo:background-color="#ffffcc" fo:border-left="0.002cm solid #99ccff" fo:border-right="none" fo:border-top="0.002cm solid #99ccff"/>
      <style:text-properties fo:font-size="9pt" style:font-size-asian="9pt" style:font-size-complex="9pt"/>
    </style:style>
    <style:style style:name="ce361" style:family="table-cell" style:parent-style-name="Default" style:data-style-name="N0">
      <style:table-cell-properties fo:background-color="#ffffcc" style:cell-protect="hidden-and-protected" style:print-content="true"/>
      <style:text-properties style:font-name="Times New Roman" style:font-name-asian="Times New Roman" style:font-name-complex="Times New Roman"/>
    </style:style>
    <style:style style:name="ce362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63" style:family="table-cell" style:parent-style-name="Default" style:data-style-name="N0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64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365" style:family="table-cell" style:parent-style-name="Default" style:data-style-name="N0">
      <style:table-cell-properties fo:border-bottom="0.071cm solid #000000" fo:background-color="#ffffcc" style:cell-protect="hidden-and-protected" style:print-content="true" style:text-align-source="fix" style:repeat-content="false" fo:wrap-option="wrap" fo:border-left="0.071cm solid #000000" fo:border-right="none" fo:border-top="0.071cm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36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</style:style>
    <style:style style:name="ce367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368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02cm solid #000000" style:vertical-align="middle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369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370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371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automatic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372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automatic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73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74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5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76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77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78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79" style:family="table-cell" style:parent-style-name="Default" style:data-style-name="N0">
      <style:table-cell-properties fo:border-bottom="0.071cm solid #000000" fo:background-color="#ffffcc" style:text-align-source="fix" style:repeat-content="false" fo:wrap-option="wrap" fo:border-left="none" fo:border-right="0.071cm solid #000000" fo:border-top="0.071cm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380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middle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381" style:family="table-cell" style:parent-style-name="Default" style:data-style-name="N5106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cm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382" style:family="table-cell" style:parent-style-name="Default" style:data-style-name="N0">
      <style:table-cell-properties fo:border-bottom="0.071cm solid #000000" fo:background-color="#ffffcc" style:cell-protect="hidden-and-protected" style:print-content="true" style:text-align-source="fix" style:repeat-content="false" fo:border-left="0.071cm solid #000000" fo:border-right="none" fo:border-top="0.071cm solid #000000" style:vertical-align="middle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383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384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85" style:family="table-cell" style:parent-style-name="Default" style:data-style-name="N2">
      <style:table-cell-properties fo:border-bottom="0.002cm solid #000000" fo:background-color="#ffffcc" style:cell-protect="hidden-and-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386" style:family="table-cell" style:parent-style-name="Default" style:data-style-name="N2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87" style:family="table-cell" style:parent-style-name="Default" style:data-style-name="N11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88" style:family="table-cell" style:parent-style-name="Default" style:data-style-name="N114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89" style:family="table-cell" style:parent-style-name="Default" style:data-style-name="N1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9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391" style:family="table-cell" style:parent-style-name="Default" style:data-style-name="N110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92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93" style:family="table-cell" style:parent-style-name="Default" style:data-style-name="N114">
      <style:table-cell-properties fo:background-color="#ffffcc" style:cell-protect="hidden-and-protected" style:print-content="true" style:text-align-source="fix" style:repeat-content="false" fo:wrap-option="wrap" fo:border="0.071cm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394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fo:wrap-option="wrap" fo:border="0.002cm solid #000000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395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96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97" style:family="table-cell" style:parent-style-name="Default" style:data-style-name="N107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98" style:family="table-cell" style:parent-style-name="Default" style:data-style-name="N112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99" style:family="table-cell" style:parent-style-name="Default" style:data-style-name="N112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400" style:family="table-cell" style:parent-style-name="Default" style:data-style-name="N112">
      <style:table-cell-properties style:cell-protect="hidden-and-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401" style:family="table-cell" style:parent-style-name="Default" style:data-style-name="N112">
      <style:table-cell-properties style:cell-protect="hidden-and-protected" style:print-content="true" style:text-align-source="fix" style:repeat-content="false" fo:background-color="transparent" fo:border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02" style:family="table-cell" style:parent-style-name="Default" style:data-style-name="N112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03" style:family="table-cell" style:parent-style-name="Default" style:data-style-name="N112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445" style:family="table-cell" style:parent-style-name="Default" style:data-style-name="N112">
      <style:table-cell-properties fo:background-color="#ffffcc" style:cell-protect="hidden-and-protected" style:print-content="true" style:text-align-source="fix" style:repeat-content="false" fo:wrap-option="wrap" fo:border="0.002cm solid #000000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446" style:family="table-cell" style:parent-style-name="Default" style:data-style-name="N112">
      <style:table-cell-properties fo:background-color="#ffffcc" style:cell-protect="hidden-and-protected" style:print-content="tru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47" style:family="table-cell" style:parent-style-name="Default" style:data-style-name="N112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448" style:family="table-cell" style:parent-style-name="Default" style:data-style-name="N1">
      <style:table-cell-properties fo:background-color="#ffffcc" style:cell-protect="hidden-and-protected" style:print-content="true"/>
      <style:text-properties style:font-name="Times New Roman" style:font-name-asian="Times New Roman" style:font-name-complex="Times New Roman"/>
    </style:style>
    <style:style style:name="ce449" style:family="table-cell" style:parent-style-name="Default" style:data-style-name="N1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450" style:family="table-cell" style:parent-style-name="Default" style:data-style-name="N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fo:color="#0000ff" style:font-name="Times New Roman" fo:font-weight="bold" style:font-name-asian="Times New Roman" style:font-weight-asian="bold" style:font-name-complex="Times New Roman" style:font-weight-complex="bold"/>
    </style:style>
    <style:style style:name="ce451" style:family="table-cell" style:parent-style-name="Default" style:data-style-name="N1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452" style:family="table-cell" style:parent-style-name="Default" style:data-style-name="N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453" style:family="table-cell" style:parent-style-name="Default" style:data-style-name="N114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54" style:family="table-cell" style:parent-style-name="Default" style:data-style-name="N114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455" style:family="table-cell" style:parent-style-name="Default" style:data-style-name="N114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456" style:family="table-cell" style:parent-style-name="Default" style:data-style-name="N0">
      <style:table-cell-properties style:cell-protect="hidden-and-protected" style:print-content="true"/>
      <style:text-properties fo:color="#0000ff" style:font-name="Times New Roman1" style:font-name-asian="Times New Roman" style:font-name-complex="Times New Roman"/>
    </style:style>
    <style:style style:name="ce457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458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459" style:family="table-cell" style:parent-style-name="Default" style:data-style-name="N0">
      <style:table-cell-properties style:cell-protect="hidden-and-protected" style:print-content="true" style:vertical-align="automatic"/>
      <style:text-properties style:font-name="Times New Roman" style:font-name-asian="Times New Roman" style:font-name-complex="Times New Roman"/>
    </style:style>
    <style:style style:name="ce460" style:family="table-cell" style:parent-style-name="Default" style:data-style-name="N112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238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1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7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8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9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50" style:family="table-cell" style:parent-style-name="Default" style:data-style-name="N114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251" style:family="table-cell" style:parent-style-name="Default" style:data-style-name="N11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56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57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258" style:family="table-cell" style:parent-style-name="Default" style:data-style-name="N114">
      <style:text-properties style:font-name="Times New Roman1" fo:font-size="9pt" style:font-name-asian="Times New Roman" style:font-size-asian="9pt" style:font-name-complex="Times New Roman" style:font-size-complex="9pt"/>
    </style:style>
    <style:style style:name="ce259" style:family="table-cell" style:parent-style-name="Default" style:data-style-name="N114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63" style:family="table-cell" style:parent-style-name="Default" style:data-style-name="N3">
      <style:table-cell-properties fo:border-bottom="0.002cm solid #000000" fo:background-color="#ffffcc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64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68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69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70" style:family="table-cell" style:parent-style-name="Default" style:data-style-name="N0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33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4" style:family="table-cell" style:parent-style-name="Default" style:data-style-name="N3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5" style:family="table-cell" style:parent-style-name="Default" style:data-style-name="N3">
      <style:table-cell-properties fo:border-bottom="0.071cm solid #000000" fo:background-color="#ffffcc" style:text-align-source="fix" style:repeat-content="false" fo:wrap-option="wrap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06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07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8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9" style:family="table-cell" style:parent-style-name="Default" style:data-style-name="N3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0" style:family="table-cell" style:parent-style-name="Default" style:data-style-name="N3">
      <style:table-cell-properties fo:background-color="#ffffcc" style:text-align-source="fix" style:repeat-content="false" fo:wrap-option="wrap" fo:border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1" style:family="table-cell" style:parent-style-name="Default" style:data-style-name="N0">
      <style:table-cell-properties fo:background-color="#ffffcc" style:text-align-source="fix" style:repeat-content="false" fo:wrap-option="wrap" fo:border="0.071cm solid #000000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2" style:family="table-cell" style:parent-style-name="Default" style:data-style-name="N3">
      <style:table-cell-properties fo:border-bottom="0.002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3" style:family="table-cell" style:parent-style-name="Default" style:data-style-name="N3">
      <style:table-cell-properties fo:border-bottom="0.002cm solid #000000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4" style:family="table-cell" style:parent-style-name="Default" style:data-style-name="N0">
      <style:table-cell-properties fo:border-bottom="0.002cm solid #000000" fo:background-color="#ffffcc" fo:border-left="none" fo:border-right="none" fo:border-top="0.002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5" style:family="table-cell" style:parent-style-name="Default" style:data-style-name="N3">
      <style:table-cell-properties fo:border-bottom="0.002cm solid #000000" fo:background-color="#ffffcc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6" style:family="table-cell" style:parent-style-name="Default" style:data-style-name="N114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7" style:family="table-cell" style:parent-style-name="Default" style:data-style-name="N114">
      <style:table-cell-properties fo:border-bottom="0.002cm solid #000000" fo:background-color="#ffffcc" fo:border-left="0.002cm solid #000000" fo:border-right="0.071cm solid #000000" fo:border-top="0.002cm solid #000000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8" style:family="table-cell" style:parent-style-name="Default" style:data-style-name="N0">
      <style:table-cell-properties fo:background-color="#ffffcc"/>
      <style:text-properties fo:color="#0000ff" style:font-name="Times New Roman1" fo:font-size="9pt" style:font-name-asian="Times New Roman" style:font-size-asian="9pt" style:font-name-complex="Times New Roman" style:font-size-complex="9pt"/>
    </style:style>
    <style:style style:name="ce419" style:family="table-cell" style:parent-style-name="Default" style:data-style-name="N0">
      <style:table-cell-properties fo:background-color="transparent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20" style:family="table-cell" style:parent-style-name="Default" style:data-style-name="N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153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167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21" style:family="table-cell" style:parent-style-name="Default" style:data-style-name="N107">
      <style:table-cell-properties fo:border-bottom="0.071cm solid #000000" fo:background-color="#ffffcc" style:cell-protect="protected formula-hidden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font-size="8pt" style:font-size-asian="8pt" style:font-size-complex="8pt"/>
    </style:style>
    <style:style style:name="ce422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23" style:family="table-cell" style:parent-style-name="Default" style:data-style-name="N107">
      <style:table-cell-properties style:cell-protect="protected formula-hidden" style:print-content="true" style:text-align-source="fix" style:repeat-content="false" fo:border="0.071cm solid #000000" style:vertical-align="automatic"/>
      <style:paragraph-properties fo:text-align="center"/>
      <style:text-properties fo:font-size="8pt" style:font-size-asian="8pt" style:font-size-complex="8pt"/>
    </style:style>
    <style:style style:name="ce424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25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26" style:family="table-cell" style:parent-style-name="Default" style:data-style-name="N107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27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28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29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3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31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32" style:family="table-cell" style:parent-style-name="Default" style:data-style-name="N107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33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34" style:family="table-cell" style:parent-style-name="Default" style:data-style-name="N2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3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36" style:family="table-cell" style:parent-style-name="Default" style:data-style-name="N0">
      <style:table-cell-properties fo:background-color="#ffffcc" style:cell-protect="protected formula-hidden" style:print-content="true" fo:wrap-option="wrap" style:vertical-align="automatic"/>
      <style:text-properties fo:font-size="9pt" style:font-size-asian="9pt" style:font-size-complex="9pt"/>
    </style:style>
    <style:style style:name="ce437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3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39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4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4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start" fo:margin-left="0.353cm"/>
      <style:text-properties fo:font-size="9pt" style:font-size-asian="9pt" style:font-size-complex="9pt"/>
    </style:style>
    <style:style style:name="ce442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4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44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/>
    <style:style style:name="ce183" style:family="table-cell" style:parent-style-name="Default" style:data-style-name="N112"/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color="#333399" fo:font-size="14pt" fo:font-weight="bold" style:font-size-asian="14pt" style:font-weight-asian="bold" style:font-size-complex="14pt" style:font-weight-complex="bold"/>
    </style:style>
    <style:style style:name="ce185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ce186" style:family="table-cell" style:parent-style-name="Default" style:data-style-name="N0">
      <style:table-cell-properties fo:background-color="#ff9900" style:cell-protect="protected" style:print-content="true" style:vertical-align="automatic"/>
      <style:text-properties fo:font-size="9pt" style:font-size-asian="9pt" style:font-size-complex="9pt"/>
    </style:style>
    <style:style style:name="ce187" style:family="table-cell" style:parent-style-name="Default" style:data-style-name="N0">
      <style:table-cell-properties fo:border-bottom="0.002cm solid #00ccff" style:cell-protect="protected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188" style:family="table-cell" style:parent-style-name="Default" style:data-style-name="N0">
      <style:table-cell-properties fo:border-bottom="none" fo:background-color="#ffffcc" style:cell-protect="protected" style:print-content="true" fo:border-left="0.002cm solid #00ccff" fo:border-right="none" fo:border-top="0.002cm solid #00ccff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bottom="none" fo:background-color="#ffffcc" style:cell-protect="protected" style:print-content="true" fo:border-left="0.002cm solid #00ccff" fo:border-right="none" fo:border-top="none"/>
      <style:text-properties fo:font-size="9pt" style:font-size-asian="9pt" style:font-size-complex="9pt"/>
    </style:style>
    <style:style style:name="ce190" style:family="table-cell" style:parent-style-name="Default" style:data-style-name="N0">
      <style:table-cell-properties fo:border-bottom="0.002cm solid #00ccff" fo:background-color="#ffffcc" style:cell-protect="protected" style:print-content="true" fo:border-left="0.002cm solid #00ccff" fo:border-right="none" fo:border-top="none"/>
      <style:text-properties fo:font-size="9pt" style:font-size-asian="9pt" style:font-size-complex="9pt"/>
    </style:style>
    <style:style style:name="ce191" style:family="table-cell" style:parent-style-name="Default" style:data-style-name="N0">
      <style:table-cell-properties fo:border-bottom="0.002cm solid #99ccff" style:cell-protect="protected" style:print-content="true" fo:background-color="transparent" fo:border-left="none" fo:border-right="none" fo:border-top="0.002cm solid #00ccff" style:vertical-align="middle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0.002cm solid #99ccff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style:cell-protect="protected" style:print-content="true" fo:background-color="transparent" fo:border="0.002cm solid #99ccff"/>
      <style:text-properties fo:font-size="8pt" style:font-size-asian="8pt" style:font-size-complex="8pt"/>
    </style:style>
    <style:style style:name="ce194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none"/>
      <style:text-properties fo:font-size="9pt" style:font-size-asian="9pt" style:font-size-complex="9pt"/>
    </style:style>
    <style:style style:name="ce195" style:family="table-cell" style:parent-style-name="Default" style:data-style-name="N0">
      <style:table-cell-properties fo:border-bottom="0.002cm solid #99ccff" fo:background-color="#ffffcc" style:cell-protect="protected" style:print-content="true" fo:border-left="0.002cm solid #99ccff" fo:border-right="none" fo:border-top="none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style:cell-protect="protected" style:print-content="true"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 style:data-style-name="N0">
      <style:table-cell-properties style:cell-protect="protected" style:print-content="true" fo:background-color="transparent" style:vertical-align="middle"/>
      <style:text-properties fo:font-size="12pt" style:font-size-asian="12pt" style:font-size-complex="12pt"/>
    </style:style>
    <style:style style:name="ce198" style:family="table-cell" style:parent-style-name="Default" style:data-style-name="N0">
      <style:table-cell-properties style:cell-protect="protected" style:print-content="true" fo:background-color="transparent" style:vertical-align="middle"/>
      <style:text-properties fo:font-size="8pt" style:font-size-asian="8pt" style:font-size-complex="8pt"/>
    </style:style>
    <style:style style:name="ce199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none"/>
      <style:text-properties fo:font-size="8pt" style:font-size-asian="8pt" style:font-size-complex="8pt"/>
    </style:style>
    <style:style style:name="ce200" style:family="table-cell" style:parent-style-name="Default" style:data-style-name="N0">
      <style:table-cell-properties fo:border-bottom="0.002cm solid #99ccff" style:cell-protect="protected" style:print-content="true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201" style:family="table-cell" style:parent-style-name="Default" style:data-style-name="N0">
      <style:table-cell-properties fo:border-bottom="none" style:cell-protect="protected" style:print-content="true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202" style:family="table-cell" style:parent-style-name="Default" style:data-style-name="N0">
      <style:table-cell-properties fo:background-color="#ffffcc" style:cell-protect="protected" style:print-content="true"/>
      <style:text-properties fo:font-size="8pt" style:font-size-asian="8pt" style:font-size-complex="8pt"/>
    </style:style>
    <style:style style:name="ce203" style:family="table-cell" style:parent-style-name="Default" style:data-style-name="N0">
      <style:table-cell-properties fo:background-color="#ffffcc" style:cell-protect="protected" style:print-content="true"/>
      <style:text-properties fo:font-size="9pt" style:font-size-asian="9pt" style:font-size-complex="9pt"/>
    </style:style>
    <style:style style:name="ce204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0.002cm solid #99ccff" style:vertical-align="automatic"/>
      <style:text-properties fo:font-size="9pt" style:font-size-asian="9pt" style:font-size-complex="9pt"/>
    </style:style>
    <style:style style:name="ce205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none" style:vertical-align="automatic"/>
      <style:text-properties fo:font-size="9pt" style:font-size-asian="9pt" style:font-size-complex="9pt"/>
    </style:style>
    <style:style style:name="ce206" style:family="table-cell" style:parent-style-name="Default" style:data-style-name="N0">
      <style:table-cell-properties fo:border-bottom="0.002cm solid #99ccff" fo:background-color="#ffffcc" style:cell-protect="protected" style:print-content="true" fo:border-left="0.002cm solid #99ccff" fo:border-right="none" fo:border-top="none" style:vertical-align="automatic"/>
      <style:text-properties fo:font-size="9pt" style:font-size-asian="9pt" style:font-size-complex="9pt"/>
    </style:style>
    <style:style style:name="ce207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02cm solid #00ccff"/>
      <style:text-properties fo:font-size="9pt" style:font-size-asian="9pt" style:font-size-complex="9pt"/>
    </style:style>
    <style:style style:name="ce208" style:family="table-cell" style:parent-style-name="Default" style:data-style-name="N0">
      <style:table-cell-properties fo:border-bottom="0.002cm solid #00ccff" fo:background-color="#ffffcc" style:cell-protect="protected" style:print-content="true" fo:border-left="none" fo:border-right="none" fo:border-top="none"/>
      <style:text-properties fo:font-size="9pt" style:font-size-asian="9pt" style:font-size-complex="9pt"/>
    </style:style>
    <style:style style:name="ce209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02cm solid #99ccff"/>
      <style:text-properties fo:font-size="9pt" style:font-size-asian="9pt" style:font-size-complex="9pt"/>
    </style:style>
    <style:style style:name="ce210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none" fo:border-top="none"/>
      <style:text-properties fo:font-size="9pt" style:font-size-asian="9pt" style:font-size-complex="9pt"/>
    </style:style>
    <style:style style:name="ce211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02cm solid #99ccff" style:vertical-align="automatic"/>
      <style:text-properties fo:font-size="9pt" style:font-size-asian="9pt" style:font-size-complex="9pt"/>
    </style:style>
    <style:style style:name="ce212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9pt" style:font-size-asian="9pt" style:font-size-complex="9pt"/>
    </style:style>
    <style:style style:name="ce213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214" style:family="table-cell" style:parent-style-name="Default" style:data-style-name="N0">
      <style:table-cell-properties style:cell-protect="protected" style:print-content="true" fo:background-color="transparent" fo:border="0.002cm solid #99ccff" style:vertical-align="middle"/>
      <style:text-properties fo:font-size="9pt" style:font-size-asian="9pt" style:font-size-complex="9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99ccff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6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8pt" style:font-size-asian="8pt" style:font-size-complex="8pt"/>
    </style:style>
    <style:style style:name="ce217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9pt" style:font-size-asian="9pt" style:font-size-complex="9pt"/>
    </style:style>
    <style:style style:name="ce21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99ccff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9" style:family="table-cell" style:parent-style-name="Default" style:data-style-name="N0">
      <style:table-cell-properties fo:background-color="#ffffcc" style:cell-protect="protected" style:print-content="true"/>
      <style:text-properties fo:font-size="8pt" fo:font-style="italic" style:font-size-asian="8pt" style:font-style-asian="italic" style:font-size-complex="8pt" style:font-style-complex="italic"/>
    </style:style>
    <style:style style:name="ce220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221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222" style:family="table-cell" style:parent-style-name="Default" style:data-style-name="N3">
      <style:table-cell-properties style:cell-protect="protected" style:print-content="true"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23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24" style:family="table-cell" style:parent-style-name="Default" style:data-style-name="N107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22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99ccff" style:vertical-align="automatic"/>
      <style:paragraph-properties fo:text-align="start" fo:margin-left="0cm"/>
      <style:text-properties fo:font-size="9pt" style:font-size-asian="9pt" style:font-size-complex="9pt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color="#ff6600" fo:font-size="8pt" fo:font-weight="bold" style:font-size-asian="8pt" style:font-weight-asian="bold" style:font-size-complex="8pt" style:font-weight-complex="bold"/>
    </style:style>
    <style:style style:name="ce227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 style:data-style-name="N1">
      <style:table-cell-properties fo:background-color="#ffffcc" style:cell-protect="protected" style:print-content="true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229" style:family="table-cell" style:parent-style-name="Default" style:data-style-name="N1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color="#3366ff" fo:font-size="11pt" style:font-size-asian="11pt" style:font-size-complex="11pt"/>
    </style:style>
    <style:style style:name="ce230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none" fo:border-top="non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99ccff" style:vertical-align="automatic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32" style:family="table-cell" style:parent-style-name="Default" style:data-style-name="N115">
      <style:table-cell-properties style:cell-protect="protected" style:print-content="true" style:text-align-source="fix" style:repeat-content="false" fo:background-color="transparent" fo:border="0.002cm solid #99ccff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33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234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none" fo:border-top="none" style:vertical-align="automatic"/>
      <style:text-properties fo:font-size="8pt" style:font-size-asian="8pt" style:font-size-complex="8pt"/>
    </style:style>
    <style:style style:name="ce235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color="#3366ff" fo:font-size="11pt" style:font-size-asian="11pt" style:font-size-complex="11pt"/>
    </style:style>
    <style:style style:name="ce236" style:family="table-cell" style:parent-style-name="Default" style:data-style-name="N0">
      <style:table-cell-properties fo:border-bottom="0.002cm solid #99ccff" fo:background-color="#ffffcc" style:cell-protect="protected" style:print-content="true" style:text-align-source="fix" style:repeat-content="false" fo:border-left="none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23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353cm"/>
      <style:text-properties fo:color="#333399" fo:font-size="16pt" fo:font-weight="bold" style:font-size-asian="16pt" style:font-weight-asian="bold" style:font-size-complex="16pt" style:font-weight-complex="bold"/>
    </style:style>
    <style:style style:name="ce239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333399" fo:font-weight="bold" style:font-weight-asian="bold" style:font-weight-complex="bold"/>
    </style:style>
    <style:style style:name="ce240" style:family="table-cell" style:parent-style-name="Default" style:data-style-name="N0">
      <style:table-cell-properties style:cell-protect="protected" style:print-content="true"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42" style:family="table-cell" style:parent-style-name="Default" style:data-style-name="N0">
      <style:table-cell-properties fo:background-color="#ffffcc" style:cell-protect="protected" style:print-content="true"/>
      <style:text-properties fo:font-size="9pt" fo:font-style="italic" style:font-size-asian="9pt" style:font-style-asian="italic" style:font-size-complex="9pt" style:font-style-complex="italic"/>
    </style:style>
    <style:style style:name="ce243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44" style:family="table-cell" style:parent-style-name="Default" style:data-style-name="N510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333399" fo:font-weight="bold" style:font-weight-asian="bold" style:font-weight-complex="bold"/>
    </style:style>
    <style:style style:name="ce245" style:family="table-cell" style:parent-style-name="Default" style:data-style-name="N5106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246" style:family="table-cell" style:parent-style-name="Default" style:data-style-name="N107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252" style:family="table-cell" style:parent-style-name="Default" style:data-style-name="N0">
      <style:table-cell-properties fo:border-bottom="0.002cm solid #99ccff" fo:background-color="#ffffcc" style:cell-protect="protected" style:print-content="true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 style:data-style-name="N0">
      <style:table-cell-properties fo:background-color="#ffffcc" style:cell-protect="protected" style:print-content="true" style:vertical-align="automatic"/>
    </style:style>
    <style:style style:name="ce254" style:family="table-cell" style:parent-style-name="Default" style:data-style-name="N5106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255" style:family="table-cell" style:parent-style-name="Default" style:data-style-name="N1">
      <style:table-cell-properties fo:border-bottom="0.002cm solid #99ccff" fo:background-color="#ffffcc" style:cell-protect="protected" style:print-content="true" style:text-align-source="fix" style:repeat-content="false" fo:border-left="none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26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333399" fo:font-weight="bold" style:font-weight-asian="bold" style:font-weight-complex="bold"/>
    </style:style>
    <style:style style:name="ce261" style:family="table-cell" style:parent-style-name="Default" style:data-style-name="N1">
      <style:table-cell-properties fo:border-bottom="none" fo:background-color="#ffffcc" style:cell-protect="protected" style:print-content="true" style:text-align-source="fix" style:repeat-content="false" fo:border-left="0.002cm solid #99ccff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262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00ccff" fo:border-top="0.002cm solid #00ccff"/>
      <style:text-properties fo:font-size="9pt" style:font-size-asian="9pt" style:font-size-complex="9pt"/>
    </style:style>
    <style:style style:name="ce265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00ccff" fo:border-top="none"/>
      <style:text-properties fo:font-size="8pt" style:font-size-asian="8pt" style:font-size-complex="8pt"/>
    </style:style>
    <style:style style:name="ce266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00ccff" fo:border-top="none" style:vertical-align="automatic"/>
      <style:text-properties fo:font-size="9pt" style:font-size-asian="9pt" style:font-size-complex="9pt"/>
    </style:style>
    <style:style style:name="ce267" style:family="table-cell" style:parent-style-name="Default" style:data-style-name="N0">
      <style:table-cell-properties fo:border-bottom="0.002cm solid #00ccff" fo:background-color="#ffffcc" style:cell-protect="protected" style:print-content="true" fo:border-left="none" fo:border-right="0.002cm solid #00ccff" fo:border-top="none"/>
      <style:text-properties fo:font-size="9pt" style:font-size-asian="9pt" style:font-size-complex="9pt"/>
    </style:style>
    <style:style style:name="ce271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0.002cm solid #99ccff"/>
      <style:text-properties fo:font-size="9pt" style:font-size-asian="9pt" style:font-size-complex="9pt"/>
    </style:style>
    <style:style style:name="ce272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none" style:vertical-align="automatic"/>
      <style:text-properties fo:font-size="8pt" style:font-size-asian="8pt" style:font-size-complex="8pt"/>
    </style:style>
    <style:style style:name="ce273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none"/>
      <style:text-properties fo:font-size="8pt" style:font-size-asian="8pt" style:font-size-complex="8pt"/>
    </style:style>
    <style:style style:name="ce274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none"/>
      <style:text-properties fo:font-size="9pt" style:font-size-asian="9pt" style:font-size-complex="9pt"/>
    </style:style>
    <style:style style:name="ce275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none" style:vertical-align="middle"/>
      <style:text-properties fo:font-size="8pt" style:font-size-asian="8pt" style:font-size-complex="8pt"/>
    </style:style>
    <style:style style:name="ce276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0.002cm solid #99ccff" fo:border-top="none"/>
      <style:text-properties fo:font-size="9pt" style:font-size-asian="9pt" style:font-size-complex="9pt"/>
    </style:style>
    <style:style style:name="ce277" style:family="table-cell" style:parent-style-name="Default" style:data-style-name="N0">
      <style:table-cell-properties fo:border-bottom="none" fo:background-color="#ffffcc" style:cell-protect="protected" style:print-content="true" style:text-align-source="fix" style:repeat-content="false" fo:border-left="none" fo:border-right="0.002cm solid #99ccff" fo:border-top="none" style:vertical-align="automatic"/>
      <style:paragraph-properties fo:text-align="center"/>
      <style:text-properties fo:font-size="9pt" style:font-size-asian="9pt" style:font-size-complex="9pt"/>
    </style:style>
    <style:style style:name="ce278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0.002cm solid #99ccff" style:vertical-align="automatic"/>
      <style:text-properties fo:font-size="9pt" style:font-size-asian="9pt" style:font-size-complex="9pt"/>
    </style:style>
    <style:style style:name="ce279" style:family="table-cell" style:parent-style-name="Default" style:data-style-name="N0">
      <style:table-cell-properties style:cell-protect="protected" style:print-content="true" fo:background-color="transparent"/>
      <style:text-properties fo:font-size="9pt" style:font-size-asian="9pt" style:font-size-complex="9pt"/>
    </style:style>
    <style:style style:name="ce280" style:family="table-cell" style:parent-style-name="Default" style:data-style-name="N0">
      <style:table-cell-properties style:cell-protect="protected" style:print-content="true"/>
    </style:style>
    <style:style style:name="ce281" style:family="table-cell" style:parent-style-name="Default" style:data-style-name="N3">
      <style:table-cell-properties style:cell-protect="protected" style:print-content="true"/>
      <style:text-properties fo:font-size="9pt" style:font-size-asian="9pt" style:font-size-complex="9pt"/>
    </style:style>
    <style:style style:name="ce282" style:family="table-cell" style:parent-style-name="Default" style:data-style-name="N0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333399" fo:font-size="14pt" fo:font-weight="bold" style:font-size-asian="14pt" style:font-weight-asian="bold" style:font-size-complex="14pt" style:font-weight-complex="bold"/>
    </style:style>
    <style:style style:name="ce283" style:family="table-cell" style:parent-style-name="Default" style:data-style-name="N0">
      <style:table-cell-properties fo:background-color="#ff9900" style:cell-protect="protected formula-hidden" style:print-content="true" style:vertical-align="automatic"/>
      <style:text-properties fo:font-size="9pt" style:font-size-asian="9pt" style:font-size-complex="9pt"/>
    </style:style>
    <style:style style:name="ce284" style:family="table-cell" style:parent-style-name="Default" style:data-style-name="N0">
      <style:table-cell-properties fo:border-bottom="0.002cm solid #00ccff" style:cell-protect="protected formula-hidden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285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00ccff" fo:border-right="none" fo:border-top="0.002cm solid #00ccff"/>
      <style:text-properties fo:font-size="9pt" style:font-size-asian="9pt" style:font-size-complex="9pt"/>
    </style:style>
    <style:style style:name="ce286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00ccff" fo:border-right="none" fo:border-top="none"/>
      <style:text-properties fo:font-size="9pt" style:font-size-asian="9pt" style:font-size-complex="9pt"/>
    </style:style>
    <style:style style:name="ce287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none"/>
      <style:text-properties fo:font-size="9pt" style:font-size-asian="9pt" style:font-size-complex="9pt"/>
    </style:style>
    <style:style style:name="ce288" style:family="table-cell" style:parent-style-name="Default" style:data-style-name="N0">
      <style:table-cell-properties fo:border-bottom="0.002cm solid #00ccff" fo:background-color="#ffffcc" style:cell-protect="protected formula-hidden" style:print-content="true" fo:border-left="0.002cm solid #00ccff" fo:border-right="none" fo:border-top="none"/>
      <style:text-properties fo:font-size="9pt" style:font-size-asian="9pt" style:font-size-complex="9pt"/>
    </style:style>
    <style:style style:name="ce289" style:family="table-cell" style:parent-style-name="Default" style:data-style-name="N0">
      <style:table-cell-properties fo:border-bottom="0.002cm solid #99ccff" style:cell-protect="protected formula-hidden" style:print-content="true" fo:background-color="transparent" fo:border-left="none" fo:border-right="none" fo:border-top="0.002cm solid #00ccff" style:vertical-align="middle"/>
      <style:text-properties fo:color="#000000" fo:font-size="12pt" style:font-size-asian="12pt" style:font-size-complex="12pt"/>
    </style:style>
    <style:style style:name="ce290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0.002cm solid #99ccff"/>
      <style:text-properties fo:font-size="9pt" style:font-size-asian="9pt" style:font-size-complex="9pt"/>
    </style:style>
    <style:style style:name="ce291" style:family="table-cell" style:parent-style-name="Default" style:data-style-name="N0">
      <style:table-cell-properties style:cell-protect="protected formula-hidden" style:print-content="true" fo:background-color="transparent" fo:border="0.002cm solid #99ccff"/>
      <style:text-properties fo:font-size="8pt" style:font-size-asian="8pt" style:font-size-complex="8pt"/>
    </style:style>
    <style:style style:name="ce292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none" style:vertical-align="middle"/>
      <style:text-properties fo:font-size="9pt" style:font-size-asian="9pt" style:font-size-complex="9pt"/>
    </style:style>
    <style:style style:name="ce293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0.002cm solid #99ccff" fo:border-right="none" fo:border-top="none"/>
      <style:text-properties fo:font-size="9pt" style:font-size-asian="9pt" style:font-size-complex="9pt"/>
    </style:style>
    <style:style style:name="ce294" style:family="table-cell" style:parent-style-name="Default" style:data-style-name="N0">
      <style:table-cell-properties fo:border-bottom="0.002cm solid #99ccff" style:cell-protect="protected formula-hidden" style:print-content="true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295" style:family="table-cell" style:parent-style-name="Default" style:data-style-name="N0">
      <style:table-cell-properties style:cell-protect="protected formula-hidden" style:print-content="true" fo:background-color="transparent" style:vertical-align="middle"/>
      <style:text-properties fo:font-size="12pt" style:font-size-asian="12pt" style:font-size-complex="12pt"/>
    </style:style>
    <style:style style:name="ce296" style:family="table-cell" style:parent-style-name="Default" style:data-style-name="N0">
      <style:table-cell-properties style:cell-protect="protected formula-hidden" style:print-content="true" fo:background-color="transparent" style:vertical-align="middle"/>
      <style:text-properties fo:font-size="8pt" style:font-size-asian="8pt" style:font-size-complex="8pt"/>
    </style:style>
    <style:style style:name="ce297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none"/>
      <style:text-properties fo:font-size="8pt" style:font-size-asian="8pt" style:font-size-complex="8pt"/>
    </style:style>
    <style:style style:name="ce298" style:family="table-cell" style:parent-style-name="Default" style:data-style-name="N0">
      <style:table-cell-properties fo:border-bottom="none" style:cell-protect="protected formula-hidden" style:print-content="true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299" style:family="table-cell" style:parent-style-name="Default" style:data-style-name="N0">
      <style:table-cell-properties style:cell-protect="protected formula-hidden" style:print-content="true" fo:background-color="transparent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00" style:family="table-cell" style:parent-style-name="Default" style:data-style-name="N0">
      <style:table-cell-properties fo:border-bottom="0.002cm solid #99ccff" style:cell-protect="protected formula-hidden" style:print-content="true" fo:background-color="transparent" fo:border-left="none" fo:border-right="none" fo:border-top="0.002cm solid #99ccff" style:vertical-align="middle"/>
      <style:text-properties fo:font-size="13pt" style:font-size-asian="13pt" style:font-size-complex="13pt"/>
    </style:style>
    <style:style style:name="ce301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none" style:vertical-align="automatic"/>
      <style:text-properties fo:font-size="8pt" style:font-size-asian="8pt" style:font-size-complex="8pt"/>
    </style:style>
    <style:style style:name="ce302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none" style:vertical-align="automatic"/>
      <style:text-properties fo:font-size="9pt" style:font-size-asian="9pt" style:font-size-complex="9pt"/>
    </style:style>
    <style:style style:name="ce303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0.002cm solid #99ccff" fo:border-right="none" fo:border-top="none" style:vertical-align="automatic"/>
      <style:text-properties fo:font-size="9pt" style:font-size-asian="9pt" style:font-size-complex="9pt"/>
    </style:style>
    <style:style style:name="ce304" style:family="table-cell" style:parent-style-name="Default" style:data-style-name="N0">
      <style:table-cell-properties fo:border-bottom="0.002cm solid #99ccff" style:cell-protect="protected formula-hidden" style:print-content="true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305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0.002cm solid #99ccff" style:vertical-align="automatic"/>
      <style:text-properties fo:font-size="9pt" style:font-size-asian="9pt" style:font-size-complex="9pt"/>
    </style:style>
    <style:style style:name="ce306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none" fo:border-top="0.002cm solid #00ccff"/>
      <style:text-properties fo:font-size="9pt" style:font-size-asian="9pt" style:font-size-complex="9pt"/>
    </style:style>
    <style:style style:name="ce307" style:family="table-cell" style:parent-style-name="Default" style:data-style-name="N0">
      <style:table-cell-properties fo:border-bottom="0.002cm solid #00ccff" fo:background-color="#ffffcc" style:cell-protect="protected formula-hidden" style:print-content="true" fo:border-left="none" fo:border-right="none" fo:border-top="none"/>
      <style:text-properties fo:font-size="9pt" style:font-size-asian="9pt" style:font-size-complex="9pt"/>
    </style:style>
    <style:style style:name="ce308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none" fo:border-top="0.002cm solid #99ccff"/>
      <style:text-properties fo:font-size="9pt" style:font-size-asian="9pt" style:font-size-complex="9pt"/>
    </style:style>
    <style:style style:name="ce309" style:family="table-cell" style:parent-style-name="Default" style:data-style-name="N0">
      <style:table-cell-properties fo:background-color="#ffffcc" style:cell-protect="protected formula-hidden" style:print-content="true" style:vertical-align="middle"/>
      <style:text-properties fo:font-size="9pt" style:font-size-asian="9pt" style:font-size-complex="9pt"/>
    </style:style>
    <style:style style:name="ce310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none" fo:border-top="none"/>
      <style:text-properties fo:font-size="9pt" style:font-size-asian="9pt" style:font-size-complex="9pt"/>
    </style:style>
    <style:style style:name="ce311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312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none" fo:border-top="0.002cm solid #99ccff" style:vertical-align="automatic"/>
      <style:text-properties fo:font-size="9pt" style:font-size-asian="9pt" style:font-size-complex="9pt"/>
    </style:style>
    <style:style style:name="ce313" style:family="table-cell" style:parent-style-name="Default" style:data-style-name="N0">
      <style:table-cell-properties fo:background-color="#ffffcc" style:cell-protect="protected formula-hidden" style:print-content="true"/>
      <style:text-properties fo:font-size="8pt" style:font-size-asian="8pt" style:font-size-complex="8pt"/>
    </style:style>
    <style:style style:name="ce314" style:family="table-cell" style:parent-style-name="Default" style:data-style-name="N0">
      <style:table-cell-properties style:cell-protect="protected formula-hidden" style:print-content="true"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15" style:family="table-cell" style:parent-style-name="Default" style:data-style-name="N0">
      <style:table-cell-properties fo:background-color="#ffffcc" style:cell-protect="protected formula-hidden" style:print-content="true"/>
      <style:text-properties fo:font-size="11pt" fo:font-weight="bold" style:font-size-asian="11pt" style:font-weight-asian="bold" style:font-size-complex="11pt" style:font-weight-complex="bold"/>
    </style:style>
    <style:style style:name="ce316" style:family="table-cell" style:parent-style-name="Default" style:data-style-name="N0">
      <style:table-cell-properties fo:background-color="#ffffcc" style:cell-protect="protected formula-hidden" style:print-content="tru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17" style:family="table-cell" style:parent-style-name="Default" style:data-style-name="N0">
      <style:table-cell-properties fo:background-color="#ffffcc" style:cell-protect="protected formula-hidden" style:print-content="tru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 style:data-style-name="N0">
      <style:table-cell-properties fo:background-color="#ffffcc" style:cell-protect="protected formula-hidden" style:print-content="true" style:vertical-align="middle"/>
      <style:text-properties fo:font-size="8pt" style:font-size-asian="8pt" style:font-size-complex="8pt"/>
    </style:style>
    <style:style style:name="ce319" style:family="table-cell" style:parent-style-name="Default" style:data-style-name="N0">
      <style:table-cell-properties style:cell-protect="protected formula-hidden" style:print-content="true" fo:background-color="transparent" fo:border="0.002cm solid #99ccff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99ccff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322" style:family="table-cell" style:parent-style-name="Default" style:data-style-name="N0">
      <style:table-cell-properties fo:background-color="#ffffcc" style:cell-protect="protected formula-hidden" style:print-content="true"/>
      <style:text-properties fo:color="#333399" fo:font-size="11pt" fo:font-weight="bold" style:font-size-asian="11pt" style:font-weight-asian="bold" style:font-size-complex="11pt" style:font-weight-complex="bold"/>
    </style:style>
    <style:style style:name="ce323" style:family="table-cell" style:parent-style-name="Default" style:data-style-name="N0">
      <style:table-cell-properties fo:background-color="#ffffcc" style:cell-protect="protected formula-hidden" style:print-content="true"/>
      <style:text-properties fo:font-size="8pt" fo:font-style="italic" style:font-size-asian="8pt" style:font-style-asian="italic" style:font-size-complex="8pt" style:font-style-complex="italic"/>
    </style:style>
    <style:style style:name="ce324" style:family="table-cell" style:parent-style-name="Default" style:data-style-name="N0">
      <style:table-cell-properties fo:background-color="#ffffcc" style:cell-protect="protected formula-hidden" style:print-content="true"/>
      <style:text-properties fo:color="#000000" fo:font-size="8pt" style:font-size-asian="8pt" style:font-size-complex="8pt"/>
    </style:style>
    <style:style style:name="ce325" style:family="table-cell" style:parent-style-name="Default" style:data-style-name="N0">
      <style:table-cell-properties fo:background-color="#ffffcc" style:cell-protect="protected formula-hidden" style:print-content="true"/>
      <style:text-properties fo:color="#ff0000" fo:font-size="8pt" fo:font-style="italic" style:font-size-asian="8pt" style:font-style-asian="italic" style:font-size-complex="8pt" style:font-style-complex="italic"/>
    </style:style>
    <style:style style:name="ce326" style:family="table-cell" style:parent-style-name="Default" style:data-style-name="N115">
      <style:table-cell-properties style:cell-protect="protected formula-hidden" style:print-content="true"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27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color="#3366ff" fo:font-size="11pt" style:font-size-asian="11pt" style:font-size-complex="11pt"/>
    </style:style>
    <style:style style:name="ce328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329" style:family="table-cell" style:parent-style-name="Default" style:data-style-name="N0">
      <style:table-cell-properties style:cell-protect="protected formula-hidden" style:print-content="true" fo:background-color="transparent" fo:border="0.002cm solid #99ccff" style:vertical-align="automatic"/>
      <style:text-properties fo:font-size="9pt" style:font-size-asian="9pt" style:font-size-complex="9pt"/>
    </style:style>
    <style:style style:name="ce330" style:family="table-cell" style:parent-style-name="Default" style:data-style-name="N3">
      <style:table-cell-properties style:cell-protect="protected formula-hidden" style:print-content="true"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none" fo:border-top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32" style:family="table-cell" style:parent-style-name="Default" style:data-style-name="N0">
      <style:table-cell-properties fo:border-bottom="0.002cm solid #99ccff" fo:background-color="#c0c0c0" style:cell-protect="protected formula-hidden" style:print-content="true" fo:border-left="0.002cm solid #99ccff" fo:border-right="none" fo:border-top="0.002cm solid #99ccff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334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335" style:family="table-cell" style:parent-style-name="Default" style:data-style-name="N0">
      <style:table-cell-properties fo:border-bottom="0.002cm solid #99ccff" style:cell-protect="protected formula-hidden" style:print-content="true" fo:border-left="none" fo:border-right="0.002cm solid #99ccff" fo:border-top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36" style:family="table-cell" style:parent-style-name="Default" style:data-style-name="N0">
      <style:table-cell-properties style:cell-protect="protected formula-hidden" style:print-content="true" fo:background-color="transparent" fo:border="0.002cm solid #99ccff"/>
      <style:text-properties fo:font-size="11pt" fo:font-weight="bold" style:font-size-asian="11pt" style:font-weight-asian="bold" style:font-size-complex="11pt" style:font-weight-complex="bold"/>
    </style:style>
    <style:style style:name="ce337" style:family="table-cell" style:parent-style-name="Default" style:data-style-name="N0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ff6600" fo:font-size="8pt" fo:font-weight="bold" style:font-size-asian="8pt" style:font-weight-asian="bold" style:font-size-complex="8pt" style:font-weight-complex="bold"/>
    </style:style>
    <style:style style:name="ce33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40" style:family="table-cell" style:parent-style-name="Default" style:data-style-name="N107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341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342" style:family="table-cell" style:parent-style-name="Default" style:data-style-name="N10">
      <style:table-cell-properties fo:border-bottom="0.002cm solid #99ccff" fo:background-color="#ffffcc" style:cell-protect="protected formula-hidden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font-size="8pt" style:font-size-asian="8pt" style:font-size-complex="8pt"/>
    </style:style>
    <style:style style:name="ce343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color="#3366ff" fo:font-size="11pt" style:font-size-asian="11pt" style:font-size-complex="11pt"/>
    </style:style>
    <style:style style:name="ce344" style:family="table-cell" style:parent-style-name="Default" style:data-style-name="N1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/>
      <style:text-properties fo:font-size="8pt" style:font-size-asian="8pt" style:font-size-complex="8pt"/>
    </style:style>
    <style:style style:name="ce345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none" fo:border-top="0.002cm solid #99ccff" style:vertical-align="automatic"/>
      <style:text-properties fo:font-size="8pt" style:font-size-asian="8pt" style:font-size-complex="8pt"/>
    </style:style>
    <style:style style:name="ce346" style:family="table-cell" style:parent-style-name="Default" style:data-style-name="N0">
      <style:table-cell-properties style:cell-protect="protected formula-hidden" style:print-content="true" style:text-align-source="fix" style:repeat-content="false" fo:wrap-option="wrap" style:vertical-align="middle"/>
      <style:paragraph-properties fo:text-align="start" fo:margin-left="1.058cm"/>
      <style:text-properties fo:color="#333399" fo:font-size="16pt" fo:font-weight="bold" style:font-size-asian="16pt" style:font-weight-asian="bold" style:font-size-complex="16pt" style:font-weight-complex="bold"/>
    </style:style>
    <style:style style:name="ce347" style:family="table-cell" style:parent-style-name="Default" style:data-style-name="N0">
      <style:table-cell-properties style:cell-protect="protected formula-hidden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333399" fo:font-weight="bold" style:font-weight-asian="bold" style:font-weight-complex="bold"/>
    </style:style>
    <style:style style:name="ce348" style:family="table-cell" style:parent-style-name="Default" style:data-style-name="N115">
      <style:table-cell-properties style:cell-protect="protected formula-hidden" style:print-content="true" style:text-align-source="fix" style:repeat-content="false" fo:background-color="transparent" fo:border="0.002cm solid #99ccff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49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none" fo:border-top="none" style:vertical-align="automatic"/>
      <style:text-properties fo:font-size="8pt" style:font-size-asian="8pt" style:font-size-complex="8pt"/>
    </style:style>
    <style:style style:name="ce350" style:family="table-cell" style:parent-style-name="Default" style:data-style-name="N0">
      <style:table-cell-properties fo:border-bottom="none" fo:background-color="#ffffcc" style:cell-protect="protected formula-hidden" style:print-content="true" style:text-align-source="fix" style:repeat-content="false" fo:border-left="none" fo:border-right="none" fo:border-top="0.002cm solid #99ccff" style:vertical-align="middle"/>
      <style:paragraph-properties fo:text-align="center"/>
      <style:text-properties fo:color="#3366ff" fo:font-size="11pt" style:font-size-asian="11pt" style:font-size-complex="11pt"/>
    </style:style>
    <style:style style:name="ce35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border="0.002cm solid #99ccff" style:vertical-align="middle"/>
      <style:paragraph-properties fo:text-align="center"/>
      <style:text-properties fo:color="#3366ff" fo:font-size="9pt" style:font-size-asian="9pt" style:font-size-complex="9pt"/>
    </style:style>
    <style:style style:name="ce352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fo:font-style="italic" style:font-size-asian="8pt" style:font-style-asian="italic" style:font-size-complex="8pt" style:font-style-complex="italic"/>
    </style:style>
    <style:style style:name="ce353" style:family="table-cell" style:parent-style-name="Default" style:data-style-name="N0">
      <style:table-cell-properties fo:background-color="#ffffcc" style:cell-protect="protected formula-hidden" style:print-content="true"/>
      <style:text-properties fo:font-size="9pt" fo:font-style="italic" style:font-size-asian="9pt" style:font-style-asian="italic" style:font-size-complex="9pt" style:font-style-complex="italic"/>
    </style:style>
    <style:style style:name="ce354" style:family="table-cell" style:parent-style-name="Default" style:data-style-name="N0">
      <style:table-cell-properties fo:border-bottom="0.002cm solid #99ccff" fo:background-color="#c0c0c0" style:cell-protect="protected formula-hidden" style:print-content="true" style:text-align-source="fix" style:repeat-content="false" fo:border-left="0.002cm solid #99ccff" fo:border-right="none" fo:border-top="0.002cm solid #99ccff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355" style:family="table-cell" style:parent-style-name="Default" style:data-style-name="N5106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333399" fo:font-weight="bold" style:font-weight-asian="bold" style:font-weight-complex="bold"/>
    </style:style>
    <style:style style:name="ce356" style:family="table-cell" style:parent-style-name="Default" style:data-style-name="N107">
      <style:table-cell-properties fo:background-color="#ffffcc" style:cell-protect="protected formula-hidden" style:print-content="true"/>
      <style:text-properties fo:font-size="8pt" style:font-size-asian="8pt" style:font-size-complex="8pt"/>
    </style:style>
    <style:style style:name="ce357" style:family="table-cell" style:parent-style-name="Default" style:data-style-name="N0">
      <style:table-cell-properties fo:background-color="#ffffcc" style:cell-protect="protected formula-hidden" style:print-content="tru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58" style:family="table-cell" style:parent-style-name="Default" style:data-style-name="N0">
      <style:table-cell-properties fo:border-bottom="none" fo:background-color="#ffffcc" style:cell-protect="protected formula-hidden" style:print-content="true" style:text-align-source="fix" style:repeat-content="false" fo:border-left="none" fo:border-right="none" fo:border-top="0.002cm solid #99ccff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360" style:family="table-cell" style:parent-style-name="Default" style:data-style-name="N1">
      <style:table-cell-properties fo:background-color="#ffffcc" style:cell-protect="protected formula-hidden" style:print-content="true" style:vertical-align="middle"/>
      <style:text-properties fo:font-size="11pt" style:font-size-asian="11pt" style:font-size-complex="11pt"/>
    </style:style>
    <style:style style:name="ce461" style:family="table-cell" style:parent-style-name="Default" style:data-style-name="N1">
      <style:table-cell-properties fo:border-bottom="none" fo:background-color="#ffffcc" style:cell-protect="protected formula-hidden" style:print-content="true" style:text-align-source="fix" style:repeat-content="false" fo:border-left="none" fo:border-right="none" fo:border-top="0.002cm solid #99ccff" style:vertical-align="middle"/>
      <style:paragraph-properties fo:text-align="center"/>
      <style:text-properties fo:color="#3366ff" fo:font-size="11pt" style:font-size-asian="11pt" style:font-size-complex="11pt"/>
    </style:style>
    <style:style style:name="ce462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333399" fo:font-weight="bold" style:font-weight-asian="bold" style:font-weight-complex="bold"/>
    </style:style>
    <style:style style:name="ce463" style:family="table-cell" style:parent-style-name="Default" style:data-style-name="N1">
      <style:table-cell-properties fo:border-bottom="none" fo:background-color="#ffffcc" style:cell-protect="protected formula-hidden" style:print-content="true" style:text-align-source="fix" style:repeat-content="false" fo:border-left="0.002cm solid #99ccff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464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00ccff" fo:border-top="0.002cm solid #00ccff"/>
      <style:text-properties fo:font-size="9pt" style:font-size-asian="9pt" style:font-size-complex="9pt"/>
    </style:style>
    <style:style style:name="ce465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00ccff" fo:border-top="none"/>
      <style:text-properties fo:font-size="8pt" style:font-size-asian="8pt" style:font-size-complex="8pt"/>
    </style:style>
    <style:style style:name="ce466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00ccff" fo:border-top="none" style:vertical-align="automatic"/>
      <style:text-properties fo:font-size="9pt" style:font-size-asian="9pt" style:font-size-complex="9pt"/>
    </style:style>
    <style:style style:name="ce467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none"/>
      <style:text-properties fo:font-size="8pt" style:font-size-asian="8pt" style:font-size-complex="8pt"/>
    </style:style>
    <style:style style:name="ce468" style:family="table-cell" style:parent-style-name="Default" style:data-style-name="N0">
      <style:table-cell-properties fo:border-bottom="0.002cm solid #00ccff" fo:background-color="#ffffcc" style:cell-protect="protected formula-hidden" style:print-content="true" fo:border-left="none" fo:border-right="0.002cm solid #00ccff" fo:border-top="none"/>
      <style:text-properties fo:font-size="9pt" style:font-size-asian="9pt" style:font-size-complex="9pt"/>
    </style:style>
    <style:style style:name="ce469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0.002cm solid #99ccff"/>
      <style:text-properties fo:font-size="9pt" style:font-size-asian="9pt" style:font-size-complex="9pt"/>
    </style:style>
    <style:style style:name="ce470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none"/>
      <style:text-properties fo:font-size="9pt" style:font-size-asian="9pt" style:font-size-complex="9pt"/>
    </style:style>
    <style:style style:name="ce471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none" style:vertical-align="middle"/>
      <style:text-properties fo:font-size="8pt" style:font-size-asian="8pt" style:font-size-complex="8pt"/>
    </style:style>
    <style:style style:name="ce472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0.002cm solid #99ccff" fo:border-top="none"/>
      <style:text-properties fo:font-size="9pt" style:font-size-asian="9pt" style:font-size-complex="9pt"/>
    </style:style>
    <style:style style:name="ce473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none" style:vertical-align="automatic"/>
      <style:text-properties fo:font-size="9pt" style:font-size-asian="9pt" style:font-size-complex="9pt"/>
    </style:style>
    <style:style style:name="ce474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0.002cm solid #99ccff" style:vertical-align="automatic"/>
      <style:text-properties fo:font-size="9pt" style:font-size-asian="9pt" style:font-size-complex="9pt"/>
    </style:style>
    <style:style style:name="ce475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0.002cm solid #99ccff" fo:border-top="none" style:vertical-align="automatic"/>
      <style:text-properties fo:font-size="9pt" style:font-size-asian="9pt" style:font-size-complex="9pt"/>
    </style:style>
    <style:style style:name="ce476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477" style:family="table-cell" style:parent-style-name="Default" style:data-style-name="N0">
      <style:table-cell-properties style:cell-protect="protected formula-hidden" style:print-content="true" style:vertical-align="middle"/>
      <style:text-properties fo:font-size="9pt" style:font-size-asian="9pt" style:font-size-complex="9pt"/>
    </style:style>
    <style:style style:name="ce478" style:family="table-cell" style:parent-style-name="Default" style:data-style-name="N0">
      <style:table-cell-properties style:cell-protect="protected formula-hidden" style:print-content="true"/>
    </style:style>
    <style:style style:name="ce479" style:family="table-cell" style:parent-style-name="Default" style:data-style-name="N3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80" style:family="table-cell" style:parent-style-name="Default" style:data-style-name="N3">
      <style:table-cell-properties fo:border-bottom="none" fo:background-color="#ffffcc" style:text-align-source="fix" style:repeat-content="false" fo:wrap-option="wrap" fo:border-left="0.071cm solid #000000" fo:border-right="0.002cm solid #000000" fo:border-top="none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1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48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3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4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5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86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0.071cm solid #000000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7" style:family="table-cell" style:parent-style-name="Default" style:data-style-name="N0">
      <style:table-cell-properties fo:background-color="#ffffcc" style:text-align-source="fix" style:repeat-content="false" fo:border="0.071cm solid #000000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8" style:family="table-cell" style:parent-style-name="Default" style:data-style-name="N3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89" style:family="table-cell" style:parent-style-name="Default" style:data-style-name="N114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0" style:family="table-cell" style:parent-style-name="Default" style:data-style-name="N114">
      <style:table-cell-properties fo:background-color="#ffffcc" fo:border="0.071cm solid #000000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91" style:family="table-cell" style:parent-style-name="Default" style:data-style-name="N3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2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3" style:family="table-cell" style:parent-style-name="Default" style:data-style-name="N114">
      <style:table-cell-properties fo:border-bottom="0.002cm solid #000000" fo:background-color="#ffffcc" fo:border-left="none" fo:border-right="0.002cm solid #000000" fo:border-top="0.002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4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5" style:family="table-cell" style:parent-style-name="Default" style:data-style-name="N114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6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7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8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99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00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1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0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3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4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505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6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8" style:family="table-cell" style:parent-style-name="Default" style:data-style-name="N112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09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0" style:family="table-cell" style:parent-style-name="Default" style:data-style-name="N112">
      <style:text-properties style:font-name="Times New Roman1" fo:font-size="9pt" style:font-name-asian="Times New Roman" style:font-size-asian="9pt" style:font-name-complex="Times New Roman" style:font-size-complex="9pt"/>
    </style:style>
    <style:style style:name="ce511" style:family="table-cell" style:parent-style-name="Default" style:data-style-name="N112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12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3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6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7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9" style:family="table-cell" style:parent-style-name="Default" style:data-style-name="N107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20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1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2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3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24" style:family="table-cell" style:parent-style-name="Default" style:data-style-name="N107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5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6" style:family="table-cell" style:parent-style-name="Default" style:data-style-name="N107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27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528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9" style:family="table-cell" style:parent-style-name="Default" style:data-style-name="N107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0" style:family="table-cell" style:parent-style-name="Default" style:data-style-name="N114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1" style:family="table-cell" style:parent-style-name="Default" style:data-style-name="N11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2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3" style:family="table-cell" style:parent-style-name="Default" style:data-style-name="N114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4" style:family="table-cell" style:parent-style-name="Default" style:data-style-name="N11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5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6" style:family="table-cell" style:parent-style-name="Default" style:data-style-name="N114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7" style:family="table-cell" style:parent-style-name="Default" style:data-style-name="N114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8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9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0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1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2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3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4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5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6" style:family="table-cell" style:parent-style-name="Default" style:data-style-name="N114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7" style:family="table-cell" style:parent-style-name="Default" style:data-style-name="N114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8" style:family="table-cell" style:parent-style-name="Default" style:data-style-name="N114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9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50" style:family="table-cell" style:parent-style-name="Default" style:data-style-name="N114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1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2" style:family="table-cell" style:parent-style-name="Default" style:data-style-name="N114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3" style:family="table-cell" style:parent-style-name="Default" style:data-style-name="N114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54" style:family="table-cell" style:parent-style-name="Default" style:data-style-name="N114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5" style:family="table-cell" style:parent-style-name="Default" style:data-style-name="N114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6" style:family="table-cell" style:parent-style-name="Default" style:data-style-name="N114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57" style:family="table-cell" style:parent-style-name="Default" style:data-style-name="N114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58" style:family="table-cell" style:parent-style-name="Default" style:data-style-name="N11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9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0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61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62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563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6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565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66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67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6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569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70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7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2" style:family="text">
      <style:text-properties fo:color="#000000" style:text-outline="false" style:text-line-through-style="none" style:font-name="Arial1" fo:font-size="8pt" fo:font-style="italic" fo:text-shadow="none" style:text-underline-style="none" fo:font-weight="normal" style:font-name-asian="Arial1" style:font-size-asian="8pt" style:font-style-asian="italic" style:font-weight-asian="normal" style:font-name-complex="Arial1" style:font-size-complex="8pt" style:font-style-complex="italic" style:font-weight-complex="normal"/>
    </style:style>
    <style:style style:name="T3" style:family="text">
      <style:text-properties fo:color="#000000" style:text-outline="false" style:text-line-through-styl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4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Business_Details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4" table:default-cell-style-name="ce17"/>
        <table:table-column table:style-name="co6" table:number-columns-repeated="2" table:default-cell-style-name="ce17"/>
        <table:table-column table:style-name="co7" table:number-columns-repeated="2" table:default-cell-style-name="ce17"/>
        <table:table-column table:style-name="co1" table:default-cell-style-name="ce17"/>
        <table:table-column table:style-name="co2" table:default-cell-style-name="ce17"/>
        <table:table-column table:style-name="co1" table:number-columns-repeated="2" table:default-cell-style-name="ce17"/>
        <table:table-column table:style-name="co7" table:number-columns-repeated="2" table:default-cell-style-name="ce17"/>
        <table:table-column table:style-name="co4" table:default-cell-style-name="ce17"/>
        <table:table-column table:style-name="co6" table:number-columns-repeated="2" table:default-cell-style-name="ce17"/>
        <table:table-column table:style-name="co8" table:default-cell-style-name="ce17"/>
        <table:table-column table:style-name="co9" table:default-cell-style-name="ce17"/>
        <table:table-column table:style-name="co3" table:default-cell-style-name="ce17"/>
        <table:table-column table:style-name="co10" table:number-columns-repeated="1001" table:default-cell-style-name="ce17"/>
        <table:table-row table:style-name="ro1">
          <table:table-cell table:style-name="ce3" office:value-type="string" table:number-columns-spanned="23" table:number-rows-spanned="1">
            <text:p>ENTER YOUR BUSINESS DETAILS <text:span text:style-name="T1">- which are then transferred to the Self-employment Tax Return</text:span>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4"/>
          <table:table-cell table:style-name="ce18" table:number-columns-repeated="21"/>
          <table:table-cell table:style-name="ce42"/>
          <table:table-cell table:number-columns-repeated="1001"/>
        </table:table-row>
        <table:table-row table:style-name="ro3">
          <table:table-cell table:style-name="ce5"/>
          <table:table-cell table:style-name="ce15"/>
          <table:table-cell table:style-name="ce14" office:value-type="string">
            <text:p>Your name</text:p>
          </table:table-cell>
          <table:table-cell table:style-name="ce14" table:number-columns-repeated="2"/>
          <table:table-cell table:style-name="ce15" table:number-columns-repeated="8"/>
          <table:table-cell table:style-name="ce14" office:value-type="string">
            <text:p>Your unique taxpayer reference (UTR)</text:p>
          </table:table-cell>
          <table:table-cell table:style-name="ce14" table:number-columns-repeated="8"/>
          <table:table-cell table:style-name="ce43"/>
          <table:table-cell table:number-columns-repeated="1001"/>
        </table:table-row>
        <table:table-row table:style-name="ro4">
          <table:table-cell table:style-name="ce5"/>
          <table:table-cell table:style-name="ce15"/>
          <table:table-cell table:style-name="ce14" table:number-columns-repeated="3"/>
          <table:table-cell table:style-name="ce15" table:number-columns-repeated="8"/>
          <table:table-cell table:style-name="ce14" table:number-columns-repeated="9"/>
          <table:table-cell table:style-name="ce43"/>
          <table:table-cell table:number-columns-repeated="1001"/>
        </table:table-row>
        <table:table-row table:style-name="ro5">
          <table:table-cell table:style-name="ce5"/>
          <table:table-cell table:style-name="ce15"/>
          <table:table-cell table:style-name="ce22" table:number-columns-spanned="8" table:number-rows-spanned="1"/>
          <table:covered-table-cell table:number-columns-repeated="7"/>
          <table:table-cell table:style-name="ce39"/>
          <table:table-cell table:style-name="ce15" table:number-columns-repeated="2"/>
          <table:table-cell table:style-name="ce39"/>
          <table:table-cell table:style-name="ce22" table:number-columns-spanned="2" table:number-rows-spanned="1"/>
          <table:covered-table-cell/>
          <table:table-cell table:style-name="ce39"/>
          <table:table-cell table:style-name="ce22" table:number-columns-spanned="4" table:number-rows-spanned="1"/>
          <table:covered-table-cell table:number-columns-repeated="3"/>
          <table:table-cell table:style-name="ce39"/>
          <table:table-cell table:style-name="ce44"/>
          <table:table-cell table:number-columns-repeated="1001"/>
        </table:table-row>
        <table:table-row table:style-name="ro6">
          <table:table-cell table:style-name="ce6"/>
          <table:table-cell table:style-name="ce15" table:number-columns-repeated="12"/>
          <table:table-cell table:style-name="ce14" table:number-columns-repeated="9"/>
          <table:table-cell table:style-name="ce45"/>
          <table:table-cell table:number-columns-repeated="1001"/>
        </table:table-row>
        <table:table-row table:style-name="ro5">
          <table:table-cell table:style-name="ce6"/>
          <table:table-cell table:style-name="ce15"/>
          <table:table-cell table:style-name="ce22" table:number-columns-spanned="8" table:number-rows-spanned="1"/>
          <table:covered-table-cell table:number-columns-repeated="7"/>
          <table:table-cell table:style-name="ce15" table:number-columns-repeated="3"/>
          <table:table-cell table:style-name="ce14" table:number-columns-repeated="9"/>
          <table:table-cell table:style-name="ce45"/>
          <table:table-cell table:number-columns-repeated="1001"/>
        </table:table-row>
        <table:table-row table:style-name="ro2">
          <table:table-cell table:style-name="ce7"/>
          <table:table-cell table:style-name="ce19" table:number-columns-repeated="21"/>
          <table:table-cell table:style-name="ce46"/>
          <table:table-cell table:number-columns-repeated="1001"/>
        </table:table-row>
        <table:table-row table:style-name="ro7">
          <table:table-cell table:style-name="ce8" office:value-type="string" table:number-columns-spanned="23" table:number-rows-spanned="1">
            <text:p>Business details</text:p>
          </table:table-cell>
          <table:covered-table-cell table:number-columns-repeated="22"/>
          <table:table-cell table:style-name="ce52" table:number-columns-repeated="1001"/>
        </table:table-row>
        <table:table-row table:style-name="ro4">
          <table:table-cell table:style-name="ce9"/>
          <table:table-cell table:style-name="ce20" table:number-columns-repeated="12"/>
          <table:table-cell table:style-name="ce20"/>
          <table:table-cell table:style-name="ce20" table:number-columns-repeated="8"/>
          <table:table-cell table:style-name="ce47"/>
          <table:table-cell table:number-columns-repeated="1001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5"/>
          <table:table-cell table:style-name="ce14" office:value-type="string">
            <text:p>Business name - <text:span text:style-name="T2">unless it is in your own name</text:span></text:p>
          </table:table-cell>
          <table:table-cell table:style-name="ce14" table:number-columns-repeated="2"/>
          <table:table-cell table:style-name="ce15" table:number-columns-repeated="6"/>
          <table:table-cell table:style-name="ce10" office:value-type="float" office:value="5">
            <text:p>5</text:p>
          </table:table-cell>
          <table:table-cell table:style-name="ce15"/>
          <table:table-cell table:style-name="ce14" office:value-type="string">
            <text:p>If the details in boxes 1,2,3 or 4 have changed in the</text:p>
          </table:table-cell>
          <table:table-cell table:style-name="ce14" table:number-columns-repeated="8"/>
          <table:table-cell table:style-name="ce45"/>
          <table:table-cell table:number-columns-repeated="1001"/>
        </table:table-row>
        <table:table-row table:style-name="ro5">
          <table:table-cell table:style-name="ce6"/>
          <table:table-cell table:style-name="ce15"/>
          <table:table-cell table:style-name="ce22" table:number-columns-spanned="8" table:number-rows-spanned="1"/>
          <table:covered-table-cell table:number-columns-repeated="7"/>
          <table:table-cell table:style-name="ce15" table:number-columns-repeated="3"/>
          <table:table-cell table:style-name="ce24" office:value-type="string">
            <text:p>12 months put 'X' in the box and give details in the</text:p>
          </table:table-cell>
          <table:table-cell table:style-name="ce14" table:number-columns-repeated="8"/>
          <table:table-cell table:style-name="ce45"/>
          <table:table-cell table:number-columns-repeated="1001"/>
        </table:table-row>
        <table:table-row table:style-name="ro6">
          <table:table-cell table:style-name="ce6"/>
          <table:table-cell table:style-name="ce15" table:number-columns-repeated="12"/>
          <table:table-cell table:style-name="ce14" office:value-type="string">
            <text:p><text:s/>'Any other information' box</text:p>
          </table:table-cell>
          <table:table-cell table:style-name="ce14" table:number-columns-repeated="8"/>
          <table:table-cell table:style-name="ce45"/>
          <table:table-cell table:number-columns-repeated="1001"/>
        </table:table-row>
        <table:table-row table:style-name="ro5">
          <table:table-cell table:style-name="ce6"/>
          <table:table-cell table:style-name="ce15"/>
          <table:table-cell table:style-name="ce22" table:number-columns-spanned="8" table:number-rows-spanned="1"/>
          <table:covered-table-cell table:number-columns-repeated="7"/>
          <table:table-cell table:style-name="ce15" table:number-columns-repeated="3"/>
          <table:table-cell table:style-name="ce26"/>
          <table:table-cell table:style-name="ce15" table:number-columns-repeated="8"/>
          <table:table-cell table:style-name="ce48"/>
          <table:table-cell table:number-columns-repeated="1001"/>
        </table:table-row>
        <table:table-row table:style-name="ro4">
          <table:table-cell table:style-name="ce6"/>
          <table:table-cell table:style-name="ce15" table:number-columns-repeated="21"/>
          <table:table-cell table:style-name="ce48"/>
          <table:table-cell table:number-columns-repeated="1001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5"/>
          <table:table-cell table:style-name="ce14" office:value-type="string">
            <text:p>Description of business</text:p>
          </table:table-cell>
          <table:table-cell table:style-name="ce14" table:number-columns-repeated="2"/>
          <table:table-cell table:style-name="ce15" table:number-columns-repeated="6"/>
          <table:table-cell table:style-name="ce10" office:value-type="float" office:value="6">
            <text:p>6</text:p>
          </table:table-cell>
          <table:table-cell table:style-name="ce15"/>
          <table:table-cell table:style-name="ce14" office:value-type="string">
            <text:p>If your business started after</text:p>
          </table:table-cell>
          <table:table-cell table:style-name="ce14" table:number-columns-repeated="3"/>
          <table:table-cell table:style-name="ce15"/>
          <table:table-cell table:style-name="ce41" table:formula="of:=[$Admin.B4]" office:value-type="date" office:date-value="2012-04-06" table:number-columns-spanned="4" table:number-rows-spanned="1">
            <text:p>Friday, April 06, 2012</text:p>
          </table:table-cell>
          <table:covered-table-cell table:number-columns-repeated="3"/>
          <table:table-cell table:style-name="ce45"/>
          <table:table-cell table:number-columns-repeated="1001"/>
        </table:table-row>
        <table:table-row table:style-name="ro8">
          <table:table-cell table:style-name="ce6"/>
          <table:table-cell table:style-name="ce15"/>
          <table:table-cell table:style-name="ce22" table:number-columns-spanned="8" table:number-rows-spanned="1"/>
          <table:covered-table-cell table:number-columns-repeated="7"/>
          <table:table-cell table:style-name="ce15" table:number-columns-repeated="3"/>
          <table:table-cell table:style-name="ce14" office:value-type="string">
            <text:p><text:s/>enter the start date <text:span text:style-name="T2">DD/MM/YYYY</text:span></text:p>
          </table:table-cell>
          <table:table-cell table:style-name="ce14" table:number-columns-repeated="8"/>
          <table:table-cell table:style-name="ce45"/>
          <table:table-cell table:number-columns-repeated="1001"/>
        </table:table-row>
        <table:table-row table:style-name="ro4">
          <table:table-cell table:style-name="ce6"/>
          <table:table-cell table:style-name="ce15" table:number-columns-repeated="12"/>
          <table:table-cell table:style-name="ce16" table:number-columns-repeated="4"/>
          <table:table-cell table:style-name="ce15" table:number-columns-repeated="5"/>
          <table:table-cell table:style-name="ce48"/>
          <table:table-cell table:number-columns-repeated="1001"/>
        </table:table-row>
        <table:table-row table:style-name="ro9">
          <table:table-cell table:style-name="ce6"/>
          <table:table-cell table:style-name="ce15"/>
          <table:table-cell table:style-name="ce22" table:number-columns-spanned="8" table:number-rows-spanned="1"/>
          <table:covered-table-cell table:number-columns-repeated="7"/>
          <table:table-cell table:style-name="ce15" table:number-columns-repeated="3"/>
          <table:table-cell table:style-name="ce40" table:number-columns-spanned="4" table:number-rows-spanned="1"/>
          <table:covered-table-cell table:number-columns-repeated="3"/>
          <table:table-cell table:style-name="ce15" table:number-columns-repeated="5"/>
          <table:table-cell table:style-name="ce48"/>
          <table:table-cell table:number-columns-repeated="1001"/>
        </table:table-row>
        <table:table-row table:style-name="ro4">
          <table:table-cell table:style-name="ce6"/>
          <table:table-cell table:style-name="ce15" table:number-columns-repeated="21"/>
          <table:table-cell table:style-name="ce48"/>
          <table:table-cell table:number-columns-repeated="1001"/>
        </table:table-row>
        <table:table-row table:style-name="ro9">
          <table:table-cell table:style-name="ce6"/>
          <table:table-cell table:style-name="ce15"/>
          <table:table-cell table:style-name="ce22" table:number-columns-spanned="8" table:number-rows-spanned="1"/>
          <table:covered-table-cell table:number-columns-repeated="7"/>
          <table:table-cell table:style-name="ce15"/>
          <table:table-cell table:style-name="ce10" office:value-type="float" office:value="7">
            <text:p>7</text:p>
          </table:table-cell>
          <table:table-cell table:style-name="ce15"/>
          <table:table-cell table:style-name="ce14" office:value-type="string">
            <text:p>If your business ceased before </text:p>
          </table:table-cell>
          <table:table-cell table:style-name="ce14" table:number-columns-repeated="3"/>
          <table:table-cell table:style-name="ce15"/>
          <table:table-cell table:style-name="ce41" table:formula="of:=[$Admin.B17]" office:value-type="date" office:date-value="2013-04-05" table:number-columns-spanned="4" table:number-rows-spanned="1">
            <text:p>Friday, April 05, 2013</text:p>
          </table:table-cell>
          <table:covered-table-cell table:number-columns-repeated="3"/>
          <table:table-cell table:style-name="ce45"/>
          <table:table-cell table:number-columns-repeated="1001"/>
        </table:table-row>
        <table:table-row table:style-name="ro4">
          <table:table-cell table:style-name="ce6"/>
          <table:table-cell table:style-name="ce15" table:number-columns-repeated="12"/>
          <table:table-cell table:style-name="ce24" office:value-type="string" table:number-columns-spanned="9" table:number-rows-spanned="2">
            <text:p>enter the final date of trading</text:p>
          </table:table-cell>
          <table:covered-table-cell table:number-columns-repeated="8"/>
          <table:table-cell table:style-name="ce49"/>
          <table:table-cell table:number-columns-repeated="1001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5"/>
          <table:table-cell table:style-name="ce14" office:value-type="string">
            <text:p>First line of your business address - <text:span text:style-name="T2">unless you work</text:span></text:p>
          </table:table-cell>
          <table:table-cell table:style-name="ce14" table:number-columns-repeated="2"/>
          <table:table-cell table:style-name="ce15" table:number-columns-repeated="8"/>
          <table:covered-table-cell table:number-columns-repeated="9"/>
          <table:table-cell table:style-name="ce49"/>
          <table:table-cell table:number-columns-repeated="1001"/>
        </table:table-row>
        <table:table-row table:style-name="ro9">
          <table:table-cell table:style-name="ce6"/>
          <table:table-cell table:style-name="ce15"/>
          <table:table-cell table:style-name="ce23" office:value-type="string">
            <text:p>from home</text:p>
          </table:table-cell>
          <table:table-cell table:style-name="ce31" table:number-columns-repeated="2"/>
          <table:table-cell table:style-name="ce15" table:number-columns-repeated="8"/>
          <table:table-cell table:style-name="ce40" table:number-columns-spanned="4" table:number-rows-spanned="1"/>
          <table:covered-table-cell table:number-columns-repeated="3"/>
          <table:table-cell table:style-name="ce15" table:number-columns-repeated="5"/>
          <table:table-cell table:style-name="ce48"/>
          <table:table-cell table:number-columns-repeated="1001"/>
        </table:table-row>
        <table:table-row table:style-name="ro9">
          <table:table-cell table:style-name="ce6"/>
          <table:table-cell table:style-name="ce15"/>
          <table:table-cell table:style-name="ce22" table:number-columns-spanned="8" table:number-rows-spanned="1"/>
          <table:covered-table-cell table:number-columns-repeated="7"/>
          <table:table-cell table:style-name="ce15"/>
          <table:table-cell table:style-name="ce10" office:value-type="float" office:value="8">
            <text:p>8</text:p>
          </table:table-cell>
          <table:table-cell table:style-name="ce15"/>
          <table:table-cell table:style-name="ce14" office:value-type="string">
            <text:p>Date your books or accounts start - <text:span text:style-name="T2">the beginning of</text:span></text:p>
          </table:table-cell>
          <table:table-cell table:style-name="ce14" table:number-columns-repeated="8"/>
          <table:table-cell table:style-name="ce45"/>
          <table:table-cell table:number-columns-repeated="1001"/>
        </table:table-row>
        <table:table-row table:style-name="ro5">
          <table:table-cell table:style-name="ce11"/>
          <table:table-cell table:style-name="ce16" table:number-columns-repeated="12"/>
          <table:table-cell table:style-name="ce23" office:value-type="string">
            <text:p>your accounting period</text:p>
          </table:table-cell>
          <table:table-cell table:style-name="ce24" table:number-columns-repeated="8"/>
          <table:table-cell table:style-name="ce49"/>
          <table:table-cell table:style-name="ce53" table:number-columns-repeated="1001"/>
        </table:table-row>
        <table:table-row table:style-name="ro9">
          <table:table-cell table:style-name="ce6"/>
          <table:table-cell table:style-name="ce15"/>
          <table:table-cell table:style-name="ce22" table:number-columns-spanned="8" table:number-rows-spanned="1"/>
          <table:covered-table-cell table:number-columns-repeated="7"/>
          <table:table-cell table:style-name="ce15" table:number-columns-repeated="3"/>
          <table:table-cell table:style-name="ce40" table:number-columns-spanned="4" table:number-rows-spanned="1"/>
          <table:covered-table-cell table:number-columns-repeated="3"/>
          <table:table-cell table:style-name="ce15" table:number-columns-repeated="5"/>
          <table:table-cell table:style-name="ce48"/>
          <table:table-cell table:number-columns-repeated="1001"/>
        </table:table-row>
        <table:table-row table:style-name="ro4">
          <table:table-cell table:style-name="ce6"/>
          <table:table-cell table:style-name="ce15" table:number-columns-repeated="21"/>
          <table:table-cell table:style-name="ce48"/>
          <table:table-cell table:number-columns-repeated="1001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5"/>
          <table:table-cell table:style-name="ce24" office:value-type="string">
            <text:p>Postcode of your business</text:p>
          </table:table-cell>
          <table:table-cell table:style-name="ce14" table:number-columns-repeated="2"/>
          <table:table-cell table:style-name="ce15" table:number-columns-repeated="6"/>
          <table:table-cell table:style-name="ce10" office:value-type="float" office:value="9">
            <text:p>9</text:p>
          </table:table-cell>
          <table:table-cell table:style-name="ce15"/>
          <table:table-cell table:style-name="ce14" office:value-type="string">
            <text:p>Date your books or accounts are made up to or the end</text:p>
          </table:table-cell>
          <table:table-cell table:style-name="ce14" table:number-columns-repeated="8"/>
          <table:table-cell table:style-name="ce45"/>
          <table:table-cell table:number-columns-repeated="1001"/>
        </table:table-row>
        <table:table-row table:style-name="ro9">
          <table:table-cell table:style-name="ce6"/>
          <table:table-cell table:style-name="ce15"/>
          <table:table-cell table:style-name="ce25" table:number-columns-spanned="2" table:number-rows-spanned="1"/>
          <table:covered-table-cell/>
          <table:table-cell table:style-name="ce15"/>
          <table:table-cell table:style-name="ce35"/>
          <table:table-cell table:style-name="ce15" table:number-columns-repeated="7"/>
          <table:table-cell table:style-name="ce14" office:value-type="string">
            <text:p>of your accounting period - <text:span text:style-name="T2">read page SEFN 3 of the</text:span></text:p>
          </table:table-cell>
          <table:table-cell table:style-name="ce14" table:number-columns-repeated="8"/>
          <table:table-cell table:style-name="ce45"/>
          <table:table-cell table:number-columns-repeated="1001"/>
        </table:table-row>
        <table:table-row table:style-name="ro3">
          <table:table-cell table:style-name="ce6"/>
          <table:table-cell table:style-name="ce15" table:number-columns-repeated="12"/>
          <table:table-cell table:style-name="ce31" office:value-type="string">
            <text:p>notes if you have filled in box 6 or 7</text:p>
          </table:table-cell>
          <table:table-cell table:style-name="ce31"/>
          <table:table-cell table:style-name="ce14" table:number-columns-repeated="7"/>
          <table:table-cell table:style-name="ce45"/>
          <table:table-cell table:number-columns-repeated="1001"/>
        </table:table-row>
        <table:table-row table:style-name="ro8">
          <table:table-cell table:style-name="ce6"/>
          <table:table-cell table:style-name="ce15" table:number-columns-repeated="12"/>
          <table:table-cell table:style-name="ce40" table:formula="of:=[$Admin.B17]" office:value-type="float" office:value="41369" table:number-columns-spanned="4" table:number-rows-spanned="1">
            <text:p>05/04/2013</text:p>
          </table:table-cell>
          <table:covered-table-cell table:number-columns-repeated="3"/>
          <table:table-cell table:style-name="ce15" table:number-columns-repeated="5"/>
          <table:table-cell table:style-name="ce48"/>
          <table:table-cell table:number-columns-repeated="1001"/>
        </table:table-row>
        <table:table-row table:style-name="ro4">
          <table:table-cell table:style-name="ce12"/>
          <table:table-cell table:style-name="ce21" table:number-columns-repeated="21"/>
          <table:table-cell table:style-name="ce50"/>
          <table:table-cell table:number-columns-repeated="1001"/>
        </table:table-row>
        <table:table-row table:style-name="ro7">
          <table:table-cell table:style-name="ce13" office:value-type="string" table:number-columns-spanned="23" table:number-rows-spanned="1">
            <text:p>Other information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9"/>
          <table:table-cell table:style-name="ce20" table:number-columns-repeated="21"/>
          <table:table-cell table:style-name="ce47"/>
          <table:table-cell table:number-columns-repeated="1001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5"/>
          <table:table-cell table:style-name="ce14" office:value-type="string">
            <text:p>If your accounting period has changed permanently</text:p>
          </table:table-cell>
          <table:table-cell table:style-name="ce14" table:number-columns-repeated="8"/>
          <table:table-cell table:style-name="ce10" office:value-type="float" office:value="12">
            <text:p>12</text:p>
          </table:table-cell>
          <table:table-cell table:style-name="ce15"/>
          <table:table-cell table:style-name="ce14" office:value-type="string">
            <text:p>If special arrangements apply put 'X' in the box - read</text:p>
          </table:table-cell>
          <table:table-cell table:style-name="ce14" table:number-columns-repeated="8"/>
          <table:table-cell table:style-name="ce45"/>
          <table:table-cell table:number-columns-repeated="1001"/>
        </table:table-row>
        <table:table-row table:style-name="ro3">
          <table:table-cell table:style-name="ce6"/>
          <table:table-cell table:style-name="ce15"/>
          <table:table-cell table:style-name="ce14" office:value-type="string">
            <text:p>put 'X' in the box</text:p>
          </table:table-cell>
          <table:table-cell table:style-name="ce14" table:number-columns-repeated="8"/>
          <table:table-cell table:style-name="ce15" table:number-columns-repeated="2"/>
          <table:table-cell table:style-name="ce14" office:value-type="string">
            <text:p>page SEFN 3 of the notes</text:p>
          </table:table-cell>
          <table:table-cell table:style-name="ce14" table:number-columns-repeated="8"/>
          <table:table-cell table:style-name="ce45"/>
          <table:table-cell table:number-columns-repeated="1001"/>
        </table:table-row>
        <table:table-row table:style-name="ro4">
          <table:table-cell table:style-name="ce6"/>
          <table:table-cell table:style-name="ce15" table:number-columns-repeated="21"/>
          <table:table-cell table:style-name="ce48"/>
          <table:table-cell table:number-columns-repeated="1001"/>
        </table:table-row>
        <table:table-row table:style-name="ro10">
          <table:table-cell table:style-name="ce6"/>
          <table:table-cell table:style-name="ce15"/>
          <table:table-cell table:style-name="ce26"/>
          <table:table-cell table:style-name="ce15" table:number-columns-repeated="10"/>
          <table:table-cell table:style-name="ce26"/>
          <table:table-cell table:style-name="ce15" table:number-columns-repeated="8"/>
          <table:table-cell table:style-name="ce48"/>
          <table:table-cell table:number-columns-repeated="1001"/>
        </table:table-row>
        <table:table-row table:style-name="ro4">
          <table:table-cell table:style-name="ce6"/>
          <table:table-cell table:style-name="ce15" table:number-columns-repeated="21"/>
          <table:table-cell table:style-name="ce48"/>
          <table:table-cell table:number-columns-repeated="1001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5"/>
          <table:table-cell table:style-name="ce14" office:value-type="string">
            <text:p>If your accounting period has changed more than once</text:p>
          </table:table-cell>
          <table:table-cell table:style-name="ce14" table:number-columns-repeated="8"/>
          <table:table-cell table:style-name="ce10" office:value-type="float" office:value="13">
            <text:p>13</text:p>
          </table:table-cell>
          <table:table-cell table:style-name="ce15"/>
          <table:table-cell table:style-name="ce14" table:formula="of:=&quot;If you have provided the information about your &quot; &amp; [$Admin.G2]" office:value-type="string" office:string-value="If you have provided the information about your 2012-13">
            <text:p>If you have provided the information about your 2012-13</text:p>
          </table:table-cell>
          <table:table-cell table:style-name="ce14" table:number-columns-repeated="8"/>
          <table:table-cell table:style-name="ce45"/>
          <table:table-cell table:number-columns-repeated="1001"/>
        </table:table-row>
        <table:table-row table:style-name="ro3">
          <table:table-cell table:style-name="ce6"/>
          <table:table-cell table:style-name="ce15"/>
          <table:table-cell table:style-name="ce14" office:value-type="string">
            <text:p>since 2002 put 'X' in the box</text:p>
          </table:table-cell>
          <table:table-cell table:style-name="ce14" table:number-columns-repeated="8"/>
          <table:table-cell table:style-name="ce15" table:number-columns-repeated="2"/>
          <table:table-cell table:style-name="ce14" office:value-type="string">
            <text:p>profit on last year's Tax Return put 'X' in the box -<text:span text:style-name="T2"> read</text:span></text:p>
          </table:table-cell>
          <table:table-cell table:style-name="ce14" table:number-columns-repeated="8"/>
          <table:table-cell table:style-name="ce45"/>
          <table:table-cell table:number-columns-repeated="1001"/>
        </table:table-row>
        <table:table-row table:style-name="ro3">
          <table:table-cell table:style-name="ce6"/>
          <table:table-cell table:style-name="ce15" table:number-columns-repeated="12"/>
          <table:table-cell table:style-name="ce14" office:value-type="string">
            <text:p>page SEFN 3 of the notes</text:p>
          </table:table-cell>
          <table:table-cell table:style-name="ce14" table:number-columns-repeated="8"/>
          <table:table-cell table:style-name="ce45"/>
          <table:table-cell table:number-columns-repeated="1001"/>
        </table:table-row>
        <table:table-row table:style-name="ro4">
          <table:table-cell table:style-name="ce6"/>
          <table:table-cell table:style-name="ce15" table:number-columns-repeated="21"/>
          <table:table-cell table:style-name="ce48"/>
          <table:table-cell table:number-columns-repeated="1001"/>
        </table:table-row>
        <table:table-row table:style-name="ro10">
          <table:table-cell table:style-name="ce6"/>
          <table:table-cell table:style-name="ce15"/>
          <table:table-cell table:style-name="ce26"/>
          <table:table-cell table:style-name="ce15" table:number-columns-repeated="10"/>
          <table:table-cell table:style-name="ce26"/>
          <table:table-cell table:style-name="ce15" table:number-columns-repeated="8"/>
          <table:table-cell table:style-name="ce48"/>
          <table:table-cell table:number-columns-repeated="1001"/>
        </table:table-row>
        <table:table-row table:style-name="ro4">
          <table:table-cell table:style-name="ce12"/>
          <table:table-cell table:style-name="ce21" table:number-columns-repeated="21"/>
          <table:table-cell table:style-name="ce50"/>
          <table:table-cell table:number-columns-repeated="1001"/>
        </table:table-row>
        <table:table-row table:style-name="ro5">
          <table:table-cell table:style-name="ce6"/>
          <table:table-cell table:style-name="ce15" table:number-columns-repeated="10"/>
          <table:table-cell table:style-name="ce39" table:number-columns-repeated="2"/>
          <table:table-cell table:style-name="ce23"/>
          <table:table-cell table:style-name="ce16" table:number-columns-repeated="3"/>
          <table:table-cell table:style-name="ce39" table:number-columns-repeated="2"/>
          <table:table-cell table:style-name="ce15" table:number-columns-repeated="3"/>
          <table:table-cell table:style-name="ce48"/>
          <table:table-cell table:number-columns-repeated="1001"/>
        </table:table-row>
        <table:table-row table:style-name="ro3">
          <table:table-cell table:style-name="ce10" office:value-type="float" office:value="26">
            <text:p>26</text:p>
          </table:table-cell>
          <table:table-cell table:style-name="ce15"/>
          <table:table-cell table:style-name="ce27" office:value-type="string">
            <text:p>ENTER<text:span text:style-name="T3">: Total losses brought forward from earlier years</text:span></text:p>
          </table:table-cell>
          <table:table-cell table:style-name="ce15" table:number-columns-repeated="8"/>
          <table:table-cell table:style-name="ce10" office:value-type="float" office:value="24">
            <text:p>24</text:p>
          </table:table-cell>
          <table:table-cell table:style-name="ce15"/>
          <table:table-cell table:style-name="ce27" office:value-type="string">
            <text:p>ENTER<text:span text:style-name="T3">: Value of goods and services for your own use</text:span></text:p>
          </table:table-cell>
          <table:table-cell table:style-name="ce14" table:number-columns-repeated="8"/>
          <table:table-cell table:style-name="ce48"/>
          <table:table-cell table:number-columns-repeated="1001"/>
        </table:table-row>
        <table:table-row table:style-name="ro5">
          <table:table-cell table:style-name="ce14"/>
          <table:table-cell table:style-name="ce15" table:number-columns-repeated="10"/>
          <table:table-cell table:style-name="ce14"/>
          <table:table-cell table:style-name="ce15"/>
          <table:table-cell table:style-name="ce31" office:value-type="string">
            <text:p><text:s/>- read page SESN 7 of the notes</text:p>
          </table:table-cell>
          <table:table-cell table:style-name="ce14" table:number-columns-repeated="8"/>
          <table:table-cell table:style-name="ce48"/>
          <table:table-cell table:number-columns-repeated="1001"/>
        </table:table-row>
        <table:table-row table:style-name="ro8">
          <table:table-cell table:style-name="ce15" table:number-columns-repeated="2"/>
          <table:table-cell table:style-name="ce28" office:value-type="string">
            <text:p>£</text:p>
          </table:table-cell>
          <table:table-cell table:style-name="ce32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6" office:value-type="string">
            <text:p>.</text:p>
          </table:table-cell>
          <table:table-cell table:number-columns-repeated="2" table:style-name="ce37" office:value-type="float" office:value="0">
            <text:p>0</text:p>
          </table:table-cell>
          <table:table-cell table:style-name="ce15" table:number-columns-repeated="2"/>
          <table:table-cell table:style-name="ce14"/>
          <table:table-cell table:style-name="ce15"/>
          <table:table-cell table:style-name="ce28" office:value-type="string">
            <text:p>£</text:p>
          </table:table-cell>
          <table:table-cell table:style-name="ce32" table:number-columns-spanned="3" table:number-rows-spanned="1"/>
          <table:covered-table-cell table:number-columns-repeated="2"/>
          <table:table-cell table:style-name="ce36" office:value-type="string">
            <text:p>.</text:p>
          </table:table-cell>
          <table:table-cell table:number-columns-repeated="2" table:style-name="ce37" office:value-type="float" office:value="0">
            <text:p>0</text:p>
          </table:table-cell>
          <table:table-cell table:style-name="ce14" table:number-columns-repeated="2"/>
          <table:table-cell table:style-name="ce48"/>
          <table:table-cell table:number-columns-repeated="1001"/>
        </table:table-row>
        <table:table-row table:style-name="ro4">
          <table:table-cell table:style-name="ce15" table:number-columns-repeated="2"/>
          <table:table-cell table:style-name="ce29"/>
          <table:table-cell table:style-name="ce33" table:number-columns-repeated="3"/>
          <table:table-cell table:style-name="ce36"/>
          <table:table-cell table:style-name="ce38" table:number-columns-repeated="2"/>
          <table:table-cell table:style-name="ce15" table:number-columns-repeated="13"/>
          <table:table-cell table:style-name="ce48"/>
          <table:table-cell table:number-columns-repeated="1001"/>
        </table:table-row>
        <table:table-row table:style-name="ro5">
          <table:table-cell table:style-name="ce16" table:number-columns-repeated="2"/>
          <table:table-cell table:style-name="ce24" office:value-type="string">
            <text:p>Loss used this year</text:p>
          </table:table-cell>
          <table:table-cell table:style-name="ce33" table:number-columns-repeated="3"/>
          <table:table-cell table:style-name="ce36"/>
          <table:table-cell table:style-name="ce38" table:number-columns-repeated="2"/>
          <table:table-cell table:style-name="ce16" table:number-columns-repeated="4"/>
          <table:table-cell table:style-name="ce24" office:value-type="string">
            <text:p>Total loss carried forward to future years</text:p>
          </table:table-cell>
          <table:table-cell table:style-name="ce16" table:number-columns-repeated="8"/>
          <table:table-cell table:style-name="ce51"/>
          <table:table-cell table:style-name="ce53" table:number-columns-repeated="1001"/>
        </table:table-row>
        <table:table-row table:style-name="ro5">
          <table:table-cell table:style-name="ce16" table:number-columns-repeated="2"/>
          <table:table-cell table:style-name="ce30" office:value-type="string">
            <text:p>Calculated no entry required</text:p>
          </table:table-cell>
          <table:table-cell table:style-name="ce33" table:number-columns-repeated="3"/>
          <table:table-cell table:style-name="ce36"/>
          <table:table-cell table:style-name="ce38" table:number-columns-repeated="2"/>
          <table:table-cell table:style-name="ce16" table:number-columns-repeated="4"/>
          <table:table-cell table:style-name="ce30" office:value-type="string">
            <text:p>Calculated no entry required</text:p>
          </table:table-cell>
          <table:table-cell table:style-name="ce33" table:number-columns-repeated="3"/>
          <table:table-cell table:style-name="ce36"/>
          <table:table-cell table:style-name="ce38" table:number-columns-repeated="2"/>
          <table:table-cell table:style-name="ce16" table:number-columns-repeated="2"/>
          <table:table-cell table:style-name="ce51"/>
          <table:table-cell table:style-name="ce53" table:number-columns-repeated="1001"/>
        </table:table-row>
        <table:table-row table:style-name="ro11">
          <table:table-cell table:style-name="ce6"/>
          <table:table-cell table:style-name="ce15" table:number-columns-repeated="12"/>
          <table:table-cell table:style-name="ce16" table:number-columns-repeated="4"/>
          <table:table-cell table:style-name="ce15" table:number-columns-repeated="5"/>
          <table:table-cell table:style-name="ce48"/>
          <table:table-cell table:number-columns-repeated="1001"/>
        </table:table-row>
        <table:table-row table:style-name="ro8">
          <table:table-cell table:style-name="ce15" table:number-columns-repeated="2"/>
          <table:table-cell table:style-name="ce28" office:value-type="string">
            <text:p>£</text:p>
          </table:table-cell>
          <table:table-cell table:style-name="ce34" table:formula="of:=[$SE_Short.O9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6" office:value-type="string">
            <text:p>.</text:p>
          </table:table-cell>
          <table:table-cell table:number-columns-repeated="2" table:style-name="ce37" office:value-type="float" office:value="0">
            <text:p>0</text:p>
          </table:table-cell>
          <table:table-cell table:style-name="ce15" table:number-columns-repeated="4"/>
          <table:table-cell table:style-name="ce28" office:value-type="string">
            <text:p>£</text:p>
          </table:table-cell>
          <table:table-cell table:style-name="ce34" table:formula="of:=[.D50]-[.D55]+[$SE_Short.O10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6" office:value-type="string">
            <text:p>.</text:p>
          </table:table-cell>
          <table:table-cell table:number-columns-repeated="2" table:style-name="ce37" office:value-type="float" office:value="0">
            <text:p>0</text:p>
          </table:table-cell>
          <table:table-cell table:style-name="ce15" table:number-columns-repeated="2"/>
          <table:table-cell table:style-name="ce48"/>
          <table:table-cell table:number-columns-repeated="1001"/>
        </table:table-row>
        <table:table-row table:style-name="ro4">
          <table:table-cell table:style-name="ce12"/>
          <table:table-cell table:style-name="ce21" table:number-columns-repeated="21"/>
          <table:table-cell table:style-name="ce50"/>
          <table:table-cell table:number-columns-repeated="1001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_Short" table:style-name="ta4" table:protected="true">
        <table:table-column table:style-name="co1" table:default-cell-style-name="ce185"/>
        <table:table-column table:style-name="co2" table:default-cell-style-name="ce185"/>
        <table:table-column table:style-name="co1" table:default-cell-style-name="ce185"/>
        <table:table-column table:style-name="co3" table:default-cell-style-name="ce185"/>
        <table:table-column table:style-name="co4" table:default-cell-style-name="ce185"/>
        <table:table-column table:style-name="co5" table:default-cell-style-name="ce185"/>
        <table:table-column table:style-name="co4" table:default-cell-style-name="ce185"/>
        <table:table-column table:style-name="co6" table:number-columns-repeated="2" table:default-cell-style-name="ce185"/>
        <table:table-column table:style-name="co7" table:number-columns-repeated="2" table:default-cell-style-name="ce185"/>
        <table:table-column table:style-name="co1" table:default-cell-style-name="ce185"/>
        <table:table-column table:style-name="co2" table:default-cell-style-name="ce185"/>
        <table:table-column table:style-name="co1" table:number-columns-repeated="2" table:default-cell-style-name="ce185"/>
        <table:table-column table:style-name="co7" table:number-columns-repeated="2" table:default-cell-style-name="ce185"/>
        <table:table-column table:style-name="co4" table:default-cell-style-name="ce185"/>
        <table:table-column table:style-name="co6" table:default-cell-style-name="ce185"/>
        <table:table-column table:style-name="co27" table:default-cell-style-name="ce185"/>
        <table:table-column table:style-name="co8" table:default-cell-style-name="ce185"/>
        <table:table-column table:style-name="co9" table:default-cell-style-name="ce185"/>
        <table:table-column table:style-name="co28" table:default-cell-style-name="ce185"/>
        <table:table-column table:style-name="co10" table:number-columns-repeated="1001" table:default-cell-style-name="ce185"/>
        <table:table-row table:style-name="ro18">
          <table:table-cell table:style-name="ce184" office:value-type="string" table:number-columns-spanned="6" table:number-rows-spanned="2">
            <text:p>HM Revenue <text:s text:c="17"/>&amp; Customs</text:p>
          </table:table-cell>
          <table:covered-table-cell table:number-columns-repeated="5"/>
          <table:table-cell table:style-name="ce226" office:value-type="string" table:number-columns-spanned="8" table:number-rows-spanned="2">
            <text:p>COPY DETAILS TO HMRC FORM <text:s text:c="9"/>Submit HMRC paper return <text:s text:c="30"/>by 31st October 2012 <text:s text:c="23"/>OR PRINT &amp; FILE RETURN ONLINE <text:s text:c="18"/>by 31st January 2013</text:p>
          </table:table-cell>
          <table:covered-table-cell table:number-columns-repeated="7"/>
          <table:table-cell table:style-name="ce237" office:value-type="string" table:number-columns-spanned="9" table:number-rows-spanned="1">
            <text:p>Self-employment (short)</text:p>
          </table:table-cell>
          <table:covered-table-cell table:number-columns-repeated="8"/>
          <table:table-cell table:number-columns-repeated="1001"/>
        </table:table-row>
        <table:table-row table:style-name="ro18">
          <table:covered-table-cell table:number-columns-repeated="14"/>
          <table:table-cell table:style-name="ce239" office:value-type="string" table:number-columns-spanned="2" table:number-rows-spanned="1">
            <text:p>Tax year </text:p>
          </table:table-cell>
          <table:covered-table-cell/>
          <table:table-cell table:style-name="ce244" table:formula="of:=[$Admin.B4]" office:value-type="date" office:date-value="2012-04-06" table:number-columns-spanned="4" table:number-rows-spanned="1">
            <text:p>Friday, April 06, 2012</text:p>
          </table:table-cell>
          <table:covered-table-cell table:number-columns-repeated="3"/>
          <table:table-cell table:style-name="ce260" office:value-type="string">
            <text:p>to</text:p>
          </table:table-cell>
          <table:table-cell table:style-name="ce244" table:formula="of:=[$Admin.B17]" office:value-type="date" office:date-value="2013-04-05" table:number-columns-spanned="2" table:number-rows-spanned="1">
            <text:p>Friday, April 05, 2013</text:p>
          </table:table-cell>
          <table:covered-table-cell/>
          <table:table-cell table:number-columns-repeated="1001"/>
        </table:table-row>
        <table:table-row table:style-name="ro19">
          <table:table-cell table:style-name="ce186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6">
          <table:table-cell table:style-name="ce187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2">
          <table:table-cell table:style-name="ce188"/>
          <table:table-cell table:style-name="ce207" table:number-columns-repeated="21"/>
          <table:table-cell table:style-name="ce262"/>
          <table:table-cell table:number-columns-repeated="1001"/>
        </table:table-row>
        <table:table-row table:style-name="ro3">
          <table:table-cell table:style-name="ce189"/>
          <table:table-cell table:style-name="ce203"/>
          <table:table-cell table:style-name="ce202" office:value-type="string">
            <text:p>Your name</text:p>
          </table:table-cell>
          <table:table-cell table:style-name="ce202" table:number-columns-repeated="2"/>
          <table:table-cell table:style-name="ce203" table:number-columns-repeated="8"/>
          <table:table-cell table:style-name="ce202" office:value-type="string">
            <text:p>Your unique taxpayer reference (UTR)</text:p>
          </table:table-cell>
          <table:table-cell table:style-name="ce202" table:number-columns-repeated="8"/>
          <table:table-cell table:style-name="ce265"/>
          <table:table-cell table:number-columns-repeated="1001"/>
        </table:table-row>
        <table:table-row table:style-name="ro4">
          <table:table-cell table:style-name="ce189"/>
          <table:table-cell table:style-name="ce203"/>
          <table:table-cell table:style-name="ce202" table:number-columns-repeated="3"/>
          <table:table-cell table:style-name="ce203" table:number-columns-repeated="8"/>
          <table:table-cell table:style-name="ce202" table:number-columns-repeated="9"/>
          <table:table-cell table:style-name="ce265"/>
          <table:table-cell table:number-columns-repeated="1001"/>
        </table:table-row>
        <table:table-row table:style-name="ro8">
          <table:table-cell table:style-name="ce189"/>
          <table:table-cell table:style-name="ce203"/>
          <table:table-cell table:style-name="ce214" table:formula="of:=IF([$Business_Details.C5]&gt;0;[$Business_Details.C5:.J5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12"/>
          <table:table-cell table:style-name="ce203" table:number-columns-repeated="2"/>
          <table:table-cell table:style-name="ce212"/>
          <table:table-cell table:style-name="ce240" table:formula="of:=IF([$Business_Details.O5]&gt;0;[$Business_Details.O5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12"/>
          <table:table-cell table:style-name="ce240" table:formula="of:=IF([$Business_Details.R5]&gt;0;[$Business_Details.R5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212"/>
          <table:table-cell table:style-name="ce266"/>
          <table:table-cell table:number-columns-repeated="1001"/>
        </table:table-row>
        <table:table-row table:style-name="ro2">
          <table:table-cell table:style-name="ce190"/>
          <table:table-cell table:style-name="ce208" table:number-columns-repeated="21"/>
          <table:table-cell table:style-name="ce267"/>
          <table:table-cell table:number-columns-repeated="1001"/>
        </table:table-row>
        <table:table-row table:style-name="ro7">
          <table:table-cell table:style-name="ce191" office:value-type="string" table:number-columns-spanned="23" table:number-rows-spanned="1">
            <text:p>Business details</text:p>
          </table:table-cell>
          <table:covered-table-cell table:number-columns-repeated="22"/>
          <table:table-cell table:style-name="ce279" table:number-columns-repeated="1001"/>
        </table:table-row>
        <table:table-row table:style-name="ro4">
          <table:table-cell table:style-name="ce192"/>
          <table:table-cell table:style-name="ce209" table:number-columns-repeated="21"/>
          <table:table-cell table:style-name="ce271"/>
          <table:table-cell table:number-columns-repeated="1001"/>
        </table:table-row>
        <table:table-row table:style-name="ro20">
          <table:table-cell table:style-name="ce193" office:value-type="float" office:value="1">
            <text:p>1</text:p>
          </table:table-cell>
          <table:table-cell table:style-name="ce203"/>
          <table:table-cell table:style-name="ce202" office:value-type="string">
            <text:p>Description of business</text:p>
          </table:table-cell>
          <table:table-cell table:style-name="ce202" table:number-columns-repeated="2"/>
          <table:table-cell table:style-name="ce203" table:number-columns-repeated="6"/>
          <table:table-cell table:style-name="ce193" office:value-type="float" office:value="4">
            <text:p>4</text:p>
          </table:table-cell>
          <table:table-cell table:style-name="ce203"/>
          <table:table-cell table:style-name="ce202" office:value-type="string">
            <text:p>If you are a foster carer or adult placement carer, put 'X'</text:p>
          </table:table-cell>
          <table:table-cell table:style-name="ce202" table:number-columns-repeated="3"/>
          <table:table-cell table:style-name="ce245"/>
          <table:table-cell table:style-name="ce253" table:number-columns-repeated="3"/>
          <table:table-cell table:style-name="ce221"/>
          <table:table-cell table:style-name="ce272"/>
          <table:table-cell table:number-columns-repeated="1001"/>
        </table:table-row>
        <table:table-row table:style-name="ro8">
          <table:table-cell table:style-name="ce194"/>
          <table:table-cell table:style-name="ce203"/>
          <table:table-cell table:style-name="ce214" table:formula="of:=IF([$Business_Details.C17]&gt;0;[$Business_Details.C1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03" table:number-columns-repeated="3"/>
          <table:table-cell table:style-name="ce216" office:value-type="string">
            <text:p>in the box - <text:span text:style-name="T2">read page SESN 2 of the notes</text:span></text:p>
          </table:table-cell>
          <table:table-cell table:style-name="ce202" table:number-columns-repeated="8"/>
          <table:table-cell table:style-name="ce273"/>
          <table:table-cell table:number-columns-repeated="1001"/>
        </table:table-row>
        <table:table-row table:style-name="ro4">
          <table:table-cell table:style-name="ce194"/>
          <table:table-cell table:style-name="ce203" table:number-columns-repeated="12"/>
          <table:table-cell table:style-name="ce217" table:number-columns-repeated="4"/>
          <table:table-cell table:style-name="ce203" table:number-columns-repeated="5"/>
          <table:table-cell table:style-name="ce274"/>
          <table:table-cell table:number-columns-repeated="1001"/>
        </table:table-row>
        <table:table-row table:style-name="ro8">
          <table:table-cell table:style-name="ce194"/>
          <table:table-cell table:style-name="ce203"/>
          <table:table-cell table:style-name="ce214" table:formula="of:=IF([$Business_Details.C19]&gt;0;[$Business_Details.C19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03" table:number-columns-repeated="3"/>
          <table:table-cell table:style-name="ce231" table:formula="of:=IF([$Business_Details.N14]=&quot;X&quot;;&quot;X&quot;;&quot; &quot;)" office:value-type="string" office:string-value=" ">
            <text:p><text:s/></text:p>
          </table:table-cell>
          <table:table-cell table:style-name="ce217" table:number-columns-repeated="3"/>
          <table:table-cell table:style-name="ce203" table:number-columns-repeated="5"/>
          <table:table-cell table:style-name="ce274"/>
          <table:table-cell table:number-columns-repeated="1001"/>
        </table:table-row>
        <table:table-row table:style-name="ro4">
          <table:table-cell table:style-name="ce194"/>
          <table:table-cell table:style-name="ce203" table:number-columns-repeated="21"/>
          <table:table-cell table:style-name="ce274"/>
          <table:table-cell table:number-columns-repeated="1001"/>
        </table:table-row>
        <table:table-row table:style-name="ro8">
          <table:table-cell table:style-name="ce194"/>
          <table:table-cell table:style-name="ce203"/>
          <table:table-cell table:style-name="ce214" table:formula="of:=IF([$Business_Details.C21]&gt;0;[$Business_Details.C21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03"/>
          <table:table-cell table:style-name="ce193" office:value-type="float" office:value="5">
            <text:p>5</text:p>
          </table:table-cell>
          <table:table-cell table:style-name="ce203"/>
          <table:table-cell table:style-name="ce202" office:value-type="string">
            <text:p>If your business started after </text:p>
          </table:table-cell>
          <table:table-cell table:style-name="ce202" table:number-columns-repeated="3"/>
          <table:table-cell table:style-name="ce245"/>
          <table:table-cell table:style-name="ce254" table:formula="of:=[.Q2]" office:value-type="date" office:date-value="2012-04-06" table:number-columns-spanned="4" table:number-rows-spanned="1">
            <text:p>Friday, April 06, 2012</text:p>
          </table:table-cell>
          <table:covered-table-cell table:number-columns-repeated="3"/>
          <table:table-cell table:style-name="ce273"/>
          <table:table-cell table:number-columns-repeated="1001"/>
        </table:table-row>
        <table:table-row table:style-name="ro5">
          <table:table-cell table:style-name="ce194"/>
          <table:table-cell table:style-name="ce203" table:number-columns-repeated="12"/>
          <table:table-cell table:style-name="ce216" office:value-type="string" table:number-columns-spanned="9" table:number-rows-spanned="1">
            <text:p>enter the start date <text:span text:style-name="T2">DD/MM/YYYY</text:span></text:p>
          </table:table-cell>
          <table:covered-table-cell table:number-columns-repeated="8"/>
          <table:table-cell table:style-name="ce275"/>
          <table:table-cell table:number-columns-repeated="1001"/>
        </table:table-row>
        <table:table-row table:style-name="ro4">
          <table:table-cell table:style-name="ce194"/>
          <table:table-cell table:style-name="ce203" table:number-columns-repeated="21"/>
          <table:table-cell table:style-name="ce274"/>
          <table:table-cell table:number-columns-repeated="1001"/>
        </table:table-row>
        <table:table-row table:style-name="ro9">
          <table:table-cell table:style-name="ce193" office:value-type="float" office:value="2">
            <text:p>2</text:p>
          </table:table-cell>
          <table:table-cell table:style-name="ce203"/>
          <table:table-cell table:style-name="ce202" office:value-type="string">
            <text:p>Postcode of your business</text:p>
          </table:table-cell>
          <table:table-cell table:style-name="ce202" table:number-columns-repeated="2"/>
          <table:table-cell table:style-name="ce203" table:number-columns-repeated="8"/>
          <table:table-cell table:style-name="ce232" table:formula="of:=IF([$Business_Details.N19]&gt;0;[$Business_Details.N19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202" table:number-columns-repeated="5"/>
          <table:table-cell table:style-name="ce273"/>
          <table:table-cell table:number-columns-repeated="1001"/>
        </table:table-row>
        <table:table-row table:style-name="ro4">
          <table:table-cell table:style-name="ce194"/>
          <table:table-cell table:style-name="ce203" table:number-columns-repeated="21"/>
          <table:table-cell table:style-name="ce274"/>
          <table:table-cell table:number-columns-repeated="1001"/>
        </table:table-row>
        <table:table-row table:style-name="ro8">
          <table:table-cell table:style-name="ce194"/>
          <table:table-cell table:style-name="ce203"/>
          <table:table-cell table:style-name="ce215" table:formula="of:=IF([$Business_Details.C30]&gt;0;[$Business_Details.C30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203"/>
          <table:table-cell table:style-name="ce225" table:formula="of:=IF([$Business_Details.F30]&gt;0;[$Business_Details.F30];&quot; &quot;)" office:value-type="string" office:string-value=" ">
            <text:p><text:s/></text:p>
          </table:table-cell>
          <table:table-cell table:style-name="ce203" table:number-columns-repeated="7"/>
          <table:table-cell table:style-name="ce202" table:number-columns-repeated="9"/>
          <table:table-cell table:style-name="ce273"/>
          <table:table-cell table:number-columns-repeated="1001"/>
        </table:table-row>
        <table:table-row table:style-name="ro3">
          <table:table-cell table:style-name="ce194"/>
          <table:table-cell table:style-name="ce203" table:number-columns-repeated="10"/>
          <table:table-cell table:style-name="ce193" office:value-type="float" office:value="6">
            <text:p>6</text:p>
          </table:table-cell>
          <table:table-cell table:style-name="ce202"/>
          <table:table-cell table:style-name="ce202" office:value-type="string">
            <text:p>If your business ceased before</text:p>
          </table:table-cell>
          <table:table-cell table:style-name="ce219"/>
          <table:table-cell table:style-name="ce202" table:number-columns-repeated="3"/>
          <table:table-cell table:style-name="ce254" table:formula="of:=[.V2]" office:value-type="date" office:date-value="2013-04-05" table:number-columns-spanned="4" table:number-rows-spanned="1">
            <text:p>Friday, April 05, 2013</text:p>
          </table:table-cell>
          <table:covered-table-cell table:number-columns-repeated="3"/>
          <table:table-cell table:style-name="ce273"/>
          <table:table-cell table:number-columns-repeated="1001"/>
        </table:table-row>
        <table:table-row table:style-name="ro3">
          <table:table-cell table:style-name="ce193" office:value-type="float" office:value="3">
            <text:p>3</text:p>
          </table:table-cell>
          <table:table-cell table:style-name="ce203"/>
          <table:table-cell table:style-name="ce202" office:value-type="string">
            <text:p>If your business name, description, address or postcode</text:p>
          </table:table-cell>
          <table:table-cell table:style-name="ce203" table:number-columns-repeated="8"/>
          <table:table-cell table:style-name="ce212"/>
          <table:table-cell table:style-name="ce221"/>
          <table:table-cell table:style-name="ce216" office:value-type="string">
            <text:p>enter the final date of trading</text:p>
          </table:table-cell>
          <table:table-cell table:style-name="ce217" table:number-columns-repeated="3"/>
          <table:table-cell table:style-name="ce212" table:number-columns-repeated="2"/>
          <table:table-cell table:style-name="ce203" table:number-columns-repeated="3"/>
          <table:table-cell table:style-name="ce274"/>
          <table:table-cell table:number-columns-repeated="1001"/>
        </table:table-row>
        <table:table-row table:style-name="ro3">
          <table:table-cell table:style-name="ce194"/>
          <table:table-cell table:style-name="ce203"/>
          <table:table-cell table:style-name="ce202" office:value-type="string">
            <text:p>have changed in the last 12 months, put 'X' in the box</text:p>
          </table:table-cell>
          <table:table-cell table:style-name="ce203" table:number-columns-repeated="8"/>
          <table:table-cell table:style-name="ce212" table:number-columns-repeated="2"/>
          <table:table-cell table:style-name="ce217" table:number-columns-repeated="4"/>
          <table:table-cell table:style-name="ce212" table:number-columns-repeated="2"/>
          <table:table-cell table:style-name="ce203" table:number-columns-repeated="3"/>
          <table:table-cell table:style-name="ce274"/>
          <table:table-cell table:number-columns-repeated="1001"/>
        </table:table-row>
        <table:table-row table:style-name="ro9">
          <table:table-cell table:style-name="ce194"/>
          <table:table-cell table:style-name="ce203"/>
          <table:table-cell table:style-name="ce216" office:value-type="string">
            <text:p>and give details in the 'Any other information' box of</text:p>
          </table:table-cell>
          <table:table-cell table:style-name="ce217" table:number-columns-repeated="8"/>
          <table:table-cell table:style-name="ce212" table:number-columns-repeated="2"/>
          <table:table-cell table:style-name="ce232" table:formula="of:=IF([$Business_Details.N24]&gt;0;[$Business_Details.N24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212" table:number-columns-repeated="2"/>
          <table:table-cell table:style-name="ce203" table:number-columns-repeated="3"/>
          <table:table-cell table:style-name="ce274"/>
          <table:table-cell table:number-columns-repeated="1001"/>
        </table:table-row>
        <table:table-row table:style-name="ro3">
          <table:table-cell table:style-name="ce194"/>
          <table:table-cell table:style-name="ce203"/>
          <table:table-cell table:style-name="ce216" office:value-type="string">
            <text:p>of your Tax Return</text:p>
          </table:table-cell>
          <table:table-cell table:style-name="ce203" table:number-columns-repeated="9"/>
          <table:table-cell table:style-name="ce212"/>
          <table:table-cell table:style-name="ce217" table:number-columns-repeated="4"/>
          <table:table-cell table:style-name="ce212" table:number-columns-repeated="2"/>
          <table:table-cell table:style-name="ce203" table:number-columns-repeated="3"/>
          <table:table-cell table:style-name="ce274"/>
          <table:table-cell table:number-columns-repeated="1001"/>
        </table:table-row>
        <table:table-row table:style-name="ro3">
          <table:table-cell table:style-name="ce194"/>
          <table:table-cell table:style-name="ce203"/>
          <table:table-cell table:style-name="ce217"/>
          <table:table-cell table:style-name="ce203" table:number-columns-repeated="8"/>
          <table:table-cell table:style-name="ce193" office:value-type="float" office:value="7">
            <text:p>7</text:p>
          </table:table-cell>
          <table:table-cell table:style-name="ce212"/>
          <table:table-cell table:style-name="ce216" office:value-type="string">
            <text:p>Date your books or accounts are made up to -<text:span text:style-name="T2"> read</text:span></text:p>
          </table:table-cell>
          <table:table-cell table:style-name="ce217" table:number-columns-repeated="3"/>
          <table:table-cell table:style-name="ce212" table:number-columns-repeated="2"/>
          <table:table-cell table:style-name="ce203" table:number-columns-repeated="3"/>
          <table:table-cell table:style-name="ce274"/>
          <table:table-cell table:number-columns-repeated="1001"/>
        </table:table-row>
        <table:table-row table:style-name="ro8">
          <table:table-cell table:style-name="ce194"/>
          <table:table-cell table:style-name="ce203"/>
          <table:table-cell table:style-name="ce218"/>
          <table:table-cell table:style-name="ce203" table:number-columns-repeated="8"/>
          <table:table-cell table:style-name="ce212" table:number-columns-repeated="2"/>
          <table:table-cell table:style-name="ce233" office:value-type="string">
            <text:p>page SESN 2 of the notes</text:p>
          </table:table-cell>
          <table:table-cell table:style-name="ce217" table:number-columns-repeated="3"/>
          <table:table-cell table:style-name="ce212" table:number-columns-repeated="2"/>
          <table:table-cell table:style-name="ce203" table:number-columns-repeated="3"/>
          <table:table-cell table:style-name="ce274"/>
          <table:table-cell table:number-columns-repeated="1001"/>
        </table:table-row>
        <table:table-row table:style-name="ro4">
          <table:table-cell table:style-name="ce194"/>
          <table:table-cell table:style-name="ce203" table:number-columns-repeated="10"/>
          <table:table-cell table:style-name="ce212" table:number-columns-repeated="2"/>
          <table:table-cell table:style-name="ce233"/>
          <table:table-cell table:style-name="ce217" table:number-columns-repeated="3"/>
          <table:table-cell table:style-name="ce212" table:number-columns-repeated="2"/>
          <table:table-cell table:style-name="ce203" table:number-columns-repeated="3"/>
          <table:table-cell table:style-name="ce274"/>
          <table:table-cell table:number-columns-repeated="1001"/>
        </table:table-row>
        <table:table-row table:style-name="ro9">
          <table:table-cell table:style-name="ce194"/>
          <table:table-cell table:style-name="ce203" table:number-columns-repeated="10"/>
          <table:table-cell table:style-name="ce212" table:number-columns-repeated="2"/>
          <table:table-cell table:style-name="ce232" table:formula="of:=[$Admin.B17]" office:value-type="float" office:value="41369" table:number-columns-spanned="4" table:number-rows-spanned="1">
            <text:p>05/04/2013</text:p>
          </table:table-cell>
          <table:covered-table-cell table:number-columns-repeated="3"/>
          <table:table-cell table:style-name="ce212" table:number-columns-repeated="2"/>
          <table:table-cell table:style-name="ce203" table:number-columns-repeated="3"/>
          <table:table-cell table:style-name="ce274"/>
          <table:table-cell table:number-columns-repeated="1001"/>
        </table:table-row>
        <table:table-row table:style-name="ro4">
          <table:table-cell table:style-name="ce195"/>
          <table:table-cell table:style-name="ce210" table:number-columns-repeated="21"/>
          <table:table-cell table:style-name="ce276"/>
          <table:table-cell table:number-columns-repeated="1001"/>
        </table:table-row>
        <table:table-row table:style-name="ro7">
          <table:table-cell table:style-name="ce196" table:formula="of:=IF([.D38]&gt;67000;&quot;SELF-EMPLOYMENT FULL RETURN REQUIRED AS TURNOVER EXCEEDS £&quot;&amp;[$Admin.F26]&amp;&quot; VAT threshold&quot;;&quot;Business income - if your annual turnover was below £&quot;&amp;[$Admin.F26]&amp;&quot; VAT threshold&quot;)" office:value-type="string" office:string-value="Business income - if your annual turnover was below £73000 VAT threshold" table:number-columns-spanned="23" table:number-rows-spanned="1">
            <text:p>Business income - if your annual turnover was below £73000 VAT threshold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192"/>
          <table:table-cell table:style-name="ce209" table:number-columns-repeated="21"/>
          <table:table-cell table:style-name="ce271"/>
          <table:table-cell table:number-columns-repeated="1001"/>
        </table:table-row>
        <table:table-row table:style-name="ro3">
          <table:table-cell table:style-name="ce193" office:value-type="float" office:value="8">
            <text:p>8</text:p>
          </table:table-cell>
          <table:table-cell table:style-name="ce203"/>
          <table:table-cell table:style-name="ce202" office:value-type="string">
            <text:p>Your turnover -<text:span text:style-name="T2"> the takings, fees, sales or money earned</text:span></text:p>
          </table:table-cell>
          <table:table-cell table:style-name="ce202" table:number-columns-repeated="8"/>
          <table:table-cell table:style-name="ce193" office:value-type="float" office:value="9">
            <text:p>9</text:p>
          </table:table-cell>
          <table:table-cell table:style-name="ce203"/>
          <table:table-cell table:style-name="ce202" office:value-type="string">
            <text:p>Any other business income not included in box 8</text:p>
          </table:table-cell>
          <table:table-cell table:style-name="ce202" table:number-columns-repeated="8"/>
          <table:table-cell table:style-name="ce273"/>
          <table:table-cell table:number-columns-repeated="1001"/>
        </table:table-row>
        <table:table-row table:style-name="ro3">
          <table:table-cell table:style-name="ce194"/>
          <table:table-cell table:style-name="ce203"/>
          <table:table-cell table:style-name="ce219" office:value-type="string">
            <text:p>by your business</text:p>
          </table:table-cell>
          <table:table-cell table:style-name="ce203" table:number-columns-repeated="10"/>
          <table:table-cell table:style-name="ce219" office:value-type="string">
            <text:p><text:s/>- excluding Business Start-up Allowance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2">
          <table:table-cell table:style-name="ce194"/>
          <table:table-cell table:style-name="ce203" table:number-columns-repeated="21"/>
          <table:table-cell table:style-name="ce274"/>
          <table:table-cell table:number-columns-repeated="1001"/>
        </table:table-row>
        <table:table-row table:style-name="ro22">
          <table:table-cell table:style-name="ce194"/>
          <table:table-cell table:style-name="ce203"/>
          <table:table-cell table:style-name="ce220" office:value-type="string">
            <text:p>£</text:p>
          </table:table-cell>
          <table:table-cell table:style-name="ce222" table:formula="of:=[$'Profit_&amp;_Loss_Account'.B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4"/>
          <table:table-cell table:style-name="ce220" office:value-type="string">
            <text:p>£</text:p>
          </table:table-cell>
          <table:table-cell table:style-name="ce222" table:formula="of:=[$'Profit_&amp;_Loss_Account'.B38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61"/>
          <table:table-cell table:style-name="ce229"/>
          <table:table-cell table:style-name="ce274"/>
          <table:table-cell table:number-columns-repeated="1001"/>
        </table:table-row>
        <table:table-row table:style-name="ro4">
          <table:table-cell table:style-name="ce195"/>
          <table:table-cell table:style-name="ce210" table:number-columns-repeated="21"/>
          <table:table-cell table:style-name="ce276"/>
          <table:table-cell table:number-columns-repeated="1001"/>
        </table:table-row>
        <table:table-row table:style-name="ro7">
          <table:table-cell table:style-name="ce197" office:value-type="string" table:number-columns-spanned="23" table:number-rows-spanned="1">
            <text:p>Allowable business expenses</text:p>
          </table:table-cell>
          <table:covered-table-cell table:number-columns-repeated="22"/>
          <table:table-cell table:number-columns-repeated="1001"/>
        </table:table-row>
        <table:table-row table:style-name="ro23">
          <table:table-cell table:style-name="ce198" office:value-type="string" table:number-columns-spanned="23" table:number-rows-spanned="1">
            <text:p>Read pages SESN 3 of the <text:span text:style-name="T2">notes</text:span> to see which expenses are allowed for tax purposes. If your annual turnover was below £30,000</text:p>
          </table:table-cell>
          <table:covered-table-cell table:number-columns-repeated="22"/>
          <table:table-cell table:style-name="ce280" table:number-columns-repeated="1001"/>
        </table:table-row>
        <table:table-row table:style-name="ro23">
          <table:table-cell table:style-name="ce198" office:value-type="string" table:number-columns-spanned="23" table:number-rows-spanned="1">
            <text:p>you may just put your total expenses in box 19, rather than filling in the whole section.</text:p>
          </table:table-cell>
          <table:covered-table-cell table:number-columns-repeated="22"/>
          <table:table-cell table:style-name="ce280" table:number-columns-repeated="1001"/>
        </table:table-row>
        <table:table-row table:style-name="ro4">
          <table:table-cell table:style-name="ce192"/>
          <table:table-cell table:style-name="ce209" table:number-columns-repeated="21"/>
          <table:table-cell table:style-name="ce271"/>
          <table:table-cell table:number-columns-repeated="1001"/>
        </table:table-row>
        <table:table-row table:style-name="ro3">
          <table:table-cell table:style-name="ce193" office:value-type="float" office:value="10">
            <text:p>10</text:p>
          </table:table-cell>
          <table:table-cell table:style-name="ce203"/>
          <table:table-cell table:style-name="ce202" office:value-type="string">
            <text:p>Cost of goods bought for re-sale or goods used</text:p>
          </table:table-cell>
          <table:table-cell table:style-name="ce202" table:number-columns-repeated="8"/>
          <table:table-cell table:style-name="ce193" office:value-type="float" office:value="15">
            <text:p>15</text:p>
          </table:table-cell>
          <table:table-cell table:style-name="ce203"/>
          <table:table-cell table:style-name="ce202" office:value-type="string">
            <text:p>Accountancy, legal and other professional fees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2">
          <table:table-cell table:style-name="ce199"/>
          <table:table-cell table:style-name="ce203"/>
          <table:table-cell table:style-name="ce202" table:number-columns-repeated="10"/>
          <table:table-cell table:style-name="ce203" table:number-columns-repeated="10"/>
          <table:table-cell table:style-name="ce274"/>
          <table:table-cell table:number-columns-repeated="1001"/>
        </table:table-row>
        <table:table-row table:style-name="ro22">
          <table:table-cell table:style-name="ce194"/>
          <table:table-cell table:style-name="ce203"/>
          <table:table-cell table:style-name="ce220" office:value-type="string">
            <text:p>£</text:p>
          </table:table-cell>
          <table:table-cell table:style-name="ce222" table:formula="of:=IF([$'Profit_&amp;_Loss_Account'.B9]&gt;30000;[$'Profit_&amp;_Loss_Account'.B17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4"/>
          <table:table-cell table:style-name="ce220" office:value-type="string">
            <text:p>£</text:p>
          </table:table-cell>
          <table:table-cell table:style-name="ce222" table:formula="of:=IF([$'Profit_&amp;_Loss_Account'.B9]&gt;30000;[$'Profit_&amp;_Loss_Account'.B28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2"/>
          <table:table-cell table:style-name="ce274"/>
          <table:table-cell table:number-columns-repeated="1001"/>
        </table:table-row>
        <table:table-row table:style-name="ro3">
          <table:table-cell table:style-name="ce194"/>
          <table:table-cell table:style-name="ce203" table:number-columns-repeated="21"/>
          <table:table-cell table:style-name="ce274"/>
          <table:table-cell table:number-columns-repeated="1001"/>
        </table:table-row>
        <table:table-row table:style-name="ro3">
          <table:table-cell table:style-name="ce193" office:value-type="float" office:value="11">
            <text:p>11</text:p>
          </table:table-cell>
          <table:table-cell table:style-name="ce203"/>
          <table:table-cell table:style-name="ce202" office:value-type="string">
            <text:p>Car, van and other travel expenses - <text:span text:style-name="T2">after private</text:span></text:p>
          </table:table-cell>
          <table:table-cell table:style-name="ce202" table:number-columns-repeated="8"/>
          <table:table-cell table:style-name="ce193" office:value-type="float" office:value="16">
            <text:p>16</text:p>
          </table:table-cell>
          <table:table-cell table:style-name="ce203"/>
          <table:table-cell table:style-name="ce202" office:value-type="string">
            <text:p>Interest and bank and credit card etc. financial charges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21">
          <table:table-cell table:style-name="ce194"/>
          <table:table-cell table:style-name="ce203"/>
          <table:table-cell table:style-name="ce219" office:value-type="string">
            <text:p>use proportion</text:p>
          </table:table-cell>
          <table:table-cell table:style-name="ce203" table:number-columns-repeated="19"/>
          <table:table-cell table:style-name="ce274"/>
          <table:table-cell table:number-columns-repeated="1001"/>
        </table:table-row>
        <table:table-row table:style-name="ro2">
          <table:table-cell table:style-name="ce199"/>
          <table:table-cell table:style-name="ce203"/>
          <table:table-cell table:style-name="ce202" table:number-columns-repeated="10"/>
          <table:table-cell table:style-name="ce203" table:number-columns-repeated="10"/>
          <table:table-cell table:style-name="ce274"/>
          <table:table-cell table:number-columns-repeated="1001"/>
        </table:table-row>
        <table:table-row table:style-name="ro22">
          <table:table-cell table:style-name="ce194"/>
          <table:table-cell table:style-name="ce203"/>
          <table:table-cell table:style-name="ce220" office:value-type="string">
            <text:p>£</text:p>
          </table:table-cell>
          <table:table-cell table:style-name="ce222" table:formula="of:=IF([$'Profit_&amp;_Loss_Account'.B9]&gt;30000;[$'Profit_&amp;_Loss_Account'.B25]+[$'Profit_&amp;_Loss_Account'.B26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4"/>
          <table:table-cell table:style-name="ce220" office:value-type="string">
            <text:p>£</text:p>
          </table:table-cell>
          <table:table-cell table:style-name="ce222" table:formula="of:=IF([$'Profit_&amp;_Loss_Account'.B9]&gt;30000;[$'Profit_&amp;_Loss_Account'.B30]+[$'Profit_&amp;_Loss_Account'.B31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2"/>
          <table:table-cell table:style-name="ce274"/>
          <table:table-cell table:number-columns-repeated="1001"/>
        </table:table-row>
        <table:table-row table:style-name="ro21">
          <table:table-cell table:style-name="ce194"/>
          <table:table-cell table:style-name="ce203" table:number-columns-repeated="21"/>
          <table:table-cell table:style-name="ce274"/>
          <table:table-cell table:number-columns-repeated="1001"/>
        </table:table-row>
        <table:table-row table:style-name="ro3">
          <table:table-cell table:style-name="ce193" office:value-type="float" office:value="12">
            <text:p>12</text:p>
          </table:table-cell>
          <table:table-cell table:style-name="ce203"/>
          <table:table-cell table:style-name="ce202" office:value-type="string">
            <text:p>Wages, salaries and other staff costs</text:p>
          </table:table-cell>
          <table:table-cell table:style-name="ce202" table:number-columns-repeated="8"/>
          <table:table-cell table:style-name="ce193" office:value-type="float" office:value="17">
            <text:p>17</text:p>
          </table:table-cell>
          <table:table-cell table:style-name="ce203"/>
          <table:table-cell table:style-name="ce202" office:value-type="string">
            <text:p>Telephone, fax, stationery and other office costs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2">
          <table:table-cell table:style-name="ce199"/>
          <table:table-cell table:style-name="ce203"/>
          <table:table-cell table:style-name="ce202" table:number-columns-repeated="10"/>
          <table:table-cell table:style-name="ce203" table:number-columns-repeated="10"/>
          <table:table-cell table:style-name="ce274"/>
          <table:table-cell table:number-columns-repeated="1001"/>
        </table:table-row>
        <table:table-row table:style-name="ro22">
          <table:table-cell table:style-name="ce194"/>
          <table:table-cell table:style-name="ce203"/>
          <table:table-cell table:style-name="ce220" office:value-type="string">
            <text:p>£</text:p>
          </table:table-cell>
          <table:table-cell table:style-name="ce222" table:formula="of:=IF([$'Profit_&amp;_Loss_Account'.B9]&gt;30000;[$'Profit_&amp;_Loss_Account'.B21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4"/>
          <table:table-cell table:style-name="ce220" office:value-type="string">
            <text:p>£</text:p>
          </table:table-cell>
          <table:table-cell table:style-name="ce222" table:formula="of:=IF([$'Profit_&amp;_Loss_Account'.B9]&gt;30000;[$'Profit_&amp;_Loss_Account'.B2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2"/>
          <table:table-cell table:style-name="ce274"/>
          <table:table-cell table:number-columns-repeated="1001"/>
        </table:table-row>
        <table:table-row table:style-name="ro3">
          <table:table-cell table:style-name="ce194"/>
          <table:table-cell table:style-name="ce203" table:number-columns-repeated="21"/>
          <table:table-cell table:style-name="ce274"/>
          <table:table-cell table:number-columns-repeated="1001"/>
        </table:table-row>
        <table:table-row table:style-name="ro3">
          <table:table-cell table:style-name="ce193" office:value-type="float" office:value="13">
            <text:p>13</text:p>
          </table:table-cell>
          <table:table-cell table:style-name="ce203"/>
          <table:table-cell table:style-name="ce202" office:value-type="string">
            <text:p>Rent, rates, power and insurance costs</text:p>
          </table:table-cell>
          <table:table-cell table:style-name="ce202" table:number-columns-repeated="8"/>
          <table:table-cell table:style-name="ce193" office:value-type="float" office:value="18">
            <text:p>18</text:p>
          </table:table-cell>
          <table:table-cell table:style-name="ce203"/>
          <table:table-cell table:style-name="ce202" office:value-type="string">
            <text:p>Other allowable business expenses - <text:span text:style-name="T2">client entertaining</text:span>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3">
          <table:table-cell table:style-name="ce194"/>
          <table:table-cell table:style-name="ce203" table:number-columns-repeated="12"/>
          <table:table-cell table:style-name="ce219" office:value-type="string">
            <text:p>costs are not an allowable expense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2">
          <table:table-cell table:style-name="ce199"/>
          <table:table-cell table:style-name="ce203"/>
          <table:table-cell table:style-name="ce202" table:number-columns-repeated="10"/>
          <table:table-cell table:style-name="ce203" table:number-columns-repeated="10"/>
          <table:table-cell table:style-name="ce274"/>
          <table:table-cell table:number-columns-repeated="1001"/>
        </table:table-row>
        <table:table-row table:style-name="ro22">
          <table:table-cell table:style-name="ce194"/>
          <table:table-cell table:style-name="ce203"/>
          <table:table-cell table:style-name="ce220" office:value-type="string">
            <text:p>£</text:p>
          </table:table-cell>
          <table:table-cell table:style-name="ce222" table:formula="of:=IF([$'Profit_&amp;_Loss_Account'.B9]&gt;30000;[$'Profit_&amp;_Loss_Account'.B2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4"/>
          <table:table-cell table:style-name="ce220" office:value-type="string">
            <text:p>£</text:p>
          </table:table-cell>
          <table:table-cell table:style-name="ce222" table:formula="of:=IF([$'Profit_&amp;_Loss_Account'.B9]&gt;30000;[$'Profit_&amp;_Loss_Account'.B27]+[$'Profit_&amp;_Loss_Account'.B29]+[$'Profit_&amp;_Loss_Account'.B32]+[$'Profit_&amp;_Loss_Account'.B3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2"/>
          <table:table-cell table:style-name="ce274"/>
          <table:table-cell table:number-columns-repeated="1001"/>
        </table:table-row>
        <table:table-row table:style-name="ro3">
          <table:table-cell table:style-name="ce194"/>
          <table:table-cell table:style-name="ce203" table:number-columns-repeated="21"/>
          <table:table-cell table:style-name="ce274"/>
          <table:table-cell table:number-columns-repeated="1001"/>
        </table:table-row>
        <table:table-row table:style-name="ro3">
          <table:table-cell table:style-name="ce193" office:value-type="float" office:value="14">
            <text:p>14</text:p>
          </table:table-cell>
          <table:table-cell table:style-name="ce203"/>
          <table:table-cell table:style-name="ce202" office:value-type="string">
            <text:p>Repairs and renewals of property and equipment</text:p>
          </table:table-cell>
          <table:table-cell table:style-name="ce202" table:number-columns-repeated="8"/>
          <table:table-cell table:style-name="ce193" office:value-type="float" office:value="19">
            <text:p>19</text:p>
          </table:table-cell>
          <table:table-cell table:style-name="ce203"/>
          <table:table-cell table:style-name="ce202" office:value-type="string">
            <text:p>Total allowable expenses - <text:span text:style-name="T2">total of boxes 10 to 18</text:span>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2">
          <table:table-cell table:style-name="ce199"/>
          <table:table-cell table:style-name="ce203"/>
          <table:table-cell table:style-name="ce202" table:number-columns-repeated="10"/>
          <table:table-cell table:style-name="ce203" table:number-columns-repeated="10"/>
          <table:table-cell table:style-name="ce274"/>
          <table:table-cell table:number-columns-repeated="1001"/>
        </table:table-row>
        <table:table-row table:style-name="ro22">
          <table:table-cell table:style-name="ce194"/>
          <table:table-cell table:style-name="ce203"/>
          <table:table-cell table:style-name="ce220" office:value-type="string">
            <text:p>£</text:p>
          </table:table-cell>
          <table:table-cell table:style-name="ce222" table:formula="of:=IF([$'Profit_&amp;_Loss_Account'.B9]&gt;30000;[$'Profit_&amp;_Loss_Account'.B2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4"/>
          <table:table-cell table:style-name="ce220" office:value-type="string">
            <text:p>£</text:p>
          </table:table-cell>
          <table:table-cell table:style-name="ce222" table:formula="of:=[$'Profit_&amp;_Loss_Account'.B17]+[$'Profit_&amp;_Loss_Account'.B35]-[$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2"/>
          <table:table-cell table:style-name="ce274"/>
          <table:table-cell table:number-columns-repeated="1001"/>
        </table:table-row>
        <table:table-row table:style-name="ro4">
          <table:table-cell table:style-name="ce195"/>
          <table:table-cell table:style-name="ce210" table:number-columns-repeated="21"/>
          <table:table-cell table:style-name="ce276"/>
          <table:table-cell table:number-columns-repeated="1001"/>
        </table:table-row>
        <table:table-row table:style-name="ro7">
          <table:table-cell table:style-name="ce200" office:value-type="string" table:number-columns-spanned="23" table:number-rows-spanned="1">
            <text:p>Net profit or loss</text:p>
          </table:table-cell>
          <table:covered-table-cell table:number-columns-repeated="22"/>
          <table:table-cell table:style-name="ce279" table:number-columns-repeated="1001"/>
        </table:table-row>
        <table:table-row table:style-name="ro4">
          <table:table-cell table:style-name="ce192"/>
          <table:table-cell table:style-name="ce209" table:number-columns-repeated="21"/>
          <table:table-cell table:style-name="ce271"/>
          <table:table-cell table:number-columns-repeated="1001"/>
        </table:table-row>
        <table:table-row table:style-name="ro3">
          <table:table-cell table:style-name="ce193" office:value-type="float" office:value="20">
            <text:p>20</text:p>
          </table:table-cell>
          <table:table-cell table:style-name="ce203"/>
          <table:table-cell table:style-name="ce202" office:value-type="string">
            <text:p>Net profit -<text:span text:style-name="T2"> if your business income is more then your</text:span></text:p>
          </table:table-cell>
          <table:table-cell table:style-name="ce202" table:number-columns-repeated="8"/>
          <table:table-cell table:style-name="ce193" office:value-type="float" office:value="21">
            <text:p>21</text:p>
          </table:table-cell>
          <table:table-cell table:style-name="ce203"/>
          <table:table-cell table:style-name="ce202" office:value-type="string">
            <text:p>Or, net loss -<text:span text:style-name="T2"> if your expenses exceed your business</text:span>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3">
          <table:table-cell table:style-name="ce194"/>
          <table:table-cell table:style-name="ce203"/>
          <table:table-cell table:style-name="ce219" office:value-type="string">
            <text:p>expenses (box 8 + box 9 minus box 19)</text:p>
          </table:table-cell>
          <table:table-cell table:style-name="ce202" table:number-columns-repeated="8"/>
          <table:table-cell table:style-name="ce203" table:number-columns-repeated="2"/>
          <table:table-cell table:style-name="ce219" office:value-type="string">
            <text:p>income (box 8 + box 9 minus box 19 is negative)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2">
          <table:table-cell table:style-name="ce199"/>
          <table:table-cell table:style-name="ce203"/>
          <table:table-cell table:style-name="ce202" table:number-columns-repeated="10"/>
          <table:table-cell table:style-name="ce203" table:number-columns-repeated="10"/>
          <table:table-cell table:style-name="ce274"/>
          <table:table-cell table:number-columns-repeated="1001"/>
        </table:table-row>
        <table:table-row table:style-name="ro22">
          <table:table-cell table:style-name="ce194"/>
          <table:table-cell table:style-name="ce203"/>
          <table:table-cell table:style-name="ce220" office:value-type="string">
            <text:p>£</text:p>
          </table:table-cell>
          <table:table-cell table:style-name="ce222" table:formula="of:=IF(([.D38]+[.O38]-[.O64])&gt;=0;[.D38]+[.O38]-[.O6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4"/>
          <table:table-cell table:style-name="ce220" office:value-type="string">
            <text:p>£</text:p>
          </table:table-cell>
          <table:table-cell table:style-name="ce222" table:formula="of:=IF(([.D38]+[.O38]-[.O64])&lt;0;[.O64]-[.D38]-[.O38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2"/>
          <table:table-cell table:style-name="ce277"/>
          <table:table-cell/>
          <table:table-cell table:style-name="ce281" table:number-columns-repeated="2"/>
          <table:table-cell table:number-columns-repeated="998"/>
        </table:table-row>
        <table:table-row table:style-name="ro4">
          <table:table-cell table:style-name="ce195"/>
          <table:table-cell table:style-name="ce210" table:number-columns-repeated="21"/>
          <table:table-cell table:style-name="ce276"/>
          <table:table-cell table:number-columns-repeated="1001"/>
        </table:table-row>
        <table:table-row table:style-name="ro7">
          <table:table-cell table:style-name="ce197" office:value-type="string" table:number-columns-spanned="23" table:number-rows-spanned="1">
            <text:p>Tax allowances for vehicles and equipment (capital allowances)</text:p>
          </table:table-cell>
          <table:covered-table-cell table:number-columns-repeated="22"/>
          <table:table-cell/>
          <table:table-cell table:style-name="ce281" table:number-columns-repeated="2"/>
          <table:table-cell table:number-columns-repeated="998"/>
        </table:table-row>
        <table:table-row table:style-name="ro23">
          <table:table-cell table:style-name="ce198" office:value-type="string" table:number-columns-spanned="23" table:number-rows-spanned="1">
            <text:p>There are 'capital' tax allowances for vehicles and equipment used in your business (you should not have included the cost of</text:p>
          </table:table-cell>
          <table:covered-table-cell table:number-columns-repeated="22"/>
          <table:table-cell table:number-columns-repeated="1001"/>
        </table:table-row>
        <table:table-row table:style-name="ro23">
          <table:table-cell table:style-name="ce198" office:value-type="string" table:number-columns-spanned="23" table:number-rows-spanned="1">
            <text:p>these in your business expenses) <text:s/>Read pages SESN 3 to SEFN 6 of the <text:span text:style-name="T2">notes</text:span> and use the example and Working Sheets to work out</text:p>
          </table:table-cell>
          <table:covered-table-cell table:number-columns-repeated="22"/>
          <table:table-cell/>
          <table:table-cell table:style-name="ce281" table:number-columns-repeated="2"/>
          <table:table-cell table:number-columns-repeated="998"/>
        </table:table-row>
        <table:table-row table:style-name="ro24">
          <table:table-cell table:style-name="ce198" office:value-type="string" table:number-columns-spanned="23" table:number-rows-spanned="1">
            <text:p>your capital allowances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192"/>
          <table:table-cell table:style-name="ce209" table:number-columns-repeated="21"/>
          <table:table-cell table:style-name="ce271"/>
          <table:table-cell table:number-columns-repeated="1001"/>
        </table:table-row>
        <table:table-row table:style-name="ro3">
          <table:table-cell table:style-name="ce193" office:value-type="float" office:value="22">
            <text:p>22</text:p>
          </table:table-cell>
          <table:table-cell table:style-name="ce203"/>
          <table:table-cell table:style-name="ce202" office:value-type="string">
            <text:p>Annual Investment Allowance</text:p>
          </table:table-cell>
          <table:table-cell table:style-name="ce202" table:number-columns-repeated="8"/>
          <table:table-cell table:style-name="ce193" office:value-type="float" office:value="24">
            <text:p>24</text:p>
          </table:table-cell>
          <table:table-cell table:style-name="ce203"/>
          <table:table-cell table:style-name="ce202" office:value-type="string">
            <text:p>Other Capital Allowances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3">
          <table:table-cell table:style-name="ce199"/>
          <table:table-cell table:style-name="ce203"/>
          <table:table-cell table:style-name="ce202" table:number-columns-repeated="9"/>
          <table:table-cell table:style-name="ce203" table:number-columns-repeated="7"/>
          <table:table-cell table:style-name="ce242" table:number-columns-repeated="4"/>
          <table:table-cell table:style-name="ce274"/>
          <table:table-cell table:number-columns-repeated="1001"/>
        </table:table-row>
        <table:table-row table:style-name="ro8">
          <table:table-cell table:style-name="ce199"/>
          <table:table-cell table:style-name="ce203"/>
          <table:table-cell table:style-name="ce220" office:value-type="string">
            <text:p>£</text:p>
          </table:table-cell>
          <table:table-cell table:style-name="ce222" table:formula="of:=IF((['file:///C:/Users/antony/diy/GB%20Accounts/GB%20Accounts%202012-13/GB%20Accounts%20Self%20Employed%202013-04-05%20(Apr13)%20OpenOffice/Fixedassets050413.ods'#$Schedule.$Q$1])&gt;0;['file:///C:/Users/antony/diy/GB%20Accounts/GB%20Accounts%202012-13/GB%20Accounts%20Self%20Employed%202013-04-05%20(Apr13)%20OpenOffice/Fixedassets050413.ods'#$Schedule.$Q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2" table:number-columns-repeated="3"/>
          <table:table-cell table:style-name="ce203"/>
          <table:table-cell table:style-name="ce220" office:value-type="string">
            <text:p>£</text:p>
          </table:table-cell>
          <table:table-cell table:style-name="ce222" table:formula="of:=IF((['file:///C:/Users/antony/diy/GB%20Accounts/GB%20Accounts%202012-13/GB%20Accounts%20Self%20Employed%202013-04-05%20(Apr13)%20OpenOffice/Fixedassets050413.ods'#$Schedule.$R$1]+['file:///C:/Users/antony/diy/GB%20Accounts/GB%20Accounts%202012-13/GB%20Accounts%20Self%20Employed%202013-04-05%20(Apr13)%20OpenOffice/Fixedassets050413.ods'#$Schedule.$Y$1])&gt;0;['file:///C:/Users/antony/diy/GB%20Accounts/GB%20Accounts%202012-13/GB%20Accounts%20Self%20Employed%202013-04-05%20(Apr13)%20OpenOffice/Fixedassets050413.ods'#$Schedule.$R$1]+['file:///C:/Users/antony/diy/GB%20Accounts/GB%20Accounts%202012-13/GB%20Accounts%20Self%20Employed%202013-04-05%20(Apr13)%20OpenOffice/Fixedassets050413.ods'#$Schedule.$Y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2"/>
          <table:table-cell table:style-name="ce274"/>
          <table:table-cell table:number-columns-repeated="1001"/>
        </table:table-row>
        <table:table-row table:style-name="ro2">
          <table:table-cell table:style-name="ce199"/>
          <table:table-cell table:style-name="ce203"/>
          <table:table-cell table:style-name="ce202" table:number-columns-repeated="10"/>
          <table:table-cell table:style-name="ce203" table:number-columns-repeated="10"/>
          <table:table-cell table:style-name="ce274"/>
          <table:table-cell table:number-columns-repeated="1001"/>
        </table:table-row>
        <table:table-row table:style-name="ro3">
          <table:table-cell table:style-name="ce193" office:value-type="float" office:value="23">
            <text:p>23</text:p>
          </table:table-cell>
          <table:table-cell table:style-name="ce203"/>
          <table:table-cell table:style-name="ce202" office:value-type="string">
            <text:p>Allowance of small balance of unrelieved</text:p>
          </table:table-cell>
          <table:table-cell table:style-name="ce203" table:number-columns-repeated="8"/>
          <table:table-cell table:style-name="ce193" office:value-type="float" office:value="25">
            <text:p>25</text:p>
          </table:table-cell>
          <table:table-cell table:style-name="ce203"/>
          <table:table-cell table:style-name="ce202" office:value-type="string">
            <text:p>Total balancing charges - where you have disposed of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25">
          <table:table-cell table:style-name="ce194"/>
          <table:table-cell table:style-name="ce203"/>
          <table:table-cell table:style-name="ce202" office:value-type="string">
            <text:p>expenditure</text:p>
          </table:table-cell>
          <table:table-cell table:style-name="ce203" table:number-columns-repeated="8"/>
          <table:table-cell table:style-name="ce202"/>
          <table:table-cell table:style-name="ce203"/>
          <table:table-cell table:style-name="ce202" office:value-type="string">
            <text:p>items for more than their value</text:p>
          </table:table-cell>
          <table:table-cell table:style-name="ce242" table:number-columns-repeated="4"/>
          <table:table-cell table:style-name="ce210" table:number-columns-repeated="4"/>
          <table:table-cell table:style-name="ce276"/>
          <table:table-cell table:number-columns-repeated="1001"/>
        </table:table-row>
        <table:table-row table:style-name="ro2">
          <table:table-cell table:style-name="ce199"/>
          <table:table-cell table:style-name="ce203"/>
          <table:table-cell table:style-name="ce202" table:number-columns-repeated="10"/>
          <table:table-cell table:style-name="ce203" table:number-columns-repeated="10"/>
          <table:table-cell table:style-name="ce274"/>
          <table:table-cell table:number-columns-repeated="1001"/>
        </table:table-row>
        <table:table-row table:style-name="ro22">
          <table:table-cell table:style-name="ce199"/>
          <table:table-cell table:style-name="ce203"/>
          <table:table-cell table:style-name="ce220" office:value-type="string">
            <text:p>£</text:p>
          </table:table-cell>
          <table:table-cell table:style-name="ce222" table:formula="of:=IF((['file:///C:/Users/antony/diy/GB%20Accounts/GB%20Accounts%202012-13/GB%20Accounts%20Self%20Employed%202013-04-05%20(Apr13)%20OpenOffice/Fixedassets050413.ods'#$Schedule.$R$1]+['file:///C:/Users/antony/diy/GB%20Accounts/GB%20Accounts%202012-13/GB%20Accounts%20Self%20Employed%202013-04-05%20(Apr13)%20OpenOffice/Fixedassets050413.ods'#$Schedule.$S$1])&lt;1000;['file:///C:/Users/antony/diy/GB%20Accounts/GB%20Accounts%202012-13/GB%20Accounts%20Self%20Employed%202013-04-05%20(Apr13)%20OpenOffice/Fixedassets050413.ods'#$Schedule.$S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2" table:number-columns-repeated="2"/>
          <table:table-cell table:style-name="ce203" table:number-columns-repeated="2"/>
          <table:table-cell table:style-name="ce220" office:value-type="string">
            <text:p>£</text:p>
          </table:table-cell>
          <table:table-cell table:style-name="ce222" table:formula="of:=IF(['file:///C:/Users/antony/diy/GB%20Accounts/GB%20Accounts%202012-13/GB%20Accounts%20Self%20Employed%202013-04-05%20(Apr13)%20OpenOffice/Fixedassets050413.ods'#$Schedule.$Z$1]&gt;0;['file:///C:/Users/antony/diy/GB%20Accounts/GB%20Accounts%202012-13/GB%20Accounts%20Self%20Employed%202013-04-05%20(Apr13)%20OpenOffice/Fixedassets050413.ods'#$Schedule.$Z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2"/>
          <table:table-cell table:style-name="ce274"/>
          <table:table-cell table:number-columns-repeated="1001"/>
        </table:table-row>
        <table:table-row table:style-name="ro4">
          <table:table-cell table:style-name="ce195"/>
          <table:table-cell table:style-name="ce210" table:number-columns-repeated="21"/>
          <table:table-cell table:style-name="ce276"/>
          <table:table-cell table:number-columns-repeated="1001"/>
        </table:table-row>
        <table:table-row table:style-name="ro7">
          <table:table-cell table:style-name="ce201" office:value-type="string" table:number-columns-spanned="23" table:number-rows-spanned="1">
            <text:p>Calculating your taxable profits</text:p>
          </table:table-cell>
          <table:covered-table-cell table:number-columns-repeated="22"/>
          <table:table-cell table:number-columns-repeated="1001"/>
        </table:table-row>
        <table:table-row table:style-name="ro27">
          <table:table-cell table:style-name="ce198" office:value-type="string" table:number-columns-spanned="23" table:number-rows-spanned="1">
            <text:p>Your taxable profit may not be the same as your net profit. Read page SESN 7 of the <text:span text:style-name="T2">notes</text:span> to see if you need to make any</text:p>
          </table:table-cell>
          <table:covered-table-cell table:number-columns-repeated="22"/>
          <table:table-cell table:number-columns-repeated="1001"/>
        </table:table-row>
        <table:table-row table:style-name="ro1">
          <table:table-cell table:style-name="ce198" office:value-type="string" table:number-columns-spanned="23" table:number-rows-spanned="1">
            <text:p>adjustments and fill in the boxes which apply to arrive at your taxable profit for the year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192"/>
          <table:table-cell table:style-name="ce209" table:number-columns-repeated="21"/>
          <table:table-cell table:style-name="ce271"/>
          <table:table-cell table:number-columns-repeated="1001"/>
        </table:table-row>
        <table:table-row table:style-name="ro3">
          <table:table-cell table:style-name="ce193" office:value-type="float" office:value="26">
            <text:p>26</text:p>
          </table:table-cell>
          <table:table-cell table:style-name="ce203"/>
          <table:table-cell table:style-name="ce202" office:value-type="string">
            <text:p>Goods and services for your own use - <text:span text:style-name="T2">read page</text:span></text:p>
          </table:table-cell>
          <table:table-cell table:style-name="ce202" table:number-columns-repeated="8"/>
          <table:table-cell table:style-name="ce193" office:value-type="float" office:value="28">
            <text:p>28</text:p>
          </table:table-cell>
          <table:table-cell table:style-name="ce203"/>
          <table:table-cell table:style-name="ce202" office:value-type="string">
            <text:p>Loss brought forward from earlier years set-off against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3">
          <table:table-cell table:style-name="ce202"/>
          <table:table-cell table:style-name="ce203"/>
          <table:table-cell table:style-name="ce219" office:value-type="string">
            <text:p>SESN 9 of the notes</text:p>
          </table:table-cell>
          <table:table-cell table:style-name="ce202" table:number-columns-repeated="9"/>
          <table:table-cell table:style-name="ce203"/>
          <table:table-cell table:style-name="ce202" office:value-type="string">
            <text:p>this year's profits - <text:span text:style-name="T2">up to the amount in box 27</text:span></text:p>
          </table:table-cell>
          <table:table-cell table:style-name="ce242" table:number-columns-repeated="8"/>
          <table:table-cell table:style-name="ce274"/>
          <table:table-cell table:number-columns-repeated="1001"/>
        </table:table-row>
        <table:table-row table:style-name="ro2">
          <table:table-cell table:style-name="ce202"/>
          <table:table-cell table:style-name="ce203"/>
          <table:table-cell table:style-name="ce202" table:number-columns-repeated="10"/>
          <table:table-cell table:style-name="ce203" table:number-columns-repeated="10"/>
          <table:table-cell table:style-name="ce274"/>
          <table:table-cell table:number-columns-repeated="1001"/>
        </table:table-row>
        <table:table-row table:style-name="ro22">
          <table:table-cell table:style-name="ce203" table:number-columns-repeated="2"/>
          <table:table-cell table:style-name="ce220" office:value-type="string">
            <text:p>£</text:p>
          </table:table-cell>
          <table:table-cell table:style-name="ce222" table:formula="of:=[$Business_Details.O5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4"/>
          <table:table-cell table:style-name="ce220" office:value-type="string">
            <text:p>£</text:p>
          </table:table-cell>
          <table:table-cell table:style-name="ce222" table:formula="of:=IF([.O106]&gt;0;0;IF([$Business_Details.D50]=0;0;IF([.D99]&gt;[$Business_Details.D50];[$Business_Details.D50];[.D99])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2"/>
          <table:table-cell table:style-name="ce274"/>
          <table:table-cell table:number-columns-repeated="1001"/>
        </table:table-row>
        <table:table-row table:style-name="ro3">
          <table:table-cell table:style-name="ce203" table:number-columns-repeated="22"/>
          <table:table-cell table:style-name="ce274"/>
          <table:table-cell table:number-columns-repeated="1001"/>
        </table:table-row>
        <table:table-row table:style-name="ro3">
          <table:table-cell table:style-name="ce193" office:value-type="float" office:value="27">
            <text:p>27</text:p>
          </table:table-cell>
          <table:table-cell table:style-name="ce203"/>
          <table:table-cell table:style-name="ce202" office:value-type="string">
            <text:p>Net business profit for tax purposes (if box 20 + box 25 +</text:p>
          </table:table-cell>
          <table:table-cell table:style-name="ce202" table:number-columns-repeated="8"/>
          <table:table-cell table:style-name="ce193" office:value-type="float" office:value="29">
            <text:p>29</text:p>
          </table:table-cell>
          <table:table-cell table:style-name="ce203"/>
          <table:table-cell table:style-name="ce202" office:value-type="string">
            <text:p>Any other business income not included in boxes 8 or 9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5">
          <table:table-cell table:style-name="ce199"/>
          <table:table-cell table:style-name="ce203"/>
          <table:table-cell table:style-name="ce202" office:value-type="string">
            <text:p>box 26 minus boxes 21 to 24) is positive)</text:p>
          </table:table-cell>
          <table:table-cell table:style-name="ce202" table:number-columns-repeated="9"/>
          <table:table-cell table:style-name="ce203"/>
          <table:table-cell table:style-name="ce219" office:value-type="string">
            <text:p><text:s/>- for example, Business Start-up Allowance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2">
          <table:table-cell table:style-name="ce199"/>
          <table:table-cell table:style-name="ce203"/>
          <table:table-cell table:style-name="ce202" table:number-columns-repeated="10"/>
          <table:table-cell table:style-name="ce203" table:number-columns-repeated="10"/>
          <table:table-cell table:style-name="ce274"/>
          <table:table-cell table:number-columns-repeated="1001"/>
        </table:table-row>
        <table:table-row table:style-name="ro22">
          <table:table-cell table:style-name="ce194"/>
          <table:table-cell table:style-name="ce203"/>
          <table:table-cell table:style-name="ce220" office:value-type="string">
            <text:p>£</text:p>
          </table:table-cell>
          <table:table-cell table:style-name="ce222" table:formula="of:=IF(([.D71]+[.O85]+[.D94]-[.O71]-[.D80]-[.D85]-[.O80])&gt;0;[.D71]+[.O85]+[.D94]-[.O71]-[.D80]-[.D85]-[.O80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2"/>
          <table:table-cell table:style-name="ce202"/>
          <table:table-cell table:style-name="ce203"/>
          <table:table-cell table:style-name="ce220" office:value-type="string">
            <text:p>£</text:p>
          </table:table-cell>
          <table:table-cell table:style-name="ce222" table:formula="of:=[$'Profit_&amp;_Loss_Account'.B1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2"/>
          <table:table-cell table:style-name="ce274"/>
          <table:table-cell/>
          <table:table-cell table:style-name="ce281" table:number-columns-repeated="2"/>
          <table:table-cell table:number-columns-repeated="998"/>
        </table:table-row>
        <table:table-row table:style-name="ro5">
          <table:table-cell table:style-name="ce195"/>
          <table:table-cell table:style-name="ce210" table:number-columns-repeated="21"/>
          <table:table-cell table:style-name="ce276"/>
          <table:table-cell table:number-columns-repeated="1001"/>
        </table:table-row>
        <table:table-row table:style-name="ro7">
          <table:table-cell table:style-name="ce200" office:value-type="string" table:number-columns-spanned="23" table:number-rows-spanned="1">
            <text:p>Total taxable profits or net business loss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192"/>
          <table:table-cell table:style-name="ce209" table:number-columns-repeated="21"/>
          <table:table-cell table:style-name="ce271"/>
          <table:table-cell table:number-columns-repeated="1001"/>
        </table:table-row>
        <table:table-row table:style-name="ro3">
          <table:table-cell table:style-name="ce193" office:value-type="float" office:value="30">
            <text:p>30</text:p>
          </table:table-cell>
          <table:table-cell table:style-name="ce203"/>
          <table:table-cell table:style-name="ce202" office:value-type="string">
            <text:p>Total taxable profits from this business</text:p>
          </table:table-cell>
          <table:table-cell table:style-name="ce202" table:number-columns-repeated="8"/>
          <table:table-cell table:style-name="ce193" office:value-type="float" office:value="31">
            <text:p>31</text:p>
          </table:table-cell>
          <table:table-cell table:style-name="ce203"/>
          <table:table-cell table:style-name="ce202" office:value-type="string">
            <text:p>Net business loss for tax purposes (if boxes 21 to 24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5">
          <table:table-cell table:style-name="ce194"/>
          <table:table-cell table:style-name="ce203"/>
          <table:table-cell table:style-name="ce216" office:value-type="string">
            <text:p>if box 27 + box 29 minus box 28 is positive</text:p>
          </table:table-cell>
          <table:table-cell table:style-name="ce223" table:number-columns-repeated="3"/>
          <table:table-cell table:style-name="ce227"/>
          <table:table-cell table:style-name="ce229" table:number-columns-repeated="2"/>
          <table:table-cell table:style-name="ce212" table:number-columns-repeated="2"/>
          <table:table-cell table:style-name="ce202"/>
          <table:table-cell table:style-name="ce203"/>
          <table:table-cell table:style-name="ce202" office:value-type="string">
            <text:p>minus (box 20 + box 25 + box 26) is positive)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2">
          <table:table-cell table:style-name="ce199"/>
          <table:table-cell table:style-name="ce203"/>
          <table:table-cell table:style-name="ce202" table:number-columns-repeated="10"/>
          <table:table-cell table:style-name="ce203" table:number-columns-repeated="10"/>
          <table:table-cell table:style-name="ce274"/>
          <table:table-cell table:number-columns-repeated="1001"/>
        </table:table-row>
        <table:table-row table:style-name="ro22">
          <table:table-cell table:style-name="ce199"/>
          <table:table-cell table:style-name="ce203"/>
          <table:table-cell table:style-name="ce220" office:value-type="string">
            <text:p>£</text:p>
          </table:table-cell>
          <table:table-cell table:style-name="ce222" table:formula="of:=IF(([.D99]+[.O99]-[.O94])&gt;0;[.D99]+[.O99]-[.O9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2" table:number-columns-repeated="3"/>
          <table:table-cell table:style-name="ce203"/>
          <table:table-cell table:style-name="ce220" office:value-type="string">
            <text:p>£</text:p>
          </table:table-cell>
          <table:table-cell table:style-name="ce222" table:formula="of:=IF(([.O71]+[.D80]+[.D85]+[.O80]-[.D71]-[.O85]-[.D94])&gt;=0;[.O71]+[.D80]+[.D85]+[.O80]-[.D71]-[.O85]-[.D9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2"/>
          <table:table-cell table:style-name="ce274"/>
          <table:table-cell table:number-columns-repeated="1001"/>
        </table:table-row>
        <table:table-row table:style-name="ro2">
          <table:table-cell table:style-name="ce195"/>
          <table:table-cell table:style-name="ce210" table:number-columns-repeated="10"/>
          <table:table-cell table:style-name="ce213" table:number-columns-repeated="2"/>
          <table:table-cell table:style-name="ce234"/>
          <table:table-cell table:style-name="ce213" table:number-columns-repeated="7"/>
          <table:table-cell table:style-name="ce210"/>
          <table:table-cell table:style-name="ce276"/>
          <table:table-cell table:number-columns-repeated="1001"/>
        </table:table-row>
        <table:table-row table:style-name="ro7">
          <table:table-cell table:style-name="ce201" office:value-type="string" table:number-columns-spanned="23" table:number-rows-spanned="1">
            <text:p>Losses, Class 4 NICs and deductions</text:p>
          </table:table-cell>
          <table:covered-table-cell table:number-columns-repeated="22"/>
          <table:table-cell table:number-columns-repeated="1001"/>
        </table:table-row>
        <table:table-row table:style-name="ro27">
          <table:table-cell table:style-name="ce198" office:value-type="string" table:number-columns-spanned="23" table:number-rows-spanned="1">
            <text:p>If you have made a loss for tax purposes (box 29), read page SESN 7 of the <text:span text:style-name="T2">notes</text:span> and fill in boxes 30 to 32 as appropriate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204"/>
          <table:table-cell table:style-name="ce211" table:number-columns-repeated="21"/>
          <table:table-cell table:style-name="ce278"/>
          <table:table-cell table:number-columns-repeated="1001"/>
        </table:table-row>
        <table:table-row table:style-name="ro3">
          <table:table-cell table:style-name="ce193" office:value-type="float" office:value="32">
            <text:p>32</text:p>
          </table:table-cell>
          <table:table-cell table:style-name="ce203"/>
          <table:table-cell table:style-name="ce202" office:value-type="string">
            <text:p>Loss from this tax year set-off against other income</text:p>
          </table:table-cell>
          <table:table-cell table:style-name="ce202" table:number-columns-repeated="8"/>
          <table:table-cell table:style-name="ce193" office:value-type="float" office:value="35">
            <text:p>35</text:p>
          </table:table-cell>
          <table:table-cell table:style-name="ce203"/>
          <table:table-cell table:style-name="ce202" office:value-type="string">
            <text:p>If you are exempt from paying Class 4 NICs, put 'X' in the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3">
          <table:table-cell table:style-name="ce199"/>
          <table:table-cell table:style-name="ce203"/>
          <table:table-cell table:style-name="ce202" office:value-type="string">
            <text:p>for </text:p>
          </table:table-cell>
          <table:table-cell table:style-name="ce224" table:formula="of:=[$Admin.G2]" office:value-type="string" office:string-value="2012-13" table:number-columns-spanned="3" table:number-rows-spanned="1">
            <text:p>2012-13</text:p>
          </table:table-cell>
          <table:covered-table-cell table:number-columns-repeated="2"/>
          <table:table-cell table:style-name="ce202" table:number-columns-repeated="6"/>
          <table:table-cell table:style-name="ce203"/>
          <table:table-cell table:style-name="ce202" office:value-type="string">
            <text:p>box - <text:span text:style-name="T2">read page SESN 10 of the notes</text:span></text:p>
          </table:table-cell>
          <table:table-cell table:style-name="ce242" table:number-columns-repeated="8"/>
          <table:table-cell table:style-name="ce274"/>
          <table:table-cell table:number-columns-repeated="1001"/>
        </table:table-row>
        <table:table-row table:style-name="ro2">
          <table:table-cell table:style-name="ce199"/>
          <table:table-cell table:style-name="ce203"/>
          <table:table-cell table:style-name="ce202" table:number-columns-repeated="10"/>
          <table:table-cell table:style-name="ce203" table:number-columns-repeated="10"/>
          <table:table-cell table:style-name="ce274"/>
          <table:table-cell table:number-columns-repeated="1001"/>
        </table:table-row>
        <table:table-row table:style-name="ro22">
          <table:table-cell table:style-name="ce194"/>
          <table:table-cell table:style-name="ce203"/>
          <table:table-cell table:style-name="ce220" office:value-type="string">
            <text:p>£</text:p>
          </table:table-cell>
          <table:table-cell table:style-name="ce222" table:number-columns-spanned="3" table:number-rows-spanned="1"/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4"/>
          <table:table-cell table:style-name="ce193"/>
          <table:table-cell table:style-name="ce223" table:number-columns-repeated="3"/>
          <table:table-cell table:style-name="ce227"/>
          <table:table-cell table:style-name="ce229" table:number-columns-repeated="2"/>
          <table:table-cell table:style-name="ce212"/>
          <table:table-cell table:style-name="ce203"/>
          <table:table-cell table:style-name="ce274"/>
          <table:table-cell table:number-columns-repeated="1001"/>
        </table:table-row>
        <table:table-row table:style-name="ro3">
          <table:table-cell table:style-name="ce194"/>
          <table:table-cell table:style-name="ce203" table:number-columns-repeated="21"/>
          <table:table-cell table:style-name="ce274"/>
          <table:table-cell table:number-columns-repeated="1001"/>
        </table:table-row>
        <table:table-row table:style-name="ro3">
          <table:table-cell table:style-name="ce193" office:value-type="float" office:value="33">
            <text:p>33</text:p>
          </table:table-cell>
          <table:table-cell table:style-name="ce203"/>
          <table:table-cell table:style-name="ce202" office:value-type="string">
            <text:p>Loss to be carried back to previous year(s) and set-off</text:p>
          </table:table-cell>
          <table:table-cell table:style-name="ce202" table:number-columns-repeated="8"/>
          <table:table-cell table:style-name="ce193" office:value-type="float" office:value="36">
            <text:p>36</text:p>
          </table:table-cell>
          <table:table-cell table:style-name="ce203"/>
          <table:table-cell table:style-name="ce202" office:value-type="string">
            <text:p>If you have been given a </text:p>
          </table:table-cell>
          <table:table-cell table:style-name="ce203" table:number-columns-repeated="3"/>
          <table:table-cell table:style-name="ce246" table:formula="of:=[$Admin.G2]" office:value-type="string" office:string-value="2012-13" table:number-columns-spanned="3" table:number-rows-spanned="1">
            <text:p>2012-13</text:p>
          </table:table-cell>
          <table:covered-table-cell table:number-columns-repeated="2"/>
          <table:table-cell table:style-name="ce221" office:value-type="string">
            <text:p>Class 4 NICs</text:p>
          </table:table-cell>
          <table:table-cell table:style-name="ce203"/>
          <table:table-cell table:style-name="ce274"/>
          <table:table-cell table:number-columns-repeated="1001"/>
        </table:table-row>
        <table:table-row table:style-name="ro5">
          <table:table-cell table:style-name="ce199"/>
          <table:table-cell table:style-name="ce203"/>
          <table:table-cell table:style-name="ce202" office:value-type="string">
            <text:p>against income (or capital gains)</text:p>
          </table:table-cell>
          <table:table-cell table:style-name="ce202" table:number-columns-repeated="9"/>
          <table:table-cell table:style-name="ce203"/>
          <table:table-cell table:style-name="ce202" office:value-type="string">
            <text:p>deferment certificate, put 'X' in the box - <text:span text:style-name="T2">read page SESN 10</text:span>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5">
          <table:table-cell table:style-name="ce199"/>
          <table:table-cell table:style-name="ce203"/>
          <table:table-cell table:style-name="ce202" table:number-columns-repeated="10"/>
          <table:table-cell table:style-name="ce203"/>
          <table:table-cell table:style-name="ce233" office:value-type="string">
            <text:p>of the notes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22">
          <table:table-cell table:style-name="ce194"/>
          <table:table-cell table:style-name="ce203"/>
          <table:table-cell table:style-name="ce220" office:value-type="string">
            <text:p>£</text:p>
          </table:table-cell>
          <table:table-cell table:style-name="ce222" table:number-columns-spanned="3" table:number-rows-spanned="1"/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2"/>
          <table:table-cell table:style-name="ce202"/>
          <table:table-cell table:style-name="ce203"/>
          <table:table-cell table:style-name="ce193"/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5">
          <table:table-cell table:style-name="ce205"/>
          <table:table-cell table:style-name="ce212"/>
          <table:table-cell table:style-name="ce221"/>
          <table:table-cell table:style-name="ce212" table:number-columns-repeated="8"/>
          <table:table-cell table:style-name="ce202"/>
          <table:table-cell table:style-name="ce203"/>
          <table:table-cell table:style-name="ce235"/>
          <table:table-cell table:style-name="ce223" table:number-columns-repeated="3"/>
          <table:table-cell table:style-name="ce227"/>
          <table:table-cell table:style-name="ce229" table:number-columns-repeated="2"/>
          <table:table-cell table:style-name="ce212"/>
          <table:table-cell table:style-name="ce203"/>
          <table:table-cell table:style-name="ce274"/>
          <table:table-cell table:number-columns-repeated="1001"/>
        </table:table-row>
        <table:table-row table:style-name="ro3">
          <table:table-cell table:style-name="ce193" office:value-type="float" office:value="34">
            <text:p>34</text:p>
          </table:table-cell>
          <table:table-cell table:style-name="ce203"/>
          <table:table-cell table:style-name="ce202" office:value-type="string">
            <text:p>Total loss to carry forward after all other set-offs</text:p>
          </table:table-cell>
          <table:table-cell table:style-name="ce202" table:number-columns-repeated="8"/>
          <table:table-cell table:style-name="ce193" office:value-type="float" office:value="37">
            <text:p>37</text:p>
          </table:table-cell>
          <table:table-cell table:style-name="ce203"/>
          <table:table-cell table:style-name="ce202" office:value-type="string">
            <text:p>Deductions on payment and deduction statements from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5">
          <table:table-cell table:style-name="ce199"/>
          <table:table-cell table:style-name="ce203"/>
          <table:table-cell table:style-name="ce219" office:value-type="string">
            <text:p><text:s/>- including unused losses brought forward</text:p>
          </table:table-cell>
          <table:table-cell table:style-name="ce202" table:number-columns-repeated="9"/>
          <table:table-cell table:style-name="ce203"/>
          <table:table-cell table:style-name="ce202" office:value-type="string">
            <text:p>contractors -<text:span text:style-name="T2"> construction industry subcontractors only</text:span></text:p>
          </table:table-cell>
          <table:table-cell table:style-name="ce203" table:number-columns-repeated="8"/>
          <table:table-cell table:style-name="ce274"/>
          <table:table-cell table:number-columns-repeated="1001"/>
        </table:table-row>
        <table:table-row table:style-name="ro2">
          <table:table-cell table:style-name="ce199"/>
          <table:table-cell table:style-name="ce203"/>
          <table:table-cell table:style-name="ce202" table:number-columns-repeated="10"/>
          <table:table-cell table:style-name="ce203" table:number-columns-repeated="10"/>
          <table:table-cell table:style-name="ce274"/>
          <table:table-cell table:number-columns-repeated="1001"/>
        </table:table-row>
        <table:table-row table:style-name="ro22">
          <table:table-cell table:style-name="ce194"/>
          <table:table-cell table:style-name="ce203"/>
          <table:table-cell table:style-name="ce220" office:value-type="string">
            <text:p>£</text:p>
          </table:table-cell>
          <table:table-cell table:style-name="ce222" table:formula="of:=[$Business_Details.O5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2"/>
          <table:table-cell table:style-name="ce202"/>
          <table:table-cell table:style-name="ce203"/>
          <table:table-cell table:style-name="ce220" office:value-type="string">
            <text:p>£</text:p>
          </table:table-cell>
          <table:table-cell table:style-name="ce222" table:formula="of:=['file:///C:/Users/antony/diy/GB%20Accounts/GB%20Accounts%202012-13/GB%20Accounts%20Self%20Employed%202013-04-05%20(Apr13)%20OpenOffice/Sales050413.ods'#$Mar13.$X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27" office:value-type="string">
            <text:p>.</text:p>
          </table:table-cell>
          <table:table-cell table:number-columns-repeated="2" table:style-name="ce228" office:value-type="float" office:value="0">
            <text:p>0</text:p>
          </table:table-cell>
          <table:table-cell table:style-name="ce203" table:number-columns-repeated="2"/>
          <table:table-cell table:style-name="ce274"/>
          <table:table-cell table:number-columns-repeated="1001"/>
        </table:table-row>
        <table:table-row table:style-name="ro5">
          <table:table-cell table:style-name="ce206"/>
          <table:table-cell table:style-name="ce213" table:number-columns-repeated="10"/>
          <table:table-cell table:style-name="ce230"/>
          <table:table-cell table:style-name="ce210"/>
          <table:table-cell table:style-name="ce236"/>
          <table:table-cell table:style-name="ce243" table:number-columns-repeated="3"/>
          <table:table-cell table:style-name="ce252"/>
          <table:table-cell table:style-name="ce255" table:number-columns-repeated="2"/>
          <table:table-cell table:style-name="ce210" table:number-columns-repeated="2"/>
          <table:table-cell table:style-name="ce276"/>
          <table:table-cell table:number-columns-repeated="1001"/>
        </table:table-row>
        <table:table-row table:style-name="ro3" table:number-rows-repeated="1048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_Full" table:style-name="ta5" table:protected="true">
        <table:table-column table:style-name="co1" table:default-cell-style-name="ce137"/>
        <table:table-column table:style-name="co2" table:default-cell-style-name="ce137"/>
        <table:table-column table:style-name="co1" table:default-cell-style-name="ce137"/>
        <table:table-column table:style-name="co22" table:default-cell-style-name="ce137"/>
        <table:table-column table:style-name="co4" table:default-cell-style-name="ce137"/>
        <table:table-column table:style-name="co5" table:default-cell-style-name="ce137"/>
        <table:table-column table:style-name="co4" table:default-cell-style-name="ce137"/>
        <table:table-column table:style-name="co6" table:number-columns-repeated="2" table:default-cell-style-name="ce137"/>
        <table:table-column table:style-name="co7" table:default-cell-style-name="ce137"/>
        <table:table-column table:style-name="co29" table:default-cell-style-name="ce137"/>
        <table:table-column table:style-name="co30" table:default-cell-style-name="ce137"/>
        <table:table-column table:style-name="co31" table:default-cell-style-name="ce137"/>
        <table:table-column table:style-name="co1" table:default-cell-style-name="ce137"/>
        <table:table-column table:style-name="co32" table:default-cell-style-name="ce137"/>
        <table:table-column table:style-name="co7" table:number-columns-repeated="2" table:default-cell-style-name="ce137"/>
        <table:table-column table:style-name="co4" table:default-cell-style-name="ce137"/>
        <table:table-column table:style-name="co6" table:default-cell-style-name="ce137"/>
        <table:table-column table:style-name="co47" table:default-cell-style-name="ce137"/>
        <table:table-column table:style-name="co8" table:default-cell-style-name="ce137"/>
        <table:table-column table:style-name="co48" table:default-cell-style-name="ce137"/>
        <table:table-column table:style-name="co49" table:default-cell-style-name="ce137"/>
        <table:table-column table:style-name="co10" table:number-columns-repeated="1001" table:default-cell-style-name="ce137"/>
        <table:table-row table:style-name="ro18">
          <table:table-cell table:style-name="ce282" office:value-type="string" table:number-columns-spanned="6" table:number-rows-spanned="2">
            <text:p>HM Revenue &amp; Customs</text:p>
          </table:table-cell>
          <table:covered-table-cell table:number-columns-repeated="5"/>
          <table:table-cell table:style-name="ce337" office:value-type="string" table:number-columns-spanned="7" table:number-rows-spanned="2">
            <text:p>COPY DETAILS TO HMRC FORM <text:s text:c="9"/>Submit HMRC paper return <text:s text:c="30"/>by 31st October 2012 <text:s text:c="28"/>OR PRINT &amp; FILE RETURN ONLINE <text:s text:c="18"/>by 31st January 2013</text:p>
          </table:table-cell>
          <table:covered-table-cell table:number-columns-repeated="6"/>
          <table:table-cell table:style-name="ce346" office:value-type="string" table:number-columns-spanned="10" table:number-rows-spanned="1">
            <text:p>Self-employment (full)</text:p>
          </table:table-cell>
          <table:covered-table-cell table:number-columns-repeated="9"/>
          <table:table-cell table:number-columns-repeated="1001"/>
        </table:table-row>
        <table:table-row table:style-name="ro18">
          <table:covered-table-cell table:number-columns-repeated="13"/>
          <table:table-cell table:style-name="ce347" office:value-type="string" table:number-columns-spanned="3" table:number-rows-spanned="1">
            <text:p>Tax year </text:p>
          </table:table-cell>
          <table:covered-table-cell table:number-columns-repeated="2"/>
          <table:table-cell table:style-name="ce355" table:formula="of:=[$Admin.B4]" office:value-type="date" office:date-value="2012-04-06" table:number-columns-spanned="4" table:number-rows-spanned="1">
            <text:p>Friday, April 06, 2012</text:p>
          </table:table-cell>
          <table:covered-table-cell table:number-columns-repeated="3"/>
          <table:table-cell table:style-name="ce462" office:value-type="string">
            <text:p>to</text:p>
          </table:table-cell>
          <table:table-cell table:style-name="ce355" table:formula="of:=[$Admin.B17]" office:value-type="date" office:date-value="2013-04-05" table:number-columns-spanned="2" table:number-rows-spanned="1">
            <text:p>Friday, April 05, 2013</text:p>
          </table:table-cell>
          <table:covered-table-cell/>
          <table:table-cell table:number-columns-repeated="1001"/>
        </table:table-row>
        <table:table-row table:style-name="ro19">
          <table:table-cell table:style-name="ce283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6">
          <table:table-cell table:style-name="ce284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2">
          <table:table-cell table:style-name="ce285"/>
          <table:table-cell table:style-name="ce306" table:number-columns-repeated="21"/>
          <table:table-cell table:style-name="ce464"/>
          <table:table-cell table:number-columns-repeated="1001"/>
        </table:table-row>
        <table:table-row table:style-name="ro3">
          <table:table-cell table:style-name="ce286"/>
          <table:table-cell table:style-name="ce153"/>
          <table:table-cell table:style-name="ce313" office:value-type="string">
            <text:p>Your name</text:p>
          </table:table-cell>
          <table:table-cell table:style-name="ce313" table:number-columns-repeated="2"/>
          <table:table-cell table:style-name="ce153" table:number-columns-repeated="8"/>
          <table:table-cell table:style-name="ce313" office:value-type="string">
            <text:p>Your unique taxpayer reference (UTR)</text:p>
          </table:table-cell>
          <table:table-cell table:style-name="ce313" table:number-columns-repeated="8"/>
          <table:table-cell table:style-name="ce465"/>
          <table:table-cell table:number-columns-repeated="1001"/>
        </table:table-row>
        <table:table-row table:style-name="ro28">
          <table:table-cell table:style-name="ce286"/>
          <table:table-cell table:style-name="ce153"/>
          <table:table-cell table:style-name="ce313" table:number-columns-repeated="3"/>
          <table:table-cell table:style-name="ce153" table:number-columns-repeated="8"/>
          <table:table-cell table:style-name="ce313" table:number-columns-repeated="9"/>
          <table:table-cell table:style-name="ce465"/>
          <table:table-cell table:number-columns-repeated="1001"/>
        </table:table-row>
        <table:table-row table:style-name="ro8">
          <table:table-cell table:style-name="ce286"/>
          <table:table-cell table:style-name="ce153"/>
          <table:table-cell table:style-name="ce314" table:formula="of:=IF([$Business_Details.C5]&gt;0;[$Business_Details.C5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67"/>
          <table:table-cell table:style-name="ce153" table:number-columns-repeated="2"/>
          <table:table-cell table:style-name="ce167"/>
          <table:table-cell table:style-name="ce314" table:formula="of:=IF([$Business_Details.O5]&gt;0;[$Business_Details.O5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167"/>
          <table:table-cell table:style-name="ce314" table:formula="of:=IF([$Business_Details.R5]&gt;0;[$Business_Details.R5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67"/>
          <table:table-cell table:style-name="ce466"/>
          <table:table-cell table:number-columns-repeated="1001"/>
        </table:table-row>
        <table:table-row table:style-name="ro6">
          <table:table-cell table:style-name="ce287"/>
          <table:table-cell table:style-name="ce153"/>
          <table:table-cell table:style-name="ce315" table:number-columns-repeated="8"/>
          <table:table-cell table:style-name="ce153" table:number-columns-repeated="3"/>
          <table:table-cell table:style-name="ce313" table:number-columns-repeated="9"/>
          <table:table-cell table:style-name="ce467"/>
          <table:table-cell table:number-columns-repeated="1001"/>
        </table:table-row>
        <table:table-row table:style-name="ro8">
          <table:table-cell table:style-name="ce287"/>
          <table:table-cell table:style-name="ce153"/>
          <table:table-cell table:style-name="ce314" table:formula="of:=IF([$Business_Details.C7]&gt;0;[$Business_Details.C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53" table:number-columns-repeated="3"/>
          <table:table-cell table:style-name="ce313" table:number-columns-repeated="9"/>
          <table:table-cell table:style-name="ce467"/>
          <table:table-cell table:number-columns-repeated="1001"/>
        </table:table-row>
        <table:table-row table:style-name="ro2">
          <table:table-cell table:style-name="ce288"/>
          <table:table-cell table:style-name="ce307" table:number-columns-repeated="21"/>
          <table:table-cell table:style-name="ce468"/>
          <table:table-cell table:number-columns-repeated="1001"/>
        </table:table-row>
        <table:table-row table:style-name="ro7">
          <table:table-cell table:style-name="ce289" office:value-type="string" table:number-columns-spanned="23" table:number-rows-spanned="1">
            <text:p>Business details</text:p>
          </table:table-cell>
          <table:covered-table-cell table:number-columns-repeated="22"/>
          <table:table-cell table:style-name="ce476" table:number-columns-repeated="1001"/>
        </table:table-row>
        <table:table-row table:style-name="ro4">
          <table:table-cell table:style-name="ce290"/>
          <table:table-cell table:style-name="ce308" table:number-columns-repeated="21"/>
          <table:table-cell table:style-name="ce469"/>
          <table:table-cell table:number-columns-repeated="1001"/>
        </table:table-row>
        <table:table-row table:style-name="ro3">
          <table:table-cell table:style-name="ce291" office:value-type="float" office:value="1">
            <text:p>1</text:p>
          </table:table-cell>
          <table:table-cell table:style-name="ce153"/>
          <table:table-cell table:style-name="ce313" office:value-type="string">
            <text:p>Business name - <text:span text:style-name="T2">unless it is in your own name</text:span></text:p>
          </table:table-cell>
          <table:table-cell table:style-name="ce313" table:number-columns-repeated="2"/>
          <table:table-cell table:style-name="ce153" table:number-columns-repeated="6"/>
          <table:table-cell table:style-name="ce291" office:value-type="float" office:value="5">
            <text:p>5</text:p>
          </table:table-cell>
          <table:table-cell table:style-name="ce153"/>
          <table:table-cell table:style-name="ce313" office:value-type="string">
            <text:p>If the details in boxes 1,2,3 or 4 have changed in the</text:p>
          </table:table-cell>
          <table:table-cell table:style-name="ce313" table:number-columns-repeated="8"/>
          <table:table-cell table:style-name="ce467"/>
          <table:table-cell table:number-columns-repeated="1001"/>
        </table:table-row>
        <table:table-row table:style-name="ro8">
          <table:table-cell table:style-name="ce287"/>
          <table:table-cell table:style-name="ce153"/>
          <table:table-cell table:style-name="ce314" table:formula="of:=IF([$Business_Details.C12]&gt;0;[$Business_Details.C1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53" table:number-columns-repeated="3"/>
          <table:table-cell table:style-name="ce318" office:value-type="string">
            <text:p>12 months put 'X' in the box and give details in the</text:p>
          </table:table-cell>
          <table:table-cell table:style-name="ce313" table:number-columns-repeated="8"/>
          <table:table-cell table:style-name="ce467"/>
          <table:table-cell table:number-columns-repeated="1001"/>
        </table:table-row>
        <table:table-row table:style-name="ro6">
          <table:table-cell table:style-name="ce287"/>
          <table:table-cell table:style-name="ce153"/>
          <table:table-cell table:style-name="ce315" table:number-columns-repeated="8"/>
          <table:table-cell table:style-name="ce153" table:number-columns-repeated="3"/>
          <table:table-cell table:style-name="ce313" office:value-type="string">
            <text:p><text:s/>'Any other information' box</text:p>
          </table:table-cell>
          <table:table-cell table:style-name="ce313" table:number-columns-repeated="8"/>
          <table:table-cell table:style-name="ce467"/>
          <table:table-cell table:number-columns-repeated="1001"/>
        </table:table-row>
        <table:table-row table:style-name="ro8">
          <table:table-cell table:style-name="ce287"/>
          <table:table-cell table:style-name="ce153"/>
          <table:table-cell table:style-name="ce314" table:formula="of:=IF([$Business_Details.C14]&gt;0;[$Business_Details.C14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53" table:number-columns-repeated="3"/>
          <table:table-cell table:style-name="ce336" table:formula="of:=IF([$Business_Details.N14]=&quot;X&quot;;&quot;X&quot;;&quot; &quot;)" office:value-type="string" office:string-value=" ">
            <text:p><text:s/>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4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2">
            <text:p>2</text:p>
          </table:table-cell>
          <table:table-cell table:style-name="ce153"/>
          <table:table-cell table:style-name="ce313" office:value-type="string">
            <text:p>Description of business</text:p>
          </table:table-cell>
          <table:table-cell table:style-name="ce313" table:number-columns-repeated="2"/>
          <table:table-cell table:style-name="ce153" table:number-columns-repeated="6"/>
          <table:table-cell table:style-name="ce291" office:value-type="float" office:value="6">
            <text:p>6</text:p>
          </table:table-cell>
          <table:table-cell table:style-name="ce153"/>
          <table:table-cell table:style-name="ce313" office:value-type="string">
            <text:p>If your business started after</text:p>
          </table:table-cell>
          <table:table-cell table:style-name="ce313" table:number-columns-repeated="3"/>
          <table:table-cell table:style-name="ce153"/>
          <table:table-cell table:style-name="ce359" table:formula="of:=[$Admin.B4]" office:value-type="date" office:date-value="2012-04-06" table:number-columns-spanned="4" table:number-rows-spanned="1">
            <text:p>Friday, April 06, 2012</text:p>
          </table:table-cell>
          <table:covered-table-cell table:number-columns-repeated="3"/>
          <table:table-cell table:style-name="ce467"/>
          <table:table-cell table:number-columns-repeated="1001"/>
        </table:table-row>
        <table:table-row table:style-name="ro8">
          <table:table-cell table:style-name="ce287"/>
          <table:table-cell table:style-name="ce153"/>
          <table:table-cell table:style-name="ce314" table:formula="of:=IF([$Business_Details.C17]&gt;0;[$Business_Details.C1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53" table:number-columns-repeated="3"/>
          <table:table-cell table:style-name="ce313" office:value-type="string">
            <text:p><text:s/>enter the start date <text:span text:style-name="T2">DD/MM/YYYY</text:span></text:p>
          </table:table-cell>
          <table:table-cell table:style-name="ce313" table:number-columns-repeated="8"/>
          <table:table-cell table:style-name="ce467"/>
          <table:table-cell table:number-columns-repeated="1001"/>
        </table:table-row>
        <table:table-row table:style-name="ro4">
          <table:table-cell table:style-name="ce287"/>
          <table:table-cell table:style-name="ce153"/>
          <table:table-cell table:style-name="ce315" table:number-columns-repeated="8"/>
          <table:table-cell table:style-name="ce153" table:number-columns-repeated="3"/>
          <table:table-cell table:style-name="ce309" table:number-columns-repeated="4"/>
          <table:table-cell table:style-name="ce153" table:number-columns-repeated="5"/>
          <table:table-cell table:style-name="ce470"/>
          <table:table-cell table:number-columns-repeated="1001"/>
        </table:table-row>
        <table:table-row table:style-name="ro9">
          <table:table-cell table:style-name="ce287"/>
          <table:table-cell table:style-name="ce153"/>
          <table:table-cell table:style-name="ce314" table:formula="of:=IF([$Business_Details.C19]&gt;0;[$Business_Details.C19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53" table:number-columns-repeated="3"/>
          <table:table-cell table:style-name="ce348" table:formula="of:=IF([$Business_Details.N10]&gt;0;[$Business_Details.N19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53" table:number-columns-repeated="5"/>
          <table:table-cell table:style-name="ce470"/>
          <table:table-cell table:number-columns-repeated="1001"/>
        </table:table-row>
        <table:table-row table:style-name="ro4">
          <table:table-cell table:style-name="ce287"/>
          <table:table-cell table:style-name="ce153"/>
          <table:table-cell table:style-name="ce315" table:number-columns-repeated="8"/>
          <table:table-cell table:style-name="ce153" table:number-columns-repeated="12"/>
          <table:table-cell table:style-name="ce470"/>
          <table:table-cell table:number-columns-repeated="1001"/>
        </table:table-row>
        <table:table-row table:style-name="ro9">
          <table:table-cell table:style-name="ce287"/>
          <table:table-cell table:style-name="ce153"/>
          <table:table-cell table:style-name="ce314" table:formula="of:=IF([$Business_Details.C21]&gt;0;[$Business_Details.C21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53"/>
          <table:table-cell table:style-name="ce291" office:value-type="float" office:value="7">
            <text:p>7</text:p>
          </table:table-cell>
          <table:table-cell table:style-name="ce153"/>
          <table:table-cell table:style-name="ce313" office:value-type="string">
            <text:p>If your business ceased before </text:p>
          </table:table-cell>
          <table:table-cell table:style-name="ce313" table:number-columns-repeated="3"/>
          <table:table-cell table:style-name="ce153"/>
          <table:table-cell table:style-name="ce359" table:formula="of:=[$Admin.B17]" office:value-type="date" office:date-value="2013-04-05" table:number-columns-spanned="4" table:number-rows-spanned="1">
            <text:p>Friday, April 05, 2013</text:p>
          </table:table-cell>
          <table:covered-table-cell table:number-columns-repeated="3"/>
          <table:table-cell table:style-name="ce467"/>
          <table:table-cell table:number-columns-repeated="1001"/>
        </table:table-row>
        <table:table-row table:style-name="ro4">
          <table:table-cell table:style-name="ce287"/>
          <table:table-cell table:style-name="ce153" table:number-columns-repeated="12"/>
          <table:table-cell table:style-name="ce318" office:value-type="string" table:number-columns-spanned="9" table:number-rows-spanned="2">
            <text:p>enter the final date of trading</text:p>
          </table:table-cell>
          <table:covered-table-cell table:number-columns-repeated="8"/>
          <table:table-cell table:style-name="ce471"/>
          <table:table-cell table:number-columns-repeated="1001"/>
        </table:table-row>
        <table:table-row table:style-name="ro3">
          <table:table-cell table:style-name="ce291" office:value-type="float" office:value="3">
            <text:p>3</text:p>
          </table:table-cell>
          <table:table-cell table:style-name="ce153"/>
          <table:table-cell table:style-name="ce313" office:value-type="string">
            <text:p>First line of your business address - <text:span text:style-name="T2">unless you work</text:span></text:p>
          </table:table-cell>
          <table:table-cell table:style-name="ce313" table:number-columns-repeated="2"/>
          <table:table-cell table:style-name="ce153" table:number-columns-repeated="8"/>
          <table:covered-table-cell table:number-columns-repeated="9"/>
          <table:table-cell table:style-name="ce471"/>
          <table:table-cell table:number-columns-repeated="1001"/>
        </table:table-row>
        <table:table-row table:style-name="ro8">
          <table:table-cell table:style-name="ce287"/>
          <table:table-cell table:style-name="ce153"/>
          <table:table-cell table:style-name="ce316" office:value-type="string">
            <text:p>from home</text:p>
          </table:table-cell>
          <table:table-cell table:style-name="ce323" table:number-columns-repeated="2"/>
          <table:table-cell table:style-name="ce153" table:number-columns-repeated="8"/>
          <table:table-cell table:style-name="ce348" table:formula="of:=IF([$Business_Details.N24]&gt;0;[$Business_Details.N24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53" table:number-columns-repeated="5"/>
          <table:table-cell table:style-name="ce470"/>
          <table:table-cell table:number-columns-repeated="1001"/>
        </table:table-row>
        <table:table-row table:style-name="ro9">
          <table:table-cell table:style-name="ce287"/>
          <table:table-cell table:style-name="ce153"/>
          <table:table-cell table:style-name="ce314" table:formula="of:=IF([$Business_Details.C25]&gt;0;[$Business_Details.C25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53"/>
          <table:table-cell table:style-name="ce291" office:value-type="float" office:value="8">
            <text:p>8</text:p>
          </table:table-cell>
          <table:table-cell table:style-name="ce153"/>
          <table:table-cell table:style-name="ce313" office:value-type="string">
            <text:p>Date your books or accounts start - <text:span text:style-name="T2">the beginning of</text:span></text:p>
          </table:table-cell>
          <table:table-cell table:style-name="ce313" table:number-columns-repeated="8"/>
          <table:table-cell table:style-name="ce467"/>
          <table:table-cell table:number-columns-repeated="1001"/>
        </table:table-row>
        <table:table-row table:style-name="ro5">
          <table:table-cell table:style-name="ce292"/>
          <table:table-cell table:style-name="ce309"/>
          <table:table-cell table:style-name="ce317" table:number-columns-repeated="8"/>
          <table:table-cell table:style-name="ce309" table:number-columns-repeated="3"/>
          <table:table-cell table:style-name="ce316" office:value-type="string">
            <text:p>your accounting period</text:p>
          </table:table-cell>
          <table:table-cell table:style-name="ce318" table:number-columns-repeated="8"/>
          <table:table-cell table:style-name="ce471"/>
          <table:table-cell table:style-name="ce477" table:number-columns-repeated="1001"/>
        </table:table-row>
        <table:table-row table:style-name="ro9">
          <table:table-cell table:style-name="ce287"/>
          <table:table-cell table:style-name="ce153"/>
          <table:table-cell table:style-name="ce314" table:formula="of:=IF([$Business_Details.C27]&gt;0;[$Business_Details.C2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53" table:number-columns-repeated="3"/>
          <table:table-cell table:style-name="ce348" table:formula="of:=IF([$Business_Details.N27]&gt;0;[$Business_Details.N27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53" table:number-columns-repeated="5"/>
          <table:table-cell table:style-name="ce470"/>
          <table:table-cell table:number-columns-repeated="1001"/>
        </table:table-row>
        <table:table-row table:style-name="ro4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4">
            <text:p>4</text:p>
          </table:table-cell>
          <table:table-cell table:style-name="ce153"/>
          <table:table-cell table:style-name="ce318" office:value-type="string">
            <text:p>Postcode of your business</text:p>
          </table:table-cell>
          <table:table-cell table:style-name="ce313" table:number-columns-repeated="2"/>
          <table:table-cell table:style-name="ce153" table:number-columns-repeated="6"/>
          <table:table-cell table:style-name="ce291" office:value-type="float" office:value="9">
            <text:p>9</text:p>
          </table:table-cell>
          <table:table-cell table:style-name="ce153"/>
          <table:table-cell table:style-name="ce313" office:value-type="string">
            <text:p>Date your books or accounts are made up to or the end</text:p>
          </table:table-cell>
          <table:table-cell table:style-name="ce313" table:number-columns-repeated="8"/>
          <table:table-cell table:style-name="ce467"/>
          <table:table-cell table:number-columns-repeated="1001"/>
        </table:table-row>
        <table:table-row table:style-name="ro9">
          <table:table-cell table:style-name="ce287"/>
          <table:table-cell table:style-name="ce153"/>
          <table:table-cell table:style-name="ce319" table:formula="of:=IF([$Business_Details.C30]&gt;0;[$Business_Details.C30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315"/>
          <table:table-cell table:style-name="ce336" table:formula="of:=IF([$Business_Details.F30]&gt;0;[$Business_Details.F30];&quot; &quot;)" office:value-type="string" office:string-value=" ">
            <text:p><text:s/></text:p>
          </table:table-cell>
          <table:table-cell table:style-name="ce153" table:number-columns-repeated="7"/>
          <table:table-cell table:style-name="ce313" office:value-type="string">
            <text:p>of your accounting period - <text:span text:style-name="T2">read page SEFN 3 of the</text:span></text:p>
          </table:table-cell>
          <table:table-cell table:style-name="ce313" table:number-columns-repeated="8"/>
          <table:table-cell table:style-name="ce467"/>
          <table:table-cell table:number-columns-repeated="1001"/>
        </table:table-row>
        <table:table-row table:style-name="ro3">
          <table:table-cell table:style-name="ce287"/>
          <table:table-cell table:style-name="ce153" table:number-columns-repeated="12"/>
          <table:table-cell table:style-name="ce323" office:value-type="string">
            <text:p>notes if you have filled in box 6 or 7</text:p>
          </table:table-cell>
          <table:table-cell table:style-name="ce323"/>
          <table:table-cell table:style-name="ce313" table:number-columns-repeated="7"/>
          <table:table-cell table:style-name="ce467"/>
          <table:table-cell table:number-columns-repeated="1001"/>
        </table:table-row>
        <table:table-row table:style-name="ro8">
          <table:table-cell table:style-name="ce287"/>
          <table:table-cell table:style-name="ce153" table:number-columns-repeated="12"/>
          <table:table-cell table:style-name="ce348" table:formula="of:=[$Admin.B17]" office:value-type="float" office:value="41369" table:number-columns-spanned="4" table:number-rows-spanned="1">
            <text:p>05/04/2013</text:p>
          </table:table-cell>
          <table:covered-table-cell table:number-columns-repeated="3"/>
          <table:table-cell table:style-name="ce153" table:number-columns-repeated="5"/>
          <table:table-cell table:style-name="ce470"/>
          <table:table-cell table:number-columns-repeated="1001"/>
        </table:table-row>
        <table:table-row table:style-name="ro4">
          <table:table-cell table:style-name="ce293"/>
          <table:table-cell table:style-name="ce310" table:number-columns-repeated="21"/>
          <table:table-cell table:style-name="ce472"/>
          <table:table-cell table:number-columns-repeated="1001"/>
        </table:table-row>
        <table:table-row table:style-name="ro7">
          <table:table-cell table:style-name="ce294" office:value-type="string" table:number-columns-spanned="23" table:number-rows-spanned="1">
            <text:p>Other information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290"/>
          <table:table-cell table:style-name="ce308" table:number-columns-repeated="21"/>
          <table:table-cell table:style-name="ce469"/>
          <table:table-cell table:number-columns-repeated="1001"/>
        </table:table-row>
        <table:table-row table:style-name="ro3">
          <table:table-cell table:style-name="ce291" office:value-type="float" office:value="10">
            <text:p>10</text:p>
          </table:table-cell>
          <table:table-cell table:style-name="ce153"/>
          <table:table-cell table:style-name="ce313" office:value-type="string">
            <text:p>If your accounting period has changed permanently</text:p>
          </table:table-cell>
          <table:table-cell table:style-name="ce313" table:number-columns-repeated="8"/>
          <table:table-cell table:style-name="ce291" office:value-type="float" office:value="12">
            <text:p>12</text:p>
          </table:table-cell>
          <table:table-cell table:style-name="ce153"/>
          <table:table-cell table:style-name="ce313" office:value-type="string">
            <text:p>If special arrangements apply put 'X' in the box - read</text:p>
          </table:table-cell>
          <table:table-cell table:style-name="ce313" table:number-columns-repeated="8"/>
          <table:table-cell table:style-name="ce467"/>
          <table:table-cell table:number-columns-repeated="1001"/>
        </table:table-row>
        <table:table-row table:style-name="ro3">
          <table:table-cell table:style-name="ce287"/>
          <table:table-cell table:style-name="ce153"/>
          <table:table-cell table:style-name="ce313" office:value-type="string">
            <text:p>put 'X' in the box</text:p>
          </table:table-cell>
          <table:table-cell table:style-name="ce313" table:number-columns-repeated="8"/>
          <table:table-cell table:style-name="ce153" table:number-columns-repeated="2"/>
          <table:table-cell table:style-name="ce313" office:value-type="string">
            <text:p>page SEFN 3 of the notes</text:p>
          </table:table-cell>
          <table:table-cell table:style-name="ce313" table:number-columns-repeated="8"/>
          <table:table-cell table:style-name="ce467"/>
          <table:table-cell table:number-columns-repeated="1001"/>
        </table:table-row>
        <table:table-row table:style-name="ro4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9">
          <table:table-cell table:style-name="ce287"/>
          <table:table-cell table:style-name="ce153"/>
          <table:table-cell table:style-name="ce320" table:formula="of:=IF([$Business_Details.C39]=&quot;x&quot;;&quot;x&quot;;&quot; &quot;)" office:value-type="string" office:string-value=" ">
            <text:p><text:s/></text:p>
          </table:table-cell>
          <table:table-cell table:style-name="ce153" table:number-columns-repeated="10"/>
          <table:table-cell table:style-name="ce320" table:formula="of:=IF([$Business_Details.N39]=&quot;x&quot;;&quot;x&quot;;&quot; &quot;)" office:value-type="string" office:string-value=" ">
            <text:p><text:s/>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4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11">
            <text:p>11</text:p>
          </table:table-cell>
          <table:table-cell table:style-name="ce153"/>
          <table:table-cell table:style-name="ce313" office:value-type="string">
            <text:p>If your accounting period has changed more than once</text:p>
          </table:table-cell>
          <table:table-cell table:style-name="ce313" table:number-columns-repeated="8"/>
          <table:table-cell table:style-name="ce291" office:value-type="float" office:value="13">
            <text:p>13</text:p>
          </table:table-cell>
          <table:table-cell table:style-name="ce153"/>
          <table:table-cell table:style-name="ce313" office:value-type="string">
            <text:p>If you have provided the information about your 2007-08</text:p>
          </table:table-cell>
          <table:table-cell table:style-name="ce313" table:number-columns-repeated="8"/>
          <table:table-cell table:style-name="ce467"/>
          <table:table-cell table:number-columns-repeated="1001"/>
        </table:table-row>
        <table:table-row table:style-name="ro3">
          <table:table-cell table:style-name="ce287"/>
          <table:table-cell table:style-name="ce153"/>
          <table:table-cell table:style-name="ce313" office:value-type="string">
            <text:p>since 2002 put 'X' in the box</text:p>
          </table:table-cell>
          <table:table-cell table:style-name="ce313" table:number-columns-repeated="8"/>
          <table:table-cell table:style-name="ce153" table:number-columns-repeated="2"/>
          <table:table-cell table:style-name="ce313" office:value-type="string">
            <text:p>profit on last year's Tax Return put 'X' in the box -<text:span text:style-name="T2"> read</text:span></text:p>
          </table:table-cell>
          <table:table-cell table:style-name="ce313" table:number-columns-repeated="8"/>
          <table:table-cell table:style-name="ce467"/>
          <table:table-cell table:number-columns-repeated="1001"/>
        </table:table-row>
        <table:table-row table:style-name="ro3">
          <table:table-cell table:style-name="ce287"/>
          <table:table-cell table:style-name="ce153" table:number-columns-repeated="12"/>
          <table:table-cell table:style-name="ce313" office:value-type="string">
            <text:p>page SEFN 3 of the notes</text:p>
          </table:table-cell>
          <table:table-cell table:style-name="ce313" table:number-columns-repeated="8"/>
          <table:table-cell table:style-name="ce467"/>
          <table:table-cell table:number-columns-repeated="1001"/>
        </table:table-row>
        <table:table-row table:style-name="ro4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9">
          <table:table-cell table:style-name="ce287"/>
          <table:table-cell table:style-name="ce153"/>
          <table:table-cell table:style-name="ce320" table:formula="of:=IF([$Business_Details.C45]=&quot;x&quot;;&quot;x&quot;;&quot; &quot;)" office:value-type="string" office:string-value=" ">
            <text:p><text:s/></text:p>
          </table:table-cell>
          <table:table-cell table:style-name="ce153" table:number-columns-repeated="10"/>
          <table:table-cell table:style-name="ce320" table:formula="of:=IF([$Business_Details.N45]=&quot;x&quot;;&quot;x&quot;;&quot; &quot;)" office:value-type="string" office:string-value=" ">
            <text:p><text:s/>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4">
          <table:table-cell table:style-name="ce293"/>
          <table:table-cell table:style-name="ce310" table:number-columns-repeated="21"/>
          <table:table-cell table:style-name="ce472"/>
          <table:table-cell table:number-columns-repeated="1001"/>
        </table:table-row>
        <table:table-row table:style-name="ro7">
          <table:table-cell table:style-name="ce295" office:value-type="string" table:number-columns-spanned="23" table:number-rows-spanned="1">
            <text:p>Business income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290"/>
          <table:table-cell table:style-name="ce308" table:number-columns-repeated="21"/>
          <table:table-cell table:style-name="ce469"/>
          <table:table-cell table:number-columns-repeated="1001"/>
        </table:table-row>
        <table:table-row table:style-name="ro3">
          <table:table-cell table:style-name="ce291" office:value-type="float" office:value="14">
            <text:p>14</text:p>
          </table:table-cell>
          <table:table-cell table:style-name="ce153"/>
          <table:table-cell table:style-name="ce313" office:value-type="string">
            <text:p>Your turnover -<text:span text:style-name="T2"> the takings, fees, sales or money earned</text:span></text:p>
          </table:table-cell>
          <table:table-cell table:style-name="ce313" table:number-columns-repeated="8"/>
          <table:table-cell table:style-name="ce291" office:value-type="float" office:value="15">
            <text:p>15</text:p>
          </table:table-cell>
          <table:table-cell table:style-name="ce153"/>
          <table:table-cell table:style-name="ce313" office:value-type="string">
            <text:p>Any other business income not included in box 14</text:p>
          </table:table-cell>
          <table:table-cell table:style-name="ce313" table:number-columns-repeated="8"/>
          <table:table-cell table:style-name="ce467"/>
          <table:table-cell table:number-columns-repeated="1001"/>
        </table:table-row>
        <table:table-row table:style-name="ro3">
          <table:table-cell table:style-name="ce287"/>
          <table:table-cell table:style-name="ce153"/>
          <table:table-cell table:style-name="ce313" office:value-type="string">
            <text:p>by your business</text:p>
          </table:table-cell>
          <table:table-cell table:style-name="ce153" table:number-columns-repeated="10"/>
          <table:table-cell table:style-name="ce323" office:value-type="string">
            <text:p><text:s/>- excluding Business Start-up Allowance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$'Profit_&amp;_Loss_Account'.B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formula="of:=[$'Profit_&amp;_Loss_Account'.B38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463"/>
          <table:table-cell table:style-name="ce343"/>
          <table:table-cell table:style-name="ce470"/>
          <table:table-cell table:number-columns-repeated="1001"/>
        </table:table-row>
        <table:table-row table:style-name="ro4">
          <table:table-cell table:style-name="ce293"/>
          <table:table-cell table:style-name="ce310" table:number-columns-repeated="21"/>
          <table:table-cell table:style-name="ce472"/>
          <table:table-cell table:number-columns-repeated="1001"/>
        </table:table-row>
        <table:table-row table:style-name="ro29">
          <table:table-cell table:style-name="ce295" office:value-type="string" table:number-columns-spanned="23" table:number-rows-spanned="1">
            <text:p>Business expenses</text:p>
          </table:table-cell>
          <table:covered-table-cell table:number-columns-repeated="22"/>
          <table:table-cell table:number-columns-repeated="1001"/>
        </table:table-row>
        <table:table-row table:style-name="ro27">
          <table:table-cell table:style-name="ce296" office:value-type="string" table:number-columns-spanned="23" table:number-rows-spanned="1">
            <text:p>Read pages SEFN 5 to SEFN 7 of the <text:span text:style-name="T2">notes</text:span> to see what expenses are allowed for tax purposes.</text:p>
          </table:table-cell>
          <table:covered-table-cell table:number-columns-repeated="22"/>
          <table:table-cell table:style-name="ce478" table:number-columns-repeated="1001"/>
        </table:table-row>
        <table:table-row table:style-name="ro2">
          <table:table-cell table:style-name="ce290"/>
          <table:table-cell table:style-name="ce308" table:number-columns-repeated="21"/>
          <table:table-cell table:style-name="ce469"/>
          <table:table-cell table:number-columns-repeated="1001"/>
        </table:table-row>
        <table:table-row table:style-name="ro30">
          <table:table-cell table:style-name="ce287"/>
          <table:table-cell table:style-name="ce153"/>
          <table:table-cell table:style-name="ce322" office:value-type="string">
            <text:p>Total expenses</text:p>
          </table:table-cell>
          <table:table-cell table:style-name="ce153" table:number-columns-repeated="10"/>
          <table:table-cell table:style-name="ce322" office:value-type="string">
            <text:p>Disallowable expenses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3">
          <table:table-cell table:style-name="ce287"/>
          <table:table-cell table:style-name="ce153"/>
          <table:table-cell table:style-name="ce313" office:value-type="string">
            <text:p>If your annual turnover was below £30,000 you may</text:p>
          </table:table-cell>
          <table:table-cell table:style-name="ce313" table:number-columns-repeated="10"/>
          <table:table-cell table:style-name="ce313" office:value-type="string">
            <text:p>Use this column if the figures in boxes 16 to 29</text:p>
          </table:table-cell>
          <table:table-cell table:style-name="ce313" table:number-columns-repeated="8"/>
          <table:table-cell table:style-name="ce470"/>
          <table:table-cell table:number-columns-repeated="1001"/>
        </table:table-row>
        <table:table-row table:style-name="ro3">
          <table:table-cell table:style-name="ce287"/>
          <table:table-cell table:style-name="ce153"/>
          <table:table-cell table:style-name="ce313" office:value-type="string">
            <text:p>just put your total expenses in box 30</text:p>
          </table:table-cell>
          <table:table-cell table:style-name="ce313" table:number-columns-repeated="10"/>
          <table:table-cell table:style-name="ce313" office:value-type="string">
            <text:p>include disallowable amounts</text:p>
          </table:table-cell>
          <table:table-cell table:style-name="ce313" table:number-columns-repeated="8"/>
          <table:table-cell table:style-name="ce470"/>
          <table:table-cell table:number-columns-repeated="1001"/>
        </table:table-row>
        <table:table-row table:style-name="ro3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16">
            <text:p>16</text:p>
          </table:table-cell>
          <table:table-cell table:style-name="ce153"/>
          <table:table-cell table:style-name="ce313" office:value-type="string">
            <text:p>Cost of goods bought for re-sale or goods used</text:p>
          </table:table-cell>
          <table:table-cell table:style-name="ce313" table:number-columns-repeated="8"/>
          <table:table-cell table:style-name="ce291" office:value-type="float" office:value="31">
            <text:p>31</text:p>
          </table:table-cell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$'Profit_&amp;_Loss_Account'.B14]+[$'Profit_&amp;_Loss_Account'.B1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6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17">
            <text:p>17</text:p>
          </table:table-cell>
          <table:table-cell table:style-name="ce153"/>
          <table:table-cell table:style-name="ce313" office:value-type="string">
            <text:p>Construction industry - <text:span text:style-name="T2">payments to subcontractors</text:span></text:p>
          </table:table-cell>
          <table:table-cell table:style-name="ce313" table:number-columns-repeated="8"/>
          <table:table-cell table:style-name="ce291" office:value-type="float" office:value="32">
            <text:p>32</text:p>
          </table:table-cell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$'Profit_&amp;_Loss_Account'.B1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6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18">
            <text:p>18</text:p>
          </table:table-cell>
          <table:table-cell table:style-name="ce153"/>
          <table:table-cell table:style-name="ce313" office:value-type="string">
            <text:p>Wages, salaries and other staff costs</text:p>
          </table:table-cell>
          <table:table-cell table:style-name="ce313" table:number-columns-repeated="8"/>
          <table:table-cell table:style-name="ce291" office:value-type="float" office:value="33">
            <text:p>33</text:p>
          </table:table-cell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$'Profit_&amp;_Loss_Account'.B2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6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19">
            <text:p>19</text:p>
          </table:table-cell>
          <table:table-cell table:style-name="ce153"/>
          <table:table-cell table:style-name="ce313" office:value-type="string">
            <text:p>Car, van and other travel expenses</text:p>
          </table:table-cell>
          <table:table-cell table:style-name="ce313" table:number-columns-repeated="8"/>
          <table:table-cell table:style-name="ce291" office:value-type="float" office:value="34">
            <text:p>34</text:p>
          </table:table-cell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$'Profit_&amp;_Loss_Account'.B25]+[$'Profit_&amp;_Loss_Account'.B2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6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20">
            <text:p>20</text:p>
          </table:table-cell>
          <table:table-cell table:style-name="ce153"/>
          <table:table-cell table:style-name="ce313" office:value-type="string">
            <text:p>Rent, rates, power and insurance costs</text:p>
          </table:table-cell>
          <table:table-cell table:style-name="ce313" table:number-columns-repeated="8"/>
          <table:table-cell table:style-name="ce291" office:value-type="float" office:value="35">
            <text:p>35</text:p>
          </table:table-cell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$'Profit_&amp;_Loss_Account'.B22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6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21">
            <text:p>21</text:p>
          </table:table-cell>
          <table:table-cell table:style-name="ce153"/>
          <table:table-cell table:style-name="ce313" office:value-type="string">
            <text:p>Repairs and renewals pf property and equipment</text:p>
          </table:table-cell>
          <table:table-cell table:style-name="ce313" table:number-columns-repeated="8"/>
          <table:table-cell table:style-name="ce291" office:value-type="float" office:value="36">
            <text:p>36</text:p>
          </table:table-cell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$'Profit_&amp;_Loss_Account'.B2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6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22">
            <text:p>22</text:p>
          </table:table-cell>
          <table:table-cell table:style-name="ce153"/>
          <table:table-cell table:style-name="ce313" office:value-type="string">
            <text:p>Telephone, fax, stationery and other office costs</text:p>
          </table:table-cell>
          <table:table-cell table:style-name="ce313" table:number-columns-repeated="8"/>
          <table:table-cell table:style-name="ce291" office:value-type="float" office:value="37">
            <text:p>37</text:p>
          </table:table-cell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$'Profit_&amp;_Loss_Account'.B2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6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23">
            <text:p>23</text:p>
          </table:table-cell>
          <table:table-cell table:style-name="ce153"/>
          <table:table-cell table:style-name="ce313" office:value-type="string">
            <text:p>Advertising and business entertainment costs</text:p>
          </table:table-cell>
          <table:table-cell table:style-name="ce313" table:number-columns-repeated="8"/>
          <table:table-cell table:style-name="ce291" office:value-type="float" office:value="38">
            <text:p>38</text:p>
          </table:table-cell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$'Profit_&amp;_Loss_Account'.B27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6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24">
            <text:p>24</text:p>
          </table:table-cell>
          <table:table-cell table:style-name="ce153"/>
          <table:table-cell table:style-name="ce313" office:value-type="string">
            <text:p>Interest on bank and other loans</text:p>
          </table:table-cell>
          <table:table-cell table:style-name="ce313" table:number-columns-repeated="8"/>
          <table:table-cell table:style-name="ce291" office:value-type="float" office:value="39">
            <text:p>39</text:p>
          </table:table-cell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$'Profit_&amp;_Loss_Account'.B3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6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25">
            <text:p>25</text:p>
          </table:table-cell>
          <table:table-cell table:style-name="ce153"/>
          <table:table-cell table:style-name="ce313" office:value-type="string">
            <text:p>Bank, credit card and other financial charges</text:p>
          </table:table-cell>
          <table:table-cell table:style-name="ce313" table:number-columns-repeated="8"/>
          <table:table-cell table:style-name="ce291" office:value-type="float" office:value="40">
            <text:p>40</text:p>
          </table:table-cell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$'Profit_&amp;_Loss_Account'.B3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6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26">
            <text:p>26</text:p>
          </table:table-cell>
          <table:table-cell table:style-name="ce153"/>
          <table:table-cell table:style-name="ce313" office:value-type="string">
            <text:p>Irrecoverable debts written off</text:p>
          </table:table-cell>
          <table:table-cell table:style-name="ce313" table:number-columns-repeated="8"/>
          <table:table-cell table:style-name="ce291" office:value-type="float" office:value="41">
            <text:p>41</text:p>
          </table:table-cell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$'Profit_&amp;_Loss_Account'.B2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6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27">
            <text:p>27</text:p>
          </table:table-cell>
          <table:table-cell table:style-name="ce153"/>
          <table:table-cell table:style-name="ce313" office:value-type="string">
            <text:p>Accountancy, legal and other professional fees</text:p>
          </table:table-cell>
          <table:table-cell table:style-name="ce313" table:number-columns-repeated="8"/>
          <table:table-cell table:style-name="ce291" office:value-type="float" office:value="42">
            <text:p>42</text:p>
          </table:table-cell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$'Profit_&amp;_Loss_Account'.B28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6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28">
            <text:p>28</text:p>
          </table:table-cell>
          <table:table-cell table:style-name="ce153"/>
          <table:table-cell table:style-name="ce313" office:value-type="string">
            <text:p>Depreciation and loss/profit on sale of assets</text:p>
          </table:table-cell>
          <table:table-cell table:style-name="ce313" table:number-columns-repeated="8"/>
          <table:table-cell table:style-name="ce291" office:value-type="float" office:value="43">
            <text:p>43</text:p>
          </table:table-cell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$'Profit_&amp;_Loss_Account'.B33]+[$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formula="of:=[$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6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29">
            <text:p>29</text:p>
          </table:table-cell>
          <table:table-cell table:style-name="ce153"/>
          <table:table-cell table:style-name="ce313" office:value-type="string">
            <text:p>Other business expenses</text:p>
          </table:table-cell>
          <table:table-cell table:style-name="ce313" table:number-columns-repeated="8"/>
          <table:table-cell table:style-name="ce291" office:value-type="float" office:value="44">
            <text:p>44</text:p>
          </table:table-cell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$'Profit_&amp;_Loss_Account'.B32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6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30">
            <text:p>30</text:p>
          </table:table-cell>
          <table:table-cell table:style-name="ce153"/>
          <table:table-cell table:style-name="ce313" office:value-type="string">
            <text:p>Total expenses in boxes 16 to 29</text:p>
          </table:table-cell>
          <table:table-cell table:style-name="ce313" table:number-columns-repeated="8"/>
          <table:table-cell table:style-name="ce291" office:value-type="float" office:value="45">
            <text:p>45</text:p>
          </table:table-cell>
          <table:table-cell table:style-name="ce153"/>
          <table:table-cell table:style-name="ce313" office:value-type="string">
            <text:p>Total disallowable expenses in boxes 31 to 44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$'Profit_&amp;_Loss_Account'.B17]+[$'Profit_&amp;_Loss_Account'.B3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formula="of:=[$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4">
          <table:table-cell table:style-name="ce293"/>
          <table:table-cell table:style-name="ce310" table:number-columns-repeated="21"/>
          <table:table-cell table:style-name="ce472"/>
          <table:table-cell table:number-columns-repeated="1001"/>
        </table:table-row>
        <table:table-row table:style-name="ro29">
          <table:table-cell table:style-name="ce294" office:value-type="string" table:number-columns-spanned="23" table:number-rows-spanned="1">
            <text:p>Net profit or loss</text:p>
          </table:table-cell>
          <table:covered-table-cell table:number-columns-repeated="22"/>
          <table:table-cell table:style-name="ce476" table:number-columns-repeated="1001"/>
        </table:table-row>
        <table:table-row table:style-name="ro4">
          <table:table-cell table:style-name="ce290"/>
          <table:table-cell table:style-name="ce308" table:number-columns-repeated="21"/>
          <table:table-cell table:style-name="ce469"/>
          <table:table-cell table:number-columns-repeated="1001"/>
        </table:table-row>
        <table:table-row table:style-name="ro3">
          <table:table-cell table:style-name="ce291" office:value-type="float" office:value="46">
            <text:p>46</text:p>
          </table:table-cell>
          <table:table-cell table:style-name="ce153"/>
          <table:table-cell table:style-name="ce313" office:value-type="string">
            <text:p>Net profit -<text:span text:style-name="T2"> if your business income is more then your</text:span></text:p>
          </table:table-cell>
          <table:table-cell table:style-name="ce313" table:number-columns-repeated="8"/>
          <table:table-cell table:style-name="ce291" office:value-type="float" office:value="47">
            <text:p>47</text:p>
          </table:table-cell>
          <table:table-cell table:style-name="ce153"/>
          <table:table-cell table:style-name="ce313" office:value-type="string">
            <text:p>Or, net loss -<text:span text:style-name="T2"> if your expenses exceed your business</text:span>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3">
          <table:table-cell table:style-name="ce287"/>
          <table:table-cell table:style-name="ce153"/>
          <table:table-cell table:style-name="ce323" office:value-type="string">
            <text:p>expenses (box 14 + box 15 minus box 30)</text:p>
          </table:table-cell>
          <table:table-cell table:style-name="ce313" table:number-columns-repeated="8"/>
          <table:table-cell table:style-name="ce153" table:number-columns-repeated="2"/>
          <table:table-cell table:style-name="ce313" office:value-type="string">
            <text:p>income (box 14 + box 15 minus box 30 is negative)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IF(([.D55]+[.O55]-[.D122])&gt;=0;[.D55]+[.O55]-[.D122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formula="of:=IF(([.D55]+[.O55]-[.D122])&lt;0;[.D122]-[.D55]-[.O55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4">
          <table:table-cell table:style-name="ce293"/>
          <table:table-cell table:style-name="ce310" table:number-columns-repeated="21"/>
          <table:table-cell table:style-name="ce472"/>
          <table:table-cell table:number-columns-repeated="1001"/>
        </table:table-row>
        <table:table-row table:style-name="ro7">
          <table:table-cell table:style-name="ce295" office:value-type="string" table:number-columns-spanned="23" table:number-rows-spanned="1">
            <text:p>Tax allowances for vehicles and equipment (capital allowances)</text:p>
          </table:table-cell>
          <table:covered-table-cell table:number-columns-repeated="22"/>
          <table:table-cell table:number-columns-repeated="1001"/>
        </table:table-row>
        <table:table-row table:style-name="ro27">
          <table:table-cell table:style-name="ce296" office:value-type="string" table:number-columns-spanned="23" table:number-rows-spanned="1">
            <text:p>There are 'capital' tax allowances for vehicles, equipment and certain buildings used in your business (you should not have</text:p>
          </table:table-cell>
          <table:covered-table-cell table:number-columns-repeated="22"/>
          <table:table-cell table:number-columns-repeated="1001"/>
        </table:table-row>
        <table:table-row table:style-name="ro27">
          <table:table-cell table:style-name="ce296" office:value-type="string" table:number-columns-spanned="23" table:number-rows-spanned="1">
            <text:p>included the cost of these in your business expenses) <text:s/>Read pages SEFN 10 to SEFN 15 of the notes and use the example and</text:p>
          </table:table-cell>
          <table:covered-table-cell table:number-columns-repeated="22"/>
          <table:table-cell table:number-columns-repeated="1001"/>
        </table:table-row>
        <table:table-row table:style-name="ro27">
          <table:table-cell table:style-name="ce296" office:value-type="string" table:number-columns-spanned="23" table:number-rows-spanned="1">
            <text:p>Working Sheets to work out your capital allowances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290"/>
          <table:table-cell table:style-name="ce308" table:number-columns-repeated="21"/>
          <table:table-cell table:style-name="ce469"/>
          <table:table-cell table:number-columns-repeated="1001"/>
        </table:table-row>
        <table:table-row table:style-name="ro3">
          <table:table-cell table:style-name="ce291" office:value-type="float" office:value="48">
            <text:p>48</text:p>
          </table:table-cell>
          <table:table-cell table:style-name="ce153"/>
          <table:table-cell table:style-name="ce324" office:value-type="string">
            <text:p>Annual Invetsment Allowances at</text:p>
          </table:table-cell>
          <table:table-cell table:style-name="ce313" table:number-columns-repeated="4"/>
          <table:table-cell table:style-name="ce339" table:formula="of:=[$Admin.G4]" office:value-type="percentage" office:value="1" table:number-columns-spanned="2" table:number-rows-spanned="1">
            <text:p>100%</text:p>
          </table:table-cell>
          <table:covered-table-cell/>
          <table:table-cell table:style-name="ce328"/>
          <table:table-cell table:style-name="ce313"/>
          <table:table-cell table:style-name="ce291" office:value-type="float" office:value="54">
            <text:p>54</text:p>
          </table:table-cell>
          <table:table-cell table:style-name="ce153"/>
          <table:table-cell table:style-name="ce313" office:value-type="string">
            <text:p>Enhanced 100% and other capital allowances - <text:span text:style-name="T2">read</text:span>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3">
          <table:table-cell table:style-name="ce297"/>
          <table:table-cell table:style-name="ce153"/>
          <table:table-cell table:style-name="ce325"/>
          <table:table-cell table:style-name="ce313" table:number-columns-repeated="9"/>
          <table:table-cell table:style-name="ce153"/>
          <table:table-cell table:style-name="ce323" office:value-type="string">
            <text:p>page SEFN 12 of the notes</text:p>
          </table:table-cell>
          <table:table-cell table:style-name="ce3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IF(['file:///C:/Users/antony/diy/GB%20Accounts/GB%20Accounts%202012-13/GB%20Accounts%20Self%20Employed%202013-04-05%20(Apr13)%20OpenOffice/Fixedassets050413.ods'#$Schedule.$Q$1]&gt;0;['file:///C:/Users/antony/diy/GB%20Accounts/GB%20Accounts%202012-13/GB%20Accounts%20Self%20Employed%202013-04-05%20(Apr13)%20OpenOffice/Fixedassets050413.ods'#$Schedule.$Q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formula="of:=IF((['file:///C:/Users/antony/diy/GB%20Accounts/GB%20Accounts%202012-13/GB%20Accounts%20Self%20Employed%202013-04-05%20(Apr13)%20OpenOffice/Fixedassets050413.ods'#$Schedule.$R$1]+['file:///C:/Users/antony/diy/GB%20Accounts/GB%20Accounts%202012-13/GB%20Accounts%20Self%20Employed%202013-04-05%20(Apr13)%20OpenOffice/Fixedassets050413.ods'#$Schedule.$S$1])&lt;1000;['file:///C:/Users/antony/diy/GB%20Accounts/GB%20Accounts%202012-13/GB%20Accounts%20Self%20Employed%202013-04-05%20(Apr13)%20OpenOffice/Fixedassets050413.ods'#$Schedule.$S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3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49">
            <text:p>49</text:p>
          </table:table-cell>
          <table:table-cell table:style-name="ce153"/>
          <table:table-cell table:style-name="ce313" office:value-type="string">
            <text:p>Annual allowances at </text:p>
          </table:table-cell>
          <table:table-cell table:style-name="ce313" table:number-columns-repeated="3"/>
          <table:table-cell table:style-name="ce339" table:formula="of:=[$Admin.G5]" office:value-type="percentage" office:value="0.18" table:number-columns-spanned="2" table:number-rows-spanned="1">
            <text:p>18%</text:p>
          </table:table-cell>
          <table:covered-table-cell/>
          <table:table-cell table:style-name="ce313" office:value-type="string">
            <text:p>on cars costing £12,000</text:p>
          </table:table-cell>
          <table:table-cell table:style-name="ce313" table:number-columns-repeated="2"/>
          <table:table-cell table:style-name="ce291" office:value-type="float" office:value="55">
            <text:p>55</text:p>
          </table:table-cell>
          <table:table-cell table:style-name="ce153"/>
          <table:table-cell table:style-name="ce313" office:value-type="string">
            <text:p>Allowances on sale or cessation of business use (where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5">
          <table:table-cell table:style-name="ce297"/>
          <table:table-cell table:style-name="ce153"/>
          <table:table-cell table:style-name="ce313" office:value-type="string">
            <text:p>or less, and equipment</text:p>
          </table:table-cell>
          <table:table-cell table:style-name="ce313" table:number-columns-repeated="9"/>
          <table:table-cell table:style-name="ce153"/>
          <table:table-cell table:style-name="ce313" office:value-type="string">
            <text:p>you have disposed of assets for less than their tax value)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'file:///C:/Users/antony/diy/GB%20Accounts/GB%20Accounts%202012-13/GB%20Accounts%20Self%20Employed%202013-04-05%20(Apr13)%20OpenOffice/Fixedassets050413.ods'#$Schedule.$R$1]-[.D152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313"/>
          <table:table-cell table:style-name="ce153"/>
          <table:table-cell table:style-name="ce321" office:value-type="string">
            <text:p>£</text:p>
          </table:table-cell>
          <table:table-cell table:style-name="ce330" table:formula="of:=['file:///C:/Users/antony/diy/GB%20Accounts/GB%20Accounts%202012-13/GB%20Accounts%20Self%20Employed%202013-04-05%20(Apr13)%20OpenOffice/Fixedassets050413.ods'#$Schedule.$Y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32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50">
            <text:p>50</text:p>
          </table:table-cell>
          <table:table-cell table:style-name="ce153"/>
          <table:table-cell table:style-name="ce324" office:value-type="string">
            <text:p>Annual Allowances at</text:p>
          </table:table-cell>
          <table:table-cell table:style-name="ce313" table:number-columns-repeated="4"/>
          <table:table-cell table:style-name="ce342" office:value-type="percentage" office:value="0.1" table:number-columns-spanned="2" table:number-rows-spanned="1">
            <text:p>10%</text:p>
          </table:table-cell>
          <table:covered-table-cell/>
          <table:table-cell table:style-name="ce153" table:number-columns-repeated="14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291" office:value-type="float" office:value="56">
            <text:p>56</text:p>
          </table:table-cell>
          <table:table-cell table:style-name="ce153"/>
          <table:table-cell table:style-name="ce313" office:value-type="string">
            <text:p>Total allowances (total of boxes 48 to 55)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153" table:number-columns-repeated="11"/>
          <table:table-cell table:style-name="ce313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91" office:value-type="float" office:value="51">
            <text:p>51</text:p>
          </table:table-cell>
          <table:table-cell table:style-name="ce153"/>
          <table:table-cell table:style-name="ce313" office:value-type="string">
            <text:p>Restricted annual allowances for cars costing more</text:p>
          </table:table-cell>
          <table:table-cell table:style-name="ce313" table:number-columns-repeated="8"/>
          <table:table-cell table:style-name="ce153" table:number-columns-repeated="2"/>
          <table:table-cell table:style-name="ce321" office:value-type="string">
            <text:p>£</text:p>
          </table:table-cell>
          <table:table-cell table:style-name="ce330" table:formula="of:=[.D139]+[.D144]+[.D147]+[.D152]+[.D156]+[.D160]+[.O139]+[.O14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5">
          <table:table-cell table:style-name="ce287"/>
          <table:table-cell table:style-name="ce153"/>
          <table:table-cell table:style-name="ce313" office:value-type="string">
            <text:p>than £12,000</text:p>
          </table:table-cell>
          <table:table-cell table:style-name="ce153" table:number-columns-repeated="10"/>
          <table:table-cell table:style-name="ce327"/>
          <table:table-cell table:style-name="ce317" table:number-columns-repeated="3"/>
          <table:table-cell table:style-name="ce338"/>
          <table:table-cell table:style-name="ce343" table:number-columns-repeated="2"/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3">
          <table:table-cell table:style-name="ce297"/>
          <table:table-cell table:style-name="ce153"/>
          <table:table-cell table:style-name="ce313" table:number-columns-repeated="9"/>
          <table:table-cell table:style-name="ce291" office:value-type="float" office:value="57">
            <text:p>57</text:p>
          </table:table-cell>
          <table:table-cell table:style-name="ce153"/>
          <table:table-cell table:style-name="ce313" office:value-type="string">
            <text:p>Charges on cessation of business use (only where Business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SUM(['file:///C:/Users/antony/diy/GB%20Accounts/GB%20Accounts%202012-13/GB%20Accounts%20Self%20Employed%202013-04-05%20(Apr13)%20OpenOffice/Fixedassets050413.ods'#$Schedule.$R$38:.$R$42])+SUM(['file:///C:/Users/antony/diy/GB%20Accounts/GB%20Accounts%202012-13/GB%20Accounts%20Self%20Employed%202013-04-05%20(Apr13)%20OpenOffice/Fixedassets050413.ods'#$Schedule.$R$91:.$R$95]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13" office:value-type="string">
            <text:p>Premises Renovation Allowance has been claimed before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153" table:number-columns-repeated="11"/>
          <table:table-cell table:style-name="ce313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91" office:value-type="float" office:value="52">
            <text:p>52</text:p>
          </table:table-cell>
          <table:table-cell table:style-name="ce153"/>
          <table:table-cell table:style-name="ce313" office:value-type="string">
            <text:p>Agricultural or Industrial Buildings Allowance</text:p>
          </table:table-cell>
          <table:table-cell table:style-name="ce313" table:number-columns-repeated="8"/>
          <table:table-cell table:style-name="ce153" table:number-columns-repeated="2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9"/>
          <table:table-cell table:style-name="ce153" table:number-columns-repeated="11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291" office:value-type="float" office:value="58">
            <text:p>58</text:p>
          </table:table-cell>
          <table:table-cell table:style-name="ce153"/>
          <table:table-cell table:style-name="ce313" office:value-type="string">
            <text:p>Balancing charge on sales of other assets or on the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53">
            <text:p>53</text:p>
          </table:table-cell>
          <table:table-cell table:style-name="ce153"/>
          <table:table-cell table:style-name="ce313" office:value-type="string">
            <text:p>Business Premises Renovation Allowance (Assisted Areas</text:p>
          </table:table-cell>
          <table:table-cell table:style-name="ce313" table:number-columns-repeated="8"/>
          <table:table-cell table:style-name="ce153" table:number-columns-repeated="2"/>
          <table:table-cell table:style-name="ce313" office:value-type="string">
            <text:p>cessation of business use (where you have disposed of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3">
          <table:table-cell table:style-name="ce287"/>
          <table:table-cell table:style-name="ce153"/>
          <table:table-cell table:style-name="ce313" office:value-type="string">
            <text:p>only) -<text:span text:style-name="T2"> read page SEFN 12 of the notes</text:span></text:p>
          </table:table-cell>
          <table:table-cell table:style-name="ce153" table:number-columns-repeated="10"/>
          <table:table-cell table:style-name="ce313" office:value-type="string">
            <text:p><text:s/>assets for more than their tax value)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formula="of:=['file:///C:/Users/antony/diy/GB%20Accounts/GB%20Accounts%202012-13/GB%20Accounts%20Self%20Employed%202013-04-05%20(Apr13)%20OpenOffice/Fixedassets050413.ods'#$Schedule.$Z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4">
          <table:table-cell table:style-name="ce293"/>
          <table:table-cell table:style-name="ce310" table:number-columns-repeated="21"/>
          <table:table-cell table:style-name="ce472"/>
          <table:table-cell table:number-columns-repeated="1001"/>
        </table:table-row>
        <table:table-row table:style-name="ro7">
          <table:table-cell table:style-name="ce298" office:value-type="string" table:number-columns-spanned="23" table:number-rows-spanned="1">
            <text:p>Calculating your taxable profit or loss</text:p>
          </table:table-cell>
          <table:covered-table-cell table:number-columns-repeated="22"/>
          <table:table-cell table:number-columns-repeated="1001"/>
        </table:table-row>
        <table:table-row table:style-name="ro27">
          <table:table-cell table:style-name="ce296" office:value-type="string" table:number-columns-spanned="23" table:number-rows-spanned="1">
            <text:p>You may have to adjust your net profit or loss for disallowable expenses or capital allowances to arrive at your taxable profit or</text:p>
          </table:table-cell>
          <table:covered-table-cell table:number-columns-repeated="22"/>
          <table:table-cell table:number-columns-repeated="1001"/>
        </table:table-row>
        <table:table-row table:style-name="ro27">
          <table:table-cell table:style-name="ce296" office:value-type="string" table:number-columns-spanned="23" table:number-rows-spanned="1">
            <text:p>your loss for tax purposes. Read pages SEFN 15 and SEFN 16 of the notes and fill in the boxes below that apply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290"/>
          <table:table-cell table:style-name="ce308" table:number-columns-repeated="21"/>
          <table:table-cell table:style-name="ce469"/>
          <table:table-cell table:number-columns-repeated="1001"/>
        </table:table-row>
        <table:table-row table:style-name="ro3">
          <table:table-cell table:style-name="ce291" office:value-type="float" office:value="59">
            <text:p>59</text:p>
          </table:table-cell>
          <table:table-cell table:style-name="ce153"/>
          <table:table-cell table:style-name="ce313" office:value-type="string">
            <text:p>Goods and services for your own use - <text:span text:style-name="T2">read page SEFN 15</text:span></text:p>
          </table:table-cell>
          <table:table-cell table:style-name="ce313" table:number-columns-repeated="8"/>
          <table:table-cell table:style-name="ce291" office:value-type="float" office:value="62">
            <text:p>62</text:p>
          </table:table-cell>
          <table:table-cell table:style-name="ce153"/>
          <table:table-cell table:style-name="ce313" office:value-type="string">
            <text:p>Total deductions from net profit or additions to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3">
          <table:table-cell table:style-name="ce297"/>
          <table:table-cell table:style-name="ce153"/>
          <table:table-cell table:style-name="ce313" office:value-type="string">
            <text:p>of the notes</text:p>
          </table:table-cell>
          <table:table-cell table:style-name="ce313" table:number-columns-repeated="9"/>
          <table:table-cell table:style-name="ce153"/>
          <table:table-cell table:style-name="ce313" office:value-type="string">
            <text:p>net loss (box 56 + box 61)</text:p>
          </table:table-cell>
          <table:table-cell table:style-name="ce3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$Business_Details.O5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formula="of:=[.O149]+[.D17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3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60">
            <text:p>60</text:p>
          </table:table-cell>
          <table:table-cell table:style-name="ce153"/>
          <table:table-cell table:style-name="ce313" office:value-type="string">
            <text:p>Total additions to net profit or deductions from net loss</text:p>
          </table:table-cell>
          <table:table-cell table:style-name="ce313" table:number-columns-repeated="8"/>
          <table:table-cell table:style-name="ce291" office:value-type="float" office:value="63">
            <text:p>63</text:p>
          </table:table-cell>
          <table:table-cell table:style-name="ce153"/>
          <table:table-cell table:style-name="ce313" office:value-type="string">
            <text:p>Net business profit for tax purposes (if box 46 + box 60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5">
          <table:table-cell table:style-name="ce297"/>
          <table:table-cell table:style-name="ce153"/>
          <table:table-cell table:style-name="ce313" office:value-type="string">
            <text:p>(box 45 + box 57 + box 58 + box 59)</text:p>
          </table:table-cell>
          <table:table-cell table:style-name="ce313" table:number-columns-repeated="9"/>
          <table:table-cell table:style-name="ce153"/>
          <table:table-cell table:style-name="ce313" office:value-type="string">
            <text:p>minus (box 47 + box 62) is positive)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.O122]+[.O154]+[.O160]+[.D16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313"/>
          <table:table-cell table:style-name="ce153"/>
          <table:table-cell table:style-name="ce321" office:value-type="string">
            <text:p>£</text:p>
          </table:table-cell>
          <table:table-cell table:style-name="ce330" table:formula="of:=IF(([.D129]+[.D174]-[.O169])&gt;0;([.D129]+[.D174]-[.O169]);IF((-[.O129]+[.D174]-[.O169])&gt;0;(-[.O129]+[.D174]-[.O169]);0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5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61">
            <text:p>61</text:p>
          </table:table-cell>
          <table:table-cell table:style-name="ce153"/>
          <table:table-cell table:style-name="ce313" office:value-type="string">
            <text:p>Income, receipts and other profits included in business</text:p>
          </table:table-cell>
          <table:table-cell table:style-name="ce313" table:number-columns-repeated="8"/>
          <table:table-cell table:style-name="ce291" office:value-type="float" office:value="64">
            <text:p>64</text:p>
          </table:table-cell>
          <table:table-cell table:style-name="ce153"/>
          <table:table-cell table:style-name="ce313" office:value-type="string">
            <text:p>Net business loss for tax purposes (if box 47+ box 62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3">
          <table:table-cell table:style-name="ce287"/>
          <table:table-cell table:style-name="ce153"/>
          <table:table-cell table:style-name="ce313" office:value-type="string">
            <text:p>income or expense but not taxable as business profits</text:p>
          </table:table-cell>
          <table:table-cell table:style-name="ce153" table:number-columns-repeated="10"/>
          <table:table-cell table:style-name="ce313" office:value-type="string">
            <text:p>minus (box 46 + box 60) is negative)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formula="of:=IF([.O174]&gt;0;0;IF(([.D129]+[.D174]-[.O169])&lt;0;-([.D129]+[.D174]-[.O169]);IF((-[.O129]+[.D174]-[.O169])&lt;0;-(-[.O129]+[.D174]-[.O169]);0)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4">
          <table:table-cell table:style-name="ce293"/>
          <table:table-cell table:style-name="ce310" table:number-columns-repeated="21"/>
          <table:table-cell table:style-name="ce472"/>
          <table:table-cell table:number-columns-repeated="1001"/>
        </table:table-row>
        <table:table-row table:style-name="ro29">
          <table:table-cell table:style-name="ce298" office:value-type="string" table:number-columns-spanned="23" table:number-rows-spanned="1">
            <text:p>Calculating your taxable profit or loss (continued)</text:p>
          </table:table-cell>
          <table:covered-table-cell table:number-columns-repeated="22"/>
          <table:table-cell table:number-columns-repeated="1001"/>
        </table:table-row>
        <table:table-row table:style-name="ro27">
          <table:table-cell table:style-name="ce296" office:value-type="string" table:number-columns-spanned="23" table:number-rows-spanned="1">
            <text:p>If you start or finish self-employment and your accounting period is not the same as your basis period (or there are overlaps, or</text:p>
          </table:table-cell>
          <table:covered-table-cell table:number-columns-repeated="22"/>
          <table:table-cell table:number-columns-repeated="1001"/>
        </table:table-row>
        <table:table-row table:style-name="ro27">
          <table:table-cell table:style-name="ce296" office:value-type="string" table:number-columns-spanned="23" table:number-rows-spanned="1">
            <text:p>gaps in your basis periods), or in certain situations or trades or professions, you may need to make further adjustments</text:p>
          </table:table-cell>
          <table:covered-table-cell table:number-columns-repeated="22"/>
          <table:table-cell table:number-columns-repeated="1001"/>
        </table:table-row>
        <table:table-row table:style-name="ro1">
          <table:table-cell table:style-name="ce299" office:value-type="string" table:number-columns-spanned="23" table:number-rows-spanned="1">
            <text:p><text:s/>- read pages SEFN 13 to SEFN 15 of the notes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290"/>
          <table:table-cell table:style-name="ce308" table:number-columns-repeated="21"/>
          <table:table-cell table:style-name="ce469"/>
          <table:table-cell table:number-columns-repeated="1001"/>
        </table:table-row>
        <table:table-row table:style-name="ro3">
          <table:table-cell table:style-name="ce291" office:value-type="float" office:value="65">
            <text:p>65</text:p>
          </table:table-cell>
          <table:table-cell table:style-name="ce153"/>
          <table:table-cell table:style-name="ce313" office:value-type="string">
            <text:p>Date your basis period began <text:span text:style-name="T2">DD/MM/YYYY</text:span></text:p>
          </table:table-cell>
          <table:table-cell table:style-name="ce313" table:number-columns-repeated="8"/>
          <table:table-cell table:style-name="ce291" office:value-type="float" office:value="71">
            <text:p>71</text:p>
          </table:table-cell>
          <table:table-cell table:style-name="ce153"/>
          <table:table-cell table:style-name="ce313" office:value-type="string">
            <text:p>Averaging adjustment (only for farmers, market gardeners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9">
          <table:table-cell table:style-name="ce297"/>
          <table:table-cell table:style-name="ce153"/>
          <table:table-cell table:style-name="ce326" table:number-columns-spanned="4" table:number-rows-spanned="1"/>
          <table:covered-table-cell table:number-columns-repeated="3"/>
          <table:table-cell table:style-name="ce313" table:number-columns-repeated="6"/>
          <table:table-cell table:style-name="ce153"/>
          <table:table-cell table:style-name="ce318" office:value-type="string">
            <text:p>and creators of literary or artistic works) -<text:span text:style-name="T2"> if the </text:span>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5">
          <table:table-cell table:style-name="ce287"/>
          <table:table-cell table:style-name="ce153"/>
          <table:table-cell table:style-name="ce327"/>
          <table:table-cell table:style-name="ce331" table:number-columns-spanned="3" table:number-rows-spanned="1"/>
          <table:covered-table-cell table:number-columns-repeated="2"/>
          <table:table-cell table:style-name="ce338"/>
          <table:table-cell table:style-name="ce343" table:number-columns-repeated="2"/>
          <table:table-cell table:style-name="ce153" table:number-columns-repeated="2"/>
          <table:table-cell table:style-name="ce313"/>
          <table:table-cell table:style-name="ce153"/>
          <table:table-cell table:style-name="ce316" office:value-type="string">
            <text:p>adjustment needs to be taken off the profit figure put a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5">
          <table:table-cell table:style-name="ce291" office:value-type="float" office:value="66">
            <text:p>66</text:p>
          </table:table-cell>
          <table:table-cell table:style-name="ce153"/>
          <table:table-cell table:style-name="ce313" office:value-type="string">
            <text:p>Date your basis period ended</text:p>
          </table:table-cell>
          <table:table-cell table:style-name="ce153" table:number-columns-repeated="8"/>
          <table:table-cell table:style-name="ce313"/>
          <table:table-cell table:style-name="ce153"/>
          <table:table-cell table:style-name="ce316" office:value-type="string">
            <text:p>minus sign (-) in the box</text:p>
          </table:table-cell>
          <table:table-cell table:style-name="ce353" table:number-columns-repeated="8"/>
          <table:table-cell table:style-name="ce470"/>
          <table:table-cell table:number-columns-repeated="1001"/>
        </table:table-row>
        <table:table-row table:style-name="ro22">
          <table:table-cell table:style-name="ce297"/>
          <table:table-cell table:style-name="ce153"/>
          <table:table-cell table:style-name="ce326" table:number-columns-spanned="4" table:number-rows-spanned="1"/>
          <table:covered-table-cell table:number-columns-repeated="3"/>
          <table:table-cell table:style-name="ce313" table:number-columns-repeated="6"/>
          <table:table-cell table:style-name="ce153"/>
          <table:table-cell table:style-name="ce321" office:value-type="string">
            <text:p>£</text:p>
          </table:table-cell>
          <table:table-cell table:style-name="ce332" office:value-type="string">
            <text:p><text:s/>—</text:p>
          </table:table-cell>
          <table:table-cell table:style-name="ce335" table:number-columns-spanned="2" table:number-rows-spanned="1"/>
          <table:covered-table-cell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3">
          <table:table-cell table:style-name="ce297"/>
          <table:table-cell table:style-name="ce153"/>
          <table:table-cell table:style-name="ce313" table:number-columns-repeated="9"/>
          <table:table-cell table:style-name="ce153" table:number-columns-repeated="11"/>
          <table:table-cell table:style-name="ce470"/>
          <table:table-cell table:number-columns-repeated="1001"/>
        </table:table-row>
        <table:table-row table:style-name="ro8">
          <table:table-cell table:style-name="ce291" office:value-type="float" office:value="67">
            <text:p>67</text:p>
          </table:table-cell>
          <table:table-cell table:style-name="ce153"/>
          <table:table-cell table:style-name="ce328" office:value-type="string">
            <text:p>If your basis period is not the same as your accounting</text:p>
          </table:table-cell>
          <table:table-cell table:style-name="ce317" table:number-columns-repeated="3"/>
          <table:table-cell table:style-name="ce338"/>
          <table:table-cell table:style-name="ce343" table:number-columns-repeated="2"/>
          <table:table-cell table:style-name="ce153" table:number-columns-repeated="2"/>
          <table:table-cell table:style-name="ce291" office:value-type="float" office:value="72">
            <text:p>72</text:p>
          </table:table-cell>
          <table:table-cell table:style-name="ce153"/>
          <table:table-cell table:style-name="ce313" office:value-type="string">
            <text:p>Adjusted profit for </text:p>
          </table:table-cell>
          <table:table-cell table:style-name="ce153" table:number-columns-repeated="2"/>
          <table:table-cell table:style-name="ce356" table:formula="of:=[$Admin.G2]" office:value-type="string" office:string-value="2012-13">
            <text:p>2012-13</text:p>
          </table:table-cell>
          <table:table-cell table:style-name="ce313" office:value-type="string">
            <text:p>(box 63 or 64 + box 67 minus</text:p>
          </table:table-cell>
          <table:table-cell table:style-name="ce153" table:number-columns-repeated="4"/>
          <table:table-cell table:style-name="ce470"/>
          <table:table-cell table:number-columns-repeated="1001"/>
        </table:table-row>
        <table:table-row table:style-name="ro5">
          <table:table-cell table:style-name="ce287"/>
          <table:table-cell table:style-name="ce153"/>
          <table:table-cell table:style-name="ce313" office:value-type="string">
            <text:p>period, enter the adjustment needed to arrive at the</text:p>
          </table:table-cell>
          <table:table-cell table:style-name="ce313" table:number-columns-repeated="10"/>
          <table:table-cell table:style-name="ce318" office:value-type="string">
            <text:p>box 68 +box 70 +box 71) - if a loss, enter it in box 76</text:p>
          </table:table-cell>
          <table:table-cell table:style-name="ce317" table:number-columns-repeated="3"/>
          <table:table-cell table:style-name="ce357"/>
          <table:table-cell table:style-name="ce360" table:number-columns-repeated="2"/>
          <table:table-cell table:style-name="ce167" table:number-columns-repeated="2"/>
          <table:table-cell table:style-name="ce473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18" office:value-type="string">
            <text:p>profit or loss for the basis period -<text:span text:style-name="T2"> if the adjustment</text:span></text:p>
          </table:table-cell>
          <table:table-cell table:style-name="ce313" table:number-columns-repeated="9"/>
          <table:table-cell table:style-name="ce153"/>
          <table:table-cell table:style-name="ce321" office:value-type="string">
            <text:p>£</text:p>
          </table:table-cell>
          <table:table-cell table:style-name="ce330" table:formula="of:=[.O17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5">
          <table:table-cell table:style-name="ce287"/>
          <table:table-cell table:style-name="ce153"/>
          <table:table-cell table:style-name="ce313" office:value-type="string">
            <text:p>needs to be taken off the profit figure put a minus</text:p>
          </table:table-cell>
          <table:table-cell table:style-name="ce153" table:number-columns-repeated="19"/>
          <table:table-cell table:style-name="ce470"/>
          <table:table-cell table:number-columns-repeated="1001"/>
        </table:table-row>
        <table:table-row table:style-name="ro3">
          <table:table-cell table:style-name="ce297"/>
          <table:table-cell table:style-name="ce153"/>
          <table:table-cell table:style-name="ce313" office:value-type="string">
            <text:p>sign (-) in the box</text:p>
          </table:table-cell>
          <table:table-cell table:style-name="ce313" table:number-columns-repeated="8"/>
          <table:table-cell table:style-name="ce291" office:value-type="float" office:value="73">
            <text:p>73</text:p>
          </table:table-cell>
          <table:table-cell table:style-name="ce153"/>
          <table:table-cell table:style-name="ce313" office:value-type="string">
            <text:p>Loss brought forward from earlier years set-off against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2" office:value-type="string">
            <text:p><text:s/>—</text:p>
          </table:table-cell>
          <table:table-cell table:style-name="ce335" table:number-columns-spanned="2" table:number-rows-spanned="1"/>
          <table:covered-table-cell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18" office:value-type="string">
            <text:p>this year's profits - <text:span text:style-name="T2">up to the amount in box 63 or box 72</text:span>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6">
          <table:table-cell table:style-name="ce287"/>
          <table:table-cell table:style-name="ce153"/>
          <table:table-cell table:style-name="ce327"/>
          <table:table-cell table:style-name="ce317" table:number-columns-repeated="3"/>
          <table:table-cell table:style-name="ce338"/>
          <table:table-cell table:style-name="ce343" table:number-columns-repeated="2"/>
          <table:table-cell table:style-name="ce153" table:number-columns-repeated="4"/>
          <table:table-cell table:style-name="ce323" office:value-type="string">
            <text:p>whichever is greater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8">
          <table:table-cell table:style-name="ce291" office:value-type="float" office:value="68">
            <text:p>68</text:p>
          </table:table-cell>
          <table:table-cell table:style-name="ce153"/>
          <table:table-cell table:style-name="ce313" office:value-type="string">
            <text:p>Overlap relief used this year - <text:span text:style-name="T2">read page SEFN 17 of the notes</text:span></text:p>
          </table:table-cell>
          <table:table-cell table:style-name="ce153" table:number-columns-repeated="8"/>
          <table:table-cell table:style-name="ce313"/>
          <table:table-cell table:style-name="ce153"/>
          <table:table-cell table:style-name="ce321" office:value-type="string">
            <text:p>£</text:p>
          </table:table-cell>
          <table:table-cell table:style-name="ce330" table:formula="of:=IF([.D179]&gt;0;0;IF(([.O194]+[.O204])&gt;[$Business_Details.D50];[$Business_Details.D50];([.O194]+[.O204])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5">
          <table:table-cell table:style-name="ce297"/>
          <table:table-cell table:style-name="ce153"/>
          <table:table-cell table:style-name="ce313" table:number-columns-repeated="9"/>
          <table:table-cell table:style-name="ce153" table:number-columns-repeated="2"/>
          <table:table-cell table:style-name="ce327"/>
          <table:table-cell table:style-name="ce317" table:number-columns-repeated="3"/>
          <table:table-cell table:style-name="ce338"/>
          <table:table-cell table:style-name="ce343" table:number-columns-repeated="2"/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291" office:value-type="float" office:value="74">
            <text:p>74</text:p>
          </table:table-cell>
          <table:table-cell table:style-name="ce153"/>
          <table:table-cell table:style-name="ce313" office:value-type="string">
            <text:p>Any other business income not included in boxes 14, 15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5">
          <table:table-cell table:style-name="ce287"/>
          <table:table-cell table:style-name="ce153" table:number-columns-repeated="12"/>
          <table:table-cell table:style-name="ce313" office:value-type="string">
            <text:p>or 59 -<text:span text:style-name="T2"> for example, Business Start -up Allowance</text:span>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69">
            <text:p>69</text:p>
          </table:table-cell>
          <table:table-cell table:style-name="ce153"/>
          <table:table-cell table:style-name="ce313" office:value-type="string">
            <text:p>Overlap profit carried forward</text:p>
          </table:table-cell>
          <table:table-cell table:style-name="ce313" table:number-columns-repeated="8"/>
          <table:table-cell table:style-name="ce153" table:number-columns-repeated="11"/>
          <table:table-cell table:style-name="ce470"/>
          <table:table-cell table:number-columns-repeated="1001"/>
        </table:table-row>
        <table:table-row table:style-name="ro8">
          <table:table-cell table:style-name="ce287"/>
          <table:table-cell table:style-name="ce153"/>
          <table:table-cell table:style-name="ce318"/>
          <table:table-cell table:style-name="ce153" table:number-columns-repeated="8"/>
          <table:table-cell table:style-name="ce313"/>
          <table:table-cell table:style-name="ce153"/>
          <table:table-cell table:style-name="ce321" office:value-type="string">
            <text:p>£</text:p>
          </table:table-cell>
          <table:table-cell table:style-name="ce330" table:formula="of:=[$'Profit_&amp;_Loss_Account'.B1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6">
          <table:table-cell table:style-name="ce297"/>
          <table:table-cell table:style-name="ce153"/>
          <table:table-cell table:style-name="ce313" table:number-columns-repeated="9"/>
          <table:table-cell table:style-name="ce153" table:number-columns-repeated="2"/>
          <table:table-cell table:style-name="ce313"/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291" office:value-type="float" office:value="75">
            <text:p>75</text:p>
          </table:table-cell>
          <table:table-cell table:style-name="ce153"/>
          <table:table-cell table:style-name="ce313" office:value-type="string">
            <text:p>Total taxable profits from this business (box 72 minus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5">
          <table:table-cell table:style-name="ce287"/>
          <table:table-cell table:style-name="ce153" table:number-columns-repeated="12"/>
          <table:table-cell table:style-name="ce313" office:value-type="string">
            <text:p>box 73 + box 74 - <text:span text:style-name="T2">or use the Working Sheet on</text:span>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70">
            <text:p>70</text:p>
          </table:table-cell>
          <table:table-cell table:style-name="ce153"/>
          <table:table-cell table:style-name="ce313" office:value-type="string">
            <text:p>Adjustment for change of accounting practise - <text:span text:style-name="T2">read</text:span></text:p>
          </table:table-cell>
          <table:table-cell table:style-name="ce313" table:number-columns-repeated="8"/>
          <table:table-cell table:style-name="ce153" table:number-columns-repeated="2"/>
          <table:table-cell table:style-name="ce323" office:value-type="string">
            <text:p>page SEFN 18)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3">
          <table:table-cell table:style-name="ce287"/>
          <table:table-cell table:style-name="ce153"/>
          <table:table-cell table:style-name="ce316" office:value-type="string">
            <text:p>page SEFN 17 of the notes</text:p>
          </table:table-cell>
          <table:table-cell table:style-name="ce153" table:number-columns-repeated="19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328"/>
          <table:table-cell table:style-name="ce167"/>
          <table:table-cell table:style-name="ce321" office:value-type="string">
            <text:p>£</text:p>
          </table:table-cell>
          <table:table-cell table:style-name="ce330" table:formula="of:=[.O194]-[.O199]+[.O20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67"/>
          <table:table-cell table:style-name="ce153"/>
          <table:table-cell table:style-name="ce470"/>
          <table:table-cell table:number-columns-repeated="1001"/>
        </table:table-row>
        <table:table-row table:style-name="ro2">
          <table:table-cell table:style-name="ce293"/>
          <table:table-cell table:style-name="ce310" table:number-columns-repeated="10"/>
          <table:table-cell table:style-name="ce311" table:number-columns-repeated="2"/>
          <table:table-cell table:style-name="ce349"/>
          <table:table-cell table:style-name="ce311" table:number-columns-repeated="7"/>
          <table:table-cell table:style-name="ce310"/>
          <table:table-cell table:style-name="ce472"/>
          <table:table-cell table:number-columns-repeated="1001"/>
        </table:table-row>
        <table:table-row table:style-name="ro7">
          <table:table-cell table:style-name="ce298" office:value-type="string" table:number-columns-spanned="23" table:number-rows-spanned="1">
            <text:p>Losses</text:p>
          </table:table-cell>
          <table:covered-table-cell table:number-columns-repeated="22"/>
          <table:table-cell table:style-name="ce476" table:number-columns-repeated="1001"/>
        </table:table-row>
        <table:table-row table:style-name="ro27">
          <table:table-cell table:style-name="ce296" office:value-type="string" table:number-columns-spanned="23" table:number-rows-spanned="1">
            <text:p>If you have made a net loss for tax purposes (in box 63), or if you have losses from previous years, read page SEFN 15 of the <text:span text:style-name="T2">notes</text:span></text:p>
          </table:table-cell>
          <table:covered-table-cell table:number-columns-repeated="22"/>
          <table:table-cell table:number-columns-repeated="1001"/>
        </table:table-row>
        <table:table-row table:style-name="ro27">
          <table:table-cell table:style-name="ce296" office:value-type="string" table:number-columns-spanned="23" table:number-rows-spanned="1">
            <text:p>and fill in boxes 75 to 78 as appropriate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290"/>
          <table:table-cell table:style-name="ce308" table:number-columns-repeated="10"/>
          <table:table-cell table:style-name="ce345"/>
          <table:table-cell table:style-name="ce312"/>
          <table:table-cell table:style-name="ce350"/>
          <table:table-cell table:style-name="ce331" table:number-columns-repeated="3"/>
          <table:table-cell table:style-name="ce358"/>
          <table:table-cell table:style-name="ce461" table:number-columns-repeated="2"/>
          <table:table-cell table:style-name="ce312"/>
          <table:table-cell table:style-name="ce308"/>
          <table:table-cell table:style-name="ce469"/>
          <table:table-cell table:number-columns-repeated="1001"/>
        </table:table-row>
        <table:table-row table:style-name="ro3">
          <table:table-cell table:style-name="ce291" office:value-type="float" office:value="76">
            <text:p>76</text:p>
          </table:table-cell>
          <table:table-cell table:style-name="ce153"/>
          <table:table-cell table:style-name="ce313" office:value-type="string">
            <text:p>Adjusted loss</text:p>
          </table:table-cell>
          <table:table-cell table:style-name="ce313" table:number-columns-repeated="2"/>
          <table:table-cell table:style-name="ce334" table:formula="of:=[$Admin.G2]" office:value-type="string" office:string-value="2012-13">
            <text:p>2012-13</text:p>
          </table:table-cell>
          <table:table-cell table:style-name="ce313" office:value-type="string">
            <text:p>(box 63 or 64 + box 67</text:p>
          </table:table-cell>
          <table:table-cell table:style-name="ce328" table:number-columns-repeated="2"/>
          <table:table-cell table:style-name="ce153"/>
          <table:table-cell table:style-name="ce313"/>
          <table:table-cell table:style-name="ce291" office:value-type="float" office:value="78">
            <text:p>78</text:p>
          </table:table-cell>
          <table:table-cell table:style-name="ce153"/>
          <table:table-cell table:style-name="ce313" office:value-type="string">
            <text:p>Loss to be carried back to previous year(s) and set off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5">
          <table:table-cell table:style-name="ce297"/>
          <table:table-cell table:style-name="ce153"/>
          <table:table-cell table:style-name="ce313" office:value-type="string">
            <text:p>,minus box 68 + box 70 + box 71)</text:p>
          </table:table-cell>
          <table:table-cell table:style-name="ce313" table:number-columns-repeated="9"/>
          <table:table-cell table:style-name="ce153"/>
          <table:table-cell table:style-name="ce313" office:value-type="string">
            <text:p>against income (or capital gains)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.O179]+[.E197]-[.D201]+[.D210]+[.P19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313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5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77">
            <text:p>77</text:p>
          </table:table-cell>
          <table:table-cell table:style-name="ce153"/>
          <table:table-cell table:style-name="ce313" office:value-type="string">
            <text:p>Loss from this tax year set off against other income</text:p>
          </table:table-cell>
          <table:table-cell table:style-name="ce313" table:number-columns-repeated="8"/>
          <table:table-cell table:style-name="ce291" office:value-type="float" office:value="79">
            <text:p>79</text:p>
          </table:table-cell>
          <table:table-cell table:style-name="ce153"/>
          <table:table-cell table:style-name="ce313" office:value-type="string">
            <text:p>Total loss to carry forward after all other set-offs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3">
          <table:table-cell table:style-name="ce287"/>
          <table:table-cell table:style-name="ce153"/>
          <table:table-cell table:style-name="ce313" office:value-type="string">
            <text:p>for </text:p>
          </table:table-cell>
          <table:table-cell table:style-name="ce334" table:formula="of:=[$Admin.G2]" office:value-type="string" office:string-value="2012-13" table:number-columns-spanned="3" table:number-rows-spanned="1">
            <text:p>2012-13</text:p>
          </table:table-cell>
          <table:covered-table-cell table:number-columns-repeated="2"/>
          <table:table-cell table:style-name="ce153" table:number-columns-repeated="7"/>
          <table:table-cell table:style-name="ce323" office:value-type="string">
            <text:p><text:s/>- including unused losses brought forward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formula="of:=[.D21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4">
          <table:table-cell table:style-name="ce293"/>
          <table:table-cell table:style-name="ce310" table:number-columns-repeated="21"/>
          <table:table-cell table:style-name="ce472"/>
          <table:table-cell table:number-columns-repeated="1001"/>
        </table:table-row>
        <table:table-row table:style-name="ro7">
          <table:table-cell table:style-name="ce300" office:value-type="string" table:number-columns-spanned="23" table:number-rows-spanned="1">
            <text:p>Deductions and tax taken off</text:p>
          </table:table-cell>
          <table:covered-table-cell table:number-columns-repeated="22"/>
          <table:table-cell table:style-name="ce476" table:number-columns-repeated="1001"/>
        </table:table-row>
        <table:table-row table:style-name="ro4">
          <table:table-cell table:style-name="ce290"/>
          <table:table-cell table:style-name="ce308" table:number-columns-repeated="10"/>
          <table:table-cell table:style-name="ce345"/>
          <table:table-cell table:style-name="ce312"/>
          <table:table-cell table:style-name="ce350"/>
          <table:table-cell table:style-name="ce331" table:number-columns-repeated="3"/>
          <table:table-cell table:style-name="ce358"/>
          <table:table-cell table:style-name="ce461" table:number-columns-repeated="2"/>
          <table:table-cell table:style-name="ce312"/>
          <table:table-cell table:style-name="ce308"/>
          <table:table-cell table:style-name="ce469"/>
          <table:table-cell table:number-columns-repeated="1001"/>
        </table:table-row>
        <table:table-row table:style-name="ro3">
          <table:table-cell table:style-name="ce291" office:value-type="float" office:value="80">
            <text:p>80</text:p>
          </table:table-cell>
          <table:table-cell table:style-name="ce153"/>
          <table:table-cell table:style-name="ce313" office:value-type="string">
            <text:p>Deductions on payment and deduction statements from</text:p>
          </table:table-cell>
          <table:table-cell table:style-name="ce313" table:number-columns-repeated="8"/>
          <table:table-cell table:style-name="ce291" office:value-type="float" office:value="81">
            <text:p>81</text:p>
          </table:table-cell>
          <table:table-cell table:style-name="ce153"/>
          <table:table-cell table:style-name="ce313" office:value-type="string">
            <text:p>Other tax taken off trading income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5">
          <table:table-cell table:style-name="ce297"/>
          <table:table-cell table:style-name="ce153"/>
          <table:table-cell table:style-name="ce313" office:value-type="string">
            <text:p>contractors - <text:span text:style-name="T2">construction industry subcontractors only</text:span></text:p>
          </table:table-cell>
          <table:table-cell table:style-name="ce313" table:number-columns-repeated="9"/>
          <table:table-cell table:style-name="ce153"/>
          <table:table-cell table:style-name="ce313"/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formula="of:=['file:///C:/Users/antony/diy/GB%20Accounts/GB%20Accounts%202012-13/GB%20Accounts%20Self%20Employed%202013-04-05%20(Apr13)%20OpenOffice/Sales050413.ods'#$Mar13.$X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313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4">
          <table:table-cell table:style-name="ce293"/>
          <table:table-cell table:style-name="ce310" table:number-columns-repeated="21"/>
          <table:table-cell table:style-name="ce472"/>
          <table:table-cell table:number-columns-repeated="1001"/>
        </table:table-row>
        <table:table-row table:style-name="ro29">
          <table:table-cell table:style-name="ce298" office:value-type="string" table:number-columns-spanned="23" table:number-rows-spanned="1">
            <text:p>Balance Sheet Optional</text:p>
          </table:table-cell>
          <table:covered-table-cell table:number-columns-repeated="22"/>
          <table:table-cell table:style-name="ce476" table:number-columns-repeated="1001"/>
        </table:table-row>
        <table:table-row table:style-name="ro27">
          <table:table-cell table:style-name="ce296" office:value-type="string" table:number-columns-spanned="23" table:number-rows-spanned="1">
            <text:p>If your business accounts include a Balance Sheet showing the assets, liabilities, and capital of the business, fill in the relevant</text:p>
          </table:table-cell>
          <table:covered-table-cell table:number-columns-repeated="22"/>
          <table:table-cell table:number-columns-repeated="1001"/>
        </table:table-row>
        <table:table-row table:style-name="ro27">
          <table:table-cell table:style-name="ce296" office:value-type="string" table:number-columns-spanned="23" table:number-rows-spanned="1">
            <text:p>boxes below. If you do not have a Balance Sheet, go to box 99.</text:p>
          </table:table-cell>
          <table:covered-table-cell table:number-columns-repeated="22"/>
          <table:table-cell table:number-columns-repeated="1001"/>
        </table:table-row>
        <table:table-row table:style-name="ro3">
          <table:table-cell table:style-name="ce290"/>
          <table:table-cell table:style-name="ce308" table:number-columns-repeated="21"/>
          <table:table-cell table:style-name="ce469"/>
          <table:table-cell table:number-columns-repeated="1001"/>
        </table:table-row>
        <table:table-row table:style-name="ro9">
          <table:table-cell table:style-name="ce287"/>
          <table:table-cell table:style-name="ce153"/>
          <table:table-cell table:style-name="ce322" office:value-type="string">
            <text:p>Assets</text:p>
          </table:table-cell>
          <table:table-cell table:style-name="ce153" table:number-columns-repeated="10"/>
          <table:table-cell table:style-name="ce322" office:value-type="string">
            <text:p>Liabilities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6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82">
            <text:p>82</text:p>
          </table:table-cell>
          <table:table-cell table:style-name="ce153"/>
          <table:table-cell table:style-name="ce313" office:value-type="string">
            <text:p>Equipment, machinery and vehicles</text:p>
          </table:table-cell>
          <table:table-cell table:style-name="ce313" table:number-columns-repeated="8"/>
          <table:table-cell table:style-name="ce291" office:value-type="float" office:value="90">
            <text:p>90</text:p>
          </table:table-cell>
          <table:table-cell table:style-name="ce153"/>
          <table:table-cell table:style-name="ce313" office:value-type="string">
            <text:p>Trade creditors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3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83">
            <text:p>83</text:p>
          </table:table-cell>
          <table:table-cell table:style-name="ce153"/>
          <table:table-cell table:style-name="ce313" office:value-type="string">
            <text:p>Other fixed assets</text:p>
          </table:table-cell>
          <table:table-cell table:style-name="ce313" table:number-columns-repeated="8"/>
          <table:table-cell table:style-name="ce291" office:value-type="float" office:value="91">
            <text:p>91</text:p>
          </table:table-cell>
          <table:table-cell table:style-name="ce153"/>
          <table:table-cell table:style-name="ce313" office:value-type="string">
            <text:p>Loans and overdrawn bank account balances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3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84">
            <text:p>84</text:p>
          </table:table-cell>
          <table:table-cell table:style-name="ce153"/>
          <table:table-cell table:style-name="ce313" office:value-type="string">
            <text:p>Stock and work in progress</text:p>
          </table:table-cell>
          <table:table-cell table:style-name="ce313" table:number-columns-repeated="8"/>
          <table:table-cell table:style-name="ce291" office:value-type="float" office:value="92">
            <text:p>92</text:p>
          </table:table-cell>
          <table:table-cell table:style-name="ce153"/>
          <table:table-cell table:style-name="ce313" office:value-type="string">
            <text:p>Other liabilities and accruals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5">
          <table:table-cell table:style-name="ce287"/>
          <table:table-cell table:style-name="ce153" table:number-columns-repeated="12"/>
          <table:table-cell table:style-name="ce327"/>
          <table:table-cell table:style-name="ce317" table:number-columns-repeated="3"/>
          <table:table-cell table:style-name="ce338"/>
          <table:table-cell table:style-name="ce343" table:number-columns-repeated="2"/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22">
          <table:table-cell table:style-name="ce291" office:value-type="float" office:value="85">
            <text:p>85</text:p>
          </table:table-cell>
          <table:table-cell table:style-name="ce153"/>
          <table:table-cell table:style-name="ce313" office:value-type="string">
            <text:p>Trade debtors</text:p>
          </table:table-cell>
          <table:table-cell table:style-name="ce313" table:number-columns-repeated="8"/>
          <table:table-cell table:style-name="ce153" table:number-columns-repeated="2"/>
          <table:table-cell table:style-name="ce322" office:value-type="string">
            <text:p>Net business assets</text:p>
          </table:table-cell>
          <table:table-cell table:style-name="ce317" table:number-columns-repeated="3"/>
          <table:table-cell table:style-name="ce338"/>
          <table:table-cell table:style-name="ce343" table:number-columns-repeated="2"/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9"/>
          <table:table-cell table:style-name="ce153" table:number-columns-repeated="11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291" office:value-type="float" office:value="93">
            <text:p>93</text:p>
          </table:table-cell>
          <table:table-cell table:style-name="ce153"/>
          <table:table-cell table:style-name="ce313" office:value-type="string">
            <text:p>Net business assets (box 88 minus (boxes 89 to 91))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3">
          <table:table-cell table:style-name="ce287"/>
          <table:table-cell table:style-name="ce153" table:number-columns-repeated="10"/>
          <table:table-cell table:style-name="ce313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91" office:value-type="float" office:value="86">
            <text:p>86</text:p>
          </table:table-cell>
          <table:table-cell table:style-name="ce153"/>
          <table:table-cell table:style-name="ce313" office:value-type="string">
            <text:p>Bank/building society balances</text:p>
          </table:table-cell>
          <table:table-cell table:style-name="ce313" table:number-columns-repeated="8"/>
          <table:table-cell table:style-name="ce153" table:number-columns-repeated="2"/>
          <table:table-cell table:style-name="ce351" office:value-type="string">
            <text:p>£</text:p>
          </table:table-cell>
          <table:table-cell table:style-name="ce354" office:value-type="string">
            <text:p><text:s/>—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2" office:value-type="string">
            <text:p>Capital account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3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87">
            <text:p>87</text:p>
          </table:table-cell>
          <table:table-cell table:style-name="ce153"/>
          <table:table-cell table:style-name="ce313" office:value-type="string">
            <text:p>Cash in hand</text:p>
          </table:table-cell>
          <table:table-cell table:style-name="ce313" table:number-columns-repeated="8"/>
          <table:table-cell table:style-name="ce291" office:value-type="float" office:value="94">
            <text:p>94</text:p>
          </table:table-cell>
          <table:table-cell table:style-name="ce153"/>
          <table:table-cell table:style-name="ce313" office:value-type="string">
            <text:p>Balance at start of period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51" office:value-type="string">
            <text:p>£</text:p>
          </table:table-cell>
          <table:table-cell table:style-name="ce332" office:value-type="string">
            <text:p><text:s/>—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/>
          <table:table-cell table:style-name="ce470"/>
          <table:table-cell table:number-columns-repeated="1001"/>
        </table:table-row>
        <table:table-row table:style-name="ro3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88">
            <text:p>88</text:p>
          </table:table-cell>
          <table:table-cell table:style-name="ce153"/>
          <table:table-cell table:style-name="ce313" office:value-type="string">
            <text:p>Other current assets and prepayments</text:p>
          </table:table-cell>
          <table:table-cell table:style-name="ce313" table:number-columns-repeated="8"/>
          <table:table-cell table:style-name="ce291" office:value-type="float" office:value="95">
            <text:p>95</text:p>
          </table:table-cell>
          <table:table-cell table:style-name="ce153"/>
          <table:table-cell table:style-name="ce313" office:value-type="string">
            <text:p>Net profit or loss (box 46 or box 47)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51" office:value-type="string">
            <text:p>£</text:p>
          </table:table-cell>
          <table:table-cell table:style-name="ce332" office:value-type="string">
            <text:p><text:s/>—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/>
          <table:table-cell table:style-name="ce470"/>
          <table:table-cell table:number-columns-repeated="1001"/>
        </table:table-row>
        <table:table-row table:style-name="ro3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291" office:value-type="float" office:value="89">
            <text:p>89</text:p>
          </table:table-cell>
          <table:table-cell table:style-name="ce153"/>
          <table:table-cell table:style-name="ce313" office:value-type="string">
            <text:p>Total assets (total of boxes 81 to 87)</text:p>
          </table:table-cell>
          <table:table-cell table:style-name="ce313" table:number-columns-repeated="8"/>
          <table:table-cell table:style-name="ce291" office:value-type="float" office:value="96">
            <text:p>96</text:p>
          </table:table-cell>
          <table:table-cell table:style-name="ce153"/>
          <table:table-cell table:style-name="ce313" office:value-type="string">
            <text:p>Capital introduced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297"/>
          <table:table-cell table:style-name="ce153"/>
          <table:table-cell table:style-name="ce313" table:number-columns-repeated="10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287"/>
          <table:table-cell table:style-name="ce153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4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3">
          <table:table-cell table:style-name="ce287"/>
          <table:table-cell table:style-name="ce153" table:number-columns-repeated="21"/>
          <table:table-cell table:style-name="ce470"/>
          <table:table-cell table:number-columns-repeated="1001"/>
        </table:table-row>
        <table:table-row table:style-name="ro3">
          <table:table-cell table:style-name="ce301"/>
          <table:table-cell table:style-name="ce167"/>
          <table:table-cell table:style-name="ce328" table:number-columns-repeated="8"/>
          <table:table-cell table:style-name="ce313"/>
          <table:table-cell table:style-name="ce291" office:value-type="float" office:value="97">
            <text:p>97</text:p>
          </table:table-cell>
          <table:table-cell table:style-name="ce153"/>
          <table:table-cell table:style-name="ce313" office:value-type="string">
            <text:p>Drawings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2">
          <table:table-cell table:style-name="ce301"/>
          <table:table-cell table:style-name="ce167"/>
          <table:table-cell table:style-name="ce328" table:number-columns-repeated="8"/>
          <table:table-cell table:style-name="ce313" table:number-columns-repeated="2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301"/>
          <table:table-cell table:style-name="ce167"/>
          <table:table-cell table:style-name="ce328" table:number-columns-repeated="8"/>
          <table:table-cell table:style-name="ce313"/>
          <table:table-cell table:style-name="ce153" table:number-columns-repeated="2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 table:number-columns-repeated="2"/>
          <table:table-cell table:style-name="ce470"/>
          <table:table-cell table:number-columns-repeated="1001"/>
        </table:table-row>
        <table:table-row table:style-name="ro4">
          <table:table-cell table:style-name="ce301"/>
          <table:table-cell table:style-name="ce167"/>
          <table:table-cell table:style-name="ce328" table:number-columns-repeated="8"/>
          <table:table-cell table:style-name="ce313"/>
          <table:table-cell table:style-name="ce153" table:number-columns-repeated="11"/>
          <table:table-cell table:style-name="ce470"/>
          <table:table-cell table:number-columns-repeated="1001"/>
        </table:table-row>
        <table:table-row table:style-name="ro5">
          <table:table-cell table:style-name="ce301"/>
          <table:table-cell table:style-name="ce167"/>
          <table:table-cell table:style-name="ce328" table:number-columns-repeated="8"/>
          <table:table-cell table:style-name="ce313"/>
          <table:table-cell table:style-name="ce291" office:value-type="float" office:value="98">
            <text:p>98</text:p>
          </table:table-cell>
          <table:table-cell table:style-name="ce153"/>
          <table:table-cell table:style-name="ce313" office:value-type="string">
            <text:p>Balance at end of period</text:p>
          </table:table-cell>
          <table:table-cell table:style-name="ce153" table:number-columns-repeated="8"/>
          <table:table-cell table:style-name="ce470"/>
          <table:table-cell table:number-columns-repeated="1001"/>
        </table:table-row>
        <table:table-row table:style-name="ro3">
          <table:table-cell table:style-name="ce301"/>
          <table:table-cell table:style-name="ce167"/>
          <table:table-cell table:style-name="ce328" table:number-columns-repeated="8"/>
          <table:table-cell table:style-name="ce313" table:number-columns-repeated="2"/>
          <table:table-cell table:style-name="ce153" table:number-columns-repeated="10"/>
          <table:table-cell table:style-name="ce470"/>
          <table:table-cell table:number-columns-repeated="1001"/>
        </table:table-row>
        <table:table-row table:style-name="ro22">
          <table:table-cell table:style-name="ce302"/>
          <table:table-cell table:style-name="ce167"/>
          <table:table-cell table:style-name="ce327"/>
          <table:table-cell table:style-name="ce317" table:number-columns-repeated="3"/>
          <table:table-cell table:style-name="ce338"/>
          <table:table-cell table:style-name="ce343" table:number-columns-repeated="2"/>
          <table:table-cell table:style-name="ce167"/>
          <table:table-cell table:style-name="ce153" table:number-columns-repeated="3"/>
          <table:table-cell table:style-name="ce321" office:value-type="string">
            <text:p>£</text:p>
          </table:table-cell>
          <table:table-cell table:style-name="ce332" office:value-type="string">
            <text:p><text:s/>—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53"/>
          <table:table-cell table:style-name="ce470"/>
          <table:table-cell table:number-columns-repeated="1001"/>
        </table:table-row>
        <table:table-row table:style-name="ro3">
          <table:table-cell table:style-name="ce303"/>
          <table:table-cell table:style-name="ce311" table:number-columns-repeated="9"/>
          <table:table-cell table:style-name="ce310" table:number-columns-repeated="12"/>
          <table:table-cell table:style-name="ce472"/>
          <table:table-cell table:number-columns-repeated="1001"/>
        </table:table-row>
        <table:table-row table:style-name="ro7">
          <table:table-cell table:style-name="ce298" office:value-type="string" table:number-columns-spanned="23" table:number-rows-spanned="1">
            <text:p>Class 4 National Insurance contributions (NICs)</text:p>
          </table:table-cell>
          <table:covered-table-cell table:number-columns-repeated="22"/>
          <table:table-cell table:number-columns-repeated="1001"/>
        </table:table-row>
        <table:table-row table:style-name="ro27">
          <table:table-cell table:style-name="ce296" office:value-type="string" table:number-columns-spanned="9" table:number-rows-spanned="1">
            <text:p>If your self employed profits are more than £</text:p>
          </table:table-cell>
          <table:covered-table-cell table:number-columns-repeated="8"/>
          <table:table-cell table:style-name="ce344" table:formula="of:=[$Admin.N4]" office:value-type="float" office:value="8105">
            <text:p>8105</text:p>
          </table:table-cell>
          <table:table-cell table:style-name="ce296" office:value-type="string" table:number-columns-spanned="13" table:number-rows-spanned="1">
            <text:p>you must pay Class 4 NICs (unless you are exempt or your contributions</text:p>
          </table:table-cell>
          <table:covered-table-cell table:number-columns-repeated="12"/>
          <table:table-cell table:number-columns-repeated="1001"/>
        </table:table-row>
        <table:table-row table:style-name="ro27">
          <table:table-cell table:style-name="ce304" office:value-type="string" table:number-columns-spanned="23" table:number-rows-spanned="1">
            <text:p>have been deferred) -<text:span text:style-name="T2"> read page SEFN 20 of the notes.</text:span>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305"/>
          <table:table-cell table:style-name="ce312" table:number-columns-repeated="21"/>
          <table:table-cell table:style-name="ce474"/>
          <table:table-cell table:number-columns-repeated="1001"/>
        </table:table-row>
        <table:table-row table:style-name="ro3">
          <table:table-cell table:style-name="ce291" office:value-type="float" office:value="99">
            <text:p>99</text:p>
          </table:table-cell>
          <table:table-cell table:style-name="ce167"/>
          <table:table-cell table:style-name="ce328" office:value-type="string">
            <text:p>If you are exempt from paying Class 4 NICs put 'X' in the</text:p>
          </table:table-cell>
          <table:table-cell table:style-name="ce167" table:number-columns-repeated="8"/>
          <table:table-cell table:style-name="ce291" office:value-type="float" office:value="101">
            <text:p>101</text:p>
          </table:table-cell>
          <table:table-cell table:style-name="ce167"/>
          <table:table-cell table:style-name="ce328" office:value-type="string">
            <text:p>Adjustment to profits chargeable to Class 4 NICs -<text:span text:style-name="T2"> this</text:span></text:p>
          </table:table-cell>
          <table:table-cell table:style-name="ce167" table:number-columns-repeated="8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table-cell table:style-name="ce328" office:value-type="string">
            <text:p>box - <text:span text:style-name="T2">read page SEFN 20 of the notes</text:span></text:p>
          </table:table-cell>
          <table:table-cell table:style-name="ce167" table:number-columns-repeated="10"/>
          <table:table-cell table:style-name="ce352" office:value-type="string">
            <text:p>will not apply to most people</text:p>
          </table:table-cell>
          <table:table-cell table:style-name="ce167" table:number-columns-repeated="8"/>
          <table:table-cell table:style-name="ce473"/>
          <table:table-cell table:number-columns-repeated="1001"/>
        </table:table-row>
        <table:table-row table:style-name="ro4">
          <table:table-cell table:style-name="ce302"/>
          <table:table-cell table:style-name="ce167" table:number-columns-repeated="21"/>
          <table:table-cell table:style-name="ce473"/>
          <table:table-cell table:number-columns-repeated="1001"/>
        </table:table-row>
        <table:table-row table:style-name="ro1">
          <table:table-cell table:style-name="ce302"/>
          <table:table-cell table:style-name="ce167"/>
          <table:table-cell table:style-name="ce329"/>
          <table:table-cell table:style-name="ce167" table:number-columns-repeated="10"/>
          <table:table-cell table:style-name="ce321" office:value-type="string">
            <text:p>£</text:p>
          </table:table-cell>
          <table:table-cell table:style-name="ce330" table:number-columns-spanned="3" table:number-rows-spanned="1"/>
          <table:covered-table-cell table:number-columns-repeated="2"/>
          <table:table-cell table:style-name="ce338" office:value-type="string">
            <text:p>.</text:p>
          </table:table-cell>
          <table:table-cell table:number-columns-repeated="2" table:style-name="ce341" office:value-type="float" office:value="0">
            <text:p>0</text:p>
          </table:table-cell>
          <table:table-cell table:style-name="ce167" table:number-columns-repeated="2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 table:number-columns-repeated="21"/>
          <table:table-cell table:style-name="ce473"/>
          <table:table-cell table:number-columns-repeated="1001"/>
        </table:table-row>
        <table:table-row table:style-name="ro36">
          <table:table-cell table:style-name="ce291" office:value-type="float" office:value="100">
            <text:p>100</text:p>
          </table:table-cell>
          <table:table-cell table:style-name="ce167"/>
          <table:table-cell table:style-name="ce328" office:value-type="string">
            <text:p>If you have been given a </text:p>
          </table:table-cell>
          <table:table-cell table:style-name="ce167" table:number-columns-repeated="3"/>
          <table:table-cell table:style-name="ce340" table:formula="of:=[$Admin.G2]" office:value-type="string" office:string-value="2012-13" table:number-columns-spanned="3" table:number-rows-spanned="1">
            <text:p>2012-13</text:p>
          </table:table-cell>
          <table:covered-table-cell table:number-columns-repeated="2"/>
          <table:table-cell table:style-name="ce167" office:value-type="string">
            <text:p>Class 4 NICs deferment</text:p>
          </table:table-cell>
          <table:table-cell table:style-name="ce167" table:number-columns-repeated="12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table-cell table:style-name="ce328" office:value-type="string">
            <text:p>certificate, put 'X' in the box - <text:span text:style-name="T2">read page SEFN 20 of </text:span></text:p>
          </table:table-cell>
          <table:table-cell table:style-name="ce167" table:number-columns-repeated="19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table-cell table:style-name="ce167" office:value-type="string">
            <text:p>the notes</text:p>
          </table:table-cell>
          <table:table-cell table:style-name="ce167" table:number-columns-repeated="19"/>
          <table:table-cell table:style-name="ce473"/>
          <table:table-cell table:number-columns-repeated="1001"/>
        </table:table-row>
        <table:table-row table:style-name="ro26">
          <table:table-cell table:style-name="ce302"/>
          <table:table-cell table:style-name="ce167" table:number-columns-repeated="21"/>
          <table:table-cell table:style-name="ce473"/>
          <table:table-cell table:number-columns-repeated="1001"/>
        </table:table-row>
        <table:table-row table:style-name="ro1">
          <table:table-cell table:style-name="ce302"/>
          <table:table-cell table:style-name="ce167"/>
          <table:table-cell table:style-name="ce329"/>
          <table:table-cell table:style-name="ce167" table:number-columns-repeated="19"/>
          <table:table-cell table:style-name="ce473"/>
          <table:table-cell table:number-columns-repeated="1001"/>
        </table:table-row>
        <table:table-row table:style-name="ro4">
          <table:table-cell table:style-name="ce303"/>
          <table:table-cell table:style-name="ce311" table:number-columns-repeated="21"/>
          <table:table-cell table:style-name="ce475"/>
          <table:table-cell table:number-columns-repeated="1001"/>
        </table:table-row>
        <table:table-row table:style-name="ro29">
          <table:table-cell table:style-name="ce294" office:value-type="string" table:number-columns-spanned="23" table:number-rows-spanned="1">
            <text:p>Any other information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305"/>
          <table:table-cell table:style-name="ce312" table:number-columns-repeated="21"/>
          <table:table-cell table:style-name="ce474"/>
          <table:table-cell table:number-columns-repeated="1001"/>
        </table:table-row>
        <table:table-row table:style-name="ro3">
          <table:table-cell table:style-name="ce291" office:value-type="float" office:value="102">
            <text:p>102</text:p>
          </table:table-cell>
          <table:table-cell table:style-name="ce167"/>
          <table:table-cell table:style-name="ce328" office:value-type="string">
            <text:p>Please give any other information in this page</text:p>
          </table:table-cell>
          <table:table-cell table:style-name="ce167" table:number-columns-repeated="19"/>
          <table:table-cell table:style-name="ce473"/>
          <table:table-cell table:number-columns-repeated="1001"/>
        </table:table-row>
        <table:table-row table:style-name="ro4">
          <table:table-cell table:style-name="ce302"/>
          <table:table-cell table:style-name="ce167" table:number-columns-repeated="21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table-cell table:style-name="ce329" table:number-columns-spanned="20" table:number-rows-spanned="26"/>
          <table:covered-table-cell table:number-columns-repeated="19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3">
          <table:table-cell table:style-name="ce302"/>
          <table:table-cell table:style-name="ce167"/>
          <table:covered-table-cell table:number-columns-repeated="20"/>
          <table:table-cell table:style-name="ce473"/>
          <table:table-cell table:number-columns-repeated="1001"/>
        </table:table-row>
        <table:table-row table:style-name="ro4">
          <table:table-cell table:style-name="ce303"/>
          <table:table-cell table:style-name="ce311" table:number-columns-repeated="21"/>
          <table:table-cell table:style-name="ce475"/>
          <table:table-cell table:number-columns-repeated="1001"/>
        </table:table-row>
        <table:table-row table:style-name="ro3" table:number-rows-repeated="10482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fit_&amp;_Loss_Account" table:style-name="ta8">
        <table:table-column table:style-name="co50" table:default-cell-style-name="ce481"/>
        <table:table-column table:style-name="co51" table:default-cell-style-name="ce481"/>
        <table:table-column table:style-name="co52" table:number-columns-repeated="12" table:default-cell-style-name="ce257"/>
        <table:table-column table:style-name="co2" table:default-cell-style-name="ce257"/>
        <table:table-column table:style-name="co10" table:number-columns-repeated="1009" table:default-cell-style-name="ce257"/>
        <table:table-row table:style-name="ro2">
          <table:table-cell table:style-name="ce479"/>
          <table:table-cell table:style-name="ce488"/>
          <table:table-cell table:style-name="ce492" table:number-columns-repeated="11"/>
          <table:table-cell table:style-name="ce264"/>
          <table:table-cell table:style-name="ce496"/>
          <table:table-cell table:number-columns-repeated="1009"/>
        </table:table-row>
        <table:table-row table:style-name="ro5">
          <table:table-cell table:style-name="ce480" office:value-type="string" table:number-columns-spanned="1" table:number-rows-spanned="3">
            <text:p>Monthly Management Accounts Profit and Loss Account</text:p>
          </table:table-cell>
          <table:table-cell table:style-name="ce247" office:value-type="string">
            <text:p>Total Year</text:p>
          </table:table-cell>
          <table:table-cell table:style-name="ce256" table:formula="of:=[$Admin.B5]" office:value-type="date" office:date-value="2012-04-30" table:number-columns-spanned="1" table:number-rows-spanned="2">
            <text:p>Apr-12</text:p>
          </table:table-cell>
          <table:table-cell table:style-name="ce256" table:formula="of:=[$Admin.B6]" office:value-type="date" office:date-value="2012-05-31" table:number-columns-spanned="1" table:number-rows-spanned="2">
            <text:p>May-12</text:p>
          </table:table-cell>
          <table:table-cell table:style-name="ce256" table:formula="of:=[$Admin.B7]" office:value-type="date" office:date-value="2012-06-30" table:number-columns-spanned="1" table:number-rows-spanned="2">
            <text:p>Jun-12</text:p>
          </table:table-cell>
          <table:table-cell table:style-name="ce256" table:formula="of:=[$Admin.B8]" office:value-type="date" office:date-value="2012-07-31" table:number-columns-spanned="1" table:number-rows-spanned="2">
            <text:p>Jul-12</text:p>
          </table:table-cell>
          <table:table-cell table:style-name="ce256" table:formula="of:=[$Admin.B9]" office:value-type="date" office:date-value="2012-08-31" table:number-columns-spanned="1" table:number-rows-spanned="2">
            <text:p>Aug-12</text:p>
          </table:table-cell>
          <table:table-cell table:style-name="ce256" table:formula="of:=[$Admin.B10]" office:value-type="date" office:date-value="2012-09-30" table:number-columns-spanned="1" table:number-rows-spanned="2">
            <text:p>Sep-12</text:p>
          </table:table-cell>
          <table:table-cell table:style-name="ce256" table:formula="of:=[$Admin.B11]" office:value-type="date" office:date-value="2012-10-31" table:number-columns-spanned="1" table:number-rows-spanned="2">
            <text:p>Oct-12</text:p>
          </table:table-cell>
          <table:table-cell table:style-name="ce256" table:formula="of:=[$Admin.B12]" office:value-type="date" office:date-value="2012-11-30" table:number-columns-spanned="1" table:number-rows-spanned="2">
            <text:p>Nov-12</text:p>
          </table:table-cell>
          <table:table-cell table:style-name="ce256" table:formula="of:=[$Admin.B13]" office:value-type="date" office:date-value="2012-12-31" table:number-columns-spanned="1" table:number-rows-spanned="2">
            <text:p>Dec-12</text:p>
          </table:table-cell>
          <table:table-cell table:style-name="ce256" table:formula="of:=[$Admin.B14]" office:value-type="date" office:date-value="2013-01-31" table:number-columns-spanned="1" table:number-rows-spanned="2">
            <text:p>Jan-13</text:p>
          </table:table-cell>
          <table:table-cell table:style-name="ce256" table:formula="of:=[$Admin.B15]" office:value-type="date" office:date-value="2013-02-28" table:number-columns-spanned="1" table:number-rows-spanned="2">
            <text:p>Feb-13</text:p>
          </table:table-cell>
          <table:table-cell table:style-name="ce256" table:formula="of:=[$Admin.B16]" office:value-type="date" office:date-value="2013-03-31" table:number-columns-spanned="1" table:number-rows-spanned="2">
            <text:p>Mar-13</text:p>
          </table:table-cell>
          <table:table-cell table:style-name="ce497"/>
          <table:table-cell table:number-columns-repeated="1009"/>
        </table:table-row>
        <table:table-row table:style-name="ro5">
          <table:covered-table-cell/>
          <table:table-cell table:style-name="ce248" table:formula="of:=[$Admin.B$17]" office:value-type="date" office:date-value="2013-04-05">
            <text:p>05-Apr-13</text:p>
          </table:table-cell>
          <table:covered-table-cell table:number-columns-repeated="12"/>
          <table:table-cell table:style-name="ce497"/>
          <table:table-cell table:number-columns-repeated="1009"/>
        </table:table-row>
        <table:table-row table:style-name="ro3">
          <table:covered-table-cell/>
          <table:table-cell table:number-columns-repeated="11" table:style-name="ce249" office:value-type="string">
            <text:p>£</text:p>
          </table:table-cell>
          <table:table-cell table:style-name="ce263" office:value-type="string">
            <text:p>£</text:p>
          </table:table-cell>
          <table:table-cell table:style-name="ce249" office:value-type="string">
            <text:p>£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38" office:value-type="string">
            <text:p>Sales Product A</text:p>
          </table:table-cell>
          <table:table-cell table:style-name="ce250" table:formula="of:=SUM([.C5:.N5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Apr12.$P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May12.$P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Jun12.$P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Jul12.$P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Aug12.$P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Sep12.$P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Oct12.$P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Nov12.$P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Dec12.$P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Jan13.$P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Feb13.$P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Mar13.$P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38" office:value-type="string">
            <text:p>Sales Product B</text:p>
          </table:table-cell>
          <table:table-cell table:style-name="ce250" table:formula="of:=SUM([.C6:.N6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Apr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May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Jun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Jul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Aug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Sep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Oct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Nov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Dec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Jan13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Feb13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Mar13.$Q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38" office:value-type="string">
            <text:p>Sales Product C</text:p>
          </table:table-cell>
          <table:table-cell table:style-name="ce250" table:formula="of:=SUM([.C7:.N7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Apr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May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Jun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Jul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Aug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Sep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Oct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Nov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Dec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Jan13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Feb13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Mar13.$R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38" office:value-type="string">
            <text:p>Other Income</text:p>
          </table:table-cell>
          <table:table-cell table:style-name="ce250" table:formula="of:=SUM([.C8:.N8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Apr12.$S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May12.$S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Jun12.$S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Jul12.$S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Aug12.$S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Sep12.$S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Oct12.$S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Nov12.$S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Dec12.$S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Jan13.$S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Feb13.$S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Mar13.$S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482" office:value-type="string">
            <text:p>Sales Turnover</text:p>
          </table:table-cell>
          <table:table-cell table:style-name="ce250" table:formula="of:=SUM([.B5:.B8])" office:value-type="float" office:value="0">
            <text:p>0 </text:p>
          </table:table-cell>
          <table:table-cell table:style-name="ce250" table:formula="of:=SUM([.C5:.C8])" office:value-type="float" office:value="0">
            <text:p>0 </text:p>
          </table:table-cell>
          <table:table-cell table:style-name="ce250" table:formula="of:=SUM([.D5:.D8])" office:value-type="float" office:value="0">
            <text:p>0 </text:p>
          </table:table-cell>
          <table:table-cell table:style-name="ce250" table:formula="of:=SUM([.E5:.E8])" office:value-type="float" office:value="0">
            <text:p>0 </text:p>
          </table:table-cell>
          <table:table-cell table:style-name="ce250" table:formula="of:=SUM([.F5:.F8])" office:value-type="float" office:value="0">
            <text:p>0 </text:p>
          </table:table-cell>
          <table:table-cell table:style-name="ce250" table:formula="of:=SUM([.G5:.G8])" office:value-type="float" office:value="0">
            <text:p>0 </text:p>
          </table:table-cell>
          <table:table-cell table:style-name="ce250" table:formula="of:=SUM([.H5:.H8])" office:value-type="float" office:value="0">
            <text:p>0 </text:p>
          </table:table-cell>
          <table:table-cell table:style-name="ce250" table:formula="of:=SUM([.I5:.I8])" office:value-type="float" office:value="0">
            <text:p>0 </text:p>
          </table:table-cell>
          <table:table-cell table:style-name="ce250" table:formula="of:=SUM([.J5:.J8])" office:value-type="float" office:value="0">
            <text:p>0 </text:p>
          </table:table-cell>
          <table:table-cell table:style-name="ce250" table:formula="of:=SUM([.K5:.K8])" office:value-type="float" office:value="0">
            <text:p>0 </text:p>
          </table:table-cell>
          <table:table-cell table:style-name="ce250" table:formula="of:=SUM([.L5:.L8])" office:value-type="float" office:value="0">
            <text:p>0 </text:p>
          </table:table-cell>
          <table:table-cell table:style-name="ce250" table:formula="of:=SUM([.M5:.M8])" office:value-type="float" office:value="0">
            <text:p>0 </text:p>
          </table:table-cell>
          <table:table-cell table:style-name="ce250" table:formula="of:=SUM([.N5:.N8])" office:value-type="float" office:value="0">
            <text:p>0 </text:p>
          </table:table-cell>
          <table:table-cell table:style-name="ce498"/>
          <table:table-cell table:style-name="ce269" table:number-columns-repeated="1009"/>
        </table:table-row>
        <table:table-row table:style-name="ro2">
          <table:table-cell table:style-name="ce482"/>
          <table:table-cell table:style-name="ce251" table:number-columns-repeated="13"/>
          <table:table-cell table:style-name="ce498"/>
          <table:table-cell table:style-name="ce270" table:number-columns-repeated="1009"/>
        </table:table-row>
        <table:table-row table:style-name="ro3">
          <table:table-cell table:style-name="ce238" office:value-type="string">
            <text:p>Investment Grants received</text:p>
          </table:table-cell>
          <table:table-cell table:style-name="ce250" table:formula="of:=SUM([.C11:.N11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Apr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May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Jun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Jul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Aug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Sep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Oct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Nov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Dec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Jan13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Feb13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Sales050413.ods'#$Mar13.$T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2">
          <table:table-cell table:style-name="ce238"/>
          <table:table-cell table:style-name="ce251" table:number-columns-repeated="13"/>
          <table:table-cell table:style-name="ce497"/>
          <table:table-cell table:style-name="ce264" table:number-columns-repeated="1009"/>
        </table:table-row>
        <table:table-row table:style-name="ro37">
          <table:table-cell table:style-name="ce483" office:value-type="string">
            <text:p>Direct Costs</text:p>
          </table:table-cell>
          <table:table-cell table:style-name="ce251" table:number-columns-repeated="13"/>
          <table:table-cell table:style-name="ce498"/>
          <table:table-cell table:style-name="ce269" table:number-columns-repeated="1009"/>
        </table:table-row>
        <table:table-row table:style-name="ro3">
          <table:table-cell table:style-name="ce238" office:value-type="string">
            <text:p>Purchases after stock adjustment</text:p>
          </table:table-cell>
          <table:table-cell table:style-name="ce250" table:formula="of:=SUM([.C14:.N14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pr12.$P$1]+[$StockControl.AB6]-[$StockControl.AB8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y12.$P$1]+[$StockControl.AB8]-[$StockControl.AB10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n12.$P$1]+[$StockControl.AB10]-[$StockControl.AB12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l12.$P$1]+[$StockControl.AB12]-[$StockControl.AB14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ug12.$P$1]+[$StockControl.AB14]-[$StockControl.AB16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Sep12.$P$1]+[$StockControl.AB16]-[$StockControl.AB18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Oct12.$P$1]+[$StockControl.AB18]-[$StockControl.AB20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Nov12.$P$1]+[$StockControl.AB20]-[$StockControl.AB22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Dec12.$P$1]+[$StockControl.AB22]-[$StockControl.AB24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an13.$P$1]+[$StockControl.AB24]-[$StockControl.AB26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Feb13.$P$1]+[$StockControl.AB26]-[$StockControl.AB28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r13.$P$1]+[$StockControl.AB28]-[$StockControl.AB30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38" office:value-type="string">
            <text:p>Sub contractors</text:p>
          </table:table-cell>
          <table:table-cell table:style-name="ce250" table:formula="of:=SUM([.C15:.N15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pr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y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n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l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ug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Sep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Oct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Nov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Dec12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an13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Feb13.$Q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r13.$Q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38" office:value-type="string">
            <text:p>Other Direct Cost of Sales</text:p>
          </table:table-cell>
          <table:table-cell table:style-name="ce250" table:formula="of:=SUM([.C16:.N16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pr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y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n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l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ug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Sep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Oct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Nov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Dec12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an13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Feb13.$R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r13.$R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482" office:value-type="string">
            <text:p>Cost of Sales</text:p>
          </table:table-cell>
          <table:table-cell table:style-name="ce250" table:formula="of:=SUM([.B14:.B16])" office:value-type="float" office:value="0">
            <text:p>0 </text:p>
          </table:table-cell>
          <table:table-cell table:style-name="ce250" table:formula="of:=SUM([.C14:.C16])" office:value-type="float" office:value="0">
            <text:p>0 </text:p>
          </table:table-cell>
          <table:table-cell table:style-name="ce250" table:formula="of:=SUM([.D14:.D16])" office:value-type="float" office:value="0">
            <text:p>0 </text:p>
          </table:table-cell>
          <table:table-cell table:style-name="ce250" table:formula="of:=SUM([.E14:.E16])" office:value-type="float" office:value="0">
            <text:p>0 </text:p>
          </table:table-cell>
          <table:table-cell table:style-name="ce250" table:formula="of:=SUM([.F14:.F16])" office:value-type="float" office:value="0">
            <text:p>0 </text:p>
          </table:table-cell>
          <table:table-cell table:style-name="ce250" table:formula="of:=SUM([.G14:.G16])" office:value-type="float" office:value="0">
            <text:p>0 </text:p>
          </table:table-cell>
          <table:table-cell table:style-name="ce250" table:formula="of:=SUM([.H14:.H16])" office:value-type="float" office:value="0">
            <text:p>0 </text:p>
          </table:table-cell>
          <table:table-cell table:style-name="ce250" table:formula="of:=SUM([.I14:.I16])" office:value-type="float" office:value="0">
            <text:p>0 </text:p>
          </table:table-cell>
          <table:table-cell table:style-name="ce250" table:formula="of:=SUM([.J14:.J16])" office:value-type="float" office:value="0">
            <text:p>0 </text:p>
          </table:table-cell>
          <table:table-cell table:style-name="ce250" table:formula="of:=SUM([.K14:.K16])" office:value-type="float" office:value="0">
            <text:p>0 </text:p>
          </table:table-cell>
          <table:table-cell table:style-name="ce250" table:formula="of:=SUM([.L14:.L16])" office:value-type="float" office:value="0">
            <text:p>0 </text:p>
          </table:table-cell>
          <table:table-cell table:style-name="ce250" table:formula="of:=SUM([.M14:.M16])" office:value-type="float" office:value="0">
            <text:p>0 </text:p>
          </table:table-cell>
          <table:table-cell table:style-name="ce250" table:formula="of:=SUM([.N14:.N16])" office:value-type="float" office:value="0">
            <text:p>0 </text:p>
          </table:table-cell>
          <table:table-cell table:style-name="ce498"/>
          <table:table-cell table:style-name="ce269" table:number-columns-repeated="1009"/>
        </table:table-row>
        <table:table-row table:style-name="ro26">
          <table:table-cell table:style-name="ce482"/>
          <table:table-cell table:style-name="ce251" table:number-columns-repeated="13"/>
          <table:table-cell table:style-name="ce498"/>
          <table:table-cell table:style-name="ce269" table:number-columns-repeated="1009"/>
        </table:table-row>
        <table:table-row table:style-name="ro3">
          <table:table-cell table:style-name="ce482" office:value-type="string">
            <text:p>Gross Profit</text:p>
          </table:table-cell>
          <table:table-cell table:style-name="ce250" table:formula="of:=[.B9]+[.B11]-[.B17]" office:value-type="float" office:value="0">
            <text:p>0 </text:p>
          </table:table-cell>
          <table:table-cell table:style-name="ce250" table:formula="of:=[.C9]+[.C11]-[.C17]" office:value-type="float" office:value="0">
            <text:p>0 </text:p>
          </table:table-cell>
          <table:table-cell table:style-name="ce250" table:formula="of:=[.D9]+[.D11]-[.D17]" office:value-type="float" office:value="0">
            <text:p>0 </text:p>
          </table:table-cell>
          <table:table-cell table:style-name="ce250" table:formula="of:=[.E9]+[.E11]-[.E17]" office:value-type="float" office:value="0">
            <text:p>0 </text:p>
          </table:table-cell>
          <table:table-cell table:style-name="ce250" table:formula="of:=[.F9]+[.F11]-[.F17]" office:value-type="float" office:value="0">
            <text:p>0 </text:p>
          </table:table-cell>
          <table:table-cell table:style-name="ce250" table:formula="of:=[.G9]+[.G11]-[.G17]" office:value-type="float" office:value="0">
            <text:p>0 </text:p>
          </table:table-cell>
          <table:table-cell table:style-name="ce250" table:formula="of:=[.H9]+[.H11]-[.H17]" office:value-type="float" office:value="0">
            <text:p>0 </text:p>
          </table:table-cell>
          <table:table-cell table:style-name="ce250" table:formula="of:=[.I9]+[.I11]-[.I17]" office:value-type="float" office:value="0">
            <text:p>0 </text:p>
          </table:table-cell>
          <table:table-cell table:style-name="ce250" table:formula="of:=[.J9]+[.J11]-[.J17]" office:value-type="float" office:value="0">
            <text:p>0 </text:p>
          </table:table-cell>
          <table:table-cell table:style-name="ce250" table:formula="of:=[.K9]+[.K11]-[.K17]" office:value-type="float" office:value="0">
            <text:p>0 </text:p>
          </table:table-cell>
          <table:table-cell table:style-name="ce250" table:formula="of:=[.L9]+[.L11]-[.L17]" office:value-type="float" office:value="0">
            <text:p>0 </text:p>
          </table:table-cell>
          <table:table-cell table:style-name="ce250" table:formula="of:=[.M9]+[.M11]-[.M17]" office:value-type="float" office:value="0">
            <text:p>0 </text:p>
          </table:table-cell>
          <table:table-cell table:style-name="ce250" table:formula="of:=[.N9]+[.N11]-[.N17]" office:value-type="float" office:value="0">
            <text:p>0 </text:p>
          </table:table-cell>
          <table:table-cell table:style-name="ce498"/>
          <table:table-cell table:style-name="ce269" table:number-columns-repeated="1009"/>
        </table:table-row>
        <table:table-row table:style-name="ro37">
          <table:table-cell table:style-name="ce483" office:value-type="string">
            <text:p>Administrative Expenses</text:p>
          </table:table-cell>
          <table:table-cell table:style-name="ce251"/>
          <table:table-cell table:style-name="ce259" table:number-columns-repeated="12"/>
          <table:table-cell table:style-name="ce498"/>
          <table:table-cell table:style-name="ce269" table:number-columns-repeated="1009"/>
        </table:table-row>
        <table:table-row table:style-name="ro3">
          <table:table-cell table:style-name="ce238" office:value-type="string">
            <text:p>Wages and Salaries</text:p>
          </table:table-cell>
          <table:table-cell table:style-name="ce250" table:formula="of:=SUM([.C21:.N21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pr12.$S$1]+[$Wagesinterface.C4]+[$Wagesinterface.H4]-[$Wagesinterface.I4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y12.$S$1]+[$Wagesinterface.C5]+[$Wagesinterface.H5]-[$Wagesinterface.I5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n12.$S$1]+[$Wagesinterface.C6]+[$Wagesinterface.H6]-[$Wagesinterface.I6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l12.$S$1]+[$Wagesinterface.C7]+[$Wagesinterface.H7]-[$Wagesinterface.I7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ug12.$S$1]+[$Wagesinterface.C8]+[$Wagesinterface.H8]-[$Wagesinterface.I8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Sep12.$S$1]+[$Wagesinterface.C9]+[$Wagesinterface.H9]-[$Wagesinterface.I9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Oct12.$S$1]+[$Wagesinterface.C10]+[$Wagesinterface.H10]-[$Wagesinterface.I10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Nov12.$S$1]+[$Wagesinterface.C11]+[$Wagesinterface.H11]-[$Wagesinterface.I1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Dec12.$S$1]+[$Wagesinterface.C12]+[$Wagesinterface.H12]-[$Wagesinterface.I12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an13.$S$1]+[$Wagesinterface.C13]+[$Wagesinterface.H13]-[$Wagesinterface.I13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Feb13.$S$1]+[$Wagesinterface.C14]+[$Wagesinterface.H14]-[$Wagesinterface.I14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r13.$S$1]+[$Wagesinterface.C15]+[$Wagesinterface.H15]-[$Wagesinterface.I15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41" office:value-type="string">
            <text:p>Premises Rent Rates Power</text:p>
          </table:table-cell>
          <table:table-cell table:style-name="ce250" table:formula="of:=SUM([.C22:.N22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pr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y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n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l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ug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Sep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Oct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Nov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Dec12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an13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Feb13.$T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r13.$T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41" office:value-type="string">
            <text:p>Repairs &amp; Maintenance</text:p>
          </table:table-cell>
          <table:table-cell table:style-name="ce250" table:formula="of:=SUM([.C23:.N23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pr12.$U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y12.$U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n12.$U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l12.$U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ug12.$U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Sep12.$U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Oct12.$U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Nov12.$U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Dec12.$U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an13.$U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Feb13.$U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r13.$U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41" office:value-type="string">
            <text:p>General Administrative Expenses</text:p>
          </table:table-cell>
          <table:table-cell table:style-name="ce250" table:formula="of:=SUM([.C24:.N24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pr12.$V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y12.$V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n12.$V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l12.$V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ug12.$V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Sep12.$V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Oct12.$V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Nov12.$V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Dec12.$V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an13.$V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Feb13.$V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r13.$V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41" office:value-type="string">
            <text:p>Motor Expenses</text:p>
          </table:table-cell>
          <table:table-cell table:style-name="ce250" table:formula="of:=SUM([.C25:.N25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pr12.$W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y12.$W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n12.$W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l12.$W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ug12.$W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Sep12.$W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Oct12.$W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Nov12.$W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Dec12.$W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an13.$W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Feb13.$W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r13.$W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41" office:value-type="string">
            <text:p>Travel Hotel &amp; Subsistence</text:p>
          </table:table-cell>
          <table:table-cell table:style-name="ce250" table:formula="of:=SUM([.C26:.N26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pr12.$X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y12.$X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n12.$X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l12.$X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ug12.$X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Sep12.$X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Oct12.$X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Nov12.$X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Dec12.$X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an13.$X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Feb13.$X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r13.$X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41" office:value-type="string">
            <text:p>Advertising &amp; Promotion</text:p>
          </table:table-cell>
          <table:table-cell table:style-name="ce250" table:formula="of:=SUM([.C27:.N27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pr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y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n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l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ug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Sep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Oct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Nov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Dec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an13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Feb13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r13.$Y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41" office:value-type="string">
            <text:p>Legal &amp; Professional Fees</text:p>
          </table:table-cell>
          <table:table-cell table:style-name="ce250" table:formula="of:=SUM([.C28:.N28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pr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y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n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l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ug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Sep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Oct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Nov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Dec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an13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Feb13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r13.$Z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41" office:value-type="string">
            <text:p>Bad Debts written off</text:p>
          </table:table-cell>
          <table:table-cell table:style-name="ce250" table:formula="of:=SUM([.C29:.N29])" office:value-type="float" office:value="0">
            <text:p>0 </text:p>
          </table:table-cell>
          <table:table-cell table:style-name="ce258" table:formula="of:=-['file:///C:/Users/antony/diy/GB%20Accounts/GB%20Accounts%202012-13/GB%20Accounts%20Self%20Employed%202013-04-05%20(Apr13)%20OpenOffice/Sales050413.ods'#$Apr12.$U$1]" office:value-type="float" office:value="-0">
            <text:p>0 </text:p>
          </table:table-cell>
          <table:table-cell table:style-name="ce258" table:formula="of:=-['file:///C:/Users/antony/diy/GB%20Accounts/GB%20Accounts%202012-13/GB%20Accounts%20Self%20Employed%202013-04-05%20(Apr13)%20OpenOffice/Sales050413.ods'#$May12.$U$1]" office:value-type="float" office:value="-0">
            <text:p>0 </text:p>
          </table:table-cell>
          <table:table-cell table:style-name="ce258" table:formula="of:=-['file:///C:/Users/antony/diy/GB%20Accounts/GB%20Accounts%202012-13/GB%20Accounts%20Self%20Employed%202013-04-05%20(Apr13)%20OpenOffice/Sales050413.ods'#$Jun12.$U$1]" office:value-type="float" office:value="-0">
            <text:p>0 </text:p>
          </table:table-cell>
          <table:table-cell table:style-name="ce258" table:formula="of:=-['file:///C:/Users/antony/diy/GB%20Accounts/GB%20Accounts%202012-13/GB%20Accounts%20Self%20Employed%202013-04-05%20(Apr13)%20OpenOffice/Sales050413.ods'#$Jul12.$U$1]" office:value-type="float" office:value="-0">
            <text:p>0 </text:p>
          </table:table-cell>
          <table:table-cell table:style-name="ce258" table:formula="of:=-['file:///C:/Users/antony/diy/GB%20Accounts/GB%20Accounts%202012-13/GB%20Accounts%20Self%20Employed%202013-04-05%20(Apr13)%20OpenOffice/Sales050413.ods'#$Aug12.$U$1]" office:value-type="float" office:value="-0">
            <text:p>0 </text:p>
          </table:table-cell>
          <table:table-cell table:style-name="ce258" table:formula="of:=-['file:///C:/Users/antony/diy/GB%20Accounts/GB%20Accounts%202012-13/GB%20Accounts%20Self%20Employed%202013-04-05%20(Apr13)%20OpenOffice/Sales050413.ods'#$Sep12.$U$1]" office:value-type="float" office:value="-0">
            <text:p>0 </text:p>
          </table:table-cell>
          <table:table-cell table:style-name="ce258" table:formula="of:=-['file:///C:/Users/antony/diy/GB%20Accounts/GB%20Accounts%202012-13/GB%20Accounts%20Self%20Employed%202013-04-05%20(Apr13)%20OpenOffice/Sales050413.ods'#$Oct12.$U$1]" office:value-type="float" office:value="-0">
            <text:p>0 </text:p>
          </table:table-cell>
          <table:table-cell table:style-name="ce258" table:formula="of:=-['file:///C:/Users/antony/diy/GB%20Accounts/GB%20Accounts%202012-13/GB%20Accounts%20Self%20Employed%202013-04-05%20(Apr13)%20OpenOffice/Sales050413.ods'#$Nov12.$U$1]" office:value-type="float" office:value="-0">
            <text:p>0 </text:p>
          </table:table-cell>
          <table:table-cell table:style-name="ce258" table:formula="of:=-['file:///C:/Users/antony/diy/GB%20Accounts/GB%20Accounts%202012-13/GB%20Accounts%20Self%20Employed%202013-04-05%20(Apr13)%20OpenOffice/Sales050413.ods'#$Dec12.$U$1]" office:value-type="float" office:value="-0">
            <text:p>0 </text:p>
          </table:table-cell>
          <table:table-cell table:style-name="ce258" table:formula="of:=-['file:///C:/Users/antony/diy/GB%20Accounts/GB%20Accounts%202012-13/GB%20Accounts%20Self%20Employed%202013-04-05%20(Apr13)%20OpenOffice/Sales050413.ods'#$Jan13.$U$1]" office:value-type="float" office:value="-0">
            <text:p>0 </text:p>
          </table:table-cell>
          <table:table-cell table:style-name="ce258" table:formula="of:=-['file:///C:/Users/antony/diy/GB%20Accounts/GB%20Accounts%202012-13/GB%20Accounts%20Self%20Employed%202013-04-05%20(Apr13)%20OpenOffice/Sales050413.ods'#$Feb13.$U$1]" office:value-type="float" office:value="-0">
            <text:p>0 </text:p>
          </table:table-cell>
          <table:table-cell table:style-name="ce258" table:formula="of:=-['file:///C:/Users/antony/diy/GB%20Accounts/GB%20Accounts%202012-13/GB%20Accounts%20Self%20Employed%202013-04-05%20(Apr13)%20OpenOffice/Sales050413.ods'#$Mar13.$U$1]" office:value-type="float" office:value="-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41" office:value-type="string">
            <text:p>Bank Interest Paid</text:p>
          </table:table-cell>
          <table:table-cell table:style-name="ce250" table:formula="of:=SUM([.C30:.N30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Apr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May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Jun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Jul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Aug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Sep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Oct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Nov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Dec12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Jan13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Feb13.$Z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Mar13.$Z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41" office:value-type="string">
            <text:p>HP Interest Lease Bank Charges</text:p>
          </table:table-cell>
          <table:table-cell table:style-name="ce250" table:formula="of:=SUM([.C31:.N31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Cash050413.ods'#$Apr12.$V$1]+['file:///C:/Users/antony/diy/GB%20Accounts/GB%20Accounts%202012-13/GB%20Accounts%20Self%20Employed%202013-04-05%20(Apr13)%20OpenOffice/Bank050413.ods'#$Apr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Cash050413.ods'#$May12.$V$1]+['file:///C:/Users/antony/diy/GB%20Accounts/GB%20Accounts%202012-13/GB%20Accounts%20Self%20Employed%202013-04-05%20(Apr13)%20OpenOffice/Bank050413.ods'#$May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Cash050413.ods'#$Jun12.$V$1]+['file:///C:/Users/antony/diy/GB%20Accounts/GB%20Accounts%202012-13/GB%20Accounts%20Self%20Employed%202013-04-05%20(Apr13)%20OpenOffice/Bank050413.ods'#$Jun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Cash050413.ods'#$Jul12.$V$1]+['file:///C:/Users/antony/diy/GB%20Accounts/GB%20Accounts%202012-13/GB%20Accounts%20Self%20Employed%202013-04-05%20(Apr13)%20OpenOffice/Bank050413.ods'#$Jul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Cash050413.ods'#$Aug12.$V$1]+['file:///C:/Users/antony/diy/GB%20Accounts/GB%20Accounts%202012-13/GB%20Accounts%20Self%20Employed%202013-04-05%20(Apr13)%20OpenOffice/Bank050413.ods'#$Aug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Cash050413.ods'#$Sep12.$V$1]+['file:///C:/Users/antony/diy/GB%20Accounts/GB%20Accounts%202012-13/GB%20Accounts%20Self%20Employed%202013-04-05%20(Apr13)%20OpenOffice/Bank050413.ods'#$Sep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Cash050413.ods'#$Oct12.$V$1]+['file:///C:/Users/antony/diy/GB%20Accounts/GB%20Accounts%202012-13/GB%20Accounts%20Self%20Employed%202013-04-05%20(Apr13)%20OpenOffice/Bank050413.ods'#$Oct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Cash050413.ods'#$Nov12.$V$1]+['file:///C:/Users/antony/diy/GB%20Accounts/GB%20Accounts%202012-13/GB%20Accounts%20Self%20Employed%202013-04-05%20(Apr13)%20OpenOffice/Bank050413.ods'#$Nov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Cash050413.ods'#$Dec12.$V$1]+['file:///C:/Users/antony/diy/GB%20Accounts/GB%20Accounts%202012-13/GB%20Accounts%20Self%20Employed%202013-04-05%20(Apr13)%20OpenOffice/Bank050413.ods'#$Dec12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Cash050413.ods'#$Jan13.$V$1]+['file:///C:/Users/antony/diy/GB%20Accounts/GB%20Accounts%202012-13/GB%20Accounts%20Self%20Employed%202013-04-05%20(Apr13)%20OpenOffice/Bank050413.ods'#$Jan13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Cash050413.ods'#$Feb13.$V$1]+['file:///C:/Users/antony/diy/GB%20Accounts/GB%20Accounts%202012-13/GB%20Accounts%20Self%20Employed%202013-04-05%20(Apr13)%20OpenOffice/Bank050413.ods'#$Feb13.$Y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Cash050413.ods'#$Mar13.$V$1]+['file:///C:/Users/antony/diy/GB%20Accounts/GB%20Accounts%202012-13/GB%20Accounts%20Self%20Employed%202013-04-05%20(Apr13)%20OpenOffice/Bank050413.ods'#$Mar13.$Y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41" office:value-type="string">
            <text:p>Other Expenses</text:p>
          </table:table-cell>
          <table:table-cell table:style-name="ce250" table:formula="of:=SUM([.C32:.N32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pr12.$AA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y12.$AA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n12.$AA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ul12.$AA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Aug12.$AA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Sep12.$AA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Oct12.$AA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Nov12.$AA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Dec12.$AA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Jan13.$AA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Feb13.$AA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Purchases050413.ods'#$Mar13.$AA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38" office:value-type="string">
            <text:p>Loss (profit) disposal of assets</text:p>
          </table:table-cell>
          <table:table-cell table:style-name="ce250" table:formula="of:=SUM([.C33:.N33])" office:value-type="float" office:value="0">
            <text:p>0 </text:p>
          </table:table-cell>
          <table:table-cell table:style-name="ce258" table:formula="of:=-(['file:///C:/Users/antony/diy/GB%20Accounts/GB%20Accounts%202012-13/GB%20Accounts%20Self%20Employed%202013-04-05%20(Apr13)%20OpenOffice/Fixedassets050413.ods'#$Schedule.$V$1]-['file:///C:/Users/antony/diy/GB%20Accounts/GB%20Accounts%202012-13/GB%20Accounts%20Self%20Employed%202013-04-05%20(Apr13)%20OpenOffice/Fixedassets050413.ods'#$Schedule.$W$1]+['file:///C:/Users/antony/diy/GB%20Accounts/GB%20Accounts%202012-13/GB%20Accounts%20Self%20Employed%202013-04-05%20(Apr13)%20OpenOffice/Fixedassets050413.ods'#$Schedule.$X$1])/12" office:value-type="float" office:value="-0">
            <text:p>0 </text:p>
          </table:table-cell>
          <table:table-cell table:style-name="ce258" table:formula="of:=-(['file:///C:/Users/antony/diy/GB%20Accounts/GB%20Accounts%202012-13/GB%20Accounts%20Self%20Employed%202013-04-05%20(Apr13)%20OpenOffice/Fixedassets050413.ods'#$Schedule.$V$1]-['file:///C:/Users/antony/diy/GB%20Accounts/GB%20Accounts%202012-13/GB%20Accounts%20Self%20Employed%202013-04-05%20(Apr13)%20OpenOffice/Fixedassets050413.ods'#$Schedule.$W$1]+['file:///C:/Users/antony/diy/GB%20Accounts/GB%20Accounts%202012-13/GB%20Accounts%20Self%20Employed%202013-04-05%20(Apr13)%20OpenOffice/Fixedassets050413.ods'#$Schedule.$X$1])/12" office:value-type="float" office:value="-0">
            <text:p>0 </text:p>
          </table:table-cell>
          <table:table-cell table:style-name="ce258" table:formula="of:=-(['file:///C:/Users/antony/diy/GB%20Accounts/GB%20Accounts%202012-13/GB%20Accounts%20Self%20Employed%202013-04-05%20(Apr13)%20OpenOffice/Fixedassets050413.ods'#$Schedule.$V$1]-['file:///C:/Users/antony/diy/GB%20Accounts/GB%20Accounts%202012-13/GB%20Accounts%20Self%20Employed%202013-04-05%20(Apr13)%20OpenOffice/Fixedassets050413.ods'#$Schedule.$W$1]+['file:///C:/Users/antony/diy/GB%20Accounts/GB%20Accounts%202012-13/GB%20Accounts%20Self%20Employed%202013-04-05%20(Apr13)%20OpenOffice/Fixedassets050413.ods'#$Schedule.$X$1])/12" office:value-type="float" office:value="-0">
            <text:p>0 </text:p>
          </table:table-cell>
          <table:table-cell table:style-name="ce258" table:formula="of:=-(['file:///C:/Users/antony/diy/GB%20Accounts/GB%20Accounts%202012-13/GB%20Accounts%20Self%20Employed%202013-04-05%20(Apr13)%20OpenOffice/Fixedassets050413.ods'#$Schedule.$V$1]-['file:///C:/Users/antony/diy/GB%20Accounts/GB%20Accounts%202012-13/GB%20Accounts%20Self%20Employed%202013-04-05%20(Apr13)%20OpenOffice/Fixedassets050413.ods'#$Schedule.$W$1]+['file:///C:/Users/antony/diy/GB%20Accounts/GB%20Accounts%202012-13/GB%20Accounts%20Self%20Employed%202013-04-05%20(Apr13)%20OpenOffice/Fixedassets050413.ods'#$Schedule.$X$1])/12" office:value-type="float" office:value="-0">
            <text:p>0 </text:p>
          </table:table-cell>
          <table:table-cell table:style-name="ce258" table:formula="of:=-(['file:///C:/Users/antony/diy/GB%20Accounts/GB%20Accounts%202012-13/GB%20Accounts%20Self%20Employed%202013-04-05%20(Apr13)%20OpenOffice/Fixedassets050413.ods'#$Schedule.$V$1]-['file:///C:/Users/antony/diy/GB%20Accounts/GB%20Accounts%202012-13/GB%20Accounts%20Self%20Employed%202013-04-05%20(Apr13)%20OpenOffice/Fixedassets050413.ods'#$Schedule.$W$1]+['file:///C:/Users/antony/diy/GB%20Accounts/GB%20Accounts%202012-13/GB%20Accounts%20Self%20Employed%202013-04-05%20(Apr13)%20OpenOffice/Fixedassets050413.ods'#$Schedule.$X$1])/12" office:value-type="float" office:value="-0">
            <text:p>0 </text:p>
          </table:table-cell>
          <table:table-cell table:style-name="ce258" table:formula="of:=-(['file:///C:/Users/antony/diy/GB%20Accounts/GB%20Accounts%202012-13/GB%20Accounts%20Self%20Employed%202013-04-05%20(Apr13)%20OpenOffice/Fixedassets050413.ods'#$Schedule.$V$1]-['file:///C:/Users/antony/diy/GB%20Accounts/GB%20Accounts%202012-13/GB%20Accounts%20Self%20Employed%202013-04-05%20(Apr13)%20OpenOffice/Fixedassets050413.ods'#$Schedule.$W$1]+['file:///C:/Users/antony/diy/GB%20Accounts/GB%20Accounts%202012-13/GB%20Accounts%20Self%20Employed%202013-04-05%20(Apr13)%20OpenOffice/Fixedassets050413.ods'#$Schedule.$X$1])/12" office:value-type="float" office:value="-0">
            <text:p>0 </text:p>
          </table:table-cell>
          <table:table-cell table:style-name="ce258" table:formula="of:=-(['file:///C:/Users/antony/diy/GB%20Accounts/GB%20Accounts%202012-13/GB%20Accounts%20Self%20Employed%202013-04-05%20(Apr13)%20OpenOffice/Fixedassets050413.ods'#$Schedule.$V$1]-['file:///C:/Users/antony/diy/GB%20Accounts/GB%20Accounts%202012-13/GB%20Accounts%20Self%20Employed%202013-04-05%20(Apr13)%20OpenOffice/Fixedassets050413.ods'#$Schedule.$W$1]+['file:///C:/Users/antony/diy/GB%20Accounts/GB%20Accounts%202012-13/GB%20Accounts%20Self%20Employed%202013-04-05%20(Apr13)%20OpenOffice/Fixedassets050413.ods'#$Schedule.$X$1])/12" office:value-type="float" office:value="-0">
            <text:p>0 </text:p>
          </table:table-cell>
          <table:table-cell table:style-name="ce258" table:formula="of:=-(['file:///C:/Users/antony/diy/GB%20Accounts/GB%20Accounts%202012-13/GB%20Accounts%20Self%20Employed%202013-04-05%20(Apr13)%20OpenOffice/Fixedassets050413.ods'#$Schedule.$V$1]-['file:///C:/Users/antony/diy/GB%20Accounts/GB%20Accounts%202012-13/GB%20Accounts%20Self%20Employed%202013-04-05%20(Apr13)%20OpenOffice/Fixedassets050413.ods'#$Schedule.$W$1]+['file:///C:/Users/antony/diy/GB%20Accounts/GB%20Accounts%202012-13/GB%20Accounts%20Self%20Employed%202013-04-05%20(Apr13)%20OpenOffice/Fixedassets050413.ods'#$Schedule.$X$1])/12" office:value-type="float" office:value="-0">
            <text:p>0 </text:p>
          </table:table-cell>
          <table:table-cell table:style-name="ce258" table:formula="of:=-(['file:///C:/Users/antony/diy/GB%20Accounts/GB%20Accounts%202012-13/GB%20Accounts%20Self%20Employed%202013-04-05%20(Apr13)%20OpenOffice/Fixedassets050413.ods'#$Schedule.$V$1]-['file:///C:/Users/antony/diy/GB%20Accounts/GB%20Accounts%202012-13/GB%20Accounts%20Self%20Employed%202013-04-05%20(Apr13)%20OpenOffice/Fixedassets050413.ods'#$Schedule.$W$1]+['file:///C:/Users/antony/diy/GB%20Accounts/GB%20Accounts%202012-13/GB%20Accounts%20Self%20Employed%202013-04-05%20(Apr13)%20OpenOffice/Fixedassets050413.ods'#$Schedule.$X$1])/12" office:value-type="float" office:value="-0">
            <text:p>0 </text:p>
          </table:table-cell>
          <table:table-cell table:style-name="ce258" table:formula="of:=-(['file:///C:/Users/antony/diy/GB%20Accounts/GB%20Accounts%202012-13/GB%20Accounts%20Self%20Employed%202013-04-05%20(Apr13)%20OpenOffice/Fixedassets050413.ods'#$Schedule.$V$1]-['file:///C:/Users/antony/diy/GB%20Accounts/GB%20Accounts%202012-13/GB%20Accounts%20Self%20Employed%202013-04-05%20(Apr13)%20OpenOffice/Fixedassets050413.ods'#$Schedule.$W$1]+['file:///C:/Users/antony/diy/GB%20Accounts/GB%20Accounts%202012-13/GB%20Accounts%20Self%20Employed%202013-04-05%20(Apr13)%20OpenOffice/Fixedassets050413.ods'#$Schedule.$X$1])/12" office:value-type="float" office:value="-0">
            <text:p>0 </text:p>
          </table:table-cell>
          <table:table-cell table:style-name="ce258" table:formula="of:=-(['file:///C:/Users/antony/diy/GB%20Accounts/GB%20Accounts%202012-13/GB%20Accounts%20Self%20Employed%202013-04-05%20(Apr13)%20OpenOffice/Fixedassets050413.ods'#$Schedule.$V$1]-['file:///C:/Users/antony/diy/GB%20Accounts/GB%20Accounts%202012-13/GB%20Accounts%20Self%20Employed%202013-04-05%20(Apr13)%20OpenOffice/Fixedassets050413.ods'#$Schedule.$W$1]+['file:///C:/Users/antony/diy/GB%20Accounts/GB%20Accounts%202012-13/GB%20Accounts%20Self%20Employed%202013-04-05%20(Apr13)%20OpenOffice/Fixedassets050413.ods'#$Schedule.$X$1])/12" office:value-type="float" office:value="-0">
            <text:p>0 </text:p>
          </table:table-cell>
          <table:table-cell table:style-name="ce258" table:formula="of:=-(['file:///C:/Users/antony/diy/GB%20Accounts/GB%20Accounts%202012-13/GB%20Accounts%20Self%20Employed%202013-04-05%20(Apr13)%20OpenOffice/Fixedassets050413.ods'#$Schedule.$V$1]-['file:///C:/Users/antony/diy/GB%20Accounts/GB%20Accounts%202012-13/GB%20Accounts%20Self%20Employed%202013-04-05%20(Apr13)%20OpenOffice/Fixedassets050413.ods'#$Schedule.$W$1]+['file:///C:/Users/antony/diy/GB%20Accounts/GB%20Accounts%202012-13/GB%20Accounts%20Self%20Employed%202013-04-05%20(Apr13)%20OpenOffice/Fixedassets050413.ods'#$Schedule.$X$1])/12" office:value-type="float" office:value="-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38" office:value-type="string">
            <text:p>Depreciation</text:p>
          </table:table-cell>
          <table:table-cell table:style-name="ce250" table:formula="of:=SUM([.C34:.N34])" office:value-type="float" office:value="0">
            <text:p>0 </text:p>
          </table:table-cell>
          <table:table-cell table:style-name="ce258" table:formula="of:=(['file:///C:/Users/antony/diy/GB%20Accounts/GB%20Accounts%202012-13/GB%20Accounts%20Self%20Employed%202013-04-05%20(Apr13)%20OpenOffice/Fixedassets050413.ods'#$Schedule.$I$1])/12" office:value-type="float" office:value="0">
            <text:p>0 </text:p>
          </table:table-cell>
          <table:table-cell table:style-name="ce258" table:formula="of:=(['file:///C:/Users/antony/diy/GB%20Accounts/GB%20Accounts%202012-13/GB%20Accounts%20Self%20Employed%202013-04-05%20(Apr13)%20OpenOffice/Fixedassets050413.ods'#$Schedule.$I$1])/12" office:value-type="float" office:value="0">
            <text:p>0 </text:p>
          </table:table-cell>
          <table:table-cell table:style-name="ce258" table:formula="of:=(['file:///C:/Users/antony/diy/GB%20Accounts/GB%20Accounts%202012-13/GB%20Accounts%20Self%20Employed%202013-04-05%20(Apr13)%20OpenOffice/Fixedassets050413.ods'#$Schedule.$I$1])/12" office:value-type="float" office:value="0">
            <text:p>0 </text:p>
          </table:table-cell>
          <table:table-cell table:style-name="ce258" table:formula="of:=(['file:///C:/Users/antony/diy/GB%20Accounts/GB%20Accounts%202012-13/GB%20Accounts%20Self%20Employed%202013-04-05%20(Apr13)%20OpenOffice/Fixedassets050413.ods'#$Schedule.$I$1])/12" office:value-type="float" office:value="0">
            <text:p>0 </text:p>
          </table:table-cell>
          <table:table-cell table:style-name="ce258" table:formula="of:=(['file:///C:/Users/antony/diy/GB%20Accounts/GB%20Accounts%202012-13/GB%20Accounts%20Self%20Employed%202013-04-05%20(Apr13)%20OpenOffice/Fixedassets050413.ods'#$Schedule.$I$1])/12" office:value-type="float" office:value="0">
            <text:p>0 </text:p>
          </table:table-cell>
          <table:table-cell table:style-name="ce258" table:formula="of:=(['file:///C:/Users/antony/diy/GB%20Accounts/GB%20Accounts%202012-13/GB%20Accounts%20Self%20Employed%202013-04-05%20(Apr13)%20OpenOffice/Fixedassets050413.ods'#$Schedule.$I$1])/12" office:value-type="float" office:value="0">
            <text:p>0 </text:p>
          </table:table-cell>
          <table:table-cell table:style-name="ce258" table:formula="of:=(['file:///C:/Users/antony/diy/GB%20Accounts/GB%20Accounts%202012-13/GB%20Accounts%20Self%20Employed%202013-04-05%20(Apr13)%20OpenOffice/Fixedassets050413.ods'#$Schedule.$I$1])/12" office:value-type="float" office:value="0">
            <text:p>0 </text:p>
          </table:table-cell>
          <table:table-cell table:style-name="ce258" table:formula="of:=(['file:///C:/Users/antony/diy/GB%20Accounts/GB%20Accounts%202012-13/GB%20Accounts%20Self%20Employed%202013-04-05%20(Apr13)%20OpenOffice/Fixedassets050413.ods'#$Schedule.$I$1])/12" office:value-type="float" office:value="0">
            <text:p>0 </text:p>
          </table:table-cell>
          <table:table-cell table:style-name="ce258" table:formula="of:=(['file:///C:/Users/antony/diy/GB%20Accounts/GB%20Accounts%202012-13/GB%20Accounts%20Self%20Employed%202013-04-05%20(Apr13)%20OpenOffice/Fixedassets050413.ods'#$Schedule.$I$1])/12" office:value-type="float" office:value="0">
            <text:p>0 </text:p>
          </table:table-cell>
          <table:table-cell table:style-name="ce258" table:formula="of:=(['file:///C:/Users/antony/diy/GB%20Accounts/GB%20Accounts%202012-13/GB%20Accounts%20Self%20Employed%202013-04-05%20(Apr13)%20OpenOffice/Fixedassets050413.ods'#$Schedule.$I$1])/12" office:value-type="float" office:value="0">
            <text:p>0 </text:p>
          </table:table-cell>
          <table:table-cell table:style-name="ce258" table:formula="of:=(['file:///C:/Users/antony/diy/GB%20Accounts/GB%20Accounts%202012-13/GB%20Accounts%20Self%20Employed%202013-04-05%20(Apr13)%20OpenOffice/Fixedassets050413.ods'#$Schedule.$I$1])/12" office:value-type="float" office:value="0">
            <text:p>0 </text:p>
          </table:table-cell>
          <table:table-cell table:style-name="ce258" table:formula="of:=(['file:///C:/Users/antony/diy/GB%20Accounts/GB%20Accounts%202012-13/GB%20Accounts%20Self%20Employed%202013-04-05%20(Apr13)%20OpenOffice/Fixedassets050413.ods'#$Schedule.$I$1])/12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482" office:value-type="string">
            <text:p>Administrative Expenses</text:p>
          </table:table-cell>
          <table:table-cell table:style-name="ce250" table:formula="of:=SUM([.B21:.B34])" office:value-type="float" office:value="0">
            <text:p>0 </text:p>
          </table:table-cell>
          <table:table-cell table:style-name="ce250" table:formula="of:=SUM([.C21:.C34])" office:value-type="float" office:value="0">
            <text:p>0 </text:p>
          </table:table-cell>
          <table:table-cell table:style-name="ce250" table:formula="of:=SUM([.D21:.D34])" office:value-type="float" office:value="0">
            <text:p>0 </text:p>
          </table:table-cell>
          <table:table-cell table:style-name="ce250" table:formula="of:=SUM([.E21:.E34])" office:value-type="float" office:value="0">
            <text:p>0 </text:p>
          </table:table-cell>
          <table:table-cell table:style-name="ce250" table:formula="of:=SUM([.F21:.F34])" office:value-type="float" office:value="0">
            <text:p>0 </text:p>
          </table:table-cell>
          <table:table-cell table:style-name="ce250" table:formula="of:=SUM([.G21:.G34])" office:value-type="float" office:value="0">
            <text:p>0 </text:p>
          </table:table-cell>
          <table:table-cell table:style-name="ce250" table:formula="of:=SUM([.H21:.H34])" office:value-type="float" office:value="0">
            <text:p>0 </text:p>
          </table:table-cell>
          <table:table-cell table:style-name="ce250" table:formula="of:=SUM([.I21:.I34])" office:value-type="float" office:value="0">
            <text:p>0 </text:p>
          </table:table-cell>
          <table:table-cell table:style-name="ce250" table:formula="of:=SUM([.J21:.J34])" office:value-type="float" office:value="0">
            <text:p>0 </text:p>
          </table:table-cell>
          <table:table-cell table:style-name="ce250" table:formula="of:=SUM([.K21:.K34])" office:value-type="float" office:value="0">
            <text:p>0 </text:p>
          </table:table-cell>
          <table:table-cell table:style-name="ce250" table:formula="of:=SUM([.L21:.L34])" office:value-type="float" office:value="0">
            <text:p>0 </text:p>
          </table:table-cell>
          <table:table-cell table:style-name="ce250" table:formula="of:=SUM([.M21:.M34])" office:value-type="float" office:value="0">
            <text:p>0 </text:p>
          </table:table-cell>
          <table:table-cell table:style-name="ce250" table:formula="of:=SUM([.N21:.N34])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26">
          <table:table-cell table:style-name="ce484"/>
          <table:table-cell table:style-name="ce251" table:number-columns-repeated="13"/>
          <table:table-cell table:style-name="ce497"/>
          <table:table-cell table:number-columns-repeated="1009"/>
        </table:table-row>
        <table:table-row table:style-name="ro3">
          <table:table-cell table:style-name="ce482" office:value-type="string">
            <text:p>Operating Profit</text:p>
          </table:table-cell>
          <table:table-cell table:style-name="ce250" table:formula="of:=[.B19]-[.B35]" office:value-type="float" office:value="0">
            <text:p>0 </text:p>
          </table:table-cell>
          <table:table-cell table:style-name="ce250" table:formula="of:=[.C19]-[.C35]" office:value-type="float" office:value="0">
            <text:p>0 </text:p>
          </table:table-cell>
          <table:table-cell table:style-name="ce250" table:formula="of:=[.D19]-[.D35]" office:value-type="float" office:value="0">
            <text:p>0 </text:p>
          </table:table-cell>
          <table:table-cell table:style-name="ce250" table:formula="of:=[.E19]-[.E35]" office:value-type="float" office:value="0">
            <text:p>0 </text:p>
          </table:table-cell>
          <table:table-cell table:style-name="ce250" table:formula="of:=[.F19]-[.F35]" office:value-type="float" office:value="0">
            <text:p>0 </text:p>
          </table:table-cell>
          <table:table-cell table:style-name="ce250" table:formula="of:=[.G19]-[.G35]" office:value-type="float" office:value="0">
            <text:p>0 </text:p>
          </table:table-cell>
          <table:table-cell table:style-name="ce250" table:formula="of:=[.H19]-[.H35]" office:value-type="float" office:value="0">
            <text:p>0 </text:p>
          </table:table-cell>
          <table:table-cell table:style-name="ce250" table:formula="of:=[.I19]-[.I35]" office:value-type="float" office:value="0">
            <text:p>0 </text:p>
          </table:table-cell>
          <table:table-cell table:style-name="ce250" table:formula="of:=[.J19]-[.J35]" office:value-type="float" office:value="0">
            <text:p>0 </text:p>
          </table:table-cell>
          <table:table-cell table:style-name="ce250" table:formula="of:=[.K19]-[.K35]" office:value-type="float" office:value="0">
            <text:p>0 </text:p>
          </table:table-cell>
          <table:table-cell table:style-name="ce250" table:formula="of:=[.L19]-[.L35]" office:value-type="float" office:value="0">
            <text:p>0 </text:p>
          </table:table-cell>
          <table:table-cell table:style-name="ce250" table:formula="of:=[.M19]-[.M35]" office:value-type="float" office:value="0">
            <text:p>0 </text:p>
          </table:table-cell>
          <table:table-cell table:style-name="ce250" table:formula="of:=[.N19]-[.N35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38" office:value-type="string">
            <text:p>Interest received</text:p>
          </table:table-cell>
          <table:table-cell table:style-name="ce250" table:formula="of:=SUM([.C38:.N38])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Apr12.$J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May12.$J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Jun12.$J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Jul12.$J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Aug12.$J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Sep12.$J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Oct12.$J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Nov12.$J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Dec12.$J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Jan13.$J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Feb13.$J$1]" office:value-type="float" office:value="0">
            <text:p>0 </text:p>
          </table:table-cell>
          <table:table-cell table:style-name="ce258" table:formula="of:=['file:///C:/Users/antony/diy/GB%20Accounts/GB%20Accounts%202012-13/GB%20Accounts%20Self%20Employed%202013-04-05%20(Apr13)%20OpenOffice/Bank050413.ods'#$Mar13.$J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482" office:value-type="string">
            <text:p>Profit (Loss) before Tax</text:p>
          </table:table-cell>
          <table:table-cell table:style-name="ce250" table:formula="of:=[.B37]+[.B38]" office:value-type="float" office:value="0">
            <text:p>0 </text:p>
          </table:table-cell>
          <table:table-cell table:style-name="ce250" table:formula="of:=[.C37]+[.C38]" office:value-type="float" office:value="0">
            <text:p>0 </text:p>
          </table:table-cell>
          <table:table-cell table:style-name="ce250" table:formula="of:=[.D37]+[.D38]" office:value-type="float" office:value="0">
            <text:p>0 </text:p>
          </table:table-cell>
          <table:table-cell table:style-name="ce250" table:formula="of:=[.E37]+[.E38]" office:value-type="float" office:value="0">
            <text:p>0 </text:p>
          </table:table-cell>
          <table:table-cell table:style-name="ce250" table:formula="of:=[.F37]+[.F38]" office:value-type="float" office:value="0">
            <text:p>0 </text:p>
          </table:table-cell>
          <table:table-cell table:style-name="ce250" table:formula="of:=[.G37]+[.G38]" office:value-type="float" office:value="0">
            <text:p>0 </text:p>
          </table:table-cell>
          <table:table-cell table:style-name="ce250" table:formula="of:=[.H37]+[.H38]" office:value-type="float" office:value="0">
            <text:p>0 </text:p>
          </table:table-cell>
          <table:table-cell table:style-name="ce250" table:formula="of:=[.I37]+[.I38]" office:value-type="float" office:value="0">
            <text:p>0 </text:p>
          </table:table-cell>
          <table:table-cell table:style-name="ce250" table:formula="of:=[.J37]+[.J38]" office:value-type="float" office:value="0">
            <text:p>0 </text:p>
          </table:table-cell>
          <table:table-cell table:style-name="ce250" table:formula="of:=[.K37]+[.K38]" office:value-type="float" office:value="0">
            <text:p>0 </text:p>
          </table:table-cell>
          <table:table-cell table:style-name="ce250" table:formula="of:=[.L37]+[.L38]" office:value-type="float" office:value="0">
            <text:p>0 </text:p>
          </table:table-cell>
          <table:table-cell table:style-name="ce250" table:formula="of:=[.M37]+[.M38]" office:value-type="float" office:value="0">
            <text:p>0 </text:p>
          </table:table-cell>
          <table:table-cell table:style-name="ce250" table:formula="of:=[.N37]+[.N38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26">
          <table:table-cell table:style-name="ce485"/>
          <table:table-cell table:style-name="ce489" table:number-columns-repeated="13"/>
          <table:table-cell table:style-name="ce268"/>
          <table:table-cell table:number-columns-repeated="1009"/>
        </table:table-row>
        <table:table-row table:style-name="ro3">
          <table:table-cell table:style-name="ce486" office:value-type="string">
            <text:p>Financial Business Health Check</text:p>
          </table:table-cell>
          <table:table-cell table:style-name="ce488"/>
          <table:table-cell table:style-name="ce492" table:number-columns-repeated="12"/>
          <table:table-cell table:style-name="ce496"/>
          <table:table-cell table:number-columns-repeated="1009"/>
        </table:table-row>
        <table:table-row table:style-name="ro3">
          <table:table-cell table:style-name="ce241" office:value-type="string">
            <text:p>Self Employed Drawings</text:p>
          </table:table-cell>
          <table:table-cell table:style-name="ce251" table:formula="of:=SUM([.C42:.N42])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Apr12.$X$1]+['file:///C:/Users/antony/diy/GB%20Accounts/GB%20Accounts%202012-13/GB%20Accounts%20Self%20Employed%202013-04-05%20(Apr13)%20OpenOffice/Bank050413.ods'#$Apr12.$AB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May12.$X$1]+['file:///C:/Users/antony/diy/GB%20Accounts/GB%20Accounts%202012-13/GB%20Accounts%20Self%20Employed%202013-04-05%20(Apr13)%20OpenOffice/Bank050413.ods'#$May12.$AB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Jun12.$X$1]+['file:///C:/Users/antony/diy/GB%20Accounts/GB%20Accounts%202012-13/GB%20Accounts%20Self%20Employed%202013-04-05%20(Apr13)%20OpenOffice/Bank050413.ods'#$Jun12.$AB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Jul12.$X$1]+['file:///C:/Users/antony/diy/GB%20Accounts/GB%20Accounts%202012-13/GB%20Accounts%20Self%20Employed%202013-04-05%20(Apr13)%20OpenOffice/Bank050413.ods'#$Jul12.$AB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Aug12.$X$1]+['file:///C:/Users/antony/diy/GB%20Accounts/GB%20Accounts%202012-13/GB%20Accounts%20Self%20Employed%202013-04-05%20(Apr13)%20OpenOffice/Bank050413.ods'#$Aug12.$AB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Sep12.$X$1]+['file:///C:/Users/antony/diy/GB%20Accounts/GB%20Accounts%202012-13/GB%20Accounts%20Self%20Employed%202013-04-05%20(Apr13)%20OpenOffice/Bank050413.ods'#$Sep12.$AB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Oct12.$X$1]+['file:///C:/Users/antony/diy/GB%20Accounts/GB%20Accounts%202012-13/GB%20Accounts%20Self%20Employed%202013-04-05%20(Apr13)%20OpenOffice/Bank050413.ods'#$Oct12.$AB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Nov12.$X$1]+['file:///C:/Users/antony/diy/GB%20Accounts/GB%20Accounts%202012-13/GB%20Accounts%20Self%20Employed%202013-04-05%20(Apr13)%20OpenOffice/Bank050413.ods'#$Nov12.$AB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Dec12.$X$1]+['file:///C:/Users/antony/diy/GB%20Accounts/GB%20Accounts%202012-13/GB%20Accounts%20Self%20Employed%202013-04-05%20(Apr13)%20OpenOffice/Bank050413.ods'#$Dec12.$AB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Jan13.$X$1]+['file:///C:/Users/antony/diy/GB%20Accounts/GB%20Accounts%202012-13/GB%20Accounts%20Self%20Employed%202013-04-05%20(Apr13)%20OpenOffice/Bank050413.ods'#$Jan13.$AB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Feb13.$X$1]+['file:///C:/Users/antony/diy/GB%20Accounts/GB%20Accounts%202012-13/GB%20Accounts%20Self%20Employed%202013-04-05%20(Apr13)%20OpenOffice/Bank050413.ods'#$Feb13.$AB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Mar13.$X$1]+['file:///C:/Users/antony/diy/GB%20Accounts/GB%20Accounts%202012-13/GB%20Accounts%20Self%20Employed%202013-04-05%20(Apr13)%20OpenOffice/Bank050413.ods'#$Mar13.$AB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41" office:value-type="string">
            <text:p>CIS Tax deducted</text:p>
          </table:table-cell>
          <table:table-cell table:style-name="ce251" table:formula="of:=SUM([.C43:.N43])" office:value-type="float" office:value="0">
            <text:p>0 </text:p>
          </table:table-cell>
          <table:table-cell table:style-name="ce251" table:formula="of:=-['file:///C:/Users/antony/diy/GB%20Accounts/GB%20Accounts%202012-13/GB%20Accounts%20Self%20Employed%202013-04-05%20(Apr13)%20OpenOffice/Sales050413.ods'#$Apr12.$W$1]" office:value-type="float" office:value="-0">
            <text:p>0 </text:p>
          </table:table-cell>
          <table:table-cell table:style-name="ce251" table:formula="of:=-['file:///C:/Users/antony/diy/GB%20Accounts/GB%20Accounts%202012-13/GB%20Accounts%20Self%20Employed%202013-04-05%20(Apr13)%20OpenOffice/Sales050413.ods'#$May12.$W$1]" office:value-type="float" office:value="-0">
            <text:p>0 </text:p>
          </table:table-cell>
          <table:table-cell table:style-name="ce251" table:formula="of:=-['file:///C:/Users/antony/diy/GB%20Accounts/GB%20Accounts%202012-13/GB%20Accounts%20Self%20Employed%202013-04-05%20(Apr13)%20OpenOffice/Sales050413.ods'#$Jun12.$W$1]" office:value-type="float" office:value="-0">
            <text:p>0 </text:p>
          </table:table-cell>
          <table:table-cell table:style-name="ce251" table:formula="of:=-['file:///C:/Users/antony/diy/GB%20Accounts/GB%20Accounts%202012-13/GB%20Accounts%20Self%20Employed%202013-04-05%20(Apr13)%20OpenOffice/Sales050413.ods'#$Jul12.$W$1]" office:value-type="float" office:value="-0">
            <text:p>0 </text:p>
          </table:table-cell>
          <table:table-cell table:style-name="ce251" table:formula="of:=-['file:///C:/Users/antony/diy/GB%20Accounts/GB%20Accounts%202012-13/GB%20Accounts%20Self%20Employed%202013-04-05%20(Apr13)%20OpenOffice/Sales050413.ods'#$Aug12.$W$1]" office:value-type="float" office:value="-0">
            <text:p>0 </text:p>
          </table:table-cell>
          <table:table-cell table:style-name="ce251" table:formula="of:=-['file:///C:/Users/antony/diy/GB%20Accounts/GB%20Accounts%202012-13/GB%20Accounts%20Self%20Employed%202013-04-05%20(Apr13)%20OpenOffice/Sales050413.ods'#$Sep12.$W$1]" office:value-type="float" office:value="-0">
            <text:p>0 </text:p>
          </table:table-cell>
          <table:table-cell table:style-name="ce251" table:formula="of:=-['file:///C:/Users/antony/diy/GB%20Accounts/GB%20Accounts%202012-13/GB%20Accounts%20Self%20Employed%202013-04-05%20(Apr13)%20OpenOffice/Sales050413.ods'#$Oct12.$W$1]" office:value-type="float" office:value="-0">
            <text:p>0 </text:p>
          </table:table-cell>
          <table:table-cell table:style-name="ce251" table:formula="of:=-['file:///C:/Users/antony/diy/GB%20Accounts/GB%20Accounts%202012-13/GB%20Accounts%20Self%20Employed%202013-04-05%20(Apr13)%20OpenOffice/Sales050413.ods'#$Nov12.$W$1]" office:value-type="float" office:value="-0">
            <text:p>0 </text:p>
          </table:table-cell>
          <table:table-cell table:style-name="ce251" table:formula="of:=-['file:///C:/Users/antony/diy/GB%20Accounts/GB%20Accounts%202012-13/GB%20Accounts%20Self%20Employed%202013-04-05%20(Apr13)%20OpenOffice/Sales050413.ods'#$Dec12.$W$1]" office:value-type="float" office:value="-0">
            <text:p>0 </text:p>
          </table:table-cell>
          <table:table-cell table:style-name="ce251" table:formula="of:=-['file:///C:/Users/antony/diy/GB%20Accounts/GB%20Accounts%202012-13/GB%20Accounts%20Self%20Employed%202013-04-05%20(Apr13)%20OpenOffice/Sales050413.ods'#$Jan13.$W$1]" office:value-type="float" office:value="-0">
            <text:p>0 </text:p>
          </table:table-cell>
          <table:table-cell table:style-name="ce251" table:formula="of:=-['file:///C:/Users/antony/diy/GB%20Accounts/GB%20Accounts%202012-13/GB%20Accounts%20Self%20Employed%202013-04-05%20(Apr13)%20OpenOffice/Sales050413.ods'#$Feb13.$W$1]" office:value-type="float" office:value="-0">
            <text:p>0 </text:p>
          </table:table-cell>
          <table:table-cell table:style-name="ce251" table:formula="of:=-['file:///C:/Users/antony/diy/GB%20Accounts/GB%20Accounts%202012-13/GB%20Accounts%20Self%20Employed%202013-04-05%20(Apr13)%20OpenOffice/Sales050413.ods'#$Mar13.$W$1]" office:value-type="float" office:value="-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41" office:value-type="string">
            <text:p>Income Tax &amp; NI Liability</text:p>
          </table:table-cell>
          <table:table-cell table:style-name="ce251" table:formula="of:=SUM([.C44:.N44])" office:value-type="float" office:value="0">
            <text:p>0 </text:p>
          </table:table-cell>
          <table:table-cell table:style-name="ce251" table:formula="of:=IF([.C9]&gt;0;[$Profit_Forecast.C$46]/12;0)" office:value-type="float" office:value="0">
            <text:p>0 </text:p>
          </table:table-cell>
          <table:table-cell table:style-name="ce251" table:formula="of:=IF([.D9]&gt;0;[$Profit_Forecast.C$46]/12;0)" office:value-type="float" office:value="0">
            <text:p>0 </text:p>
          </table:table-cell>
          <table:table-cell table:style-name="ce251" table:formula="of:=IF([.E9]&gt;0;[$Profit_Forecast.C$46]/12;0)" office:value-type="float" office:value="0">
            <text:p>0 </text:p>
          </table:table-cell>
          <table:table-cell table:style-name="ce251" table:formula="of:=IF([.F9]&gt;0;[$Profit_Forecast.C$46]/12;0)" office:value-type="float" office:value="0">
            <text:p>0 </text:p>
          </table:table-cell>
          <table:table-cell table:style-name="ce251" table:formula="of:=IF([.G9]&gt;0;[$Profit_Forecast.C$46]/12;0)" office:value-type="float" office:value="0">
            <text:p>0 </text:p>
          </table:table-cell>
          <table:table-cell table:style-name="ce251" table:formula="of:=IF([.H9]&gt;0;[$Profit_Forecast.C$46]/12;0)" office:value-type="float" office:value="0">
            <text:p>0 </text:p>
          </table:table-cell>
          <table:table-cell table:style-name="ce251" table:formula="of:=IF([.I9]&gt;0;[$Profit_Forecast.C$46]/12;0)" office:value-type="float" office:value="0">
            <text:p>0 </text:p>
          </table:table-cell>
          <table:table-cell table:style-name="ce251" table:formula="of:=IF([.J9]&gt;0;[$Profit_Forecast.C$46]/12;0)" office:value-type="float" office:value="0">
            <text:p>0 </text:p>
          </table:table-cell>
          <table:table-cell table:style-name="ce251" table:formula="of:=IF([.K9]&gt;0;[$Profit_Forecast.C$46]/12;0)" office:value-type="float" office:value="0">
            <text:p>0 </text:p>
          </table:table-cell>
          <table:table-cell table:style-name="ce251" table:formula="of:=IF([.L9]&gt;0;[$Profit_Forecast.C$46]/12;0)" office:value-type="float" office:value="0">
            <text:p>0 </text:p>
          </table:table-cell>
          <table:table-cell table:style-name="ce251" table:formula="of:=IF([.M9]&gt;0;[$Profit_Forecast.C$46]/12;0)" office:value-type="float" office:value="0">
            <text:p>0 </text:p>
          </table:table-cell>
          <table:table-cell table:style-name="ce251" table:formula="of:=IF([.N9]&gt;0;[$Profit_Forecast.C$46]/12;0)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487" office:value-type="string">
            <text:p>Financial Health Check</text:p>
          </table:table-cell>
          <table:table-cell table:style-name="ce490" table:formula="of:=SUM([.C45:.N45])" office:value-type="float" office:value="0">
            <text:p>0 </text:p>
          </table:table-cell>
          <table:table-cell table:style-name="ce493" table:formula="of:=[.C39]-[.C42]-[.C44]" office:value-type="float" office:value="0">
            <text:p>0 </text:p>
          </table:table-cell>
          <table:table-cell table:style-name="ce495" table:formula="of:=[.D39]-[.D42]-[.D44]" office:value-type="float" office:value="0">
            <text:p>0 </text:p>
          </table:table-cell>
          <table:table-cell table:style-name="ce495" table:formula="of:=[.E39]-[.E42]-[.E44]" office:value-type="float" office:value="0">
            <text:p>0 </text:p>
          </table:table-cell>
          <table:table-cell table:style-name="ce495" table:formula="of:=[.F39]-[.F42]-[.F44]" office:value-type="float" office:value="0">
            <text:p>0 </text:p>
          </table:table-cell>
          <table:table-cell table:style-name="ce495" table:formula="of:=[.G39]-[.G42]-[.G44]" office:value-type="float" office:value="0">
            <text:p>0 </text:p>
          </table:table-cell>
          <table:table-cell table:style-name="ce495" table:formula="of:=[.H39]-[.H42]-[.H44]" office:value-type="float" office:value="0">
            <text:p>0 </text:p>
          </table:table-cell>
          <table:table-cell table:style-name="ce495" table:formula="of:=[.I39]-[.I42]-[.I44]" office:value-type="float" office:value="0">
            <text:p>0 </text:p>
          </table:table-cell>
          <table:table-cell table:style-name="ce495" table:formula="of:=[.J39]-[.J42]-[.J44]" office:value-type="float" office:value="0">
            <text:p>0 </text:p>
          </table:table-cell>
          <table:table-cell table:style-name="ce495" table:formula="of:=[.K39]-[.K42]-[.K44]" office:value-type="float" office:value="0">
            <text:p>0 </text:p>
          </table:table-cell>
          <table:table-cell table:style-name="ce495" table:formula="of:=[.L39]-[.L42]-[.L44]" office:value-type="float" office:value="0">
            <text:p>0 </text:p>
          </table:table-cell>
          <table:table-cell table:style-name="ce495" table:formula="of:=[.M39]-[.M42]-[.M44]" office:value-type="float" office:value="0">
            <text:p>0 </text:p>
          </table:table-cell>
          <table:table-cell table:style-name="ce495" table:formula="of:=[.N39]-[.N42]-[.N44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3">
          <table:table-cell table:style-name="ce241" office:value-type="string">
            <text:p>Capital introduced</text:p>
          </table:table-cell>
          <table:table-cell table:style-name="ce251" table:formula="of:=SUM([.C46:.N46])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Apr12.$J$1]+['file:///C:/Users/antony/diy/GB%20Accounts/GB%20Accounts%202012-13/GB%20Accounts%20Self%20Employed%202013-04-05%20(Apr13)%20OpenOffice/Bank050413.ods'#$Apr12.$L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May12.$J$1]+['file:///C:/Users/antony/diy/GB%20Accounts/GB%20Accounts%202012-13/GB%20Accounts%20Self%20Employed%202013-04-05%20(Apr13)%20OpenOffice/Bank050413.ods'#$May12.$L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Jun12.$J$1]+['file:///C:/Users/antony/diy/GB%20Accounts/GB%20Accounts%202012-13/GB%20Accounts%20Self%20Employed%202013-04-05%20(Apr13)%20OpenOffice/Bank050413.ods'#$Jun12.$L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Jul12.$J$1]+['file:///C:/Users/antony/diy/GB%20Accounts/GB%20Accounts%202012-13/GB%20Accounts%20Self%20Employed%202013-04-05%20(Apr13)%20OpenOffice/Bank050413.ods'#$Jul12.$L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Aug12.$J$1]+['file:///C:/Users/antony/diy/GB%20Accounts/GB%20Accounts%202012-13/GB%20Accounts%20Self%20Employed%202013-04-05%20(Apr13)%20OpenOffice/Bank050413.ods'#$Aug12.$L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Sep12.$J$1]+['file:///C:/Users/antony/diy/GB%20Accounts/GB%20Accounts%202012-13/GB%20Accounts%20Self%20Employed%202013-04-05%20(Apr13)%20OpenOffice/Bank050413.ods'#$Sep12.$L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Oct12.$J$1]+['file:///C:/Users/antony/diy/GB%20Accounts/GB%20Accounts%202012-13/GB%20Accounts%20Self%20Employed%202013-04-05%20(Apr13)%20OpenOffice/Bank050413.ods'#$Oct12.$L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Nov12.$J$1]+['file:///C:/Users/antony/diy/GB%20Accounts/GB%20Accounts%202012-13/GB%20Accounts%20Self%20Employed%202013-04-05%20(Apr13)%20OpenOffice/Bank050413.ods'#$Nov12.$L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Dec12.$J$1]+['file:///C:/Users/antony/diy/GB%20Accounts/GB%20Accounts%202012-13/GB%20Accounts%20Self%20Employed%202013-04-05%20(Apr13)%20OpenOffice/Bank050413.ods'#$Dec12.$L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Jan13.$J$1]+['file:///C:/Users/antony/diy/GB%20Accounts/GB%20Accounts%202012-13/GB%20Accounts%20Self%20Employed%202013-04-05%20(Apr13)%20OpenOffice/Bank050413.ods'#$Jan13.$L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Feb13.$J$1]+['file:///C:/Users/antony/diy/GB%20Accounts/GB%20Accounts%202012-13/GB%20Accounts%20Self%20Employed%202013-04-05%20(Apr13)%20OpenOffice/Bank050413.ods'#$Feb13.$L$1]" office:value-type="float" office:value="0">
            <text:p>0 </text:p>
          </table:table-cell>
          <table:table-cell table:style-name="ce251" table:formula="of:=['file:///C:/Users/antony/diy/GB%20Accounts/GB%20Accounts%202012-13/GB%20Accounts%20Self%20Employed%202013-04-05%20(Apr13)%20OpenOffice/Cash050413.ods'#$Mar13.$J$1]+['file:///C:/Users/antony/diy/GB%20Accounts/GB%20Accounts%202012-13/GB%20Accounts%20Self%20Employed%202013-04-05%20(Apr13)%20OpenOffice/Bank050413.ods'#$Mar13.$L$1]" office:value-type="float" office:value="0">
            <text:p>0 </text:p>
          </table:table-cell>
          <table:table-cell table:style-name="ce497"/>
          <table:table-cell table:number-columns-repeated="1009"/>
        </table:table-row>
        <table:table-row table:style-name="ro2">
          <table:table-cell table:style-name="ce485"/>
          <table:table-cell table:style-name="ce491"/>
          <table:table-cell table:style-name="ce494" table:number-columns-repeated="12"/>
          <table:table-cell table:style-name="ce268"/>
          <table:table-cell table:number-columns-repeated="1009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ome_Tax" table:style-name="ta6">
        <table:table-column table:style-name="co8" table:default-cell-style-name="ce364"/>
        <table:table-column table:style-name="co42" table:default-cell-style-name="ce364"/>
        <table:table-column table:style-name="co43" table:default-cell-style-name="ce364"/>
        <table:table-column table:style-name="co44" table:default-cell-style-name="ce386"/>
        <table:table-column table:style-name="co45" table:default-cell-style-name="ce399"/>
        <table:table-column table:style-name="co22" table:default-cell-style-name="ce449"/>
        <table:table-column table:style-name="co8" table:default-cell-style-name="ce455"/>
        <table:table-column table:style-name="co10" table:number-columns-repeated="5" table:default-cell-style-name="ce364"/>
        <table:table-column table:style-name="co46" table:default-cell-style-name="ce364"/>
        <table:table-column table:style-name="co10" table:number-columns-repeated="1011" table:default-cell-style-name="ce364"/>
        <table:table-row table:style-name="ro33">
          <table:table-cell table:style-name="ce361" table:number-columns-repeated="3"/>
          <table:table-cell table:style-name="ce384"/>
          <table:table-cell table:style-name="ce398"/>
          <table:table-cell table:style-name="ce448"/>
          <table:table-cell table:style-name="ce361"/>
          <table:table-cell table:number-columns-repeated="1017"/>
        </table:table-row>
        <table:table-row table:style-name="ro34">
          <table:table-cell table:style-name="ce361"/>
          <table:table-cell table:style-name="ce365" office:value-type="string">
            <text:p>TAXATION CALCULATION </text:p>
          </table:table-cell>
          <table:table-cell table:style-name="ce379" table:formula="of:=[$Admin.L2]" office:value-type="string" office:string-value="2012-13">
            <text:p>2012-13</text:p>
          </table:table-cell>
          <table:table-cell table:style-name="ce385" office:value-type="string" table:number-columns-spanned="3" table:number-rows-spanned="2">
            <text:p>This section an indication and for your information only</text:p>
          </table:table-cell>
          <table:covered-table-cell table:number-columns-repeated="2"/>
          <table:table-cell table:style-name="ce388"/>
          <table:table-cell table:number-columns-repeated="1017"/>
        </table:table-row>
        <table:table-row table:style-name="ro35">
          <table:table-cell table:style-name="ce361"/>
          <table:table-cell table:style-name="ce366" table:number-columns-repeated="2"/>
          <table:covered-table-cell table:number-columns-repeated="3"/>
          <table:table-cell table:style-name="ce388"/>
          <table:table-cell table:number-columns-repeated="1017"/>
        </table:table-row>
        <table:table-row table:style-name="ro33">
          <table:table-cell table:style-name="ce361"/>
          <table:table-cell table:style-name="ce367" table:number-columns-repeated="2"/>
          <table:table-cell table:style-name="ce387"/>
          <table:table-cell table:style-name="ce398"/>
          <table:table-cell table:style-name="ce448"/>
          <table:table-cell table:style-name="ce388"/>
          <table:table-cell table:number-columns-repeated="1017"/>
        </table:table-row>
        <table:table-row table:style-name="ro33">
          <table:table-cell table:style-name="ce361"/>
          <table:table-cell table:style-name="ce368" office:value-type="string" table:number-columns-spanned="3" table:number-rows-spanned="1">
            <text:p>Profit from Self employment</text:p>
          </table:table-cell>
          <table:covered-table-cell table:number-columns-repeated="2"/>
          <table:table-cell table:style-name="ce400" table:formula="of:=[$SE_Full.O210]" office:value-type="float" office:value="0">
            <text:p>0.00 </text:p>
          </table:table-cell>
          <table:table-cell table:style-name="ce448"/>
          <table:table-cell table:style-name="ce388"/>
          <table:table-cell table:number-columns-repeated="5"/>
          <table:table-cell table:style-name="ce460"/>
          <table:table-cell table:number-columns-repeated="1011"/>
        </table:table-row>
        <table:table-row table:style-name="ro33">
          <table:table-cell table:style-name="ce361"/>
          <table:table-cell table:style-name="ce367" office:value-type="string">
            <text:p>Minus Personal Allowance</text:p>
          </table:table-cell>
          <table:table-cell table:style-name="ce367" table:formula="of:=[.C2]" office:value-type="string" office:string-value="2012-13">
            <text:p>2012-13</text:p>
          </table:table-cell>
          <table:table-cell table:style-name="ce388"/>
          <table:table-cell table:style-name="ce388" table:formula="of:=IF(([.E5]&gt;0);[$Admin.N$4];0)" office:value-type="float" office:value="0">
            <text:p>0 </text:p>
          </table:table-cell>
          <table:table-cell table:style-name="ce448"/>
          <table:table-cell table:style-name="ce388"/>
          <table:table-cell table:number-columns-repeated="5"/>
          <table:table-cell table:style-name="ce460"/>
          <table:table-cell table:number-columns-repeated="1011"/>
        </table:table-row>
        <table:table-row table:style-name="ro33">
          <table:table-cell table:style-name="ce361"/>
          <table:table-cell table:style-name="ce368" office:value-type="string" table:number-columns-spanned="3" table:number-rows-spanned="1">
            <text:p>Total income on which tax is due</text:p>
          </table:table-cell>
          <table:covered-table-cell table:number-columns-repeated="2"/>
          <table:table-cell table:style-name="ce400" table:formula="of:=IF(([.E5]&gt;[.E6]);([.E5]-[.E6]);0)" office:value-type="float" office:value="0">
            <text:p>0.00 </text:p>
          </table:table-cell>
          <table:table-cell table:style-name="ce448"/>
          <table:table-cell table:style-name="ce388"/>
          <table:table-cell table:number-columns-repeated="5"/>
          <table:table-cell table:style-name="ce460"/>
          <table:table-cell table:number-columns-repeated="1011"/>
        </table:table-row>
        <table:table-row table:style-name="ro33">
          <table:table-cell table:style-name="ce361"/>
          <table:table-cell table:style-name="ce367" office:value-type="string">
            <text:p>Income Tax first band</text:p>
          </table:table-cell>
          <table:table-cell table:style-name="ce367" table:formula="of:=[$Admin.N$11]" office:value-type="float" office:value="0">
            <text:p>0</text:p>
          </table:table-cell>
          <table:table-cell table:style-name="ce389" table:formula="of:=[$Admin.N$6]" office:value-type="percentage" office:value="0.2">
            <text:p>20%</text:p>
          </table:table-cell>
          <table:table-cell table:style-name="ce398" table:formula="of:=IF(([.E7]&gt;0);(IF(([.E7]&lt;[.C9]);[.E7]*[.D8];[.C9]*[.D8]));0)" office:value-type="float" office:value="0">
            <text:p>0.00 </text:p>
          </table:table-cell>
          <table:table-cell table:style-name="ce448"/>
          <table:table-cell table:style-name="ce388"/>
          <table:table-cell table:style-name="ce456"/>
          <table:table-cell table:number-columns-repeated="4"/>
          <table:table-cell table:style-name="ce460"/>
          <table:table-cell table:number-columns-repeated="1011"/>
        </table:table-row>
        <table:table-row table:style-name="ro33">
          <table:table-cell table:style-name="ce361"/>
          <table:table-cell table:style-name="ce367" office:value-type="string">
            <text:p>Income Tax second band</text:p>
          </table:table-cell>
          <table:table-cell table:style-name="ce367" table:formula="of:=[$Admin.N$12]" office:value-type="float" office:value="34370">
            <text:p>34370</text:p>
          </table:table-cell>
          <table:table-cell table:style-name="ce389" table:formula="of:=[$Admin.N$7]" office:value-type="percentage" office:value="0.4">
            <text:p>40%</text:p>
          </table:table-cell>
          <table:table-cell table:style-name="ce398" table:formula="of:=IF(([.E7]&gt;[.C9]);(([.E7]-[.C9])*[.D9]);0)" office:value-type="float" office:value="0">
            <text:p>0.00 </text:p>
          </table:table-cell>
          <table:table-cell table:style-name="ce448"/>
          <table:table-cell table:style-name="ce388"/>
          <table:table-cell table:number-columns-repeated="5"/>
          <table:table-cell table:style-name="ce460"/>
          <table:table-cell table:number-columns-repeated="1011"/>
        </table:table-row>
        <table:table-row table:style-name="ro33">
          <table:table-cell table:style-name="ce361"/>
          <table:table-cell table:style-name="ce369" office:value-type="string">
            <text:p>Income Tax payable</text:p>
          </table:table-cell>
          <table:table-cell table:style-name="ce380"/>
          <table:table-cell table:style-name="ce390"/>
          <table:table-cell table:style-name="ce401" table:formula="of:=SUM([.E8:.E9])" office:value-type="float" office:value="0">
            <text:p>0.00 </text:p>
          </table:table-cell>
          <table:table-cell table:style-name="ce448"/>
          <table:table-cell table:style-name="ce388"/>
          <table:table-cell table:number-columns-repeated="5"/>
          <table:table-cell table:style-name="ce460"/>
          <table:table-cell table:number-columns-repeated="1011"/>
        </table:table-row>
        <table:table-row table:style-name="ro33">
          <table:table-cell table:style-name="ce361"/>
          <table:table-cell table:style-name="ce367" office:value-type="string">
            <text:p>Deductions by contractors</text:p>
          </table:table-cell>
          <table:table-cell table:style-name="ce367"/>
          <table:table-cell table:style-name="ce391"/>
          <table:table-cell table:style-name="ce398" table:formula="of:=-['file:///C:/Users/Antony/diy/GB%20Accounts/GB%20Accounts%202012-13/GB%20Accounts%20Self%20Employed%202013-04-05%20(Apr13)%20OpenOffice/Sales050413.ods'#$Mar13.$X$1]" office:value-type="float" office:value="-0">
            <text:p>0.00 </text:p>
          </table:table-cell>
          <table:table-cell table:style-name="ce450"/>
          <table:table-cell table:style-name="ce453"/>
          <table:table-cell table:number-columns-repeated="5"/>
          <table:table-cell table:style-name="ce460"/>
          <table:table-cell table:number-columns-repeated="1011"/>
        </table:table-row>
        <table:table-row table:style-name="ro33">
          <table:table-cell table:style-name="ce361"/>
          <table:table-cell table:style-name="ce367" table:number-columns-repeated="2"/>
          <table:table-cell table:style-name="ce391"/>
          <table:table-cell table:style-name="ce398"/>
          <table:table-cell table:style-name="ce450"/>
          <table:table-cell table:style-name="ce453"/>
          <table:table-cell table:number-columns-repeated="5"/>
          <table:table-cell table:style-name="ce460"/>
          <table:table-cell table:number-columns-repeated="1011"/>
        </table:table-row>
        <table:table-row table:style-name="ro33">
          <table:table-cell table:style-name="ce361"/>
          <table:table-cell table:style-name="ce370" office:value-type="string">
            <text:p>Amounts Payable by</text:p>
          </table:table-cell>
          <table:table-cell table:style-name="ce381" table:formula="of:=[$Admin.B21]" office:value-type="date" office:date-value="2014-01-31" table:number-columns-spanned="2" table:number-rows-spanned="1">
            <text:p>Friday, January 31, 2014</text:p>
          </table:table-cell>
          <table:covered-table-cell/>
          <table:table-cell table:style-name="ce398"/>
          <table:table-cell table:style-name="ce450"/>
          <table:table-cell table:style-name="ce453"/>
          <table:table-cell table:number-columns-repeated="5"/>
          <table:table-cell table:style-name="ce460"/>
          <table:table-cell table:number-columns-repeated="1011"/>
        </table:table-row>
        <table:table-row table:style-name="ro33">
          <table:table-cell table:style-name="ce361"/>
          <table:table-cell table:style-name="ce367" table:number-columns-repeated="2"/>
          <table:table-cell table:style-name="ce392"/>
          <table:table-cell table:style-name="ce402"/>
          <table:table-cell table:style-name="ce448"/>
          <table:table-cell table:style-name="ce453"/>
          <table:table-cell table:number-columns-repeated="5"/>
          <table:table-cell table:style-name="ce460"/>
          <table:table-cell table:number-columns-repeated="1011"/>
        </table:table-row>
        <table:table-row table:style-name="ro33">
          <table:table-cell table:style-name="ce361"/>
          <table:table-cell table:style-name="ce371" office:value-type="string" table:number-columns-spanned="2" table:number-rows-spanned="1">
            <text:p>Class 4 NI Contribution Lower - Upper profits</text:p>
          </table:table-cell>
          <table:covered-table-cell/>
          <table:table-cell table:style-name="ce389" table:formula="of:=[$Admin.L20]" office:value-type="percentage" office:value="0.09">
            <text:p>9%</text:p>
          </table:table-cell>
          <table:table-cell table:style-name="ce403" table:formula="of:=IF([.E5]&gt;[$Admin.N20];IF([.E5]&lt;[$Admin.N$23];([.E5]-[$Admin.N20])*[.D15];([$Admin.N$23]-[$Admin.N20])*[.D15]);0)" office:value-type="float" office:value="0">
            <text:p>0.00 </text:p>
          </table:table-cell>
          <table:table-cell table:style-name="ce448"/>
          <table:table-cell table:style-name="ce453"/>
          <table:table-cell table:number-columns-repeated="5"/>
          <table:table-cell table:style-name="ce460"/>
          <table:table-cell table:number-columns-repeated="1011"/>
        </table:table-row>
        <table:table-row table:style-name="ro33">
          <table:table-cell table:style-name="ce361"/>
          <table:table-cell table:style-name="ce371" office:value-type="string" table:number-columns-spanned="2" table:number-rows-spanned="1">
            <text:p>Class 4 NI Contribution Upper profits</text:p>
          </table:table-cell>
          <table:covered-table-cell/>
          <table:table-cell table:style-name="ce389" table:formula="of:=[$Admin.L23]" office:value-type="percentage" office:value="0.02">
            <text:p>2%</text:p>
          </table:table-cell>
          <table:table-cell table:style-name="ce403" table:formula="of:=IF(([.E5]&gt;[$Admin.N$23]);(([.E5]-[$Admin.N$23])*[.D16]);0)" office:value-type="float" office:value="0">
            <text:p>0.00 </text:p>
          </table:table-cell>
          <table:table-cell table:style-name="ce448"/>
          <table:table-cell table:style-name="ce453"/>
          <table:table-cell table:number-columns-repeated="5"/>
          <table:table-cell table:style-name="ce460"/>
          <table:table-cell table:number-columns-repeated="1011"/>
        </table:table-row>
        <table:table-row table:style-name="ro33">
          <table:table-cell table:style-name="ce361"/>
          <table:table-cell table:style-name="ce367" table:number-columns-repeated="2"/>
          <table:table-cell table:style-name="ce392"/>
          <table:table-cell table:style-name="ce402"/>
          <table:table-cell table:style-name="ce448"/>
          <table:table-cell table:style-name="ce453"/>
          <table:table-cell table:number-columns-repeated="5"/>
          <table:table-cell table:style-name="ce460"/>
          <table:table-cell table:number-columns-repeated="1011"/>
        </table:table-row>
        <table:table-row table:style-name="ro33">
          <table:table-cell table:style-name="ce361"/>
          <table:table-cell table:style-name="ce372" office:value-type="string" table:number-columns-spanned="2" table:number-rows-spanned="1">
            <text:p>TOTAL Income Tax &amp; NI Liability</text:p>
          </table:table-cell>
          <table:covered-table-cell/>
          <table:table-cell table:style-name="ce392"/>
          <table:table-cell table:style-name="ce401" table:formula="of:=SUM([.E10:.E17])" office:value-type="float" office:value="0">
            <text:p>0.00 </text:p>
          </table:table-cell>
          <table:table-cell table:style-name="ce451"/>
          <table:table-cell table:style-name="ce388"/>
          <table:table-cell table:number-columns-repeated="5"/>
          <table:table-cell table:style-name="ce460"/>
          <table:table-cell table:number-columns-repeated="1011"/>
        </table:table-row>
        <table:table-row table:style-name="ro33" table:number-rows-repeated="2">
          <table:table-cell table:style-name="ce361"/>
          <table:table-cell table:style-name="ce373" table:number-columns-repeated="2"/>
          <table:table-cell table:style-name="ce392"/>
          <table:table-cell table:style-name="ce402"/>
          <table:table-cell table:style-name="ce451"/>
          <table:table-cell table:style-name="ce388"/>
          <table:table-cell table:style-name="ce457" table:number-columns-repeated="1017"/>
        </table:table-row>
        <table:table-row table:style-name="ro34">
          <table:table-cell table:style-name="ce361"/>
          <table:table-cell table:style-name="ce369" office:value-type="string">
            <text:p>FUTURE TAX LIABILITY (if over £500)</text:p>
          </table:table-cell>
          <table:table-cell table:style-name="ce382"/>
          <table:table-cell table:style-name="ce393" office:value-type="string" table:number-columns-spanned="3" table:number-rows-spanned="1">
            <text:p>This section for your information only</text:p>
          </table:table-cell>
          <table:covered-table-cell table:number-columns-repeated="2"/>
          <table:table-cell table:style-name="ce361"/>
          <table:table-cell table:style-name="ce457" table:number-columns-repeated="1017"/>
        </table:table-row>
        <table:table-row table:style-name="ro21">
          <table:table-cell table:style-name="ce361"/>
          <table:table-cell table:style-name="ce367" table:number-columns-repeated="2"/>
          <table:table-cell table:style-name="ce392"/>
          <table:table-cell table:style-name="ce402"/>
          <table:table-cell table:style-name="ce448"/>
          <table:table-cell table:style-name="ce453"/>
          <table:table-cell table:style-name="ce457" table:number-columns-repeated="1017"/>
        </table:table-row>
        <table:table-row table:style-name="ro33">
          <table:table-cell table:style-name="ce362"/>
          <table:table-cell table:style-name="ce367" table:number-columns-repeated="2"/>
          <table:table-cell table:style-name="ce394" office:value-type="string" table:number-columns-spanned="1" table:number-rows-spanned="2">
            <text:p>Due Date</text:p>
          </table:table-cell>
          <table:table-cell table:style-name="ce445" office:value-type="string" table:number-columns-spanned="1" table:number-rows-spanned="2">
            <text:p>Amount Payable</text:p>
          </table:table-cell>
          <table:table-cell table:style-name="ce452"/>
          <table:table-cell table:style-name="ce388"/>
          <table:table-cell table:style-name="ce458" table:number-columns-repeated="1017"/>
        </table:table-row>
        <table:table-row table:style-name="ro33">
          <table:table-cell table:style-name="ce362"/>
          <table:table-cell table:style-name="ce367" table:number-columns-repeated="2"/>
          <table:covered-table-cell table:number-columns-repeated="2"/>
          <table:table-cell table:style-name="ce452"/>
          <table:table-cell table:style-name="ce388"/>
          <table:table-cell table:style-name="ce458" table:number-columns-repeated="1017"/>
        </table:table-row>
        <table:table-row table:style-name="ro33">
          <table:table-cell table:style-name="ce361"/>
          <table:table-cell table:style-name="ce367" office:value-type="string">
            <text:p>Tax &amp; NI Assessment</text:p>
          </table:table-cell>
          <table:table-cell table:style-name="ce383" table:formula="of:=[$Admin.B24]" office:value-type="string" office:string-value="2013-14">
            <text:p>2013-14</text:p>
          </table:table-cell>
          <table:table-cell table:style-name="ce395" office:value-type="string">
            <text:p>Previous Year</text:p>
          </table:table-cell>
          <table:table-cell table:style-name="ce403" table:formula="of:=[.E18]" office:value-type="float" office:value="0">
            <text:p>0.00 </text:p>
          </table:table-cell>
          <table:table-cell table:style-name="ce448"/>
          <table:table-cell table:style-name="ce388"/>
          <table:table-cell table:number-columns-repeated="1017"/>
        </table:table-row>
        <table:table-row table:style-name="ro33">
          <table:table-cell table:style-name="ce361"/>
          <table:table-cell table:style-name="ce367" office:value-type="string">
            <text:p>50% Payable</text:p>
          </table:table-cell>
          <table:table-cell table:style-name="ce367"/>
          <table:table-cell table:style-name="ce396" table:formula="of:=[$Admin.B21]" office:value-type="date" office:date-value="2014-01-31">
            <text:p>31-Jan-14</text:p>
          </table:table-cell>
          <table:table-cell table:style-name="ce400" table:formula="of:=[.E25]/2" office:value-type="float" office:value="0">
            <text:p>0.00 </text:p>
          </table:table-cell>
          <table:table-cell table:style-name="ce448"/>
          <table:table-cell table:style-name="ce388"/>
          <table:table-cell table:number-columns-repeated="1017"/>
        </table:table-row>
        <table:table-row table:style-name="ro33">
          <table:table-cell table:style-name="ce361"/>
          <table:table-cell table:style-name="ce367" office:value-type="string">
            <text:p>50% Payable</text:p>
          </table:table-cell>
          <table:table-cell table:style-name="ce367"/>
          <table:table-cell table:style-name="ce396" table:formula="of:=[$Admin.B22]" office:value-type="date" office:date-value="2014-07-31">
            <text:p>31-Jul-14</text:p>
          </table:table-cell>
          <table:table-cell table:style-name="ce400" table:formula="of:=[.E25]/2" office:value-type="float" office:value="0">
            <text:p>0.00 </text:p>
          </table:table-cell>
          <table:table-cell table:style-name="ce448"/>
          <table:table-cell table:style-name="ce388"/>
          <table:table-cell table:number-columns-repeated="1017"/>
        </table:table-row>
        <table:table-row table:style-name="ro33">
          <table:table-cell table:style-name="ce361" table:number-columns-repeated="3"/>
          <table:table-cell table:style-name="ce392"/>
          <table:table-cell table:style-name="ce398"/>
          <table:table-cell table:style-name="ce448"/>
          <table:table-cell table:style-name="ce388"/>
          <table:table-cell table:number-columns-repeated="1017"/>
        </table:table-row>
        <table:table-row table:style-name="ro33">
          <table:table-cell table:style-name="ce361"/>
          <table:table-cell table:style-name="ce374" office:value-type="string">
            <text:p>NOTES:</text:p>
          </table:table-cell>
          <table:table-cell table:style-name="ce378"/>
          <table:table-cell table:style-name="ce392"/>
          <table:table-cell table:style-name="ce398"/>
          <table:table-cell table:style-name="ce448"/>
          <table:table-cell table:style-name="ce388"/>
          <table:table-cell table:number-columns-repeated="1017"/>
        </table:table-row>
        <table:table-row table:style-name="ro33">
          <table:table-cell table:style-name="ce363"/>
          <table:table-cell table:style-name="ce375" office:value-type="string">
            <text:p>Working Tax Credit</text:p>
          </table:table-cell>
          <table:table-cell table:style-name="ce375"/>
          <table:table-cell table:style-name="ce363"/>
          <table:table-cell table:style-name="ce446"/>
          <table:table-cell table:style-name="ce451"/>
          <table:table-cell table:style-name="ce454"/>
          <table:table-cell table:style-name="ce459" table:number-columns-repeated="1017"/>
        </table:table-row>
        <table:table-row table:style-name="ro33">
          <table:table-cell table:style-name="ce363"/>
          <table:table-cell table:style-name="ce376" office:value-type="string">
            <text:p>Not taxable and not added to self employment income for tax purposes</text:p>
          </table:table-cell>
          <table:table-cell table:style-name="ce376"/>
          <table:table-cell table:style-name="ce397"/>
          <table:table-cell table:style-name="ce446"/>
          <table:table-cell table:style-name="ce451"/>
          <table:table-cell table:style-name="ce454"/>
          <table:table-cell table:style-name="ce459" table:number-columns-repeated="1017"/>
        </table:table-row>
        <table:table-row table:style-name="ro33">
          <table:table-cell table:style-name="ce363"/>
          <table:table-cell table:style-name="ce377" office:value-type="string">
            <text:p>Pension Entitlement</text:p>
          </table:table-cell>
          <table:table-cell table:style-name="ce376"/>
          <table:table-cell table:style-name="ce397"/>
          <table:table-cell table:style-name="ce446"/>
          <table:table-cell table:style-name="ce451"/>
          <table:table-cell table:style-name="ce454"/>
          <table:table-cell table:style-name="ce459" table:number-columns-repeated="1017"/>
        </table:table-row>
        <table:table-row table:style-name="ro33">
          <table:table-cell table:style-name="ce363"/>
          <table:table-cell table:style-name="ce378" office:value-type="string">
            <text:p>To receive Full Pension entitlement NI has to be paid 44 years out of 49 years (16 - 65)</text:p>
          </table:table-cell>
          <table:table-cell table:style-name="ce378"/>
          <table:table-cell table:style-name="ce397"/>
          <table:table-cell table:style-name="ce447"/>
          <table:table-cell table:style-name="ce451"/>
          <table:table-cell table:style-name="ce454"/>
          <table:table-cell table:style-name="ce459" table:number-columns-repeated="1017"/>
        </table:table-row>
        <table:table-row table:style-name="ro33">
          <table:table-cell table:style-name="ce363"/>
          <table:table-cell table:style-name="ce378" office:value-type="string">
            <text:p>UK residents aged 60 - 65 get 5 years bonus.</text:p>
          </table:table-cell>
          <table:table-cell table:style-name="ce378"/>
          <table:table-cell table:style-name="ce397"/>
          <table:table-cell table:style-name="ce447"/>
          <table:table-cell table:style-name="ce451"/>
          <table:table-cell table:style-name="ce454"/>
          <table:table-cell table:style-name="ce459" table:number-columns-repeated="1017"/>
        </table:table-row>
        <table:table-row table:style-name="ro33">
          <table:table-cell table:style-name="ce363"/>
          <table:table-cell table:style-name="ce378" office:value-type="string">
            <text:p>To confirm current NI / Pension entitlement years the helpline number is 0845 3000 168</text:p>
          </table:table-cell>
          <table:table-cell table:style-name="ce378"/>
          <table:table-cell table:style-name="ce397"/>
          <table:table-cell table:style-name="ce447"/>
          <table:table-cell table:style-name="ce451"/>
          <table:table-cell table:style-name="ce454"/>
          <table:table-cell table:style-name="ce459" table:number-columns-repeated="1017"/>
        </table:table-row>
        <table:table-row table:style-name="ro33">
          <table:table-cell table:style-name="ce363" table:number-columns-repeated="3"/>
          <table:table-cell table:style-name="ce397"/>
          <table:table-cell table:style-name="ce447"/>
          <table:table-cell table:style-name="ce451"/>
          <table:table-cell table:style-name="ce454"/>
          <table:table-cell table:style-name="ce459"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esinterface" table:style-name="ta9">
        <table:table-column table:style-name="co4" table:default-cell-style-name="ce257"/>
        <table:table-column table:style-name="co10" table:default-cell-style-name="ce507"/>
        <table:table-column table:style-name="co5" table:number-columns-repeated="7" table:default-cell-style-name="ce510"/>
        <table:table-column table:style-name="co4" table:default-cell-style-name="ce257"/>
        <table:table-column table:style-name="co53" table:default-cell-style-name="ce257"/>
        <table:table-column table:style-name="co4" table:default-cell-style-name="ce257"/>
        <table:table-column table:style-name="co10" table:number-columns-repeated="1012" table:default-cell-style-name="ce257"/>
        <table:table-row table:style-name="ro26">
          <table:table-cell table:style-name="ce499"/>
          <table:table-cell table:style-name="ce502"/>
          <table:table-cell table:style-name="ce508" table:number-columns-repeated="7"/>
          <table:table-cell table:style-name="ce492" table:number-columns-repeated="2"/>
          <table:table-cell table:style-name="ce496"/>
          <table:table-cell table:number-columns-repeated="1012"/>
        </table:table-row>
        <table:table-row table:style-name="ro38">
          <table:table-cell table:style-name="ce500"/>
          <table:table-cell table:style-name="ce503" office:value-type="string">
            <text:p>Month</text:p>
          </table:table-cell>
          <table:table-cell table:style-name="ce509" office:value-type="string">
            <text:p>Gross Wages paid</text:p>
          </table:table-cell>
          <table:table-cell table:style-name="ce509" office:value-type="string">
            <text:p>Income Tax deducted</text:p>
          </table:table-cell>
          <table:table-cell table:style-name="ce509" office:value-type="string">
            <text:p>Employees National Insurance deducted</text:p>
          </table:table-cell>
          <table:table-cell table:style-name="ce509" office:value-type="string">
            <text:p>Other Deductions</text:p>
          </table:table-cell>
          <table:table-cell table:style-name="ce509" office:value-type="string">
            <text:p>Net Wages Paid</text:p>
          </table:table-cell>
          <table:table-cell table:style-name="ce509" office:value-type="string">
            <text:p>Employers National Insurance</text:p>
          </table:table-cell>
          <table:table-cell table:style-name="ce509" office:value-type="string">
            <text:p>Recoverable Statutory Payments</text:p>
          </table:table-cell>
          <table:table-cell table:style-name="ce513"/>
          <table:table-cell table:style-name="ce503" office:value-type="string">
            <text:p>WAGES INTERFACE</text:p>
          </table:table-cell>
          <table:table-cell table:style-name="ce516"/>
          <table:table-cell table:style-name="ce517" table:number-columns-repeated="1012"/>
        </table:table-row>
        <table:table-row table:style-name="ro8">
          <table:table-cell table:style-name="ce500"/>
          <table:table-cell table:style-name="ce504" office:value-type="string" table:number-columns-spanned="2" table:number-rows-spanned="1">
            <text:p>EMPLOYEES</text:p>
          </table:table-cell>
          <table:covered-table-cell/>
          <table:table-cell table:style-name="ce512" table:number-columns-repeated="6"/>
          <table:table-cell table:style-name="ce513"/>
          <table:table-cell table:style-name="ce514"/>
          <table:table-cell table:style-name="ce516"/>
          <table:table-cell table:style-name="ce517" table:number-columns-repeated="1012"/>
        </table:table-row>
        <table:table-row table:style-name="ro3">
          <table:table-cell table:style-name="ce501"/>
          <table:table-cell table:style-name="ce505" table:formula="of:=[$Admin.B5]" office:value-type="date" office:date-value="2012-04-30">
            <text:p>Apr-12</text:p>
          </table:table-cell>
          <table:table-cell table:formula="of:=['file:///C:/Users/antony/diy/GB%20Accounts/GB%20Accounts%202012-13/GB%20Accounts%20Self%20Employed%202013-04-05%20(Apr13)%20OpenOffice/Payrollyearto050413.ods'#$Apr12.$M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Apr12.$N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Apr12.$O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Apr12.$P$1]+['file:///C:/Users/antony/diy/GB%20Accounts/GB%20Accounts%202012-13/GB%20Accounts%20Self%20Employed%202013-04-05%20(Apr13)%20OpenOffice/Payrollyearto050413.ods'#$Apr12.$Q$1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Apr12.$T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Apr12.$G$1]" office:value-type="float" office:value="0">
            <text:p>0.00 </text:p>
          </table:table-cell>
          <table:table-cell table:style-name="ce264"/>
          <table:table-cell table:style-name="ce515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497"/>
          <table:table-cell table:number-columns-repeated="1012"/>
        </table:table-row>
        <table:table-row table:style-name="ro5">
          <table:table-cell table:style-name="ce501"/>
          <table:table-cell table:style-name="ce505" table:formula="of:=[$Admin.B6]" office:value-type="date" office:date-value="2012-05-31">
            <text:p>May-12</text:p>
          </table:table-cell>
          <table:table-cell table:formula="of:=['file:///C:/Users/antony/diy/GB%20Accounts/GB%20Accounts%202012-13/GB%20Accounts%20Self%20Employed%202013-04-05%20(Apr13)%20OpenOffice/Payrollyearto050413.ods'#$May12.$M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May12.$N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May12.$O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May12.$P$1]+['file:///C:/Users/antony/diy/GB%20Accounts/GB%20Accounts%202012-13/GB%20Accounts%20Self%20Employed%202013-04-05%20(Apr13)%20OpenOffice/Payrollyearto050413.ods'#$May12.$Q$1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May12.$T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May12.$G$1]" office:value-type="float" office:value="0">
            <text:p>0.00 </text:p>
          </table:table-cell>
          <table:table-cell table:style-name="ce264"/>
          <table:covered-table-cell/>
          <table:table-cell table:style-name="ce497"/>
          <table:table-cell table:number-columns-repeated="1012"/>
        </table:table-row>
        <table:table-row table:style-name="ro3">
          <table:table-cell table:style-name="ce501"/>
          <table:table-cell table:style-name="ce505" table:formula="of:=[$Admin.B7]" office:value-type="date" office:date-value="2012-06-30">
            <text:p>Jun-12</text:p>
          </table:table-cell>
          <table:table-cell table:formula="of:=['file:///C:/Users/antony/diy/GB%20Accounts/GB%20Accounts%202012-13/GB%20Accounts%20Self%20Employed%202013-04-05%20(Apr13)%20OpenOffice/Payrollyearto050413.ods'#$Jun12.$M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Jun12.$N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Jun12.$O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Jun12.$P$1]+['file:///C:/Users/antony/diy/GB%20Accounts/GB%20Accounts%202012-13/GB%20Accounts%20Self%20Employed%202013-04-05%20(Apr13)%20OpenOffice/Payrollyearto050413.ods'#$Jun12.$Q$1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Jun12.$T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Jun12.$G$1]" office:value-type="float" office:value="0">
            <text:p>0.00 </text:p>
          </table:table-cell>
          <table:table-cell table:style-name="ce264"/>
          <table:covered-table-cell/>
          <table:table-cell table:style-name="ce497"/>
          <table:table-cell table:number-columns-repeated="1012"/>
        </table:table-row>
        <table:table-row table:style-name="ro3">
          <table:table-cell table:style-name="ce501"/>
          <table:table-cell table:style-name="ce505" table:formula="of:=[$Admin.B8]" office:value-type="date" office:date-value="2012-07-31">
            <text:p>Jul-12</text:p>
          </table:table-cell>
          <table:table-cell table:formula="of:=['file:///C:/Users/antony/diy/GB%20Accounts/GB%20Accounts%202012-13/GB%20Accounts%20Self%20Employed%202013-04-05%20(Apr13)%20OpenOffice/Payrollyearto050413.ods'#$Jul12.$M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Jul12.$N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Jul12.$O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Jul12.$P$1]+['file:///C:/Users/antony/diy/GB%20Accounts/GB%20Accounts%202012-13/GB%20Accounts%20Self%20Employed%202013-04-05%20(Apr13)%20OpenOffice/Payrollyearto050413.ods'#$Jul12.$Q$1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Jul12.$T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Jul12.$G$1]" office:value-type="float" office:value="0">
            <text:p>0.00 </text:p>
          </table:table-cell>
          <table:table-cell table:style-name="ce264"/>
          <table:covered-table-cell/>
          <table:table-cell table:style-name="ce497"/>
          <table:table-cell table:number-columns-repeated="1012"/>
        </table:table-row>
        <table:table-row table:style-name="ro5">
          <table:table-cell table:style-name="ce501"/>
          <table:table-cell table:style-name="ce505" table:formula="of:=[$Admin.B9]" office:value-type="date" office:date-value="2012-08-31">
            <text:p>Aug-12</text:p>
          </table:table-cell>
          <table:table-cell table:formula="of:=['file:///C:/Users/antony/diy/GB%20Accounts/GB%20Accounts%202012-13/GB%20Accounts%20Self%20Employed%202013-04-05%20(Apr13)%20OpenOffice/Payrollyearto050413.ods'#$Aug12.$M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Aug12.$N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Aug12.$O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Aug12.$P$1]+['file:///C:/Users/antony/diy/GB%20Accounts/GB%20Accounts%202012-13/GB%20Accounts%20Self%20Employed%202013-04-05%20(Apr13)%20OpenOffice/Payrollyearto050413.ods'#$Aug12.$Q$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Aug12.$T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Aug12.$G$1]" office:value-type="float" office:value="0">
            <text:p>0.00 </text:p>
          </table:table-cell>
          <table:table-cell table:style-name="ce264"/>
          <table:table-cell table:style-name="ce515" office:value-type="string" table:number-columns-spanned="1" table:number-rows-spanned="4">
            <text:p>2. Non DIY Accounting Payroll employers should overwrite the formulae with the actual monthly payroll totals</text:p>
          </table:table-cell>
          <table:table-cell table:style-name="ce497"/>
          <table:table-cell table:number-columns-repeated="1012"/>
        </table:table-row>
        <table:table-row table:style-name="ro5">
          <table:table-cell table:style-name="ce501"/>
          <table:table-cell table:style-name="ce505" table:formula="of:=[$Admin.B10]" office:value-type="date" office:date-value="2012-09-30">
            <text:p>Sep-12</text:p>
          </table:table-cell>
          <table:table-cell table:formula="of:=['file:///C:/Users/antony/diy/GB%20Accounts/GB%20Accounts%202012-13/GB%20Accounts%20Self%20Employed%202013-04-05%20(Apr13)%20OpenOffice/Payrollyearto050413.ods'#$Sep12.$M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Sep12.$N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Sep12.$O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Sep12.$P$1]+['file:///C:/Users/antony/diy/GB%20Accounts/GB%20Accounts%202012-13/GB%20Accounts%20Self%20Employed%202013-04-05%20(Apr13)%20OpenOffice/Payrollyearto050413.ods'#$Sep12.$Q$1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Sep12.$T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Sep12.$G$1]" office:value-type="float" office:value="0">
            <text:p>0.00 </text:p>
          </table:table-cell>
          <table:table-cell table:style-name="ce264"/>
          <table:covered-table-cell/>
          <table:table-cell table:style-name="ce497"/>
          <table:table-cell table:number-columns-repeated="1012"/>
        </table:table-row>
        <table:table-row table:style-name="ro5">
          <table:table-cell table:style-name="ce501"/>
          <table:table-cell table:style-name="ce505" table:formula="of:=[$Admin.B11]" office:value-type="date" office:date-value="2012-10-31">
            <text:p>Oct-12</text:p>
          </table:table-cell>
          <table:table-cell table:formula="of:=['file:///C:/Users/antony/diy/GB%20Accounts/GB%20Accounts%202012-13/GB%20Accounts%20Self%20Employed%202013-04-05%20(Apr13)%20OpenOffice/Payrollyearto050413.ods'#$Oct12.$M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Oct12.$N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Oct12.$O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Oct12.$P$1]+['file:///C:/Users/antony/diy/GB%20Accounts/GB%20Accounts%202012-13/GB%20Accounts%20Self%20Employed%202013-04-05%20(Apr13)%20OpenOffice/Payrollyearto050413.ods'#$Oct12.$Q$1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Oct12.$T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Oct12.$G$1]" office:value-type="float" office:value="0">
            <text:p>0.00 </text:p>
          </table:table-cell>
          <table:table-cell table:style-name="ce264"/>
          <table:covered-table-cell/>
          <table:table-cell table:style-name="ce497"/>
          <table:table-cell table:number-columns-repeated="1012"/>
        </table:table-row>
        <table:table-row table:style-name="ro5">
          <table:table-cell table:style-name="ce501"/>
          <table:table-cell table:style-name="ce505" table:formula="of:=[$Admin.B12]" office:value-type="date" office:date-value="2012-11-30">
            <text:p>Nov-12</text:p>
          </table:table-cell>
          <table:table-cell table:formula="of:=['file:///C:/Users/antony/diy/GB%20Accounts/GB%20Accounts%202012-13/GB%20Accounts%20Self%20Employed%202013-04-05%20(Apr13)%20OpenOffice/Payrollyearto050413.ods'#$Nov12.$M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Nov12.$N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Nov12.$O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Nov12.$P$1]+['file:///C:/Users/antony/diy/GB%20Accounts/GB%20Accounts%202012-13/GB%20Accounts%20Self%20Employed%202013-04-05%20(Apr13)%20OpenOffice/Payrollyearto050413.ods'#$Nov12.$Q$1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Nov12.$T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Nov12.$G$1]" office:value-type="float" office:value="0">
            <text:p>0.00 </text:p>
          </table:table-cell>
          <table:table-cell table:style-name="ce264"/>
          <table:covered-table-cell/>
          <table:table-cell table:style-name="ce497"/>
          <table:table-cell table:number-columns-repeated="1012"/>
        </table:table-row>
        <table:table-row table:style-name="ro5">
          <table:table-cell table:style-name="ce501"/>
          <table:table-cell table:style-name="ce505" table:formula="of:=[$Admin.B13]" office:value-type="date" office:date-value="2012-12-31">
            <text:p>Dec-12</text:p>
          </table:table-cell>
          <table:table-cell table:formula="of:=['file:///C:/Users/antony/diy/GB%20Accounts/GB%20Accounts%202012-13/GB%20Accounts%20Self%20Employed%202013-04-05%20(Apr13)%20OpenOffice/Payrollyearto050413.ods'#$Dec12.$M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Dec12.$N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Dec12.$O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Dec12.$P$1]+['file:///C:/Users/antony/diy/GB%20Accounts/GB%20Accounts%202012-13/GB%20Accounts%20Self%20Employed%202013-04-05%20(Apr13)%20OpenOffice/Payrollyearto050413.ods'#$Dec12.$Q$1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Dec12.$T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Dec12.$G$1]" office:value-type="float" office:value="0">
            <text:p>0.00 </text:p>
          </table:table-cell>
          <table:table-cell table:style-name="ce264"/>
          <table:table-cell table:style-name="ce515" table:number-columns-spanned="1" table:number-rows-spanned="3"/>
          <table:table-cell table:style-name="ce497"/>
          <table:table-cell table:number-columns-repeated="1012"/>
        </table:table-row>
        <table:table-row table:style-name="ro3">
          <table:table-cell table:style-name="ce501"/>
          <table:table-cell table:style-name="ce505" table:formula="of:=[$Admin.B14]" office:value-type="date" office:date-value="2013-01-31">
            <text:p>Jan-13</text:p>
          </table:table-cell>
          <table:table-cell table:formula="of:=['file:///C:/Users/antony/diy/GB%20Accounts/GB%20Accounts%202012-13/GB%20Accounts%20Self%20Employed%202013-04-05%20(Apr13)%20OpenOffice/Payrollyearto050413.ods'#$Jan13.$M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Jan13.$N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Jan13.$O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Jan13.$P$1]+['file:///C:/Users/antony/diy/GB%20Accounts/GB%20Accounts%202012-13/GB%20Accounts%20Self%20Employed%202013-04-05%20(Apr13)%20OpenOffice/Payrollyearto050413.ods'#$Jan13.$Q$1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Jan13.$T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Jan13.$G$1]" office:value-type="float" office:value="0">
            <text:p>0.00 </text:p>
          </table:table-cell>
          <table:table-cell table:style-name="ce264"/>
          <table:covered-table-cell/>
          <table:table-cell table:style-name="ce497"/>
          <table:table-cell table:number-columns-repeated="1012"/>
        </table:table-row>
        <table:table-row table:style-name="ro3">
          <table:table-cell table:style-name="ce501"/>
          <table:table-cell table:style-name="ce505" table:formula="of:=[$Admin.B15]" office:value-type="date" office:date-value="2013-02-28">
            <text:p>Feb-13</text:p>
          </table:table-cell>
          <table:table-cell table:formula="of:=['file:///C:/Users/antony/diy/GB%20Accounts/GB%20Accounts%202012-13/GB%20Accounts%20Self%20Employed%202013-04-05%20(Apr13)%20OpenOffice/Payrollyearto050413.ods'#$Feb13.$M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Feb13.$N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Feb13.$O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Feb13.$P$1]+['file:///C:/Users/antony/diy/GB%20Accounts/GB%20Accounts%202012-13/GB%20Accounts%20Self%20Employed%202013-04-05%20(Apr13)%20OpenOffice/Payrollyearto050413.ods'#$Feb13.$Q$1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Feb13.$T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Feb13.$G$1]" office:value-type="float" office:value="0">
            <text:p>0.00 </text:p>
          </table:table-cell>
          <table:table-cell table:style-name="ce264"/>
          <table:covered-table-cell/>
          <table:table-cell table:style-name="ce497"/>
          <table:table-cell table:number-columns-repeated="1012"/>
        </table:table-row>
        <table:table-row table:style-name="ro3">
          <table:table-cell table:style-name="ce501"/>
          <table:table-cell table:style-name="ce505" table:formula="of:=[$Admin.B16]" office:value-type="date" office:date-value="2013-03-31">
            <text:p>Mar-13</text:p>
          </table:table-cell>
          <table:table-cell table:formula="of:=['file:///C:/Users/antony/diy/GB%20Accounts/GB%20Accounts%202012-13/GB%20Accounts%20Self%20Employed%202013-04-05%20(Apr13)%20OpenOffice/Payrollyearto050413.ods'#$Mar13.$M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Mar13.$N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Mar13.$O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Mar13.$P$1]+['file:///C:/Users/antony/diy/GB%20Accounts/GB%20Accounts%202012-13/GB%20Accounts%20Self%20Employed%202013-04-05%20(Apr13)%20OpenOffice/Payrollyearto050413.ods'#$Mar13.$Q$1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Mar13.$T$1]" office:value-type="float" office:value="0">
            <text:p>0.00 </text:p>
          </table:table-cell>
          <table:table-cell table:formula="of:=['file:///C:/Users/antony/diy/GB%20Accounts/GB%20Accounts%202012-13/GB%20Accounts%20Self%20Employed%202013-04-05%20(Apr13)%20OpenOffice/Payrollyearto050413.ods'#$Mar13.$G$1]" office:value-type="float" office:value="0">
            <text:p>0.00 </text:p>
          </table:table-cell>
          <table:table-cell table:style-name="ce264" table:number-columns-repeated="2"/>
          <table:table-cell table:style-name="ce497"/>
          <table:table-cell table:number-columns-repeated="1012"/>
        </table:table-row>
        <table:table-row table:style-name="ro3">
          <table:table-cell table:style-name="ce333"/>
          <table:table-cell table:style-name="ce506"/>
          <table:table-cell table:style-name="ce511" table:number-columns-repeated="7"/>
          <table:table-cell table:style-name="ce494" table:number-columns-repeated="2"/>
          <table:table-cell table:style-name="ce268"/>
          <table:table-cell table:number-columns-repeated="1012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ockControl" table:style-name="ta9">
        <table:table-column table:style-name="co54" table:default-cell-style-name="ce257"/>
        <table:table-column table:style-name="co5" table:default-cell-style-name="ce527"/>
        <table:table-column table:style-name="co2" table:default-cell-style-name="ce529"/>
        <table:table-column table:style-name="co55" table:default-cell-style-name="ce258"/>
        <table:table-column table:style-name="co2" table:default-cell-style-name="ce536"/>
        <table:table-column table:style-name="co55" table:default-cell-style-name="ce258"/>
        <table:table-column table:style-name="co2" table:default-cell-style-name="ce258"/>
        <table:table-column table:style-name="co9" table:default-cell-style-name="ce545"/>
        <table:table-column table:style-name="co2" table:default-cell-style-name="ce258"/>
        <table:table-column table:style-name="co56" table:default-cell-style-name="ce258"/>
        <table:table-column table:style-name="co2" table:default-cell-style-name="ce258"/>
        <table:table-column table:style-name="co9" table:default-cell-style-name="ce258"/>
        <table:table-column table:style-name="co2" table:default-cell-style-name="ce258"/>
        <table:table-column table:style-name="co9" table:default-cell-style-name="ce549"/>
        <table:table-column table:style-name="co2" table:default-cell-style-name="ce258"/>
        <table:table-column table:style-name="co56" table:default-cell-style-name="ce258"/>
        <table:table-column table:style-name="co2" table:default-cell-style-name="ce258"/>
        <table:table-column table:style-name="co9" table:default-cell-style-name="ce550"/>
        <table:table-column table:style-name="co2" table:default-cell-style-name="ce258"/>
        <table:table-column table:style-name="co9" table:default-cell-style-name="ce549"/>
        <table:table-column table:style-name="co2" table:default-cell-style-name="ce258"/>
        <table:table-column table:style-name="co56" table:default-cell-style-name="ce258"/>
        <table:table-column table:style-name="co2" table:default-cell-style-name="ce258"/>
        <table:table-column table:style-name="co9" table:default-cell-style-name="ce550"/>
        <table:table-column table:style-name="co2" table:default-cell-style-name="ce258"/>
        <table:table-column table:style-name="co33" table:default-cell-style-name="ce258"/>
        <table:table-column table:style-name="co2" table:default-cell-style-name="ce258"/>
        <table:table-column table:style-name="co5" table:default-cell-style-name="ce258"/>
        <table:table-column table:style-name="co4" table:default-cell-style-name="ce257"/>
        <table:table-column table:style-name="co51" table:number-columns-repeated="4" table:default-cell-style-name="ce563"/>
        <table:table-column table:style-name="co8" table:default-cell-style-name="ce257"/>
        <table:table-column table:style-name="co10" table:number-columns-repeated="990" table:default-cell-style-name="ce257"/>
        <table:table-row table:style-name="ro31">
          <table:table-cell table:style-name="ce499"/>
          <table:table-cell table:style-name="ce519" table:number-columns-repeated="2"/>
          <table:table-cell table:style-name="ce530" table:number-columns-repeated="4"/>
          <table:table-cell table:style-name="ce538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30"/>
          <table:table-cell table:style-name="ce538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30"/>
          <table:table-cell table:style-name="ce551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53"/>
          <table:table-cell table:style-name="ce530" table:number-columns-repeated="3"/>
          <table:table-cell table:style-name="ce496"/>
          <table:table-cell table:style-name="ce560"/>
          <table:table-cell table:style-name="ce567" table:number-columns-repeated="3"/>
          <table:table-cell table:style-name="ce496"/>
          <table:table-cell table:number-columns-repeated="990"/>
        </table:table-row>
        <table:table-row table:style-name="ro38">
          <table:table-cell table:style-name="ce518"/>
          <table:table-cell table:style-name="ce520" office:value-type="string">
            <text:p>Date</text:p>
          </table:table-cell>
          <table:table-cell table:style-name="ce528"/>
          <table:table-cell table:style-name="ce531" office:value-type="string">
            <text:p>Calculated Stock value</text:p>
          </table:table-cell>
          <table:table-cell table:style-name="ce535"/>
          <table:table-cell table:style-name="ce531" office:value-type="string">
            <text:p>Direct Material BOUGHT</text:p>
          </table:table-cell>
          <table:table-cell table:style-name="ce535"/>
          <table:table-cell table:style-name="ce539" office:value-type="string">
            <text:p>Stock % Prod A</text:p>
          </table:table-cell>
          <table:table-cell table:style-name="ce535"/>
          <table:table-cell table:style-name="ce531" office:value-type="string">
            <text:p>Net Sales Product A</text:p>
          </table:table-cell>
          <table:table-cell table:style-name="ce535"/>
          <table:table-cell table:style-name="ce531" office:value-type="string">
            <text:p>Direct Material SOLD</text:p>
          </table:table-cell>
          <table:table-cell table:style-name="ce535"/>
          <table:table-cell table:style-name="ce539" office:value-type="string">
            <text:p>Stock % Prod B</text:p>
          </table:table-cell>
          <table:table-cell table:style-name="ce535"/>
          <table:table-cell table:style-name="ce531" office:value-type="string">
            <text:p>Net Sales Product B</text:p>
          </table:table-cell>
          <table:table-cell table:style-name="ce535"/>
          <table:table-cell table:style-name="ce531" office:value-type="string">
            <text:p>Direct Material SOLD</text:p>
          </table:table-cell>
          <table:table-cell table:style-name="ce535"/>
          <table:table-cell table:style-name="ce539" office:value-type="string">
            <text:p>Stock % Prod C</text:p>
          </table:table-cell>
          <table:table-cell table:style-name="ce535"/>
          <table:table-cell table:style-name="ce531" office:value-type="string">
            <text:p>Net Sales Product C</text:p>
          </table:table-cell>
          <table:table-cell table:style-name="ce535"/>
          <table:table-cell table:style-name="ce552" office:value-type="string">
            <text:p>Direct Material SOLD</text:p>
          </table:table-cell>
          <table:table-cell table:style-name="ce554"/>
          <table:table-cell table:style-name="ce531" office:value-type="string">
            <text:p>Stock Loss Adjustment</text:p>
          </table:table-cell>
          <table:table-cell table:style-name="ce535"/>
          <table:table-cell table:style-name="ce531" office:value-type="string">
            <text:p>ACTUAL STOCK VALUE</text:p>
          </table:table-cell>
          <table:table-cell table:style-name="ce559"/>
          <table:table-cell table:style-name="ce561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559"/>
          <table:table-cell table:style-name="ce571" table:number-columns-repeated="990"/>
        </table:table-row>
        <table:table-row table:style-name="ro3">
          <table:table-cell table:style-name="ce501"/>
          <table:table-cell table:style-name="ce521" table:number-columns-repeated="2"/>
          <table:table-cell table:style-name="ce532" table:number-columns-repeated="2"/>
          <table:table-cell table:style-name="ce537" table:number-columns-repeated="2"/>
          <table:table-cell table:style-name="ce540"/>
          <table:table-cell table:style-name="ce537" table:number-columns-repeated="3"/>
          <table:table-cell table:style-name="ce546"/>
          <table:table-cell table:style-name="ce537"/>
          <table:table-cell table:style-name="ce540"/>
          <table:table-cell table:style-name="ce537" table:number-columns-repeated="3"/>
          <table:table-cell table:style-name="ce546"/>
          <table:table-cell table:style-name="ce537"/>
          <table:table-cell table:style-name="ce540"/>
          <table:table-cell table:style-name="ce537" table:number-columns-repeated="4"/>
          <table:table-cell table:style-name="ce555"/>
          <table:table-cell table:style-name="ce537" table:number-columns-repeated="3"/>
          <table:table-cell table:style-name="ce497"/>
          <table:table-cell table:style-name="ce562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497"/>
          <table:table-cell table:number-columns-repeated="990"/>
        </table:table-row>
        <table:table-row table:style-name="ro31">
          <table:table-cell table:style-name="ce501"/>
          <table:table-cell table:style-name="ce522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537"/>
          <table:table-cell table:style-name="ce541" office:value-type="percentage" office:value="0">
            <text:p>0%</text:p>
          </table:table-cell>
          <table:table-cell table:style-name="ce537" table:number-columns-repeated="3"/>
          <table:table-cell table:style-name="ce546"/>
          <table:table-cell table:style-name="ce537"/>
          <table:table-cell table:style-name="ce541" office:value-type="percentage" office:value="0">
            <text:p>0%</text:p>
          </table:table-cell>
          <table:table-cell table:style-name="ce537" table:number-columns-repeated="3"/>
          <table:table-cell table:style-name="ce546"/>
          <table:table-cell table:style-name="ce537"/>
          <table:table-cell table:style-name="ce541" office:value-type="percentage" office:value="0">
            <text:p>0%</text:p>
          </table:table-cell>
          <table:table-cell table:style-name="ce537" table:number-columns-repeated="4"/>
          <table:table-cell table:style-name="ce555"/>
          <table:table-cell table:style-name="ce537" table:number-columns-repeated="3"/>
          <table:table-cell table:style-name="ce497"/>
          <table:covered-table-cell table:number-columns-repeated="4"/>
          <table:table-cell table:style-name="ce497"/>
          <table:table-cell table:number-columns-repeated="990"/>
        </table:table-row>
        <table:table-row table:style-name="ro3">
          <table:table-cell table:style-name="ce501"/>
          <table:table-cell table:style-name="ce523" table:number-columns-repeated="2"/>
          <table:table-cell table:style-name="ce251" table:number-columns-repeated="4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4"/>
          <table:table-cell table:style-name="ce556"/>
          <table:table-cell table:style-name="ce251" table:number-columns-repeated="3"/>
          <table:table-cell table:style-name="ce497"/>
          <table:covered-table-cell table:number-columns-repeated="4"/>
          <table:table-cell table:style-name="ce497"/>
          <table:table-cell table:number-columns-repeated="990"/>
        </table:table-row>
        <table:table-row table:style-name="ro3">
          <table:table-cell table:style-name="ce501"/>
          <table:table-cell table:style-name="ce524" table:formula="of:=[$Admin.B4]" office:value-type="date" office:date-value="2012-04-06">
            <text:p>06-Apr-12</text:p>
          </table:table-cell>
          <table:table-cell table:style-name="ce525"/>
          <table:table-cell table:style-name="ce533" table:formula="of:=[.AB6]" office:value-type="float" office:value="0">
            <text:p>0 </text:p>
          </table:table-cell>
          <table:table-cell table:style-name="ce534"/>
          <table:table-cell table:style-name="ce251" table:number-columns-repeated="2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4"/>
          <table:table-cell table:style-name="ce556"/>
          <table:table-cell table:style-name="ce251"/>
          <table:table-cell table:style-name="ce251"/>
          <table:table-cell table:style-name="ce558"/>
          <table:table-cell table:style-name="ce497"/>
          <table:covered-table-cell table:number-columns-repeated="4"/>
          <table:table-cell table:style-name="ce497"/>
          <table:table-cell table:number-columns-repeated="990"/>
        </table:table-row>
        <table:table-row table:style-name="ro3">
          <table:table-cell table:style-name="ce501"/>
          <table:table-cell table:style-name="ce525" table:number-columns-repeated="2"/>
          <table:table-cell table:style-name="ce534" table:number-columns-repeated="2"/>
          <table:table-cell table:style-name="ce251" table:number-columns-repeated="2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4"/>
          <table:table-cell table:style-name="ce556"/>
          <table:table-cell table:style-name="ce251" table:number-columns-repeated="3"/>
          <table:table-cell table:style-name="ce497"/>
          <table:covered-table-cell table:number-columns-repeated="4"/>
          <table:table-cell table:style-name="ce497"/>
          <table:table-cell table:number-columns-repeated="990"/>
        </table:table-row>
        <table:table-row table:style-name="ro3">
          <table:table-cell table:style-name="ce501"/>
          <table:table-cell table:style-name="ce524" table:formula="of:=[$Admin.B5]" office:value-type="date" office:date-value="2012-04-30">
            <text:p>30-Apr-12</text:p>
          </table:table-cell>
          <table:table-cell table:style-name="ce525"/>
          <table:table-cell table:style-name="ce533" table:formula="of:=[.D6]+[.F8]-[.L8]-[.R8]-[.X8]+[.Z6]" office:value-type="float" office:value="0">
            <text:p>0 </text:p>
          </table:table-cell>
          <table:table-cell table:style-name="ce534"/>
          <table:table-cell table:style-name="ce251" table:formula="of:=IF(([.H$4]+[.N$4]+[.T$4])=0;0;['file:///C:/Users/antony/diy/GB%20Accounts/GB%20Accounts%202012-13/GB%20Accounts%20Self%20Employed%202013-04-05%20(Apr13)%20OpenOffice/Purchases050413.ods'#$Apr12.$P$1])" office:value-type="float" office:value="0">
            <text:p>0 </text:p>
          </table:table-cell>
          <table:table-cell table:style-name="ce251"/>
          <table:table-cell table:style-name="ce543" table:formula="of:=[.H4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Apr12.$P$1]" office:value-type="float" office:value="0">
            <text:p>0 </text:p>
          </table:table-cell>
          <table:table-cell table:style-name="ce251"/>
          <table:table-cell table:style-name="ce547" table:formula="of:=[.J8]*[.H8]" office:value-type="float" office:value="0">
            <text:p>0 </text:p>
          </table:table-cell>
          <table:table-cell table:style-name="ce251"/>
          <table:table-cell table:style-name="ce543" table:formula="of:=[.N4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Apr12.$Q$1]" office:value-type="float" office:value="0">
            <text:p>0 </text:p>
          </table:table-cell>
          <table:table-cell table:style-name="ce251"/>
          <table:table-cell table:style-name="ce547" table:formula="of:=[.P8]*[.N8]" office:value-type="float" office:value="0">
            <text:p>0 </text:p>
          </table:table-cell>
          <table:table-cell table:style-name="ce251"/>
          <table:table-cell table:style-name="ce543" table:formula="of:=[.T4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Apr12.$R$1]" office:value-type="float" office:value="0">
            <text:p>0 </text:p>
          </table:table-cell>
          <table:table-cell table:style-name="ce251"/>
          <table:table-cell table:style-name="ce251" table:formula="of:=[.V8]*[.T8]" office:value-type="float" office:value="0">
            <text:p>0 </text:p>
          </table:table-cell>
          <table:table-cell table:style-name="ce556"/>
          <table:table-cell table:style-name="ce251" table:formula="of:=IF([.AB8]&lt;&gt;[.D8];[.AB8]-[.D8];0)" office:value-type="float" office:value="0">
            <text:p>0 </text:p>
          </table:table-cell>
          <table:table-cell table:style-name="ce251"/>
          <table:table-cell table:style-name="ce558" table:formula="of:=[.AB6]+[.F8]-[.L8]-[.R8]-[.X8]" office:value-type="float" office:value="0">
            <text:p>0 </text:p>
          </table:table-cell>
          <table:table-cell table:style-name="ce497"/>
          <table:covered-table-cell table:number-columns-repeated="4"/>
          <table:table-cell table:style-name="ce497"/>
          <table:table-cell table:number-columns-repeated="990"/>
        </table:table-row>
        <table:table-row table:style-name="ro3">
          <table:table-cell table:style-name="ce501"/>
          <table:table-cell table:style-name="ce525" table:number-columns-repeated="2"/>
          <table:table-cell table:style-name="ce534" table:number-columns-repeated="2"/>
          <table:table-cell table:style-name="ce251" table:number-columns-repeated="2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4"/>
          <table:table-cell table:style-name="ce556"/>
          <table:table-cell table:style-name="ce251" table:number-columns-repeated="3"/>
          <table:table-cell table:style-name="ce497"/>
          <table:covered-table-cell table:number-columns-repeated="4"/>
          <table:table-cell table:style-name="ce497"/>
          <table:table-cell table:number-columns-repeated="990"/>
        </table:table-row>
        <table:table-row table:style-name="ro20">
          <table:table-cell table:style-name="ce501"/>
          <table:table-cell table:style-name="ce524" table:formula="of:=[$Admin.B6]" office:value-type="date" office:date-value="2012-05-31">
            <text:p>31-May-12</text:p>
          </table:table-cell>
          <table:table-cell table:style-name="ce525"/>
          <table:table-cell table:style-name="ce533" table:formula="of:=[.D8]+[.F10]-[.L10]-[.R10]-[.X10]+[.Z8]" office:value-type="float" office:value="0">
            <text:p>0 </text:p>
          </table:table-cell>
          <table:table-cell table:style-name="ce534"/>
          <table:table-cell table:style-name="ce251" table:formula="of:=IF(([.H$4]+[.N$4]+[.T$4])=0;0;['file:///C:/Users/antony/diy/GB%20Accounts/GB%20Accounts%202012-13/GB%20Accounts%20Self%20Employed%202013-04-05%20(Apr13)%20OpenOffice/Purchases050413.ods'#$May12.$P$1])" office:value-type="float" office:value="0">
            <text:p>0 </text:p>
          </table:table-cell>
          <table:table-cell table:style-name="ce251"/>
          <table:table-cell table:style-name="ce543" table:formula="of:=[.H8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May12.$P$1]" office:value-type="float" office:value="0">
            <text:p>0 </text:p>
          </table:table-cell>
          <table:table-cell table:style-name="ce251"/>
          <table:table-cell table:style-name="ce547" table:formula="of:=[.J10]*[.H10]" office:value-type="float" office:value="0">
            <text:p>0 </text:p>
          </table:table-cell>
          <table:table-cell table:style-name="ce251"/>
          <table:table-cell table:style-name="ce543" table:formula="of:=[.N8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May12.$Q$1]" office:value-type="float" office:value="0">
            <text:p>0 </text:p>
          </table:table-cell>
          <table:table-cell table:style-name="ce251"/>
          <table:table-cell table:style-name="ce547" table:formula="of:=[.P10]*[.N10]" office:value-type="float" office:value="0">
            <text:p>0 </text:p>
          </table:table-cell>
          <table:table-cell table:style-name="ce251"/>
          <table:table-cell table:style-name="ce543" table:formula="of:=[.T8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May12.$R$1]" office:value-type="float" office:value="0">
            <text:p>0 </text:p>
          </table:table-cell>
          <table:table-cell table:style-name="ce251"/>
          <table:table-cell table:style-name="ce251" table:formula="of:=[.V10]*[.T10]" office:value-type="float" office:value="0">
            <text:p>0 </text:p>
          </table:table-cell>
          <table:table-cell table:style-name="ce556"/>
          <table:table-cell table:style-name="ce251" table:formula="of:=IF([.AB10]&lt;&gt;[.D10];[.AB10]-[.D10];0)" office:value-type="float" office:value="0">
            <text:p>0 </text:p>
          </table:table-cell>
          <table:table-cell table:style-name="ce251"/>
          <table:table-cell table:style-name="ce558" table:formula="of:=[.AB8]+[.F10]-[.L10]-[.R10]-[.X10]" office:value-type="float" office:value="0">
            <text:p>0 </text:p>
          </table:table-cell>
          <table:table-cell table:style-name="ce497"/>
          <table:table-cell table:style-name="ce564"/>
          <table:table-cell table:style-name="ce568" table:number-columns-repeated="3"/>
          <table:table-cell table:style-name="ce497"/>
          <table:table-cell table:number-columns-repeated="990"/>
        </table:table-row>
        <table:table-row table:style-name="ro3">
          <table:table-cell table:style-name="ce501"/>
          <table:table-cell table:style-name="ce525" table:number-columns-repeated="2"/>
          <table:table-cell table:style-name="ce534" table:number-columns-repeated="2"/>
          <table:table-cell table:style-name="ce251" table:number-columns-repeated="2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4"/>
          <table:table-cell table:style-name="ce556"/>
          <table:table-cell table:style-name="ce251" table:number-columns-repeated="3"/>
          <table:table-cell table:style-name="ce497"/>
          <table:table-cell table:style-name="ce562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497"/>
          <table:table-cell table:number-columns-repeated="990"/>
        </table:table-row>
        <table:table-row table:style-name="ro3">
          <table:table-cell table:style-name="ce501"/>
          <table:table-cell table:style-name="ce524" table:formula="of:=[$Admin.B7]" office:value-type="date" office:date-value="2012-06-30">
            <text:p>30-Jun-12</text:p>
          </table:table-cell>
          <table:table-cell table:style-name="ce525"/>
          <table:table-cell table:style-name="ce533" table:formula="of:=[.D10]+[.F12]-[.L12]-[.R12]-[.X12]+[.Z10]" office:value-type="float" office:value="0">
            <text:p>0 </text:p>
          </table:table-cell>
          <table:table-cell table:style-name="ce534"/>
          <table:table-cell table:style-name="ce251" table:formula="of:=IF(([.H$4]+[.N$4]+[.T$4])=0;0;['file:///C:/Users/antony/diy/GB%20Accounts/GB%20Accounts%202012-13/GB%20Accounts%20Self%20Employed%202013-04-05%20(Apr13)%20OpenOffice/Purchases050413.ods'#$Jun12.$P$1])" office:value-type="float" office:value="0">
            <text:p>0 </text:p>
          </table:table-cell>
          <table:table-cell table:style-name="ce251"/>
          <table:table-cell table:style-name="ce543" table:formula="of:=[.H10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Jun12.$P$1]" office:value-type="float" office:value="0">
            <text:p>0 </text:p>
          </table:table-cell>
          <table:table-cell table:style-name="ce251"/>
          <table:table-cell table:style-name="ce547" table:formula="of:=[.J12]*[.H12]" office:value-type="float" office:value="0">
            <text:p>0 </text:p>
          </table:table-cell>
          <table:table-cell table:style-name="ce251"/>
          <table:table-cell table:style-name="ce543" table:formula="of:=[.N10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Jun12.$Q$1]" office:value-type="float" office:value="0">
            <text:p>0 </text:p>
          </table:table-cell>
          <table:table-cell table:style-name="ce251"/>
          <table:table-cell table:style-name="ce547" table:formula="of:=[.P12]*[.N12]" office:value-type="float" office:value="0">
            <text:p>0 </text:p>
          </table:table-cell>
          <table:table-cell table:style-name="ce251"/>
          <table:table-cell table:style-name="ce543" table:formula="of:=[.T10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Jun12.$R$1]" office:value-type="float" office:value="0">
            <text:p>0 </text:p>
          </table:table-cell>
          <table:table-cell table:style-name="ce251"/>
          <table:table-cell table:style-name="ce251" table:formula="of:=[.V12]*[.T12]" office:value-type="float" office:value="0">
            <text:p>0 </text:p>
          </table:table-cell>
          <table:table-cell table:style-name="ce556"/>
          <table:table-cell table:style-name="ce251" table:formula="of:=IF([.AB12]&lt;&gt;[.D12];[.AB12]-[.D12];0)" office:value-type="float" office:value="0">
            <text:p>0 </text:p>
          </table:table-cell>
          <table:table-cell table:style-name="ce251"/>
          <table:table-cell table:style-name="ce558" table:formula="of:=[.AB10]+[.F12]-[.L12]-[.R12]-[.X12]" office:value-type="float" office:value="0">
            <text:p>0 </text:p>
          </table:table-cell>
          <table:table-cell table:style-name="ce497"/>
          <table:covered-table-cell table:number-columns-repeated="4"/>
          <table:table-cell table:style-name="ce497"/>
          <table:table-cell table:number-columns-repeated="990"/>
        </table:table-row>
        <table:table-row table:style-name="ro3">
          <table:table-cell table:style-name="ce501"/>
          <table:table-cell table:style-name="ce525" table:number-columns-repeated="2"/>
          <table:table-cell table:style-name="ce534" table:number-columns-repeated="2"/>
          <table:table-cell table:style-name="ce251" table:number-columns-repeated="2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4"/>
          <table:table-cell table:style-name="ce556"/>
          <table:table-cell table:style-name="ce251" table:number-columns-repeated="3"/>
          <table:table-cell table:style-name="ce497"/>
          <table:covered-table-cell table:number-columns-repeated="4"/>
          <table:table-cell table:style-name="ce497"/>
          <table:table-cell table:number-columns-repeated="990"/>
        </table:table-row>
        <table:table-row table:style-name="ro5">
          <table:table-cell table:style-name="ce501"/>
          <table:table-cell table:style-name="ce524" table:formula="of:=[$Admin.B8]" office:value-type="date" office:date-value="2012-07-31">
            <text:p>31-Jul-12</text:p>
          </table:table-cell>
          <table:table-cell table:style-name="ce525"/>
          <table:table-cell table:style-name="ce533" table:formula="of:=[.D12]+[.F14]-[.L14]-[.R14]-[.X14]+[.Z12]" office:value-type="float" office:value="0">
            <text:p>0 </text:p>
          </table:table-cell>
          <table:table-cell table:style-name="ce534"/>
          <table:table-cell table:style-name="ce251" table:formula="of:=IF(([.H$4]+[.N$4]+[.T$4])=0;0;['file:///C:/Users/antony/diy/GB%20Accounts/GB%20Accounts%202012-13/GB%20Accounts%20Self%20Employed%202013-04-05%20(Apr13)%20OpenOffice/Purchases050413.ods'#$Jul12.$P$1])" office:value-type="float" office:value="0">
            <text:p>0 </text:p>
          </table:table-cell>
          <table:table-cell table:style-name="ce251"/>
          <table:table-cell table:style-name="ce543" table:formula="of:=[.H12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Jul12.$P$1]" office:value-type="float" office:value="0">
            <text:p>0 </text:p>
          </table:table-cell>
          <table:table-cell table:style-name="ce251"/>
          <table:table-cell table:style-name="ce547" table:formula="of:=[.J14]*[.H14]" office:value-type="float" office:value="0">
            <text:p>0 </text:p>
          </table:table-cell>
          <table:table-cell table:style-name="ce251"/>
          <table:table-cell table:style-name="ce543" table:formula="of:=[.N12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Jul12.$Q$1]" office:value-type="float" office:value="0">
            <text:p>0 </text:p>
          </table:table-cell>
          <table:table-cell table:style-name="ce251"/>
          <table:table-cell table:style-name="ce547" table:formula="of:=[.P14]*[.N14]" office:value-type="float" office:value="0">
            <text:p>0 </text:p>
          </table:table-cell>
          <table:table-cell table:style-name="ce251"/>
          <table:table-cell table:style-name="ce543" table:formula="of:=[.T12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Jul12.$R$1]" office:value-type="float" office:value="0">
            <text:p>0 </text:p>
          </table:table-cell>
          <table:table-cell table:style-name="ce251"/>
          <table:table-cell table:style-name="ce251" table:formula="of:=[.V14]*[.T14]" office:value-type="float" office:value="0">
            <text:p>0 </text:p>
          </table:table-cell>
          <table:table-cell table:style-name="ce556"/>
          <table:table-cell table:style-name="ce251" table:formula="of:=IF([.AB14]&lt;&gt;[.D14];[.AB14]-[.D14];0)" office:value-type="float" office:value="0">
            <text:p>0 </text:p>
          </table:table-cell>
          <table:table-cell table:style-name="ce251"/>
          <table:table-cell table:style-name="ce558" table:formula="of:=[.AB12]+[.F14]-[.L14]-[.R14]-[.X14]" office:value-type="float" office:value="0">
            <text:p>0 </text:p>
          </table:table-cell>
          <table:table-cell table:style-name="ce497"/>
          <table:table-cell table:style-name="ce565"/>
          <table:table-cell table:style-name="ce569" table:number-columns-repeated="3"/>
          <table:table-cell table:style-name="ce497"/>
          <table:table-cell table:number-columns-repeated="990"/>
        </table:table-row>
        <table:table-row table:style-name="ro5">
          <table:table-cell table:style-name="ce501"/>
          <table:table-cell table:style-name="ce525" table:number-columns-repeated="2"/>
          <table:table-cell table:style-name="ce534" table:number-columns-repeated="2"/>
          <table:table-cell table:style-name="ce251" table:number-columns-repeated="2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4"/>
          <table:table-cell table:style-name="ce556"/>
          <table:table-cell table:style-name="ce251" table:number-columns-repeated="3"/>
          <table:table-cell table:style-name="ce497"/>
          <table:table-cell table:style-name="ce562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497"/>
          <table:table-cell table:number-columns-repeated="990"/>
        </table:table-row>
        <table:table-row table:style-name="ro5">
          <table:table-cell table:style-name="ce501"/>
          <table:table-cell table:style-name="ce524" table:formula="of:=[$Admin.B9]" office:value-type="date" office:date-value="2012-08-31">
            <text:p>31-Aug-12</text:p>
          </table:table-cell>
          <table:table-cell table:style-name="ce525"/>
          <table:table-cell table:style-name="ce533" table:formula="of:=[.D14]+[.F16]-[.L16]-[.R16]-[.X16]+[.Z14]" office:value-type="float" office:value="0">
            <text:p>0 </text:p>
          </table:table-cell>
          <table:table-cell table:style-name="ce534"/>
          <table:table-cell table:style-name="ce251" table:formula="of:=IF(([.H$4]+[.N$4]+[.T$4])=0;0;['file:///C:/Users/antony/diy/GB%20Accounts/GB%20Accounts%202012-13/GB%20Accounts%20Self%20Employed%202013-04-05%20(Apr13)%20OpenOffice/Purchases050413.ods'#$Aug12.$P$1])" office:value-type="float" office:value="0">
            <text:p>0 </text:p>
          </table:table-cell>
          <table:table-cell table:style-name="ce251"/>
          <table:table-cell table:style-name="ce543" table:formula="of:=[.H14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Aug12.$P$1]" office:value-type="float" office:value="0">
            <text:p>0 </text:p>
          </table:table-cell>
          <table:table-cell table:style-name="ce251"/>
          <table:table-cell table:style-name="ce547" table:formula="of:=[.J16]*[.H16]" office:value-type="float" office:value="0">
            <text:p>0 </text:p>
          </table:table-cell>
          <table:table-cell table:style-name="ce251"/>
          <table:table-cell table:style-name="ce543" table:formula="of:=[.N14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Aug12.$Q$1]" office:value-type="float" office:value="0">
            <text:p>0 </text:p>
          </table:table-cell>
          <table:table-cell table:style-name="ce251"/>
          <table:table-cell table:style-name="ce547" table:formula="of:=[.P16]*[.N16]" office:value-type="float" office:value="0">
            <text:p>0 </text:p>
          </table:table-cell>
          <table:table-cell table:style-name="ce251"/>
          <table:table-cell table:style-name="ce543" table:formula="of:=[.T14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Aug12.$R$1]" office:value-type="float" office:value="0">
            <text:p>0 </text:p>
          </table:table-cell>
          <table:table-cell table:style-name="ce251"/>
          <table:table-cell table:style-name="ce251" table:formula="of:=[.V16]*[.T16]" office:value-type="float" office:value="0">
            <text:p>0 </text:p>
          </table:table-cell>
          <table:table-cell table:style-name="ce556"/>
          <table:table-cell table:style-name="ce251" table:formula="of:=IF([.AB16]&lt;&gt;[.D16];[.AB16]-[.D16];0)" office:value-type="float" office:value="0">
            <text:p>0 </text:p>
          </table:table-cell>
          <table:table-cell table:style-name="ce251"/>
          <table:table-cell table:style-name="ce558" table:formula="of:=[.AB14]+[.F16]-[.L16]-[.R16]-[.X16]" office:value-type="float" office:value="0">
            <text:p>0 </text:p>
          </table:table-cell>
          <table:table-cell table:style-name="ce497"/>
          <table:covered-table-cell table:number-columns-repeated="4"/>
          <table:table-cell table:style-name="ce497"/>
          <table:table-cell table:number-columns-repeated="990"/>
        </table:table-row>
        <table:table-row table:style-name="ro5">
          <table:table-cell table:style-name="ce501"/>
          <table:table-cell table:style-name="ce525" table:number-columns-repeated="2"/>
          <table:table-cell table:style-name="ce534" table:number-columns-repeated="2"/>
          <table:table-cell table:style-name="ce251" table:number-columns-repeated="2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4"/>
          <table:table-cell table:style-name="ce556"/>
          <table:table-cell table:style-name="ce251" table:number-columns-repeated="3"/>
          <table:table-cell table:style-name="ce497"/>
          <table:covered-table-cell table:number-columns-repeated="4"/>
          <table:table-cell table:style-name="ce497"/>
          <table:table-cell table:number-columns-repeated="990"/>
        </table:table-row>
        <table:table-row table:style-name="ro5">
          <table:table-cell table:style-name="ce501"/>
          <table:table-cell table:style-name="ce524" table:formula="of:=[$Admin.B10]" office:value-type="date" office:date-value="2012-09-30">
            <text:p>30-Sep-12</text:p>
          </table:table-cell>
          <table:table-cell table:style-name="ce525"/>
          <table:table-cell table:style-name="ce533" table:formula="of:=[.D16]+[.F18]-[.L18]-[.R18]-[.X18]+[.Z16]" office:value-type="float" office:value="0">
            <text:p>0 </text:p>
          </table:table-cell>
          <table:table-cell table:style-name="ce534"/>
          <table:table-cell table:style-name="ce251" table:formula="of:=IF(([.H$4]+[.N$4]+[.T$4])=0;0;['file:///C:/Users/antony/diy/GB%20Accounts/GB%20Accounts%202012-13/GB%20Accounts%20Self%20Employed%202013-04-05%20(Apr13)%20OpenOffice/Purchases050413.ods'#$Sep12.$P$1])" office:value-type="float" office:value="0">
            <text:p>0 </text:p>
          </table:table-cell>
          <table:table-cell table:style-name="ce251"/>
          <table:table-cell table:style-name="ce543" table:formula="of:=[.H16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Sep12.$P$1]" office:value-type="float" office:value="0">
            <text:p>0 </text:p>
          </table:table-cell>
          <table:table-cell table:style-name="ce251"/>
          <table:table-cell table:style-name="ce547" table:formula="of:=[.J18]*[.H18]" office:value-type="float" office:value="0">
            <text:p>0 </text:p>
          </table:table-cell>
          <table:table-cell table:style-name="ce251"/>
          <table:table-cell table:style-name="ce543" table:formula="of:=[.N16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Sep12.$Q$1]" office:value-type="float" office:value="0">
            <text:p>0 </text:p>
          </table:table-cell>
          <table:table-cell table:style-name="ce251"/>
          <table:table-cell table:style-name="ce547" table:formula="of:=[.P18]*[.N18]" office:value-type="float" office:value="0">
            <text:p>0 </text:p>
          </table:table-cell>
          <table:table-cell table:style-name="ce251"/>
          <table:table-cell table:style-name="ce543" table:formula="of:=[.T16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Sep12.$R$1]" office:value-type="float" office:value="0">
            <text:p>0 </text:p>
          </table:table-cell>
          <table:table-cell table:style-name="ce251"/>
          <table:table-cell table:style-name="ce251" table:formula="of:=[.V18]*[.T18]" office:value-type="float" office:value="0">
            <text:p>0 </text:p>
          </table:table-cell>
          <table:table-cell table:style-name="ce556"/>
          <table:table-cell table:style-name="ce251" table:formula="of:=IF([.AB18]&lt;&gt;[.D18];[.AB18]-[.D18];0)" office:value-type="float" office:value="0">
            <text:p>0 </text:p>
          </table:table-cell>
          <table:table-cell table:style-name="ce251"/>
          <table:table-cell table:style-name="ce558" table:formula="of:=[.AB16]+[.F18]-[.L18]-[.R18]-[.X18]" office:value-type="float" office:value="0">
            <text:p>0 </text:p>
          </table:table-cell>
          <table:table-cell table:style-name="ce497"/>
          <table:table-cell table:style-name="ce565"/>
          <table:table-cell table:style-name="ce569" table:number-columns-repeated="3"/>
          <table:table-cell table:style-name="ce497"/>
          <table:table-cell table:number-columns-repeated="990"/>
        </table:table-row>
        <table:table-row table:style-name="ro5">
          <table:table-cell table:style-name="ce501"/>
          <table:table-cell table:style-name="ce525" table:number-columns-repeated="2"/>
          <table:table-cell table:style-name="ce534" table:number-columns-repeated="2"/>
          <table:table-cell table:style-name="ce251" table:number-columns-repeated="2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4"/>
          <table:table-cell table:style-name="ce556"/>
          <table:table-cell table:style-name="ce251" table:number-columns-repeated="3"/>
          <table:table-cell table:style-name="ce497"/>
          <table:table-cell table:style-name="ce562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497"/>
          <table:table-cell table:number-columns-repeated="990"/>
        </table:table-row>
        <table:table-row table:style-name="ro5">
          <table:table-cell table:style-name="ce501"/>
          <table:table-cell table:style-name="ce524" table:formula="of:=[$Admin.B11]" office:value-type="date" office:date-value="2012-10-31">
            <text:p>31-Oct-12</text:p>
          </table:table-cell>
          <table:table-cell table:style-name="ce525"/>
          <table:table-cell table:style-name="ce533" table:formula="of:=[.D18]+[.F20]-[.L20]-[.R20]-[.X20]+[.Z18]" office:value-type="float" office:value="0">
            <text:p>0 </text:p>
          </table:table-cell>
          <table:table-cell table:style-name="ce534"/>
          <table:table-cell table:style-name="ce251" table:formula="of:=IF(([.H$4]+[.N$4]+[.T$4])=0;0;['file:///C:/Users/antony/diy/GB%20Accounts/GB%20Accounts%202012-13/GB%20Accounts%20Self%20Employed%202013-04-05%20(Apr13)%20OpenOffice/Purchases050413.ods'#$Oct12.$P$1])" office:value-type="float" office:value="0">
            <text:p>0 </text:p>
          </table:table-cell>
          <table:table-cell table:style-name="ce251"/>
          <table:table-cell table:style-name="ce543" table:formula="of:=[.H18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Oct12.$P$1]" office:value-type="float" office:value="0">
            <text:p>0 </text:p>
          </table:table-cell>
          <table:table-cell table:style-name="ce251"/>
          <table:table-cell table:style-name="ce547" table:formula="of:=[.J20]*[.H20]" office:value-type="float" office:value="0">
            <text:p>0 </text:p>
          </table:table-cell>
          <table:table-cell table:style-name="ce251"/>
          <table:table-cell table:style-name="ce543" table:formula="of:=[.N18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Oct12.$Q$1]" office:value-type="float" office:value="0">
            <text:p>0 </text:p>
          </table:table-cell>
          <table:table-cell table:style-name="ce251"/>
          <table:table-cell table:style-name="ce547" table:formula="of:=[.P20]*[.N20]" office:value-type="float" office:value="0">
            <text:p>0 </text:p>
          </table:table-cell>
          <table:table-cell table:style-name="ce251"/>
          <table:table-cell table:style-name="ce543" table:formula="of:=[.T18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Oct12.$R$1]" office:value-type="float" office:value="0">
            <text:p>0 </text:p>
          </table:table-cell>
          <table:table-cell table:style-name="ce251"/>
          <table:table-cell table:style-name="ce251" table:formula="of:=[.V20]*[.T20]" office:value-type="float" office:value="0">
            <text:p>0 </text:p>
          </table:table-cell>
          <table:table-cell table:style-name="ce556"/>
          <table:table-cell table:style-name="ce251" table:formula="of:=IF([.AB20]&lt;&gt;[.D20];[.AB20]-[.D20];0)" office:value-type="float" office:value="0">
            <text:p>0 </text:p>
          </table:table-cell>
          <table:table-cell table:style-name="ce251"/>
          <table:table-cell table:style-name="ce558" table:formula="of:=[.AB18]+[.F20]-[.L20]-[.R20]-[.X20]" office:value-type="float" office:value="0">
            <text:p>0 </text:p>
          </table:table-cell>
          <table:table-cell table:style-name="ce497"/>
          <table:covered-table-cell table:number-columns-repeated="4"/>
          <table:table-cell table:style-name="ce497"/>
          <table:table-cell table:number-columns-repeated="990"/>
        </table:table-row>
        <table:table-row table:style-name="ro5">
          <table:table-cell table:style-name="ce501"/>
          <table:table-cell table:style-name="ce525" table:number-columns-repeated="2"/>
          <table:table-cell table:style-name="ce534" table:number-columns-repeated="2"/>
          <table:table-cell table:style-name="ce251" table:number-columns-repeated="2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4"/>
          <table:table-cell table:style-name="ce556"/>
          <table:table-cell table:style-name="ce251" table:number-columns-repeated="3"/>
          <table:table-cell table:style-name="ce497"/>
          <table:covered-table-cell table:number-columns-repeated="4"/>
          <table:table-cell table:style-name="ce497"/>
          <table:table-cell table:number-columns-repeated="990"/>
        </table:table-row>
        <table:table-row table:style-name="ro5">
          <table:table-cell table:style-name="ce501"/>
          <table:table-cell table:style-name="ce524" table:formula="of:=[$Admin.B12]" office:value-type="date" office:date-value="2012-11-30">
            <text:p>30-Nov-12</text:p>
          </table:table-cell>
          <table:table-cell table:style-name="ce525"/>
          <table:table-cell table:style-name="ce533" table:formula="of:=[.D20]+[.F22]-[.L22]-[.R22]-[.X22]+[.Z20]" office:value-type="float" office:value="0">
            <text:p>0 </text:p>
          </table:table-cell>
          <table:table-cell table:style-name="ce534"/>
          <table:table-cell table:style-name="ce251" table:formula="of:=IF(([.H$4]+[.N$4]+[.T$4])=0;0;['file:///C:/Users/antony/diy/GB%20Accounts/GB%20Accounts%202012-13/GB%20Accounts%20Self%20Employed%202013-04-05%20(Apr13)%20OpenOffice/Purchases050413.ods'#$Nov12.$P$1])" office:value-type="float" office:value="0">
            <text:p>0 </text:p>
          </table:table-cell>
          <table:table-cell table:style-name="ce251"/>
          <table:table-cell table:style-name="ce543" table:formula="of:=[.H20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Nov12.$P$1]" office:value-type="float" office:value="0">
            <text:p>0 </text:p>
          </table:table-cell>
          <table:table-cell table:style-name="ce251"/>
          <table:table-cell table:style-name="ce547" table:formula="of:=[.J22]*[.H22]" office:value-type="float" office:value="0">
            <text:p>0 </text:p>
          </table:table-cell>
          <table:table-cell table:style-name="ce251"/>
          <table:table-cell table:style-name="ce543" table:formula="of:=[.N20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Nov12.$Q$1]" office:value-type="float" office:value="0">
            <text:p>0 </text:p>
          </table:table-cell>
          <table:table-cell table:style-name="ce251"/>
          <table:table-cell table:style-name="ce547" table:formula="of:=[.P22]*[.N22]" office:value-type="float" office:value="0">
            <text:p>0 </text:p>
          </table:table-cell>
          <table:table-cell table:style-name="ce251"/>
          <table:table-cell table:style-name="ce543" table:formula="of:=[.T20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Nov12.$R$1]" office:value-type="float" office:value="0">
            <text:p>0 </text:p>
          </table:table-cell>
          <table:table-cell table:style-name="ce251"/>
          <table:table-cell table:style-name="ce251" table:formula="of:=[.V22]*[.T22]" office:value-type="float" office:value="0">
            <text:p>0 </text:p>
          </table:table-cell>
          <table:table-cell table:style-name="ce556"/>
          <table:table-cell table:style-name="ce251" table:formula="of:=IF([.AB22]&lt;&gt;[.D22];[.AB22]-[.D22];0)" office:value-type="float" office:value="0">
            <text:p>0 </text:p>
          </table:table-cell>
          <table:table-cell table:style-name="ce251"/>
          <table:table-cell table:style-name="ce558" table:formula="of:=[.AB20]+[.F22]-[.L22]-[.R22]-[.X22]" office:value-type="float" office:value="0">
            <text:p>0 </text:p>
          </table:table-cell>
          <table:table-cell table:style-name="ce497"/>
          <table:table-cell table:style-name="ce565"/>
          <table:table-cell table:style-name="ce569" table:number-columns-repeated="3"/>
          <table:table-cell table:style-name="ce497"/>
          <table:table-cell table:number-columns-repeated="990"/>
        </table:table-row>
        <table:table-row table:style-name="ro3">
          <table:table-cell table:style-name="ce501"/>
          <table:table-cell table:style-name="ce525" table:number-columns-repeated="2"/>
          <table:table-cell table:style-name="ce534" table:number-columns-repeated="2"/>
          <table:table-cell table:style-name="ce251" table:number-columns-repeated="2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4"/>
          <table:table-cell table:style-name="ce556"/>
          <table:table-cell table:style-name="ce251" table:number-columns-repeated="3"/>
          <table:table-cell table:style-name="ce497"/>
          <table:table-cell table:style-name="ce562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497"/>
          <table:table-cell table:number-columns-repeated="990"/>
        </table:table-row>
        <table:table-row table:style-name="ro3">
          <table:table-cell table:style-name="ce501"/>
          <table:table-cell table:style-name="ce524" table:formula="of:=[$Admin.B13]" office:value-type="date" office:date-value="2012-12-31">
            <text:p>31-Dec-12</text:p>
          </table:table-cell>
          <table:table-cell table:style-name="ce525"/>
          <table:table-cell table:style-name="ce533" table:formula="of:=[.D22]+[.F24]-[.L24]-[.R24]-[.X24]+[.Z22]" office:value-type="float" office:value="0">
            <text:p>0 </text:p>
          </table:table-cell>
          <table:table-cell table:style-name="ce534"/>
          <table:table-cell table:style-name="ce251" table:formula="of:=IF(([.H$4]+[.N$4]+[.T$4])=0;0;['file:///C:/Users/antony/diy/GB%20Accounts/GB%20Accounts%202012-13/GB%20Accounts%20Self%20Employed%202013-04-05%20(Apr13)%20OpenOffice/Purchases050413.ods'#$Dec12.$P$1])" office:value-type="float" office:value="0">
            <text:p>0 </text:p>
          </table:table-cell>
          <table:table-cell table:style-name="ce251"/>
          <table:table-cell table:style-name="ce543" table:formula="of:=[.H22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Dec12.$P$1]" office:value-type="float" office:value="0">
            <text:p>0 </text:p>
          </table:table-cell>
          <table:table-cell table:style-name="ce251"/>
          <table:table-cell table:style-name="ce547" table:formula="of:=[.J24]*[.H24]" office:value-type="float" office:value="0">
            <text:p>0 </text:p>
          </table:table-cell>
          <table:table-cell table:style-name="ce251"/>
          <table:table-cell table:style-name="ce543" table:formula="of:=[.N22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Dec12.$Q$1]" office:value-type="float" office:value="0">
            <text:p>0 </text:p>
          </table:table-cell>
          <table:table-cell table:style-name="ce251"/>
          <table:table-cell table:style-name="ce547" table:formula="of:=[.P24]*[.N24]" office:value-type="float" office:value="0">
            <text:p>0 </text:p>
          </table:table-cell>
          <table:table-cell table:style-name="ce251"/>
          <table:table-cell table:style-name="ce543" table:formula="of:=[.T22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Dec12.$R$1]" office:value-type="float" office:value="0">
            <text:p>0 </text:p>
          </table:table-cell>
          <table:table-cell table:style-name="ce251"/>
          <table:table-cell table:style-name="ce251" table:formula="of:=[.V24]*[.T24]" office:value-type="float" office:value="0">
            <text:p>0 </text:p>
          </table:table-cell>
          <table:table-cell table:style-name="ce556"/>
          <table:table-cell table:style-name="ce251" table:formula="of:=IF([.AB24]&lt;&gt;[.D24];[.AB24]-[.D24];0)" office:value-type="float" office:value="0">
            <text:p>0 </text:p>
          </table:table-cell>
          <table:table-cell table:style-name="ce251"/>
          <table:table-cell table:style-name="ce558" table:formula="of:=[.AB22]+[.F24]-[.L24]-[.R24]-[.X24]" office:value-type="float" office:value="0">
            <text:p>0 </text:p>
          </table:table-cell>
          <table:table-cell table:style-name="ce497"/>
          <table:covered-table-cell table:number-columns-repeated="4"/>
          <table:table-cell table:style-name="ce497"/>
          <table:table-cell table:number-columns-repeated="990"/>
        </table:table-row>
        <table:table-row table:style-name="ro3">
          <table:table-cell table:style-name="ce501"/>
          <table:table-cell table:style-name="ce525" table:number-columns-repeated="2"/>
          <table:table-cell table:style-name="ce534" table:number-columns-repeated="2"/>
          <table:table-cell table:style-name="ce251" table:number-columns-repeated="2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4"/>
          <table:table-cell table:style-name="ce556"/>
          <table:table-cell table:style-name="ce251" table:number-columns-repeated="3"/>
          <table:table-cell table:style-name="ce497"/>
          <table:covered-table-cell table:number-columns-repeated="4"/>
          <table:table-cell table:style-name="ce497"/>
          <table:table-cell table:number-columns-repeated="990"/>
        </table:table-row>
        <table:table-row table:style-name="ro3">
          <table:table-cell table:style-name="ce501"/>
          <table:table-cell table:style-name="ce524" table:formula="of:=[$Admin.B14]" office:value-type="date" office:date-value="2013-01-31">
            <text:p>31-Jan-13</text:p>
          </table:table-cell>
          <table:table-cell table:style-name="ce525"/>
          <table:table-cell table:style-name="ce533" table:formula="of:=[.D24]+[.F26]-[.L26]-[.R26]-[.X26]+[.Z24]" office:value-type="float" office:value="0">
            <text:p>0 </text:p>
          </table:table-cell>
          <table:table-cell table:style-name="ce534"/>
          <table:table-cell table:style-name="ce251" table:formula="of:=IF(([.H$4]+[.N$4]+[.T$4])=0;0;['file:///C:/Users/antony/diy/GB%20Accounts/GB%20Accounts%202012-13/GB%20Accounts%20Self%20Employed%202013-04-05%20(Apr13)%20OpenOffice/Purchases050413.ods'#$Jan13.$P$1])" office:value-type="float" office:value="0">
            <text:p>0 </text:p>
          </table:table-cell>
          <table:table-cell table:style-name="ce251"/>
          <table:table-cell table:style-name="ce543" table:formula="of:=[.H24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Jan13.$P$1]" office:value-type="float" office:value="0">
            <text:p>0 </text:p>
          </table:table-cell>
          <table:table-cell table:style-name="ce251"/>
          <table:table-cell table:style-name="ce547" table:formula="of:=[.J26]*[.H26]" office:value-type="float" office:value="0">
            <text:p>0 </text:p>
          </table:table-cell>
          <table:table-cell table:style-name="ce251"/>
          <table:table-cell table:style-name="ce543" table:formula="of:=[.N24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Jan13.$Q$1]" office:value-type="float" office:value="0">
            <text:p>0 </text:p>
          </table:table-cell>
          <table:table-cell table:style-name="ce251"/>
          <table:table-cell table:style-name="ce547" table:formula="of:=[.P26]*[.N26]" office:value-type="float" office:value="0">
            <text:p>0 </text:p>
          </table:table-cell>
          <table:table-cell table:style-name="ce251"/>
          <table:table-cell table:style-name="ce543" table:formula="of:=[.T24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Jan13.$R$1]" office:value-type="float" office:value="0">
            <text:p>0 </text:p>
          </table:table-cell>
          <table:table-cell table:style-name="ce251"/>
          <table:table-cell table:style-name="ce251" table:formula="of:=[.V26]*[.T26]" office:value-type="float" office:value="0">
            <text:p>0 </text:p>
          </table:table-cell>
          <table:table-cell table:style-name="ce556"/>
          <table:table-cell table:style-name="ce251" table:formula="of:=IF([.AB26]&lt;&gt;[.D26];[.AB26]-[.D26];0)" office:value-type="float" office:value="0">
            <text:p>0 </text:p>
          </table:table-cell>
          <table:table-cell table:style-name="ce251"/>
          <table:table-cell table:style-name="ce558" table:formula="of:=[.AB24]+[.F26]-[.L26]-[.R26]-[.X26]" office:value-type="float" office:value="0">
            <text:p>0 </text:p>
          </table:table-cell>
          <table:table-cell table:style-name="ce497"/>
          <table:covered-table-cell table:number-columns-repeated="4"/>
          <table:table-cell table:style-name="ce497"/>
          <table:table-cell table:number-columns-repeated="990"/>
        </table:table-row>
        <table:table-row table:style-name="ro3">
          <table:table-cell table:style-name="ce501"/>
          <table:table-cell table:style-name="ce525" table:number-columns-repeated="2"/>
          <table:table-cell table:style-name="ce534" table:number-columns-repeated="2"/>
          <table:table-cell table:style-name="ce251" table:number-columns-repeated="2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4"/>
          <table:table-cell table:style-name="ce556"/>
          <table:table-cell table:style-name="ce251" table:number-columns-repeated="3"/>
          <table:table-cell table:style-name="ce497"/>
          <table:table-cell table:style-name="ce565"/>
          <table:table-cell table:style-name="ce569" table:number-columns-repeated="3"/>
          <table:table-cell table:style-name="ce497"/>
          <table:table-cell table:number-columns-repeated="990"/>
        </table:table-row>
        <table:table-row table:style-name="ro3">
          <table:table-cell table:style-name="ce501"/>
          <table:table-cell table:style-name="ce524" table:formula="of:=[$Admin.B15]" office:value-type="date" office:date-value="2013-02-28">
            <text:p>28-Feb-13</text:p>
          </table:table-cell>
          <table:table-cell table:style-name="ce525"/>
          <table:table-cell table:style-name="ce533" table:formula="of:=[.D26]+[.F28]-[.L28]-[.R28]-[.X28]+[.Z26]" office:value-type="float" office:value="0">
            <text:p>0 </text:p>
          </table:table-cell>
          <table:table-cell table:style-name="ce534"/>
          <table:table-cell table:style-name="ce251" table:formula="of:=IF(([.H$4]+[.N$4]+[.T$4])=0;0;['file:///C:/Users/antony/diy/GB%20Accounts/GB%20Accounts%202012-13/GB%20Accounts%20Self%20Employed%202013-04-05%20(Apr13)%20OpenOffice/Purchases050413.ods'#$Feb13.$P$1])" office:value-type="float" office:value="0">
            <text:p>0 </text:p>
          </table:table-cell>
          <table:table-cell table:style-name="ce251"/>
          <table:table-cell table:style-name="ce543" table:formula="of:=[.H26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Feb13.$P$1]" office:value-type="float" office:value="0">
            <text:p>0 </text:p>
          </table:table-cell>
          <table:table-cell table:style-name="ce251"/>
          <table:table-cell table:style-name="ce547" table:formula="of:=[.J28]*[.H28]" office:value-type="float" office:value="0">
            <text:p>0 </text:p>
          </table:table-cell>
          <table:table-cell table:style-name="ce251"/>
          <table:table-cell table:style-name="ce543" table:formula="of:=[.N26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Feb13.$Q$1]" office:value-type="float" office:value="0">
            <text:p>0 </text:p>
          </table:table-cell>
          <table:table-cell table:style-name="ce251"/>
          <table:table-cell table:style-name="ce547" table:formula="of:=[.P28]*[.N28]" office:value-type="float" office:value="0">
            <text:p>0 </text:p>
          </table:table-cell>
          <table:table-cell table:style-name="ce251"/>
          <table:table-cell table:style-name="ce543" table:formula="of:=[.T26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Feb13.$R$1]" office:value-type="float" office:value="0">
            <text:p>0 </text:p>
          </table:table-cell>
          <table:table-cell table:style-name="ce251"/>
          <table:table-cell table:style-name="ce251" table:formula="of:=[.V28]*[.T28]" office:value-type="float" office:value="0">
            <text:p>0 </text:p>
          </table:table-cell>
          <table:table-cell table:style-name="ce556"/>
          <table:table-cell table:style-name="ce251" table:formula="of:=IF([.AB28]&lt;&gt;[.D28];[.AB28]-[.D28];0)" office:value-type="float" office:value="0">
            <text:p>0 </text:p>
          </table:table-cell>
          <table:table-cell table:style-name="ce251"/>
          <table:table-cell table:style-name="ce558" table:formula="of:=[.AB26]+[.F28]-[.L28]-[.R28]-[.X28]" office:value-type="float" office:value="0">
            <text:p>0 </text:p>
          </table:table-cell>
          <table:table-cell table:style-name="ce497"/>
          <table:table-cell table:style-name="ce562" office:value-type="string" table:number-columns-spanned="4" table:number-rows-spanned="3">
            <text:p>6. If the % of stock sold in net sales is correct then Column Z should be zero unless stock has been lost.. <text:s text:c="35"/><text:span text:style-name="T4">Investigate significant Stock Loss Adjustments</text:span></text:p>
          </table:table-cell>
          <table:covered-table-cell table:number-columns-repeated="3"/>
          <table:table-cell table:style-name="ce497"/>
          <table:table-cell table:number-columns-repeated="990"/>
        </table:table-row>
        <table:table-row table:style-name="ro3">
          <table:table-cell table:style-name="ce501"/>
          <table:table-cell table:style-name="ce525" table:number-columns-repeated="2"/>
          <table:table-cell table:style-name="ce534" table:number-columns-repeated="2"/>
          <table:table-cell table:style-name="ce251" table:number-columns-repeated="2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3"/>
          <table:table-cell table:style-name="ce547"/>
          <table:table-cell table:style-name="ce251"/>
          <table:table-cell table:style-name="ce542"/>
          <table:table-cell table:style-name="ce251" table:number-columns-repeated="4"/>
          <table:table-cell table:style-name="ce556"/>
          <table:table-cell table:style-name="ce251" table:number-columns-repeated="3"/>
          <table:table-cell table:style-name="ce497"/>
          <table:covered-table-cell table:number-columns-repeated="4"/>
          <table:table-cell table:style-name="ce497"/>
          <table:table-cell table:number-columns-repeated="990"/>
        </table:table-row>
        <table:table-row table:style-name="ro3">
          <table:table-cell table:style-name="ce501"/>
          <table:table-cell table:style-name="ce524" table:formula="of:=[$Admin.B17]" office:value-type="date" office:date-value="2013-04-05">
            <text:p>05-Apr-13</text:p>
          </table:table-cell>
          <table:table-cell table:style-name="ce525"/>
          <table:table-cell table:style-name="ce533" table:formula="of:=[.D28]+[.F30]-[.L30]-[.R30]-[.X30]+[.Z28]" office:value-type="float" office:value="0">
            <text:p>0 </text:p>
          </table:table-cell>
          <table:table-cell table:style-name="ce534"/>
          <table:table-cell table:style-name="ce251" table:formula="of:=IF(([.H$4]+[.N$4]+[.T$4])=0;0;['file:///C:/Users/antony/diy/GB%20Accounts/GB%20Accounts%202012-13/GB%20Accounts%20Self%20Employed%202013-04-05%20(Apr13)%20OpenOffice/Purchases050413.ods'#$Mar13.$P$1])" office:value-type="float" office:value="0">
            <text:p>0 </text:p>
          </table:table-cell>
          <table:table-cell table:style-name="ce251"/>
          <table:table-cell table:style-name="ce543" table:formula="of:=[.H28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Mar13.$P$1]" office:value-type="float" office:value="0">
            <text:p>0 </text:p>
          </table:table-cell>
          <table:table-cell table:style-name="ce251"/>
          <table:table-cell table:style-name="ce547" table:formula="of:=[.J30]*[.H30]" office:value-type="float" office:value="0">
            <text:p>0 </text:p>
          </table:table-cell>
          <table:table-cell table:style-name="ce251"/>
          <table:table-cell table:style-name="ce543" table:formula="of:=[.N28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Mar13.$Q$1]" office:value-type="float" office:value="0">
            <text:p>0 </text:p>
          </table:table-cell>
          <table:table-cell table:style-name="ce251"/>
          <table:table-cell table:style-name="ce547" table:formula="of:=[.P30]*[.N30]" office:value-type="float" office:value="0">
            <text:p>0 </text:p>
          </table:table-cell>
          <table:table-cell table:style-name="ce251"/>
          <table:table-cell table:style-name="ce543" table:formula="of:=[.T28]" office:value-type="percentage" office:value="0">
            <text:p>0%</text:p>
          </table:table-cell>
          <table:table-cell table:style-name="ce251"/>
          <table:table-cell table:style-name="ce251" table:formula="of:=['file:///C:/Users/antony/diy/GB%20Accounts/GB%20Accounts%202012-13/GB%20Accounts%20Self%20Employed%202013-04-05%20(Apr13)%20OpenOffice/Sales050413.ods'#$Mar13.$R$1]" office:value-type="float" office:value="0">
            <text:p>0 </text:p>
          </table:table-cell>
          <table:table-cell table:style-name="ce251"/>
          <table:table-cell table:style-name="ce251" table:formula="of:=[.V30]*[.T30]" office:value-type="float" office:value="0">
            <text:p>0 </text:p>
          </table:table-cell>
          <table:table-cell table:style-name="ce556"/>
          <table:table-cell table:style-name="ce251" table:formula="of:=IF([.AB30]&lt;&gt;[.D30];[.AB30]-[.D30];0)" office:value-type="float" office:value="0">
            <text:p>0 </text:p>
          </table:table-cell>
          <table:table-cell table:style-name="ce251"/>
          <table:table-cell table:style-name="ce558" table:formula="of:=[.AB28]+[.F30]-[.L30]-[.R30]-[.X30]" office:value-type="float" office:value="0">
            <text:p>0 </text:p>
          </table:table-cell>
          <table:table-cell table:style-name="ce497"/>
          <table:covered-table-cell table:number-columns-repeated="4"/>
          <table:table-cell table:style-name="ce497"/>
          <table:table-cell table:number-columns-repeated="990"/>
        </table:table-row>
        <table:table-row table:style-name="ro3">
          <table:table-cell table:style-name="ce333"/>
          <table:table-cell table:style-name="ce526" table:number-columns-repeated="2"/>
          <table:table-cell table:style-name="ce489" table:number-columns-repeated="4"/>
          <table:table-cell table:style-name="ce544"/>
          <table:table-cell table:style-name="ce489" table:number-columns-repeated="3"/>
          <table:table-cell table:style-name="ce548"/>
          <table:table-cell table:style-name="ce489"/>
          <table:table-cell table:style-name="ce544"/>
          <table:table-cell table:style-name="ce489" table:number-columns-repeated="3"/>
          <table:table-cell table:style-name="ce548"/>
          <table:table-cell table:style-name="ce489"/>
          <table:table-cell table:style-name="ce544"/>
          <table:table-cell table:style-name="ce489" table:number-columns-repeated="4"/>
          <table:table-cell table:style-name="ce557"/>
          <table:table-cell table:style-name="ce489" table:number-columns-repeated="3"/>
          <table:table-cell table:style-name="ce268"/>
          <table:table-cell table:style-name="ce566"/>
          <table:table-cell table:style-name="ce570" table:number-columns-repeated="3"/>
          <table:table-cell table:style-name="ce268"/>
          <table:table-cell table:number-columns-repeated="99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fit_Forecast" table:style-name="ta7">
        <table:table-column table:style-name="co4" table:default-cell-style-name="ce257"/>
        <table:table-column table:style-name="co34" table:default-cell-style-name="ce257"/>
        <table:table-column table:style-name="co10" table:default-cell-style-name="ce257"/>
        <table:table-column table:style-name="co33" table:number-columns-repeated="11" table:default-cell-style-name="ce257"/>
        <table:table-column table:style-name="co35" table:default-cell-style-name="ce257"/>
        <table:table-column table:style-name="co4" table:default-cell-style-name="ce257"/>
        <table:table-column table:style-name="co10" table:number-columns-repeated="1008" table:default-cell-style-name="ce257"/>
        <table:table-row table:style-name="ro2">
          <table:table-cell table:style-name="ce264"/>
          <table:table-cell table:style-name="ce404"/>
          <table:table-cell table:style-name="ce412"/>
          <table:table-cell table:style-name="ce264" table:number-columns-repeated="13"/>
          <table:table-cell table:number-columns-repeated="1008"/>
        </table:table-row>
        <table:table-row table:style-name="ro31">
          <table:table-cell table:style-name="ce264"/>
          <table:table-cell table:style-name="ce405" office:value-type="string" table:number-columns-spanned="1" table:number-rows-spanned="3">
            <text:p>ACTUAL <text:s text:c="23"/>Profit and Loss Account</text:p>
          </table:table-cell>
          <table:table-cell table:style-name="ce247" office:value-type="string">
            <text:p>Total Year</text:p>
          </table:table-cell>
          <table:table-cell table:style-name="ce256" table:formula="of:=[$Admin.B5]" office:value-type="date" office:date-value="2012-04-30" table:number-columns-spanned="1" table:number-rows-spanned="2">
            <text:p>Apr-12</text:p>
          </table:table-cell>
          <table:table-cell table:style-name="ce256" table:formula="of:=[$Admin.B6]" office:value-type="date" office:date-value="2012-05-31" table:number-columns-spanned="1" table:number-rows-spanned="2">
            <text:p>May-12</text:p>
          </table:table-cell>
          <table:table-cell table:style-name="ce256" table:formula="of:=[$Admin.B7]" office:value-type="date" office:date-value="2012-06-30" table:number-columns-spanned="1" table:number-rows-spanned="2">
            <text:p>Jun-12</text:p>
          </table:table-cell>
          <table:table-cell table:style-name="ce256" table:formula="of:=[$Admin.B8]" office:value-type="date" office:date-value="2012-07-31" table:number-columns-spanned="1" table:number-rows-spanned="2">
            <text:p>Jul-12</text:p>
          </table:table-cell>
          <table:table-cell table:style-name="ce256" table:formula="of:=[$Admin.B9]" office:value-type="date" office:date-value="2012-08-31" table:number-columns-spanned="1" table:number-rows-spanned="2">
            <text:p>Aug-12</text:p>
          </table:table-cell>
          <table:table-cell table:style-name="ce256" table:formula="of:=[$Admin.B10]" office:value-type="date" office:date-value="2012-09-30" table:number-columns-spanned="1" table:number-rows-spanned="2">
            <text:p>Sep-12</text:p>
          </table:table-cell>
          <table:table-cell table:style-name="ce256" table:formula="of:=[$Admin.B11]" office:value-type="date" office:date-value="2012-10-31" table:number-columns-spanned="1" table:number-rows-spanned="2">
            <text:p>Oct-12</text:p>
          </table:table-cell>
          <table:table-cell table:style-name="ce256" table:formula="of:=[$Admin.B12]" office:value-type="date" office:date-value="2012-11-30" table:number-columns-spanned="1" table:number-rows-spanned="2">
            <text:p>Nov-12</text:p>
          </table:table-cell>
          <table:table-cell table:style-name="ce256" table:formula="of:=[$Admin.B13]" office:value-type="date" office:date-value="2012-12-31" table:number-columns-spanned="1" table:number-rows-spanned="2">
            <text:p>Dec-12</text:p>
          </table:table-cell>
          <table:table-cell table:style-name="ce256" table:formula="of:=[$Admin.B14]" office:value-type="date" office:date-value="2013-01-31" table:number-columns-spanned="1" table:number-rows-spanned="2">
            <text:p>Jan-13</text:p>
          </table:table-cell>
          <table:table-cell table:style-name="ce256" table:formula="of:=[$Admin.B15]" office:value-type="date" office:date-value="2013-02-28" table:number-columns-spanned="1" table:number-rows-spanned="2">
            <text:p>Feb-13</text:p>
          </table:table-cell>
          <table:table-cell table:style-name="ce256" table:formula="of:=[$Admin.B16]" office:value-type="date" office:date-value="2013-03-31" table:number-columns-spanned="1" table:number-rows-spanned="2">
            <text:p>Mar-13</text:p>
          </table:table-cell>
          <table:table-cell table:style-name="ce264"/>
          <table:table-cell table:number-columns-repeated="1008"/>
        </table:table-row>
        <table:table-row table:style-name="ro5">
          <table:table-cell table:style-name="ce264"/>
          <table:covered-table-cell/>
          <table:table-cell table:style-name="ce248" table:formula="of:=[$Admin.B$17]" office:value-type="date" office:date-value="2013-04-05">
            <text:p>05-Apr-13</text:p>
          </table:table-cell>
          <table:covered-table-cell table:number-columns-repeated="12"/>
          <table:table-cell table:style-name="ce264"/>
          <table:table-cell table:number-columns-repeated="1008"/>
        </table:table-row>
        <table:table-row table:style-name="ro3">
          <table:table-cell table:style-name="ce264"/>
          <table:covered-table-cell/>
          <table:table-cell table:style-name="ce413" office:value-type="string">
            <text:p>£</text:p>
          </table:table-cell>
          <table:table-cell table:number-columns-repeated="10" table:style-name="ce249" office:value-type="string">
            <text:p>£</text:p>
          </table:table-cell>
          <table:table-cell table:style-name="ce263" office:value-type="string">
            <text:p>£</text:p>
          </table:table-cell>
          <table:table-cell table:style-name="ce249" office:value-type="string">
            <text:p>£</text:p>
          </table:table-cell>
          <table:table-cell table:style-name="ce264"/>
          <table:table-cell table:number-columns-repeated="1008"/>
        </table:table-row>
        <table:table-row table:style-name="ro3">
          <table:table-cell table:style-name="ce270"/>
          <table:table-cell table:style-name="ce406" office:value-type="string">
            <text:p>Sales Turnover</text:p>
          </table:table-cell>
          <table:table-cell table:style-name="ce250" table:formula="of:=SUM([.D5:.O5])" office:value-type="float" office:value="0">
            <text:p>0 </text:p>
          </table:table-cell>
          <table:table-cell table:style-name="ce250" table:formula="of:=[$'Profit_&amp;_Loss_Account'.C9]" office:value-type="float" office:value="0">
            <text:p>0 </text:p>
          </table:table-cell>
          <table:table-cell table:style-name="ce250" table:formula="of:=[$'Profit_&amp;_Loss_Account'.D9]" office:value-type="float" office:value="0">
            <text:p>0 </text:p>
          </table:table-cell>
          <table:table-cell table:style-name="ce250" table:formula="of:=[$'Profit_&amp;_Loss_Account'.E9]" office:value-type="float" office:value="0">
            <text:p>0 </text:p>
          </table:table-cell>
          <table:table-cell table:style-name="ce250" table:formula="of:=[$'Profit_&amp;_Loss_Account'.F9]" office:value-type="float" office:value="0">
            <text:p>0 </text:p>
          </table:table-cell>
          <table:table-cell table:style-name="ce250" table:formula="of:=[$'Profit_&amp;_Loss_Account'.G9]" office:value-type="float" office:value="0">
            <text:p>0 </text:p>
          </table:table-cell>
          <table:table-cell table:style-name="ce250" table:formula="of:=[$'Profit_&amp;_Loss_Account'.H9]" office:value-type="float" office:value="0">
            <text:p>0 </text:p>
          </table:table-cell>
          <table:table-cell table:style-name="ce250" table:formula="of:=[$'Profit_&amp;_Loss_Account'.I9]" office:value-type="float" office:value="0">
            <text:p>0 </text:p>
          </table:table-cell>
          <table:table-cell table:style-name="ce250" table:formula="of:=[$'Profit_&amp;_Loss_Account'.J9]" office:value-type="float" office:value="0">
            <text:p>0 </text:p>
          </table:table-cell>
          <table:table-cell table:style-name="ce250" table:formula="of:=[$'Profit_&amp;_Loss_Account'.K9]" office:value-type="float" office:value="0">
            <text:p>0 </text:p>
          </table:table-cell>
          <table:table-cell table:style-name="ce250" table:formula="of:=[$'Profit_&amp;_Loss_Account'.L9]" office:value-type="float" office:value="0">
            <text:p>0 </text:p>
          </table:table-cell>
          <table:table-cell table:style-name="ce250" table:formula="of:=[$'Profit_&amp;_Loss_Account'.M9]" office:value-type="float" office:value="0">
            <text:p>0 </text:p>
          </table:table-cell>
          <table:table-cell table:style-name="ce250" table:formula="of:=[$'Profit_&amp;_Loss_Account'.N9]" office:value-type="float" office:value="0">
            <text:p>0 </text:p>
          </table:table-cell>
          <table:table-cell table:style-name="ce270"/>
          <table:table-cell table:style-name="ce269" table:number-columns-repeated="1008"/>
        </table:table-row>
        <table:table-row table:style-name="ro2">
          <table:table-cell table:style-name="ce270"/>
          <table:table-cell table:style-name="ce407"/>
          <table:table-cell table:style-name="ce251" table:number-columns-repeated="13"/>
          <table:table-cell table:style-name="ce270"/>
          <table:table-cell table:style-name="ce419" table:number-columns-repeated="1008"/>
        </table:table-row>
        <table:table-row table:style-name="ro3">
          <table:table-cell table:style-name="ce264"/>
          <table:table-cell table:style-name="ce408" office:value-type="string">
            <text:p>Investment Grants</text:p>
          </table:table-cell>
          <table:table-cell table:style-name="ce250" table:formula="of:=SUM([.D7:.O7])" office:value-type="float" office:value="0">
            <text:p>0 </text:p>
          </table:table-cell>
          <table:table-cell table:style-name="ce258" table:formula="of:=[$'Profit_&amp;_Loss_Account'.C11]" office:value-type="float" office:value="0">
            <text:p>0 </text:p>
          </table:table-cell>
          <table:table-cell table:style-name="ce258" table:formula="of:=[$'Profit_&amp;_Loss_Account'.D11]" office:value-type="float" office:value="0">
            <text:p>0 </text:p>
          </table:table-cell>
          <table:table-cell table:style-name="ce258" table:formula="of:=[$'Profit_&amp;_Loss_Account'.E11]" office:value-type="float" office:value="0">
            <text:p>0 </text:p>
          </table:table-cell>
          <table:table-cell table:style-name="ce258" table:formula="of:=[$'Profit_&amp;_Loss_Account'.F11]" office:value-type="float" office:value="0">
            <text:p>0 </text:p>
          </table:table-cell>
          <table:table-cell table:style-name="ce258" table:formula="of:=[$'Profit_&amp;_Loss_Account'.G11]" office:value-type="float" office:value="0">
            <text:p>0 </text:p>
          </table:table-cell>
          <table:table-cell table:style-name="ce258" table:formula="of:=[$'Profit_&amp;_Loss_Account'.H11]" office:value-type="float" office:value="0">
            <text:p>0 </text:p>
          </table:table-cell>
          <table:table-cell table:style-name="ce258" table:formula="of:=[$'Profit_&amp;_Loss_Account'.I11]" office:value-type="float" office:value="0">
            <text:p>0 </text:p>
          </table:table-cell>
          <table:table-cell table:style-name="ce258" table:formula="of:=[$'Profit_&amp;_Loss_Account'.J11]" office:value-type="float" office:value="0">
            <text:p>0 </text:p>
          </table:table-cell>
          <table:table-cell table:style-name="ce258" table:formula="of:=[$'Profit_&amp;_Loss_Account'.K11]" office:value-type="float" office:value="0">
            <text:p>0 </text:p>
          </table:table-cell>
          <table:table-cell table:style-name="ce258" table:formula="of:=[$'Profit_&amp;_Loss_Account'.L11]" office:value-type="float" office:value="0">
            <text:p>0 </text:p>
          </table:table-cell>
          <table:table-cell table:style-name="ce258" table:formula="of:=[$'Profit_&amp;_Loss_Account'.M11]" office:value-type="float" office:value="0">
            <text:p>0 </text:p>
          </table:table-cell>
          <table:table-cell table:style-name="ce258" table:formula="of:=[$'Profit_&amp;_Loss_Account'.N11]" office:value-type="float" office:value="0">
            <text:p>0 </text:p>
          </table:table-cell>
          <table:table-cell table:style-name="ce264"/>
          <table:table-cell table:number-columns-repeated="1008"/>
        </table:table-row>
        <table:table-row table:style-name="ro2">
          <table:table-cell table:style-name="ce264"/>
          <table:table-cell table:style-name="ce408"/>
          <table:table-cell table:style-name="ce251" table:number-columns-repeated="13"/>
          <table:table-cell table:style-name="ce264"/>
          <table:table-cell table:style-name="ce420" table:number-columns-repeated="1008"/>
        </table:table-row>
        <table:table-row table:style-name="ro3">
          <table:table-cell table:style-name="ce270"/>
          <table:table-cell table:style-name="ce407" office:value-type="string">
            <text:p>Cost of Sales</text:p>
          </table:table-cell>
          <table:table-cell table:style-name="ce250" table:formula="of:=SUM([.D9:.O9])" office:value-type="float" office:value="0">
            <text:p>0 </text:p>
          </table:table-cell>
          <table:table-cell table:style-name="ce250" table:formula="of:=[$'Profit_&amp;_Loss_Account'.C17]" office:value-type="float" office:value="0">
            <text:p>0 </text:p>
          </table:table-cell>
          <table:table-cell table:style-name="ce250" table:formula="of:=[$'Profit_&amp;_Loss_Account'.D17]" office:value-type="float" office:value="0">
            <text:p>0 </text:p>
          </table:table-cell>
          <table:table-cell table:style-name="ce250" table:formula="of:=[$'Profit_&amp;_Loss_Account'.E17]" office:value-type="float" office:value="0">
            <text:p>0 </text:p>
          </table:table-cell>
          <table:table-cell table:style-name="ce250" table:formula="of:=[$'Profit_&amp;_Loss_Account'.F17]" office:value-type="float" office:value="0">
            <text:p>0 </text:p>
          </table:table-cell>
          <table:table-cell table:style-name="ce250" table:formula="of:=[$'Profit_&amp;_Loss_Account'.G17]" office:value-type="float" office:value="0">
            <text:p>0 </text:p>
          </table:table-cell>
          <table:table-cell table:style-name="ce250" table:formula="of:=[$'Profit_&amp;_Loss_Account'.H17]" office:value-type="float" office:value="0">
            <text:p>0 </text:p>
          </table:table-cell>
          <table:table-cell table:style-name="ce250" table:formula="of:=[$'Profit_&amp;_Loss_Account'.I17]" office:value-type="float" office:value="0">
            <text:p>0 </text:p>
          </table:table-cell>
          <table:table-cell table:style-name="ce250" table:formula="of:=[$'Profit_&amp;_Loss_Account'.J17]" office:value-type="float" office:value="0">
            <text:p>0 </text:p>
          </table:table-cell>
          <table:table-cell table:style-name="ce250" table:formula="of:=[$'Profit_&amp;_Loss_Account'.K17]" office:value-type="float" office:value="0">
            <text:p>0 </text:p>
          </table:table-cell>
          <table:table-cell table:style-name="ce250" table:formula="of:=[$'Profit_&amp;_Loss_Account'.L17]" office:value-type="float" office:value="0">
            <text:p>0 </text:p>
          </table:table-cell>
          <table:table-cell table:style-name="ce250" table:formula="of:=[$'Profit_&amp;_Loss_Account'.M17]" office:value-type="float" office:value="0">
            <text:p>0 </text:p>
          </table:table-cell>
          <table:table-cell table:style-name="ce250" table:formula="of:=[$'Profit_&amp;_Loss_Account'.N17]" office:value-type="float" office:value="0">
            <text:p>0 </text:p>
          </table:table-cell>
          <table:table-cell table:style-name="ce270"/>
          <table:table-cell table:style-name="ce269" table:number-columns-repeated="1008"/>
        </table:table-row>
        <table:table-row table:style-name="ro2">
          <table:table-cell table:style-name="ce270"/>
          <table:table-cell table:style-name="ce407"/>
          <table:table-cell table:style-name="ce251" table:number-columns-repeated="13"/>
          <table:table-cell table:style-name="ce270"/>
          <table:table-cell table:style-name="ce269" table:number-columns-repeated="1008"/>
        </table:table-row>
        <table:table-row table:style-name="ro3">
          <table:table-cell table:style-name="ce270"/>
          <table:table-cell table:style-name="ce406" office:value-type="string">
            <text:p>Gross Profit</text:p>
          </table:table-cell>
          <table:table-cell table:style-name="ce250" table:formula="of:=SUM([.D11:.O11])" office:value-type="float" office:value="0">
            <text:p>0 </text:p>
          </table:table-cell>
          <table:table-cell table:style-name="ce250" table:formula="of:=[.D5]+[.D7]-[.D9]" office:value-type="float" office:value="0">
            <text:p>0 </text:p>
          </table:table-cell>
          <table:table-cell table:style-name="ce250" table:formula="of:=[.E5]+[.E7]-[.E9]" office:value-type="float" office:value="0">
            <text:p>0 </text:p>
          </table:table-cell>
          <table:table-cell table:style-name="ce250" table:formula="of:=[.F5]+[.F7]-[.F9]" office:value-type="float" office:value="0">
            <text:p>0 </text:p>
          </table:table-cell>
          <table:table-cell table:style-name="ce250" table:formula="of:=[.G5]+[.G7]-[.G9]" office:value-type="float" office:value="0">
            <text:p>0 </text:p>
          </table:table-cell>
          <table:table-cell table:style-name="ce250" table:formula="of:=[.H5]+[.H7]-[.H9]" office:value-type="float" office:value="0">
            <text:p>0 </text:p>
          </table:table-cell>
          <table:table-cell table:style-name="ce250" table:formula="of:=[.I5]+[.I7]-[.I9]" office:value-type="float" office:value="0">
            <text:p>0 </text:p>
          </table:table-cell>
          <table:table-cell table:style-name="ce250" table:formula="of:=[.J5]+[.J7]-[.J9]" office:value-type="float" office:value="0">
            <text:p>0 </text:p>
          </table:table-cell>
          <table:table-cell table:style-name="ce250" table:formula="of:=[.K5]+[.K7]-[.K9]" office:value-type="float" office:value="0">
            <text:p>0 </text:p>
          </table:table-cell>
          <table:table-cell table:style-name="ce250" table:formula="of:=[.L5]+[.L7]-[.L9]" office:value-type="float" office:value="0">
            <text:p>0 </text:p>
          </table:table-cell>
          <table:table-cell table:style-name="ce250" table:formula="of:=[.M5]+[.M7]-[.M9]" office:value-type="float" office:value="0">
            <text:p>0 </text:p>
          </table:table-cell>
          <table:table-cell table:style-name="ce250" table:formula="of:=[.N5]+[.N7]-[.N9]" office:value-type="float" office:value="0">
            <text:p>0 </text:p>
          </table:table-cell>
          <table:table-cell table:style-name="ce250" table:formula="of:=[.O5]+[.O7]-[.O9]" office:value-type="float" office:value="0">
            <text:p>0 </text:p>
          </table:table-cell>
          <table:table-cell table:style-name="ce270"/>
          <table:table-cell table:style-name="ce269" table:number-columns-repeated="1008"/>
        </table:table-row>
        <table:table-row table:style-name="ro2">
          <table:table-cell table:style-name="ce270"/>
          <table:table-cell table:style-name="ce408"/>
          <table:table-cell table:style-name="ce251"/>
          <table:table-cell table:style-name="ce259" table:number-columns-repeated="12"/>
          <table:table-cell table:style-name="ce270"/>
          <table:table-cell table:style-name="ce269" table:number-columns-repeated="1008"/>
        </table:table-row>
        <table:table-row table:style-name="ro3">
          <table:table-cell table:style-name="ce264"/>
          <table:table-cell table:style-name="ce407" office:value-type="string">
            <text:p>General Expenses</text:p>
          </table:table-cell>
          <table:table-cell table:style-name="ce250" table:formula="of:=SUM([.D13:.O13])" office:value-type="float" office:value="0">
            <text:p>0 </text:p>
          </table:table-cell>
          <table:table-cell table:style-name="ce250" table:formula="of:=[$'Profit_&amp;_Loss_Account'.C35]" office:value-type="float" office:value="0">
            <text:p>0 </text:p>
          </table:table-cell>
          <table:table-cell table:style-name="ce250" table:formula="of:=[$'Profit_&amp;_Loss_Account'.D35]" office:value-type="float" office:value="0">
            <text:p>0 </text:p>
          </table:table-cell>
          <table:table-cell table:style-name="ce250" table:formula="of:=[$'Profit_&amp;_Loss_Account'.E35]" office:value-type="float" office:value="0">
            <text:p>0 </text:p>
          </table:table-cell>
          <table:table-cell table:style-name="ce250" table:formula="of:=[$'Profit_&amp;_Loss_Account'.F35]" office:value-type="float" office:value="0">
            <text:p>0 </text:p>
          </table:table-cell>
          <table:table-cell table:style-name="ce250" table:formula="of:=[$'Profit_&amp;_Loss_Account'.G35]" office:value-type="float" office:value="0">
            <text:p>0 </text:p>
          </table:table-cell>
          <table:table-cell table:style-name="ce250" table:formula="of:=[$'Profit_&amp;_Loss_Account'.H35]" office:value-type="float" office:value="0">
            <text:p>0 </text:p>
          </table:table-cell>
          <table:table-cell table:style-name="ce250" table:formula="of:=[$'Profit_&amp;_Loss_Account'.I35]" office:value-type="float" office:value="0">
            <text:p>0 </text:p>
          </table:table-cell>
          <table:table-cell table:style-name="ce250" table:formula="of:=[$'Profit_&amp;_Loss_Account'.J35]" office:value-type="float" office:value="0">
            <text:p>0 </text:p>
          </table:table-cell>
          <table:table-cell table:style-name="ce250" table:formula="of:=[$'Profit_&amp;_Loss_Account'.K35]" office:value-type="float" office:value="0">
            <text:p>0 </text:p>
          </table:table-cell>
          <table:table-cell table:style-name="ce250" table:formula="of:=[$'Profit_&amp;_Loss_Account'.L35]" office:value-type="float" office:value="0">
            <text:p>0 </text:p>
          </table:table-cell>
          <table:table-cell table:style-name="ce250" table:formula="of:=[$'Profit_&amp;_Loss_Account'.M35]" office:value-type="float" office:value="0">
            <text:p>0 </text:p>
          </table:table-cell>
          <table:table-cell table:style-name="ce250" table:formula="of:=[$'Profit_&amp;_Loss_Account'.N35]" office:value-type="float" office:value="0">
            <text:p>0 </text:p>
          </table:table-cell>
          <table:table-cell table:style-name="ce264"/>
          <table:table-cell table:number-columns-repeated="1008"/>
        </table:table-row>
        <table:table-row table:style-name="ro2">
          <table:table-cell table:style-name="ce264"/>
          <table:table-cell table:style-name="ce407"/>
          <table:table-cell table:style-name="ce251" table:number-columns-repeated="13"/>
          <table:table-cell table:style-name="ce264"/>
          <table:table-cell table:number-columns-repeated="1008"/>
        </table:table-row>
        <table:table-row table:style-name="ro3">
          <table:table-cell table:style-name="ce264"/>
          <table:table-cell table:style-name="ce406" office:value-type="string">
            <text:p>Operating Profit</text:p>
          </table:table-cell>
          <table:table-cell table:style-name="ce250" table:formula="of:=SUM([.D15:.O15])" office:value-type="float" office:value="0">
            <text:p>0 </text:p>
          </table:table-cell>
          <table:table-cell table:style-name="ce250" table:formula="of:=[.D11]-[.D13]" office:value-type="float" office:value="0">
            <text:p>0 </text:p>
          </table:table-cell>
          <table:table-cell table:style-name="ce250" table:formula="of:=[.E11]-[.E13]" office:value-type="float" office:value="0">
            <text:p>0 </text:p>
          </table:table-cell>
          <table:table-cell table:style-name="ce250" table:formula="of:=[.F11]-[.F13]" office:value-type="float" office:value="0">
            <text:p>0 </text:p>
          </table:table-cell>
          <table:table-cell table:style-name="ce250" table:formula="of:=[.G11]-[.G13]" office:value-type="float" office:value="0">
            <text:p>0 </text:p>
          </table:table-cell>
          <table:table-cell table:style-name="ce250" table:formula="of:=[.H11]-[.H13]" office:value-type="float" office:value="0">
            <text:p>0 </text:p>
          </table:table-cell>
          <table:table-cell table:style-name="ce250" table:formula="of:=[.I11]-[.I13]" office:value-type="float" office:value="0">
            <text:p>0 </text:p>
          </table:table-cell>
          <table:table-cell table:style-name="ce250" table:formula="of:=[.J11]-[.J13]" office:value-type="float" office:value="0">
            <text:p>0 </text:p>
          </table:table-cell>
          <table:table-cell table:style-name="ce250" table:formula="of:=[.K11]-[.K13]" office:value-type="float" office:value="0">
            <text:p>0 </text:p>
          </table:table-cell>
          <table:table-cell table:style-name="ce250" table:formula="of:=[.L11]-[.L13]" office:value-type="float" office:value="0">
            <text:p>0 </text:p>
          </table:table-cell>
          <table:table-cell table:style-name="ce250" table:formula="of:=[.M11]-[.M13]" office:value-type="float" office:value="0">
            <text:p>0 </text:p>
          </table:table-cell>
          <table:table-cell table:style-name="ce250" table:formula="of:=[.N11]-[.N13]" office:value-type="float" office:value="0">
            <text:p>0 </text:p>
          </table:table-cell>
          <table:table-cell table:style-name="ce250" table:formula="of:=[.O11]-[.O13]" office:value-type="float" office:value="0">
            <text:p>0 </text:p>
          </table:table-cell>
          <table:table-cell table:style-name="ce264"/>
          <table:table-cell table:number-columns-repeated="1008"/>
        </table:table-row>
        <table:table-row table:style-name="ro3">
          <table:table-cell table:style-name="ce264"/>
          <table:table-cell table:style-name="ce408" office:value-type="string">
            <text:p>Interest received</text:p>
          </table:table-cell>
          <table:table-cell table:style-name="ce250" table:formula="of:=SUM([.D16:.O16])" office:value-type="float" office:value="0">
            <text:p>0 </text:p>
          </table:table-cell>
          <table:table-cell table:style-name="ce258" table:formula="of:=[$'Profit_&amp;_Loss_Account'.C38]" office:value-type="float" office:value="0">
            <text:p>0 </text:p>
          </table:table-cell>
          <table:table-cell table:style-name="ce258" table:formula="of:=[$'Profit_&amp;_Loss_Account'.D38]" office:value-type="float" office:value="0">
            <text:p>0 </text:p>
          </table:table-cell>
          <table:table-cell table:style-name="ce258" table:formula="of:=[$'Profit_&amp;_Loss_Account'.E38]" office:value-type="float" office:value="0">
            <text:p>0 </text:p>
          </table:table-cell>
          <table:table-cell table:style-name="ce258" table:formula="of:=[$'Profit_&amp;_Loss_Account'.F38]" office:value-type="float" office:value="0">
            <text:p>0 </text:p>
          </table:table-cell>
          <table:table-cell table:style-name="ce258" table:formula="of:=[$'Profit_&amp;_Loss_Account'.G38]" office:value-type="float" office:value="0">
            <text:p>0 </text:p>
          </table:table-cell>
          <table:table-cell table:style-name="ce258" table:formula="of:=[$'Profit_&amp;_Loss_Account'.H38]" office:value-type="float" office:value="0">
            <text:p>0 </text:p>
          </table:table-cell>
          <table:table-cell table:style-name="ce258" table:formula="of:=[$'Profit_&amp;_Loss_Account'.I38]" office:value-type="float" office:value="0">
            <text:p>0 </text:p>
          </table:table-cell>
          <table:table-cell table:style-name="ce258" table:formula="of:=[$'Profit_&amp;_Loss_Account'.J38]" office:value-type="float" office:value="0">
            <text:p>0 </text:p>
          </table:table-cell>
          <table:table-cell table:style-name="ce258" table:formula="of:=[$'Profit_&amp;_Loss_Account'.K38]" office:value-type="float" office:value="0">
            <text:p>0 </text:p>
          </table:table-cell>
          <table:table-cell table:style-name="ce258" table:formula="of:=[$'Profit_&amp;_Loss_Account'.L38]" office:value-type="float" office:value="0">
            <text:p>0 </text:p>
          </table:table-cell>
          <table:table-cell table:style-name="ce258" table:formula="of:=[$'Profit_&amp;_Loss_Account'.M38]" office:value-type="float" office:value="0">
            <text:p>0 </text:p>
          </table:table-cell>
          <table:table-cell table:style-name="ce258" table:formula="of:=[$'Profit_&amp;_Loss_Account'.N38]" office:value-type="float" office:value="0">
            <text:p>0 </text:p>
          </table:table-cell>
          <table:table-cell table:style-name="ce264"/>
          <table:table-cell table:number-columns-repeated="1008"/>
        </table:table-row>
        <table:table-row table:style-name="ro3">
          <table:table-cell table:style-name="ce264"/>
          <table:table-cell table:style-name="ce409" office:value-type="string">
            <text:p>Profit (Loss) before Tax</text:p>
          </table:table-cell>
          <table:table-cell table:style-name="ce250" table:formula="of:=SUM([.D17:.O17])" office:value-type="float" office:value="0">
            <text:p>0 </text:p>
          </table:table-cell>
          <table:table-cell table:style-name="ce250" table:formula="of:=[.D15]+[.D16]" office:value-type="float" office:value="0">
            <text:p>0 </text:p>
          </table:table-cell>
          <table:table-cell table:style-name="ce250" table:formula="of:=[.E15]+[.E16]" office:value-type="float" office:value="0">
            <text:p>0 </text:p>
          </table:table-cell>
          <table:table-cell table:style-name="ce250" table:formula="of:=[.F15]+[.F16]" office:value-type="float" office:value="0">
            <text:p>0 </text:p>
          </table:table-cell>
          <table:table-cell table:style-name="ce250" table:formula="of:=[.G15]+[.G16]" office:value-type="float" office:value="0">
            <text:p>0 </text:p>
          </table:table-cell>
          <table:table-cell table:style-name="ce250" table:formula="of:=[.H15]+[.H16]" office:value-type="float" office:value="0">
            <text:p>0 </text:p>
          </table:table-cell>
          <table:table-cell table:style-name="ce250" table:formula="of:=[.I15]+[.I16]" office:value-type="float" office:value="0">
            <text:p>0 </text:p>
          </table:table-cell>
          <table:table-cell table:style-name="ce250" table:formula="of:=[.J15]+[.J16]" office:value-type="float" office:value="0">
            <text:p>0 </text:p>
          </table:table-cell>
          <table:table-cell table:style-name="ce250" table:formula="of:=[.K15]+[.K16]" office:value-type="float" office:value="0">
            <text:p>0 </text:p>
          </table:table-cell>
          <table:table-cell table:style-name="ce250" table:formula="of:=[.L15]+[.L16]" office:value-type="float" office:value="0">
            <text:p>0 </text:p>
          </table:table-cell>
          <table:table-cell table:style-name="ce250" table:formula="of:=[.M15]+[.M16]" office:value-type="float" office:value="0">
            <text:p>0 </text:p>
          </table:table-cell>
          <table:table-cell table:style-name="ce250" table:formula="of:=[.N15]+[.N16]" office:value-type="float" office:value="0">
            <text:p>0 </text:p>
          </table:table-cell>
          <table:table-cell table:style-name="ce250" table:formula="of:=[.O15]+[.O16]" office:value-type="float" office:value="0">
            <text:p>0 </text:p>
          </table:table-cell>
          <table:table-cell table:style-name="ce264"/>
          <table:table-cell table:number-columns-repeated="1008"/>
        </table:table-row>
        <table:table-row table:style-name="ro3">
          <table:table-cell table:style-name="ce264" table:number-columns-repeated="2"/>
          <table:table-cell table:style-name="ce414"/>
          <table:table-cell table:style-name="ce264" table:number-columns-repeated="13"/>
          <table:table-cell table:number-columns-repeated="1008"/>
        </table:table-row>
        <table:table-row table:style-name="ro31">
          <table:table-cell table:style-name="ce264"/>
          <table:table-cell table:style-name="ce410" office:value-type="string" table:number-columns-spanned="1" table:number-rows-spanned="3">
            <text:p>FORECAST <text:s text:c="18"/>Profit and Loss Account</text:p>
          </table:table-cell>
          <table:table-cell table:style-name="ce247" office:value-type="string">
            <text:p>Total Year</text:p>
          </table:table-cell>
          <table:table-cell table:style-name="ce256" table:formula="of:=[.D2]" office:value-type="date" office:date-value="2012-04-30" table:number-columns-spanned="1" table:number-rows-spanned="2">
            <text:p>Apr-12</text:p>
          </table:table-cell>
          <table:table-cell table:style-name="ce256" table:formula="of:=[.E2]" office:value-type="date" office:date-value="2012-05-31" table:number-columns-spanned="1" table:number-rows-spanned="2">
            <text:p>May-12</text:p>
          </table:table-cell>
          <table:table-cell table:style-name="ce256" table:formula="of:=[.F2]" office:value-type="date" office:date-value="2012-06-30" table:number-columns-spanned="1" table:number-rows-spanned="2">
            <text:p>Jun-12</text:p>
          </table:table-cell>
          <table:table-cell table:style-name="ce256" table:formula="of:=[.G2]" office:value-type="date" office:date-value="2012-07-31" table:number-columns-spanned="1" table:number-rows-spanned="2">
            <text:p>Jul-12</text:p>
          </table:table-cell>
          <table:table-cell table:style-name="ce256" table:formula="of:=[.H2]" office:value-type="date" office:date-value="2012-08-31" table:number-columns-spanned="1" table:number-rows-spanned="2">
            <text:p>Aug-12</text:p>
          </table:table-cell>
          <table:table-cell table:style-name="ce256" table:formula="of:=[.I2]" office:value-type="date" office:date-value="2012-09-30" table:number-columns-spanned="1" table:number-rows-spanned="2">
            <text:p>Sep-12</text:p>
          </table:table-cell>
          <table:table-cell table:style-name="ce256" table:formula="of:=[.J2]" office:value-type="date" office:date-value="2012-10-31" table:number-columns-spanned="1" table:number-rows-spanned="2">
            <text:p>Oct-12</text:p>
          </table:table-cell>
          <table:table-cell table:style-name="ce256" table:formula="of:=[.K2]" office:value-type="date" office:date-value="2012-11-30" table:number-columns-spanned="1" table:number-rows-spanned="2">
            <text:p>Nov-12</text:p>
          </table:table-cell>
          <table:table-cell table:style-name="ce256" table:formula="of:=[.L2]" office:value-type="date" office:date-value="2012-12-31" table:number-columns-spanned="1" table:number-rows-spanned="2">
            <text:p>Dec-12</text:p>
          </table:table-cell>
          <table:table-cell table:style-name="ce256" table:formula="of:=[.M2]" office:value-type="date" office:date-value="2013-01-31" table:number-columns-spanned="1" table:number-rows-spanned="2">
            <text:p>Jan-13</text:p>
          </table:table-cell>
          <table:table-cell table:style-name="ce256" table:formula="of:=[.N2]" office:value-type="date" office:date-value="2013-02-28" table:number-columns-spanned="1" table:number-rows-spanned="2">
            <text:p>Feb-13</text:p>
          </table:table-cell>
          <table:table-cell table:style-name="ce256" table:formula="of:=[.O2]" office:value-type="date" office:date-value="2013-03-31" table:number-columns-spanned="1" table:number-rows-spanned="2">
            <text:p>Mar-13</text:p>
          </table:table-cell>
          <table:table-cell table:style-name="ce264"/>
          <table:table-cell table:number-columns-repeated="1008"/>
        </table:table-row>
        <table:table-row table:style-name="ro5">
          <table:table-cell table:style-name="ce264"/>
          <table:covered-table-cell/>
          <table:table-cell table:style-name="ce248" table:formula="of:=[$Admin.B$17]" office:value-type="date" office:date-value="2013-04-05">
            <text:p>05-Apr-13</text:p>
          </table:table-cell>
          <table:covered-table-cell table:number-columns-repeated="12"/>
          <table:table-cell table:style-name="ce264"/>
          <table:table-cell table:number-columns-repeated="1008"/>
        </table:table-row>
        <table:table-row table:style-name="ro3">
          <table:table-cell table:style-name="ce264"/>
          <table:covered-table-cell/>
          <table:table-cell table:style-name="ce415" table:formula="of:=SUM([.D21:.O21])" office:value-type="float" office:value="0">
            <text:p>0</text:p>
          </table:table-cell>
          <table:table-cell table:style-name="ce249" table:formula="of:=IF([.D5]&gt;0;1;&quot; &quot;)" office:value-type="string" office:string-value=" ">
            <text:p><text:s/></text:p>
          </table:table-cell>
          <table:table-cell table:style-name="ce249" table:formula="of:=IF([.E5]&gt;0;1;&quot; &quot;)" office:value-type="string" office:string-value=" ">
            <text:p><text:s/></text:p>
          </table:table-cell>
          <table:table-cell table:style-name="ce249" table:formula="of:=IF([.F5]&gt;0;1;&quot; &quot;)" office:value-type="string" office:string-value=" ">
            <text:p><text:s/></text:p>
          </table:table-cell>
          <table:table-cell table:style-name="ce249" table:formula="of:=IF([.G5]&gt;0;1;&quot; &quot;)" office:value-type="string" office:string-value=" ">
            <text:p><text:s/></text:p>
          </table:table-cell>
          <table:table-cell table:style-name="ce249" table:formula="of:=IF([.H5]&gt;0;1;&quot; &quot;)" office:value-type="string" office:string-value=" ">
            <text:p><text:s/></text:p>
          </table:table-cell>
          <table:table-cell table:style-name="ce249" table:formula="of:=IF([.I5]&gt;0;1;&quot; &quot;)" office:value-type="string" office:string-value=" ">
            <text:p><text:s/></text:p>
          </table:table-cell>
          <table:table-cell table:style-name="ce249" table:formula="of:=IF([.J5]&gt;0;1;&quot; &quot;)" office:value-type="string" office:string-value=" ">
            <text:p><text:s/></text:p>
          </table:table-cell>
          <table:table-cell table:style-name="ce249" table:formula="of:=IF([.K5]&gt;0;1;&quot; &quot;)" office:value-type="string" office:string-value=" ">
            <text:p><text:s/></text:p>
          </table:table-cell>
          <table:table-cell table:style-name="ce249" table:formula="of:=IF([.L5]&gt;0;1;&quot; &quot;)" office:value-type="string" office:string-value=" ">
            <text:p><text:s/></text:p>
          </table:table-cell>
          <table:table-cell table:style-name="ce249" table:formula="of:=IF([.M5]&gt;0;1;&quot; &quot;)" office:value-type="string" office:string-value=" ">
            <text:p><text:s/></text:p>
          </table:table-cell>
          <table:table-cell table:style-name="ce249" table:formula="of:=IF([.N5]&gt;0;1;&quot; &quot;)" office:value-type="string" office:string-value=" ">
            <text:p><text:s/></text:p>
          </table:table-cell>
          <table:table-cell table:style-name="ce249" table:formula="of:=IF([.O5]&gt;0;1;&quot; &quot;)" office:value-type="string" office:string-value=" ">
            <text:p><text:s/></text:p>
          </table:table-cell>
          <table:table-cell table:style-name="ce264"/>
          <table:table-cell table:number-columns-repeated="1008"/>
        </table:table-row>
        <table:table-row table:style-name="ro3">
          <table:table-cell table:style-name="ce270"/>
          <table:table-cell table:style-name="ce406" office:value-type="string">
            <text:p>Sales Turnover</text:p>
          </table:table-cell>
          <table:table-cell table:style-name="ce250" table:formula="of:=SUM([.D22:.O22])" office:value-type="float" office:value="0">
            <text:p>0 </text:p>
          </table:table-cell>
          <table:table-cell table:style-name="ce250" table:formula="of:=IF([.C5]&gt;0;IF([.D5]&gt;0;[.D5];[.C5]/[.C21]);0)" office:value-type="float" office:value="0">
            <text:p>0 </text:p>
          </table:table-cell>
          <table:table-cell table:style-name="ce250" table:formula="of:=IF([.C5]&gt;0;IF([.E5]&gt;0;[.E5];[.C5]/[.C21]);0)" office:value-type="float" office:value="0">
            <text:p>0 </text:p>
          </table:table-cell>
          <table:table-cell table:style-name="ce250" table:formula="of:=IF([.C5]&gt;0;IF([.F5]&gt;0;[.F5];[.C5]/[.C21]);0)" office:value-type="float" office:value="0">
            <text:p>0 </text:p>
          </table:table-cell>
          <table:table-cell table:style-name="ce250" table:formula="of:=IF([.C5]&gt;0;IF([.G5]&gt;0;[.G5];[.C5]/[.C21]);0)" office:value-type="float" office:value="0">
            <text:p>0 </text:p>
          </table:table-cell>
          <table:table-cell table:style-name="ce250" table:formula="of:=IF([.C5]&gt;0;IF([.H5]&gt;0;[.H5];[.C5]/[.C21]);0)" office:value-type="float" office:value="0">
            <text:p>0 </text:p>
          </table:table-cell>
          <table:table-cell table:style-name="ce250" table:formula="of:=IF([.C5]&gt;0;IF([.I5]&gt;0;[.I5];[.C5]/[.C21]);0)" office:value-type="float" office:value="0">
            <text:p>0 </text:p>
          </table:table-cell>
          <table:table-cell table:style-name="ce250" table:formula="of:=IF([.C5]&gt;0;IF([.J5]&gt;0;[.J5];[.C5]/[.C21]);0)" office:value-type="float" office:value="0">
            <text:p>0 </text:p>
          </table:table-cell>
          <table:table-cell table:style-name="ce250" table:formula="of:=IF([.C5]&gt;0;IF([.K5]&gt;0;[.K5];[.C5]/[.C21]);0)" office:value-type="float" office:value="0">
            <text:p>0 </text:p>
          </table:table-cell>
          <table:table-cell table:style-name="ce250" table:formula="of:=IF([.C5]&gt;0;IF([.L5]&gt;0;[.L5];[.C5]/[.C21]);0)" office:value-type="float" office:value="0">
            <text:p>0 </text:p>
          </table:table-cell>
          <table:table-cell table:style-name="ce250" table:formula="of:=IF([.C5]&gt;0;IF([.M5]&gt;0;[.M5];[.C5]/[.C21]);0)" office:value-type="float" office:value="0">
            <text:p>0 </text:p>
          </table:table-cell>
          <table:table-cell table:style-name="ce250" table:formula="of:=IF([.C5]&gt;0;IF([.N5]&gt;0;[.N5];[.C5]/[.C21]);0)" office:value-type="float" office:value="0">
            <text:p>0 </text:p>
          </table:table-cell>
          <table:table-cell table:style-name="ce250" table:formula="of:=IF([.C5]&gt;0;IF([.O5]&gt;0;[.O5];[.C5]/[.C21]);0)" office:value-type="float" office:value="0">
            <text:p>0 </text:p>
          </table:table-cell>
          <table:table-cell table:style-name="ce270"/>
          <table:table-cell table:style-name="ce269" table:number-columns-repeated="1008"/>
        </table:table-row>
        <table:table-row table:style-name="ro2">
          <table:table-cell table:style-name="ce270"/>
          <table:table-cell table:style-name="ce407"/>
          <table:table-cell table:style-name="ce251" table:number-columns-repeated="13"/>
          <table:table-cell table:style-name="ce270"/>
          <table:table-cell table:style-name="ce419" table:number-columns-repeated="1008"/>
        </table:table-row>
        <table:table-row table:style-name="ro3">
          <table:table-cell table:style-name="ce264"/>
          <table:table-cell table:style-name="ce408" office:value-type="string">
            <text:p>Investment Grants</text:p>
          </table:table-cell>
          <table:table-cell table:style-name="ce250" table:formula="of:=SUM([.D24:.O24])" office:value-type="float" office:value="0">
            <text:p>0 </text:p>
          </table:table-cell>
          <table:table-cell table:style-name="ce258" table:formula="of:=[.D7]" office:value-type="float" office:value="0">
            <text:p>0 </text:p>
          </table:table-cell>
          <table:table-cell table:style-name="ce258" table:formula="of:=[.E7]" office:value-type="float" office:value="0">
            <text:p>0 </text:p>
          </table:table-cell>
          <table:table-cell table:style-name="ce258" table:formula="of:=[.F7]" office:value-type="float" office:value="0">
            <text:p>0 </text:p>
          </table:table-cell>
          <table:table-cell table:style-name="ce258" table:formula="of:=[.G7]" office:value-type="float" office:value="0">
            <text:p>0 </text:p>
          </table:table-cell>
          <table:table-cell table:style-name="ce258" table:formula="of:=[.H7]" office:value-type="float" office:value="0">
            <text:p>0 </text:p>
          </table:table-cell>
          <table:table-cell table:style-name="ce258" table:formula="of:=[.I7]" office:value-type="float" office:value="0">
            <text:p>0 </text:p>
          </table:table-cell>
          <table:table-cell table:style-name="ce258" table:formula="of:=[.J7]" office:value-type="float" office:value="0">
            <text:p>0 </text:p>
          </table:table-cell>
          <table:table-cell table:style-name="ce258" table:formula="of:=[.K7]" office:value-type="float" office:value="0">
            <text:p>0 </text:p>
          </table:table-cell>
          <table:table-cell table:style-name="ce258" table:formula="of:=[.L7]" office:value-type="float" office:value="0">
            <text:p>0 </text:p>
          </table:table-cell>
          <table:table-cell table:style-name="ce258" table:formula="of:=[.M7]" office:value-type="float" office:value="0">
            <text:p>0 </text:p>
          </table:table-cell>
          <table:table-cell table:style-name="ce258" table:formula="of:=[.N7]" office:value-type="float" office:value="0">
            <text:p>0 </text:p>
          </table:table-cell>
          <table:table-cell table:style-name="ce258" table:formula="of:=[.O7]" office:value-type="float" office:value="0">
            <text:p>0 </text:p>
          </table:table-cell>
          <table:table-cell table:style-name="ce264"/>
          <table:table-cell table:number-columns-repeated="1008"/>
        </table:table-row>
        <table:table-row table:style-name="ro2">
          <table:table-cell table:style-name="ce264"/>
          <table:table-cell table:style-name="ce408"/>
          <table:table-cell table:style-name="ce251" table:number-columns-repeated="13"/>
          <table:table-cell table:style-name="ce264"/>
          <table:table-cell table:style-name="ce420" table:number-columns-repeated="1008"/>
        </table:table-row>
        <table:table-row table:style-name="ro3">
          <table:table-cell table:style-name="ce270"/>
          <table:table-cell table:style-name="ce407" office:value-type="string">
            <text:p>Cost of Sales</text:p>
          </table:table-cell>
          <table:table-cell table:style-name="ce250" table:formula="of:=SUM([.D26:.O26])" office:value-type="float" office:value="0">
            <text:p>0 </text:p>
          </table:table-cell>
          <table:table-cell table:style-name="ce250" table:formula="of:=IF([.C5]&gt;0;IF([.D5]&gt;0;[.D9];[.C9]/[.C21]);0)" office:value-type="float" office:value="0">
            <text:p>0 </text:p>
          </table:table-cell>
          <table:table-cell table:style-name="ce250" table:formula="of:=IF([.C5]&gt;0;IF([.E5]&gt;0;[.E9];[.C9]/[.C21]);0)" office:value-type="float" office:value="0">
            <text:p>0 </text:p>
          </table:table-cell>
          <table:table-cell table:style-name="ce250" table:formula="of:=IF([.C5]&gt;0;IF([.F5]&gt;0;[.F9];[.C9]/[.C21]);0)" office:value-type="float" office:value="0">
            <text:p>0 </text:p>
          </table:table-cell>
          <table:table-cell table:style-name="ce250" table:formula="of:=IF([.C5]&gt;0;IF([.G5]&gt;0;[.G9];[.C9]/[.C21]);0)" office:value-type="float" office:value="0">
            <text:p>0 </text:p>
          </table:table-cell>
          <table:table-cell table:style-name="ce250" table:formula="of:=IF([.C5]&gt;0;IF([.H5]&gt;0;[.H9];[.C9]/[.C21]);0)" office:value-type="float" office:value="0">
            <text:p>0 </text:p>
          </table:table-cell>
          <table:table-cell table:style-name="ce250" table:formula="of:=IF([.C5]&gt;0;IF([.I5]&gt;0;[.I9];[.C9]/[.C21]);0)" office:value-type="float" office:value="0">
            <text:p>0 </text:p>
          </table:table-cell>
          <table:table-cell table:style-name="ce250" table:formula="of:=IF([.C5]&gt;0;IF([.J5]&gt;0;[.J9];[.C9]/[.C21]);0)" office:value-type="float" office:value="0">
            <text:p>0 </text:p>
          </table:table-cell>
          <table:table-cell table:style-name="ce250" table:formula="of:=IF([.C5]&gt;0;IF([.K5]&gt;0;[.K9];[.C9]/[.C21]);0)" office:value-type="float" office:value="0">
            <text:p>0 </text:p>
          </table:table-cell>
          <table:table-cell table:style-name="ce250" table:formula="of:=IF([.C5]&gt;0;IF([.L5]&gt;0;[.L9];[.C9]/[.C21]);0)" office:value-type="float" office:value="0">
            <text:p>0 </text:p>
          </table:table-cell>
          <table:table-cell table:style-name="ce250" table:formula="of:=IF([.C5]&gt;0;IF([.M5]&gt;0;[.M9];[.C9]/[.C21]);0)" office:value-type="float" office:value="0">
            <text:p>0 </text:p>
          </table:table-cell>
          <table:table-cell table:style-name="ce250" table:formula="of:=IF([.C5]&gt;0;IF([.N5]&gt;0;[.N9];[.C9]/[.C21]);0)" office:value-type="float" office:value="0">
            <text:p>0 </text:p>
          </table:table-cell>
          <table:table-cell table:style-name="ce250" table:formula="of:=IF([.C5]&gt;0;IF([.O5]&gt;0;[.O9];[.C9]/[.C21]);0)" office:value-type="float" office:value="0">
            <text:p>0 </text:p>
          </table:table-cell>
          <table:table-cell table:style-name="ce270"/>
          <table:table-cell table:style-name="ce269" table:number-columns-repeated="1008"/>
        </table:table-row>
        <table:table-row table:style-name="ro26">
          <table:table-cell table:style-name="ce270"/>
          <table:table-cell table:style-name="ce407"/>
          <table:table-cell table:style-name="ce251" table:number-columns-repeated="13"/>
          <table:table-cell table:style-name="ce270"/>
          <table:table-cell table:style-name="ce269" table:number-columns-repeated="1008"/>
        </table:table-row>
        <table:table-row table:style-name="ro3">
          <table:table-cell table:style-name="ce270"/>
          <table:table-cell table:style-name="ce406" office:value-type="string">
            <text:p>Gross Profit</text:p>
          </table:table-cell>
          <table:table-cell table:style-name="ce250" table:formula="of:=SUM([.D28:.O28])" office:value-type="float" office:value="0">
            <text:p>0 </text:p>
          </table:table-cell>
          <table:table-cell table:style-name="ce250" table:formula="of:=[.D22]+[.D24]-[.D26]" office:value-type="float" office:value="0">
            <text:p>0 </text:p>
          </table:table-cell>
          <table:table-cell table:style-name="ce250" table:formula="of:=[.E22]+[.E24]-[.E26]" office:value-type="float" office:value="0">
            <text:p>0 </text:p>
          </table:table-cell>
          <table:table-cell table:style-name="ce250" table:formula="of:=[.F22]+[.F24]-[.F26]" office:value-type="float" office:value="0">
            <text:p>0 </text:p>
          </table:table-cell>
          <table:table-cell table:style-name="ce250" table:formula="of:=[.G22]+[.G24]-[.G26]" office:value-type="float" office:value="0">
            <text:p>0 </text:p>
          </table:table-cell>
          <table:table-cell table:style-name="ce250" table:formula="of:=[.H22]+[.H24]-[.H26]" office:value-type="float" office:value="0">
            <text:p>0 </text:p>
          </table:table-cell>
          <table:table-cell table:style-name="ce250" table:formula="of:=[.I22]+[.I24]-[.I26]" office:value-type="float" office:value="0">
            <text:p>0 </text:p>
          </table:table-cell>
          <table:table-cell table:style-name="ce250" table:formula="of:=[.J22]+[.J24]-[.J26]" office:value-type="float" office:value="0">
            <text:p>0 </text:p>
          </table:table-cell>
          <table:table-cell table:style-name="ce250" table:formula="of:=[.K22]+[.K24]-[.K26]" office:value-type="float" office:value="0">
            <text:p>0 </text:p>
          </table:table-cell>
          <table:table-cell table:style-name="ce250" table:formula="of:=[.L22]+[.L24]-[.L26]" office:value-type="float" office:value="0">
            <text:p>0 </text:p>
          </table:table-cell>
          <table:table-cell table:style-name="ce250" table:formula="of:=[.M22]+[.M24]-[.M26]" office:value-type="float" office:value="0">
            <text:p>0 </text:p>
          </table:table-cell>
          <table:table-cell table:style-name="ce250" table:formula="of:=[.N22]+[.N24]-[.N26]" office:value-type="float" office:value="0">
            <text:p>0 </text:p>
          </table:table-cell>
          <table:table-cell table:style-name="ce250" table:formula="of:=[.O22]+[.O24]-[.O26]" office:value-type="float" office:value="0">
            <text:p>0 </text:p>
          </table:table-cell>
          <table:table-cell table:style-name="ce270"/>
          <table:table-cell table:style-name="ce269" table:number-columns-repeated="1008"/>
        </table:table-row>
        <table:table-row table:style-name="ro2">
          <table:table-cell table:style-name="ce270"/>
          <table:table-cell table:style-name="ce408"/>
          <table:table-cell table:style-name="ce251"/>
          <table:table-cell table:style-name="ce259" table:number-columns-repeated="12"/>
          <table:table-cell table:style-name="ce270"/>
          <table:table-cell table:style-name="ce269" table:number-columns-repeated="1008"/>
        </table:table-row>
        <table:table-row table:style-name="ro3">
          <table:table-cell table:style-name="ce264"/>
          <table:table-cell table:style-name="ce407" office:value-type="string">
            <text:p>General Expenses</text:p>
          </table:table-cell>
          <table:table-cell table:style-name="ce250" table:formula="of:=SUM([.D30:.O30])" office:value-type="float" office:value="0">
            <text:p>0 </text:p>
          </table:table-cell>
          <table:table-cell table:style-name="ce250" table:formula="of:=IF([.C5]&gt;0;IF([.D5]&gt;0;[.D13];[.C13]/[.C21]);0)" office:value-type="float" office:value="0">
            <text:p>0 </text:p>
          </table:table-cell>
          <table:table-cell table:style-name="ce250" table:formula="of:=IF([.C5]&gt;0;IF([.E5]&gt;0;[.E13];[.C13]/[.C21]);0)" office:value-type="float" office:value="0">
            <text:p>0 </text:p>
          </table:table-cell>
          <table:table-cell table:style-name="ce250" table:formula="of:=IF([.C5]&gt;0;IF([.F5]&gt;0;[.F13];[.C13]/[.C21]);0)" office:value-type="float" office:value="0">
            <text:p>0 </text:p>
          </table:table-cell>
          <table:table-cell table:style-name="ce250" table:formula="of:=IF([.C5]&gt;0;IF([.G5]&gt;0;[.G13];[.C13]/[.C21]);0)" office:value-type="float" office:value="0">
            <text:p>0 </text:p>
          </table:table-cell>
          <table:table-cell table:style-name="ce250" table:formula="of:=IF([.C5]&gt;0;IF([.H5]&gt;0;[.H13];[.C13]/[.C21]);0)" office:value-type="float" office:value="0">
            <text:p>0 </text:p>
          </table:table-cell>
          <table:table-cell table:style-name="ce250" table:formula="of:=IF([.C5]&gt;0;IF([.I5]&gt;0;[.I13];[.C13]/[.C21]);0)" office:value-type="float" office:value="0">
            <text:p>0 </text:p>
          </table:table-cell>
          <table:table-cell table:style-name="ce250" table:formula="of:=IF([.C5]&gt;0;IF([.J5]&gt;0;[.J13];[.C13]/[.C21]);0)" office:value-type="float" office:value="0">
            <text:p>0 </text:p>
          </table:table-cell>
          <table:table-cell table:style-name="ce250" table:formula="of:=IF([.C5]&gt;0;IF([.K5]&gt;0;[.K13];[.C13]/[.C21]);0)" office:value-type="float" office:value="0">
            <text:p>0 </text:p>
          </table:table-cell>
          <table:table-cell table:style-name="ce250" table:formula="of:=IF([.C5]&gt;0;IF([.L5]&gt;0;[.L13];[.C13]/[.C21]);0)" office:value-type="float" office:value="0">
            <text:p>0 </text:p>
          </table:table-cell>
          <table:table-cell table:style-name="ce250" table:formula="of:=IF([.C5]&gt;0;IF([.M5]&gt;0;[.M13];[.C13]/[.C21]);0)" office:value-type="float" office:value="0">
            <text:p>0 </text:p>
          </table:table-cell>
          <table:table-cell table:style-name="ce250" table:formula="of:=IF([.C5]&gt;0;IF([.N5]&gt;0;[.N13];[.C13]/[.C21]);0)" office:value-type="float" office:value="0">
            <text:p>0 </text:p>
          </table:table-cell>
          <table:table-cell table:style-name="ce250" table:formula="of:=IF([.C5]&gt;0;IF([.O5]&gt;0;[.O13];[.C13]/[.C21]);0)" office:value-type="float" office:value="0">
            <text:p>0 </text:p>
          </table:table-cell>
          <table:table-cell table:style-name="ce264"/>
          <table:table-cell table:number-columns-repeated="1008"/>
        </table:table-row>
        <table:table-row table:style-name="ro2">
          <table:table-cell table:style-name="ce264"/>
          <table:table-cell table:style-name="ce407"/>
          <table:table-cell table:style-name="ce251" table:number-columns-repeated="13"/>
          <table:table-cell table:style-name="ce264"/>
          <table:table-cell table:number-columns-repeated="1008"/>
        </table:table-row>
        <table:table-row table:style-name="ro3">
          <table:table-cell table:style-name="ce264"/>
          <table:table-cell table:style-name="ce406" office:value-type="string">
            <text:p>Operating Profit</text:p>
          </table:table-cell>
          <table:table-cell table:style-name="ce250" table:formula="of:=SUM([.D32:.O32])" office:value-type="float" office:value="0">
            <text:p>0 </text:p>
          </table:table-cell>
          <table:table-cell table:style-name="ce250" table:formula="of:=[.D28]-[.D30]" office:value-type="float" office:value="0">
            <text:p>0 </text:p>
          </table:table-cell>
          <table:table-cell table:style-name="ce250" table:formula="of:=[.E28]-[.E30]" office:value-type="float" office:value="0">
            <text:p>0 </text:p>
          </table:table-cell>
          <table:table-cell table:style-name="ce250" table:formula="of:=[.F28]-[.F30]" office:value-type="float" office:value="0">
            <text:p>0 </text:p>
          </table:table-cell>
          <table:table-cell table:style-name="ce250" table:formula="of:=[.G28]-[.G30]" office:value-type="float" office:value="0">
            <text:p>0 </text:p>
          </table:table-cell>
          <table:table-cell table:style-name="ce250" table:formula="of:=[.H28]-[.H30]" office:value-type="float" office:value="0">
            <text:p>0 </text:p>
          </table:table-cell>
          <table:table-cell table:style-name="ce250" table:formula="of:=[.I28]-[.I30]" office:value-type="float" office:value="0">
            <text:p>0 </text:p>
          </table:table-cell>
          <table:table-cell table:style-name="ce250" table:formula="of:=[.J28]-[.J30]" office:value-type="float" office:value="0">
            <text:p>0 </text:p>
          </table:table-cell>
          <table:table-cell table:style-name="ce250" table:formula="of:=[.K28]-[.K30]" office:value-type="float" office:value="0">
            <text:p>0 </text:p>
          </table:table-cell>
          <table:table-cell table:style-name="ce250" table:formula="of:=[.L28]-[.L30]" office:value-type="float" office:value="0">
            <text:p>0 </text:p>
          </table:table-cell>
          <table:table-cell table:style-name="ce250" table:formula="of:=[.M28]-[.M30]" office:value-type="float" office:value="0">
            <text:p>0 </text:p>
          </table:table-cell>
          <table:table-cell table:style-name="ce250" table:formula="of:=[.N28]-[.N30]" office:value-type="float" office:value="0">
            <text:p>0 </text:p>
          </table:table-cell>
          <table:table-cell table:style-name="ce250" table:formula="of:=[.O28]-[.O30]" office:value-type="float" office:value="0">
            <text:p>0 </text:p>
          </table:table-cell>
          <table:table-cell table:style-name="ce264"/>
          <table:table-cell table:number-columns-repeated="1008"/>
        </table:table-row>
        <table:table-row table:style-name="ro3">
          <table:table-cell table:style-name="ce264"/>
          <table:table-cell table:style-name="ce408" office:value-type="string">
            <text:p>Interest received</text:p>
          </table:table-cell>
          <table:table-cell table:style-name="ce250" table:formula="of:=SUM([.D33:.O33])" office:value-type="float" office:value="0">
            <text:p>0 </text:p>
          </table:table-cell>
          <table:table-cell table:style-name="ce258" table:formula="of:=[.D16]" office:value-type="float" office:value="0">
            <text:p>0 </text:p>
          </table:table-cell>
          <table:table-cell table:style-name="ce258" table:formula="of:=[.E16]" office:value-type="float" office:value="0">
            <text:p>0 </text:p>
          </table:table-cell>
          <table:table-cell table:style-name="ce258" table:formula="of:=[.F16]" office:value-type="float" office:value="0">
            <text:p>0 </text:p>
          </table:table-cell>
          <table:table-cell table:style-name="ce258" table:formula="of:=[.G16]" office:value-type="float" office:value="0">
            <text:p>0 </text:p>
          </table:table-cell>
          <table:table-cell table:style-name="ce258" table:formula="of:=[.H16]" office:value-type="float" office:value="0">
            <text:p>0 </text:p>
          </table:table-cell>
          <table:table-cell table:style-name="ce258" table:formula="of:=[.I16]" office:value-type="float" office:value="0">
            <text:p>0 </text:p>
          </table:table-cell>
          <table:table-cell table:style-name="ce258" table:formula="of:=[.J16]" office:value-type="float" office:value="0">
            <text:p>0 </text:p>
          </table:table-cell>
          <table:table-cell table:style-name="ce258" table:formula="of:=[.K16]" office:value-type="float" office:value="0">
            <text:p>0 </text:p>
          </table:table-cell>
          <table:table-cell table:style-name="ce258" table:formula="of:=[.L16]" office:value-type="float" office:value="0">
            <text:p>0 </text:p>
          </table:table-cell>
          <table:table-cell table:style-name="ce258" table:formula="of:=[.M16]" office:value-type="float" office:value="0">
            <text:p>0 </text:p>
          </table:table-cell>
          <table:table-cell table:style-name="ce258" table:formula="of:=[.N16]" office:value-type="float" office:value="0">
            <text:p>0 </text:p>
          </table:table-cell>
          <table:table-cell table:style-name="ce258" table:formula="of:=[.O16]" office:value-type="float" office:value="0">
            <text:p>0 </text:p>
          </table:table-cell>
          <table:table-cell table:style-name="ce264"/>
          <table:table-cell table:number-columns-repeated="1008"/>
        </table:table-row>
        <table:table-row table:style-name="ro3">
          <table:table-cell table:style-name="ce264"/>
          <table:table-cell table:style-name="ce409" office:value-type="string">
            <text:p>Profit (Loss) before Tax</text:p>
          </table:table-cell>
          <table:table-cell table:style-name="ce250" table:formula="of:=SUM([.D34:.O34])" office:value-type="float" office:value="0">
            <text:p>0 </text:p>
          </table:table-cell>
          <table:table-cell table:style-name="ce250" table:formula="of:=[.D32]+[.D33]" office:value-type="float" office:value="0">
            <text:p>0 </text:p>
          </table:table-cell>
          <table:table-cell table:style-name="ce250" table:formula="of:=[.E32]+[.E33]" office:value-type="float" office:value="0">
            <text:p>0 </text:p>
          </table:table-cell>
          <table:table-cell table:style-name="ce250" table:formula="of:=[.F32]+[.F33]" office:value-type="float" office:value="0">
            <text:p>0 </text:p>
          </table:table-cell>
          <table:table-cell table:style-name="ce250" table:formula="of:=[.G32]+[.G33]" office:value-type="float" office:value="0">
            <text:p>0 </text:p>
          </table:table-cell>
          <table:table-cell table:style-name="ce250" table:formula="of:=[.H32]+[.H33]" office:value-type="float" office:value="0">
            <text:p>0 </text:p>
          </table:table-cell>
          <table:table-cell table:style-name="ce250" table:formula="of:=[.I32]+[.I33]" office:value-type="float" office:value="0">
            <text:p>0 </text:p>
          </table:table-cell>
          <table:table-cell table:style-name="ce250" table:formula="of:=[.J32]+[.J33]" office:value-type="float" office:value="0">
            <text:p>0 </text:p>
          </table:table-cell>
          <table:table-cell table:style-name="ce250" table:formula="of:=[.K32]+[.K33]" office:value-type="float" office:value="0">
            <text:p>0 </text:p>
          </table:table-cell>
          <table:table-cell table:style-name="ce250" table:formula="of:=[.L32]+[.L33]" office:value-type="float" office:value="0">
            <text:p>0 </text:p>
          </table:table-cell>
          <table:table-cell table:style-name="ce250" table:formula="of:=[.M32]+[.M33]" office:value-type="float" office:value="0">
            <text:p>0 </text:p>
          </table:table-cell>
          <table:table-cell table:style-name="ce250" table:formula="of:=[.N32]+[.N33]" office:value-type="float" office:value="0">
            <text:p>0 </text:p>
          </table:table-cell>
          <table:table-cell table:style-name="ce250" table:formula="of:=[.O32]+[.O33]" office:value-type="float" office:value="0">
            <text:p>0 </text:p>
          </table:table-cell>
          <table:table-cell table:style-name="ce264"/>
          <table:table-cell table:number-columns-repeated="1008"/>
        </table:table-row>
        <table:table-row table:style-name="ro2">
          <table:table-cell table:style-name="ce264"/>
          <table:table-cell table:style-name="ce406"/>
          <table:table-cell table:style-name="ce251" table:number-columns-repeated="13"/>
          <table:table-cell table:style-name="ce264"/>
          <table:table-cell table:number-columns-repeated="1008"/>
        </table:table-row>
        <table:table-row table:style-name="ro31">
          <table:table-cell table:style-name="ce264"/>
          <table:table-cell table:style-name="ce411" office:value-type="string" table:number-columns-spanned="2" table:number-rows-spanned="1">
            <text:p>FORECAST TAX CALCULATION</text:p>
          </table:table-cell>
          <table:covered-table-cell/>
          <table:table-cell table:style-name="ce264" table:number-columns-repeated="13"/>
          <table:table-cell table:number-columns-repeated="1008"/>
        </table:table-row>
        <table:table-row table:style-name="ro3">
          <table:table-cell table:style-name="ce264"/>
          <table:table-cell table:style-name="ce238" office:value-type="string">
            <text:p>Add Depreciation</text:p>
          </table:table-cell>
          <table:table-cell table:style-name="ce416" table:formula="of:=[$'Profit_&amp;_Loss_Account'.B33]+[$'Profit_&amp;_Loss_Account'.B34]" office:value-type="float" office:value="0">
            <text:p>0 </text:p>
          </table:table-cell>
          <table:table-cell table:style-name="ce264" table:number-columns-repeated="13"/>
          <table:table-cell table:number-columns-repeated="1008"/>
        </table:table-row>
        <table:table-row table:style-name="ro3">
          <table:table-cell table:style-name="ce264"/>
          <table:table-cell table:style-name="ce238" office:value-type="string">
            <text:p>Less Capital Allowances</text:p>
          </table:table-cell>
          <table:table-cell table:style-name="ce416" table:formula="of:=['file:///C:/Users/acartwright/Personal/diy/GB%20Accounts/GB%20Accounts%202012-13/GB%20Accounts%20Self%20Employed%202013-04-05%20(Apr13)%20OpenOffice/Fixedassets050413.ods'#$Schedule.$Q$1]+['file:///C:/Users/acartwright/Personal/diy/GB%20Accounts/GB%20Accounts%202012-13/GB%20Accounts%20Self%20Employed%202013-04-05%20(Apr13)%20OpenOffice/Fixedassets050413.ods'#$Schedule.$R$1]+['file:///C:/Users/acartwright/Personal/diy/GB%20Accounts/GB%20Accounts%202012-13/GB%20Accounts%20Self%20Employed%202013-04-05%20(Apr13)%20OpenOffice/Fixedassets050413.ods'#$Schedule.$Y$1]-['file:///C:/Users/acartwright/Personal/diy/GB%20Accounts/GB%20Accounts%202012-13/GB%20Accounts%20Self%20Employed%202013-04-05%20(Apr13)%20OpenOffice/Fixedassets050413.ods'#$Schedule.$Z$1]" office:value-type="float" office:value="0">
            <text:p>0 </text:p>
          </table:table-cell>
          <table:table-cell table:style-name="ce264" table:number-columns-repeated="13"/>
          <table:table-cell table:number-columns-repeated="1008"/>
        </table:table-row>
        <table:table-row table:style-name="ro3">
          <table:table-cell table:style-name="ce264"/>
          <table:table-cell table:style-name="ce238" office:value-type="string">
            <text:p>Profit before Tax</text:p>
          </table:table-cell>
          <table:table-cell table:style-name="ce416" table:formula="of:=[.C34]+[.C37]-[.C38]" office:value-type="float" office:value="0">
            <text:p>0 </text:p>
          </table:table-cell>
          <table:table-cell table:style-name="ce264" table:number-columns-repeated="13"/>
          <table:table-cell table:number-columns-repeated="1008"/>
        </table:table-row>
        <table:table-row table:style-name="ro3">
          <table:table-cell table:style-name="ce264"/>
          <table:table-cell table:style-name="ce241" office:value-type="string">
            <text:p>Personal Allowance</text:p>
          </table:table-cell>
          <table:table-cell table:style-name="ce416" table:formula="of:=[$Admin.N$4]" office:value-type="float" office:value="8105">
            <text:p>8105 </text:p>
          </table:table-cell>
          <table:table-cell table:style-name="ce264" table:number-columns-repeated="13"/>
          <table:table-cell table:number-columns-repeated="1008"/>
        </table:table-row>
        <table:table-row table:style-name="ro3">
          <table:table-cell table:style-name="ce264"/>
          <table:table-cell table:style-name="ce241" office:value-type="string">
            <text:p>Profit after Allowance</text:p>
          </table:table-cell>
          <table:table-cell table:style-name="ce416" table:formula="of:=IF(([.C39]&gt;[.C40]);([.C39]-[.C40]);0)" office:value-type="float" office:value="0">
            <text:p>0 </text:p>
          </table:table-cell>
          <table:table-cell table:style-name="ce264" table:number-columns-repeated="13"/>
          <table:table-cell table:number-columns-repeated="1008"/>
        </table:table-row>
        <table:table-row table:style-name="ro3">
          <table:table-cell table:style-name="ce264"/>
          <table:table-cell table:style-name="ce241" office:value-type="string">
            <text:p>Tax at standard rate</text:p>
          </table:table-cell>
          <table:table-cell table:style-name="ce416" table:formula="of:=IF(([.C41]&gt;0);(IF(([.C41]&lt;[$Admin.N$12]);[.C41]*[$Admin.N$6];[$Admin.N$12]*[$Admin.N$6]));0)" office:value-type="float" office:value="0">
            <text:p>0 </text:p>
          </table:table-cell>
          <table:table-cell table:style-name="ce418"/>
          <table:table-cell table:style-name="ce264" table:number-columns-repeated="12"/>
          <table:table-cell table:number-columns-repeated="1008"/>
        </table:table-row>
        <table:table-row table:style-name="ro3">
          <table:table-cell table:style-name="ce264"/>
          <table:table-cell table:style-name="ce241" office:value-type="string">
            <text:p>Tax at higher rate</text:p>
          </table:table-cell>
          <table:table-cell table:style-name="ce416" table:formula="of:=IF(([.C41]&gt;[$Admin.N$12]);(([.C41]-[$Admin.N$12])*[$Admin.N$7]);0)" office:value-type="float" office:value="0">
            <text:p>0 </text:p>
          </table:table-cell>
          <table:table-cell table:style-name="ce264" table:number-columns-repeated="13"/>
          <table:table-cell table:number-columns-repeated="1008"/>
        </table:table-row>
        <table:table-row table:style-name="ro3">
          <table:table-cell table:style-name="ce264"/>
          <table:table-cell table:style-name="ce241" office:value-type="string">
            <text:p>National Insurance</text:p>
          </table:table-cell>
          <table:table-cell table:style-name="ce416" table:formula="of:=IF(([.C41]&gt;0);IF([.C41]&gt;[$Admin.N12];[$Admin.N12]*[$Admin.L20]+([.C41]-[$Admin.N12])*[$Admin.L23];[.C41]*[$Admin.L$20]);0)" office:value-type="float" office:value="0">
            <text:p>0 </text:p>
          </table:table-cell>
          <table:table-cell table:style-name="ce264" table:number-columns-repeated="13"/>
          <table:table-cell table:number-columns-repeated="1008"/>
        </table:table-row>
        <table:table-row table:style-name="ro2">
          <table:table-cell table:style-name="ce264"/>
          <table:table-cell table:style-name="ce241"/>
          <table:table-cell table:style-name="ce416"/>
          <table:table-cell table:style-name="ce264" table:number-columns-repeated="13"/>
          <table:table-cell table:number-columns-repeated="1008"/>
        </table:table-row>
        <table:table-row table:style-name="ro3">
          <table:table-cell table:style-name="ce264"/>
          <table:table-cell table:style-name="ce241" office:value-type="string">
            <text:p>TAX &amp; NI LIABILITY</text:p>
          </table:table-cell>
          <table:table-cell table:style-name="ce417" table:formula="of:=[.C42]+[.C43]+[.C44]" office:value-type="float" office:value="0">
            <text:p>0 </text:p>
          </table:table-cell>
          <table:table-cell table:style-name="ce264" table:number-columns-repeated="13"/>
          <table:table-cell table:number-columns-repeated="1008"/>
        </table:table-row>
        <table:table-row table:style-name="ro3">
          <table:table-cell table:style-name="ce264"/>
          <table:table-cell table:style-name="ce333"/>
          <table:table-cell table:style-name="ce268"/>
          <table:table-cell table:style-name="ce264" table:number-columns-repeated="13"/>
          <table:table-cell table:number-columns-repeated="100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min" table:style-name="ta1" table:protected="true" table:protection-key="CAX2U5cjUI/wFNbHRjUYY2MMuuA=">
        <table:table-column table:style-name="co36" table:default-cell-style-name="ce137"/>
        <table:table-column table:style-name="co37" table:default-cell-style-name="ce426"/>
        <table:table-column table:style-name="co3" table:default-cell-style-name="ce137"/>
        <table:table-column table:style-name="co38" table:number-columns-repeated="2" table:default-cell-style-name="ce137"/>
        <table:table-column table:style-name="co39" table:default-cell-style-name="ce137"/>
        <table:table-column table:style-name="co10" table:default-cell-style-name="ce435"/>
        <table:table-column table:style-name="co3" table:default-cell-style-name="ce137"/>
        <table:table-column table:style-name="co10" table:number-columns-repeated="4" table:default-cell-style-name="ce137"/>
        <table:table-column table:style-name="co40" table:default-cell-style-name="ce137"/>
        <table:table-column table:style-name="co10" table:default-cell-style-name="ce137"/>
        <table:table-column table:style-name="co41" table:default-cell-style-name="ce137"/>
        <table:table-column table:style-name="co10" table:number-columns-repeated="1009" table:default-cell-style-name="ce137"/>
        <table:table-row table:style-name="ro5">
          <table:table-cell table:style-name="ce153"/>
          <table:table-cell table:style-name="ce421" office:value-type="string">
            <text:p>Dates</text:p>
          </table:table-cell>
          <table:table-cell table:style-name="ce153"/>
          <table:table-cell table:style-name="ce427" table:number-columns-spanned="3" table:number-rows-spanned="1"/>
          <table:covered-table-cell table:number-columns-repeated="2"/>
          <table:table-cell table:style-name="ce427"/>
          <table:table-cell table:style-name="ce153" table:number-columns-repeated="8"/>
          <table:table-cell table:number-columns-repeated="1009"/>
        </table:table-row>
        <table:table-row table:style-name="ro5">
          <table:table-cell table:style-name="ce153"/>
          <table:table-cell table:style-name="ce422" office:value-type="date" office:date-value="2012-02-28">
            <text:p>28-Feb-12</text:p>
          </table:table-cell>
          <table:table-cell table:style-name="ce153"/>
          <table:table-cell table:style-name="ce428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32" table:formula="of:=[.B23]" office:value-type="string" office:string-value="2012-13">
            <text:p>2012-13</text:p>
          </table:table-cell>
          <table:table-cell table:style-name="ce153" table:number-columns-repeated="2"/>
          <table:table-cell table:style-name="ce437" office:value-type="string" table:number-columns-spanned="2" table:number-rows-spanned="1">
            <text:p>Income Tax Rates</text:p>
          </table:table-cell>
          <table:covered-table-cell/>
          <table:table-cell table:style-name="ce428" table:formula="of:=[.G2]" office:value-type="string" office:string-value="2012-13">
            <text:p>2012-13</text:p>
          </table:table-cell>
          <table:table-cell table:style-name="ce153" table:number-columns-repeated="3"/>
          <table:table-cell table:number-columns-repeated="1009"/>
        </table:table-row>
        <table:table-row table:style-name="ro5">
          <table:table-cell table:style-name="ce153"/>
          <table:table-cell table:style-name="ce422" office:value-type="date" office:date-value="2012-03-31">
            <text:p>31-Mar-12</text:p>
          </table:table-cell>
          <table:table-cell table:style-name="ce153" table:number-columns-repeated="4"/>
          <table:table-cell table:style-name="ce430"/>
          <table:table-cell table:style-name="ce153" table:number-columns-repeated="2"/>
          <table:table-cell table:style-name="ce438" table:number-columns-repeated="2"/>
          <table:table-cell table:style-name="ce427"/>
          <table:table-cell table:style-name="ce153" table:number-columns-repeated="3"/>
          <table:table-cell table:number-columns-repeated="1009"/>
        </table:table-row>
        <table:table-row table:style-name="ro5">
          <table:table-cell table:style-name="ce153"/>
          <table:table-cell table:style-name="ce423" office:value-type="date" office:date-value="2012-04-06">
            <text:p>06-Apr-12</text:p>
          </table:table-cell>
          <table:table-cell table:style-name="ce153"/>
          <table:table-cell table:style-name="ce167" office:value-type="string" table:number-columns-spanned="3" table:number-rows-spanned="1">
            <text:p>Annual Investment Allowance</text:p>
          </table:table-cell>
          <table:covered-table-cell table:number-columns-repeated="2"/>
          <table:table-cell table:style-name="ce431" office:value-type="percentage" office:value="1">
            <text:p>100%</text:p>
          </table:table-cell>
          <table:table-cell table:style-name="ce153"/>
          <table:table-cell table:style-name="ce167" office:value-type="string" table:number-columns-spanned="5" table:number-rows-spanned="1">
            <text:p>Personal allowance</text:p>
          </table:table-cell>
          <table:covered-table-cell table:number-columns-repeated="4"/>
          <table:table-cell table:style-name="ce442" office:value-type="float" office:value="8105">
            <text:p>8105</text:p>
          </table:table-cell>
          <table:table-cell table:style-name="ce430" office:value-type="string">
            <text:p>£</text:p>
          </table:table-cell>
          <table:table-cell table:number-columns-repeated="1009"/>
        </table:table-row>
        <table:table-row table:style-name="ro5">
          <table:table-cell table:style-name="ce153"/>
          <table:table-cell table:style-name="ce424" office:value-type="date" office:date-value="2012-04-30">
            <text:p>30-Apr-12</text:p>
          </table:table-cell>
          <table:table-cell table:style-name="ce153"/>
          <table:table-cell table:style-name="ce167" office:value-type="string" table:number-columns-spanned="3" table:number-rows-spanned="1">
            <text:p>Writing down allowance</text:p>
          </table:table-cell>
          <table:covered-table-cell table:number-columns-repeated="2"/>
          <table:table-cell table:style-name="ce431" office:value-type="percentage" office:value="0.18">
            <text:p>18%</text:p>
          </table:table-cell>
          <table:table-cell table:style-name="ce153" table:number-columns-repeated="6"/>
          <table:table-cell table:style-name="ce430" table:number-columns-repeated="2"/>
          <table:table-cell table:number-columns-repeated="1009"/>
        </table:table-row>
        <table:table-row table:style-name="ro5">
          <table:table-cell table:style-name="ce153"/>
          <table:table-cell table:style-name="ce424" office:value-type="date" office:date-value="2012-05-31">
            <text:p>31-May-12</text:p>
          </table:table-cell>
          <table:table-cell table:style-name="ce153" table:number-columns-repeated="4"/>
          <table:table-cell table:style-name="ce430"/>
          <table:table-cell table:style-name="ce153"/>
          <table:table-cell table:style-name="ce167" office:value-type="string" table:number-columns-spanned="5" table:number-rows-spanned="1">
            <text:p>Basic rate applicable on taxable income up to higher rate</text:p>
          </table:table-cell>
          <table:covered-table-cell table:number-columns-repeated="4"/>
          <table:table-cell table:style-name="ce431" office:value-type="percentage" office:value="0.2">
            <text:p>20%</text:p>
          </table:table-cell>
          <table:table-cell table:style-name="ce430" office:value-type="string">
            <text:p>%</text:p>
          </table:table-cell>
          <table:table-cell table:number-columns-repeated="1009"/>
        </table:table-row>
        <table:table-row table:style-name="ro5">
          <table:table-cell table:style-name="ce153"/>
          <table:table-cell table:style-name="ce424" office:value-type="date" office:date-value="2012-06-30">
            <text:p>30-Jun-12</text:p>
          </table:table-cell>
          <table:table-cell table:style-name="ce153"/>
          <table:table-cell table:style-name="ce167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30"/>
          <table:table-cell table:style-name="ce153"/>
          <table:table-cell table:style-name="ce167" office:value-type="string" table:number-columns-spanned="5" table:number-rows-spanned="1">
            <text:p>Higher rate applicable on taxable income over higher rate</text:p>
          </table:table-cell>
          <table:covered-table-cell table:number-columns-repeated="4"/>
          <table:table-cell table:style-name="ce431" office:value-type="percentage" office:value="0.4">
            <text:p>40%</text:p>
          </table:table-cell>
          <table:table-cell table:style-name="ce430" office:value-type="string">
            <text:p>%</text:p>
          </table:table-cell>
          <table:table-cell table:number-columns-repeated="1009"/>
        </table:table-row>
        <table:table-row table:style-name="ro5">
          <table:table-cell table:style-name="ce153"/>
          <table:table-cell table:style-name="ce424" office:value-type="date" office:date-value="2012-07-31">
            <text:p>31-Jul-12</text:p>
          </table:table-cell>
          <table:table-cell table:style-name="ce153"/>
          <table:table-cell table:style-name="ce153" office:value-type="string">
            <text:p>Costing over </text:p>
          </table:table-cell>
          <table:table-cell table:style-name="ce429" office:value-type="float" office:value="12000">
            <text:p>12000</text:p>
          </table:table-cell>
          <table:table-cell table:style-name="ce153" office:value-type="string">
            <text:p>Restricted to</text:p>
          </table:table-cell>
          <table:table-cell table:style-name="ce429" office:value-type="float" office:value="3000">
            <text:p>3000</text:p>
          </table:table-cell>
          <table:table-cell table:style-name="ce153" table:number-columns-repeated="6"/>
          <table:table-cell table:style-name="ce430" table:number-columns-repeated="2"/>
          <table:table-cell table:number-columns-repeated="1009"/>
        </table:table-row>
        <table:table-row table:style-name="ro5">
          <table:table-cell table:style-name="ce153"/>
          <table:table-cell table:style-name="ce424" office:value-type="date" office:date-value="2012-08-31">
            <text:p>31-Aug-12</text:p>
          </table:table-cell>
          <table:table-cell table:style-name="ce153" table:number-columns-repeated="2"/>
          <table:table-cell table:style-name="ce430"/>
          <table:table-cell table:style-name="ce153"/>
          <table:table-cell table:style-name="ce430"/>
          <table:table-cell table:style-name="ce153"/>
          <table:table-cell table:style-name="ce167" office:value-type="string" table:number-columns-spanned="3" table:number-rows-spanned="1">
            <text:p>Taxable Bands Allowances</text:p>
          </table:table-cell>
          <table:covered-table-cell table:number-columns-repeated="2"/>
          <table:table-cell table:style-name="ce440" office:value-type="string">
            <text:p>Start Level</text:p>
          </table:table-cell>
          <table:table-cell table:style-name="ce440" office:value-type="string">
            <text:p><text:s/>End Level</text:p>
          </table:table-cell>
          <table:table-cell table:style-name="ce443" office:value-type="string">
            <text:p><text:s/>Tax Band </text:p>
          </table:table-cell>
          <table:table-cell table:style-name="ce430"/>
          <table:table-cell table:number-columns-repeated="1009"/>
        </table:table-row>
        <table:table-row table:style-name="ro5">
          <table:table-cell table:style-name="ce153"/>
          <table:table-cell table:style-name="ce424" office:value-type="date" office:date-value="2012-09-30">
            <text:p>30-Sep-12</text:p>
          </table:table-cell>
          <table:table-cell table:style-name="ce153" table:number-columns-repeated="2"/>
          <table:table-cell table:style-name="ce430"/>
          <table:table-cell table:style-name="ce153"/>
          <table:table-cell table:style-name="ce430"/>
          <table:table-cell table:style-name="ce153" table:number-columns-repeated="6"/>
          <table:table-cell table:style-name="ce430" table:number-columns-repeated="2"/>
          <table:table-cell table:number-columns-repeated="1009"/>
        </table:table-row>
        <table:table-row table:style-name="ro5">
          <table:table-cell table:style-name="ce153"/>
          <table:table-cell table:style-name="ce424" office:value-type="date" office:date-value="2012-10-31">
            <text:p>31-Oct-12</text:p>
          </table:table-cell>
          <table:table-cell table:style-name="ce153"/>
          <table:table-cell table:style-name="ce428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30" office:value-type="string">
            <text:p>%</text:p>
          </table:table-cell>
          <table:table-cell table:style-name="ce153"/>
          <table:table-cell table:style-name="ce153" office:value-type="string">
            <text:p>Basic rate</text:p>
          </table:table-cell>
          <table:table-cell table:style-name="ce153"/>
          <table:table-cell table:style-name="ce439" office:value-type="percentage" office:value="0.2">
            <text:p>20%</text:p>
          </table:table-cell>
          <table:table-cell table:style-name="ce430" table:formula="of:=[.N11]" office:value-type="float" office:value="0">
            <text:p>0</text:p>
          </table:table-cell>
          <table:table-cell table:style-name="ce430" table:formula="of:=[.N12]" office:value-type="float" office:value="34370">
            <text:p>34370</text:p>
          </table:table-cell>
          <table:table-cell table:style-name="ce444" office:value-type="float" office:value="0">
            <text:p>0</text:p>
          </table:table-cell>
          <table:table-cell table:style-name="ce430"/>
          <table:table-cell table:number-columns-repeated="1009"/>
        </table:table-row>
        <table:table-row table:style-name="ro5">
          <table:table-cell table:style-name="ce153"/>
          <table:table-cell table:style-name="ce424" office:value-type="date" office:date-value="2012-11-30">
            <text:p>30-Nov-12</text:p>
          </table:table-cell>
          <table:table-cell table:style-name="ce153" table:number-columns-repeated="4"/>
          <table:table-cell table:style-name="ce430"/>
          <table:table-cell table:style-name="ce153"/>
          <table:table-cell table:style-name="ce153" office:value-type="string">
            <text:p>Higher rate</text:p>
          </table:table-cell>
          <table:table-cell table:style-name="ce153"/>
          <table:table-cell table:style-name="ce439" office:value-type="percentage" office:value="0.4">
            <text:p>40%</text:p>
          </table:table-cell>
          <table:table-cell table:style-name="ce430" table:formula="of:=[.N12]" office:value-type="float" office:value="34370">
            <text:p>34370</text:p>
          </table:table-cell>
          <table:table-cell table:style-name="ce153"/>
          <table:table-cell table:style-name="ce444" office:value-type="float" office:value="34370">
            <text:p>34370</text:p>
          </table:table-cell>
          <table:table-cell table:style-name="ce430"/>
          <table:table-cell table:number-columns-repeated="1009"/>
        </table:table-row>
        <table:table-row table:style-name="ro5">
          <table:table-cell table:style-name="ce153"/>
          <table:table-cell table:style-name="ce424" office:value-type="date" office:date-value="2012-12-31">
            <text:p>31-Dec-12</text:p>
          </table:table-cell>
          <table:table-cell table:style-name="ce153"/>
          <table:table-cell table:style-name="ce167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31" office:value-type="percentage" office:value="0">
            <text:p>0%</text:p>
          </table:table-cell>
          <table:table-cell table:style-name="ce153" table:number-columns-repeated="8"/>
          <table:table-cell table:number-columns-repeated="1009"/>
        </table:table-row>
        <table:table-row table:style-name="ro5">
          <table:table-cell table:style-name="ce153"/>
          <table:table-cell table:style-name="ce424" office:value-type="date" office:date-value="2013-01-31">
            <text:p>31-Jan-13</text:p>
          </table:table-cell>
          <table:table-cell table:style-name="ce153"/>
          <table:table-cell table:style-name="ce167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31" office:value-type="percentage" office:value="0.1">
            <text:p>10%</text:p>
          </table:table-cell>
          <table:table-cell table:style-name="ce153"/>
          <table:table-cell table:style-name="ce428" office:value-type="string" table:number-columns-spanned="3" table:number-rows-spanned="1">
            <text:p>National Insurance rates</text:p>
          </table:table-cell>
          <table:covered-table-cell table:number-columns-repeated="2"/>
          <table:table-cell table:style-name="ce428" table:formula="of:=[.G2]" office:value-type="string" office:string-value="2012-13">
            <text:p>2012-13</text:p>
          </table:table-cell>
          <table:table-cell table:style-name="ce153" table:number-columns-repeated="3"/>
          <table:table-cell table:number-columns-repeated="1009"/>
        </table:table-row>
        <table:table-row table:style-name="ro5">
          <table:table-cell table:style-name="ce153"/>
          <table:table-cell table:style-name="ce424" office:value-type="date" office:date-value="2013-02-28">
            <text:p>28-Feb-13</text:p>
          </table:table-cell>
          <table:table-cell table:style-name="ce153"/>
          <table:table-cell table:style-name="ce167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31" office:value-type="percentage" office:value="0.2">
            <text:p>20%</text:p>
          </table:table-cell>
          <table:table-cell table:style-name="ce153" table:number-columns-repeated="8"/>
          <table:table-cell table:number-columns-repeated="1009"/>
        </table:table-row>
        <table:table-row table:style-name="ro5">
          <table:table-cell table:style-name="ce153"/>
          <table:table-cell table:style-name="ce424" office:value-type="date" office:date-value="2013-03-31">
            <text:p>31-Mar-13</text:p>
          </table:table-cell>
          <table:table-cell table:style-name="ce153"/>
          <table:table-cell table:style-name="ce167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31" office:value-type="percentage" office:value="0.33">
            <text:p>33%</text:p>
          </table:table-cell>
          <table:table-cell table:style-name="ce153"/>
          <table:table-cell table:style-name="ce167" office:value-type="string" table:number-columns-spanned="3" table:number-rows-spanned="1">
            <text:p>NI Class 2 rate</text:p>
          </table:table-cell>
          <table:covered-table-cell table:number-columns-repeated="2"/>
          <table:table-cell table:style-name="ce433" office:value-type="float" office:value="2.65">
            <text:p>2.65</text:p>
          </table:table-cell>
          <table:table-cell table:style-name="ce153" table:number-columns-repeated="3"/>
          <table:table-cell table:number-columns-repeated="1009"/>
        </table:table-row>
        <table:table-row table:style-name="ro5">
          <table:table-cell table:style-name="ce153"/>
          <table:table-cell table:style-name="ce423" office:value-type="date" office:date-value="2013-04-05">
            <text:p>05-Apr-13</text:p>
          </table:table-cell>
          <table:table-cell table:style-name="ce153"/>
          <table:table-cell table:style-name="ce167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31" office:value-type="percentage" office:value="0.25">
            <text:p>25%</text:p>
          </table:table-cell>
          <table:table-cell table:style-name="ce153"/>
          <table:table-cell table:style-name="ce167" table:number-columns-repeated="3"/>
          <table:table-cell table:style-name="ce434"/>
          <table:table-cell table:style-name="ce153" table:number-columns-repeated="3"/>
          <table:table-cell table:number-columns-repeated="1009"/>
        </table:table-row>
        <table:table-row table:style-name="ro5">
          <table:table-cell table:style-name="ce153"/>
          <table:table-cell table:style-name="ce424" office:value-type="date" office:date-value="2013-04-30">
            <text:p>30-Apr-13</text:p>
          </table:table-cell>
          <table:table-cell table:style-name="ce153" table:number-columns-repeated="4"/>
          <table:table-cell table:style-name="ce430"/>
          <table:table-cell table:style-name="ce153" table:number-columns-repeated="8"/>
          <table:table-cell table:number-columns-repeated="1009"/>
        </table:table-row>
        <table:table-row table:style-name="ro5">
          <table:table-cell table:style-name="ce153"/>
          <table:table-cell table:style-name="ce424" office:value-type="date" office:date-value="2013-05-31">
            <text:p>31-May-13</text:p>
          </table:table-cell>
          <table:table-cell table:style-name="ce153"/>
          <table:table-cell table:style-name="ce428" office:value-type="string" table:number-columns-spanned="2" table:number-rows-spanned="1">
            <text:p>Mileage Allowances</text:p>
          </table:table-cell>
          <table:covered-table-cell/>
          <table:table-cell table:style-name="ce430" office:value-type="string">
            <text:p>Miles</text:p>
          </table:table-cell>
          <table:table-cell table:style-name="ce430" office:value-type="string">
            <text:p>p per mile</text:p>
          </table:table-cell>
          <table:table-cell table:style-name="ce153"/>
          <table:table-cell table:style-name="ce436" office:value-type="string" table:number-columns-spanned="3" table:number-rows-spanned="2">
            <text:p>NI Class 4 rate between lower profits and upper profits limit</text:p>
          </table:table-cell>
          <table:covered-table-cell table:number-columns-repeated="2"/>
          <table:table-cell table:style-name="ce153"/>
          <table:table-cell table:style-name="ce441" office:value-type="string" table:number-columns-spanned="1" table:number-rows-spanned="2">
            <text:p>NIC class 4 lower limit</text:p>
          </table:table-cell>
          <table:table-cell table:style-name="ce153" table:number-columns-repeated="2"/>
          <table:table-cell table:number-columns-repeated="1009"/>
        </table:table-row>
        <table:table-row table:style-name="ro5">
          <table:table-cell table:style-name="ce153"/>
          <table:table-cell table:style-name="ce424" office:value-type="date" office:date-value="2013-06-30">
            <text:p>30-Jun-13</text:p>
          </table:table-cell>
          <table:table-cell table:style-name="ce153"/>
          <table:table-cell table:style-name="ce427" table:number-columns-repeated="2"/>
          <table:table-cell table:style-name="ce430" table:number-columns-repeated="2"/>
          <table:table-cell table:style-name="ce153"/>
          <table:covered-table-cell table:number-columns-repeated="3"/>
          <table:table-cell table:style-name="ce431" office:value-type="percentage" office:value="0.09">
            <text:p>9%</text:p>
          </table:table-cell>
          <table:covered-table-cell/>
          <table:table-cell table:style-name="ce444" office:value-type="float" office:value="7605">
            <text:p>7605</text:p>
          </table:table-cell>
          <table:table-cell table:style-name="ce430" office:value-type="string">
            <text:p>£</text:p>
          </table:table-cell>
          <table:table-cell table:number-columns-repeated="1009"/>
        </table:table-row>
        <table:table-row table:style-name="ro5">
          <table:table-cell table:style-name="ce153"/>
          <table:table-cell table:style-name="ce424" office:value-type="date" office:date-value="2014-01-31">
            <text:p>31-Jan-14</text:p>
          </table:table-cell>
          <table:table-cell table:style-name="ce153"/>
          <table:table-cell table:style-name="ce167" office:value-type="string" table:number-columns-spanned="2" table:number-rows-spanned="1">
            <text:p>Higher rate allowance up to</text:p>
          </table:table-cell>
          <table:covered-table-cell/>
          <table:table-cell table:style-name="ce429" office:value-type="float" office:value="10000">
            <text:p>10000</text:p>
          </table:table-cell>
          <table:table-cell table:style-name="ce433" office:value-type="float" office:value="0.45">
            <text:p>0.45</text:p>
          </table:table-cell>
          <table:table-cell table:style-name="ce153"/>
          <table:table-cell table:style-name="ce436" table:number-columns-repeated="3"/>
          <table:table-cell table:style-name="ce439"/>
          <table:table-cell table:style-name="ce153" table:number-columns-repeated="3"/>
          <table:table-cell table:number-columns-repeated="1009"/>
        </table:table-row>
        <table:table-row table:style-name="ro5">
          <table:table-cell table:style-name="ce153"/>
          <table:table-cell table:style-name="ce424" office:value-type="date" office:date-value="2014-07-31">
            <text:p>31-Jul-14</text:p>
          </table:table-cell>
          <table:table-cell table:style-name="ce153"/>
          <table:table-cell table:style-name="ce153" office:value-type="string">
            <text:p>Lower rate allowance over</text:p>
          </table:table-cell>
          <table:table-cell table:style-name="ce153"/>
          <table:table-cell table:style-name="ce429" office:value-type="float" office:value="10001">
            <text:p>10001</text:p>
          </table:table-cell>
          <table:table-cell table:style-name="ce433" office:value-type="float" office:value="0.25">
            <text:p>0.25</text:p>
          </table:table-cell>
          <table:table-cell table:style-name="ce153"/>
          <table:table-cell table:style-name="ce436" office:value-type="string" table:number-columns-spanned="3" table:number-rows-spanned="2">
            <text:p>NI Class 4 rate above upper profits limit</text:p>
          </table:table-cell>
          <table:covered-table-cell table:number-columns-repeated="2"/>
          <table:table-cell table:style-name="ce153"/>
          <table:table-cell table:style-name="ce441" office:value-type="string" table:number-columns-spanned="1" table:number-rows-spanned="2">
            <text:p>NIC class 4 upper limit</text:p>
          </table:table-cell>
          <table:table-cell table:style-name="ce153" table:number-columns-repeated="2"/>
          <table:table-cell table:number-columns-repeated="1009"/>
        </table:table-row>
        <table:table-row table:style-name="ro5">
          <table:table-cell table:style-name="ce153"/>
          <table:table-cell table:style-name="ce423" office:value-type="string">
            <text:p>2012-13</text:p>
          </table:table-cell>
          <table:table-cell table:style-name="ce153" table:number-columns-repeated="3"/>
          <table:table-cell table:style-name="ce430"/>
          <table:table-cell table:style-name="ce434"/>
          <table:table-cell table:style-name="ce153"/>
          <table:covered-table-cell table:number-columns-repeated="3"/>
          <table:table-cell table:style-name="ce431" office:value-type="percentage" office:value="0.02">
            <text:p>2%</text:p>
          </table:table-cell>
          <table:covered-table-cell/>
          <table:table-cell table:style-name="ce444" office:value-type="float" office:value="42475">
            <text:p>42475</text:p>
          </table:table-cell>
          <table:table-cell table:style-name="ce430" office:value-type="string">
            <text:p>£</text:p>
          </table:table-cell>
          <table:table-cell table:number-columns-repeated="1009"/>
        </table:table-row>
        <table:table-row table:style-name="ro5">
          <table:table-cell table:style-name="ce153"/>
          <table:table-cell table:style-name="ce423" office:value-type="string">
            <text:p>2013-14</text:p>
          </table:table-cell>
          <table:table-cell table:style-name="ce153"/>
          <table:table-cell table:style-name="ce428" office:value-type="string" table:number-columns-spanned="2" table:number-rows-spanned="1">
            <text:p>Mileage Allowances</text:p>
          </table:table-cell>
          <table:covered-table-cell/>
          <table:table-cell table:style-name="ce153" table:number-columns-repeated="10"/>
          <table:table-cell table:number-columns-repeated="1009"/>
        </table:table-row>
        <table:table-row table:style-name="ro5">
          <table:table-cell table:style-name="ce153"/>
          <table:table-cell table:style-name="ce425"/>
          <table:table-cell table:style-name="ce153" table:number-columns-repeated="13"/>
          <table:table-cell table:number-columns-repeated="1009"/>
        </table:table-row>
        <table:table-row table:style-name="ro3">
          <table:table-cell table:style-name="ce153"/>
          <table:table-cell table:style-name="ce425"/>
          <table:table-cell table:style-name="ce153"/>
          <table:table-cell table:style-name="ce167" office:value-type="string" table:number-columns-spanned="2" table:number-rows-spanned="1">
            <text:p>VAT Threshold</text:p>
          </table:table-cell>
          <table:covered-table-cell/>
          <table:table-cell table:style-name="ce429" office:value-type="float" office:value="73000">
            <text:p>73000</text:p>
          </table:table-cell>
          <table:table-cell table:style-name="ce430"/>
          <table:table-cell table:style-name="ce153" table:number-columns-repeated="8"/>
          <table:table-cell table:number-columns-repeated="1009"/>
        </table:table-row>
        <table:table-row table:style-name="ro3">
          <table:table-cell table:style-name="ce153"/>
          <table:table-cell table:style-name="ce425"/>
          <table:table-cell table:style-name="ce153"/>
          <table:table-cell table:style-name="ce153" office:value-type="string">
            <text:p>VAT Rate</text:p>
          </table:table-cell>
          <table:table-cell table:style-name="ce153"/>
          <table:table-cell table:style-name="ce431" office:value-type="percentage" office:value="0.2">
            <text:p>20%</text:p>
          </table:table-cell>
          <table:table-cell table:style-name="ce430"/>
          <table:table-cell table:style-name="ce153" table:number-columns-repeated="8"/>
          <table:table-cell table:number-columns-repeated="1009"/>
        </table:table-row>
        <table:table-row table:style-name="ro3">
          <table:table-cell table:style-name="ce153"/>
          <table:table-cell table:style-name="ce425"/>
          <table:table-cell table:style-name="ce153" table:number-columns-repeated="4"/>
          <table:table-cell table:style-name="ce430"/>
          <table:table-cell table:style-name="ce153" table:number-columns-repeated="8"/>
          <table:table-cell table:number-columns-repeated="100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GB%20Accounts/GB%20Accounts%202012-13/GB%20Accounts%20Self%20Employed%202013-04-05%20(Apr13)%20OpenOffice/Fixedassets050413.ods'#Schedule" table:print="false" table:style-name="ta_extref">
        <table:table-source xlink:type="simple" xlink:href="../Fixedassets050413.ods" table:table-name="Schedule" table:filter-name="calc8" table:mode="copy-results-only"/>
        <table:table-column table:number-columns-repeated="26"/>
        <table:table-row>
          <table:table-cell table:number-columns-repeated="8"/>
          <table:table-cell table:style-name="ce183" office:value-type="float" office:value="0">
            <text:p>0</text:p>
          </table:table-cell>
          <table:table-cell table:number-columns-repeated="7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number-columns-repeated="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</table:table-row>
        <table:table-row table:number-rows-repeated="36">
          <table:table-cell table:number-columns-repeated="26"/>
        </table:table-row>
        <table:table-row>
          <table:table-cell table:number-columns-repeated="17"/>
          <table:table-cell table:style-name="ce182" office:value-type="string">
            <text:p> </text:p>
          </table:table-cell>
        </table:table-row>
        <table:table-row>
          <table:table-cell table:number-columns-repeated="17"/>
          <table:table-cell table:style-name="ce182" office:value-type="string">
            <text:p> </text:p>
          </table:table-cell>
        </table:table-row>
        <table:table-row>
          <table:table-cell table:number-columns-repeated="17"/>
          <table:table-cell table:style-name="ce182" office:value-type="string">
            <text:p> </text:p>
          </table:table-cell>
        </table:table-row>
        <table:table-row>
          <table:table-cell table:number-columns-repeated="17"/>
          <table:table-cell table:style-name="ce182" office:value-type="string">
            <text:p> </text:p>
          </table:table-cell>
        </table:table-row>
        <table:table-row>
          <table:table-cell table:number-columns-repeated="17"/>
          <table:table-cell table:style-name="ce182" office:value-type="string">
            <text:p> </text:p>
          </table:table-cell>
        </table:table-row>
        <table:table-row table:number-rows-repeated="48">
          <table:table-cell table:number-columns-repeated="26"/>
        </table:table-row>
        <table:table-row>
          <table:table-cell table:number-columns-repeated="17"/>
          <table:table-cell table:style-name="ce182" office:value-type="string">
            <text:p> </text:p>
          </table:table-cell>
        </table:table-row>
        <table:table-row>
          <table:table-cell table:number-columns-repeated="17"/>
          <table:table-cell table:style-name="ce182" office:value-type="string">
            <text:p> </text:p>
          </table:table-cell>
        </table:table-row>
        <table:table-row>
          <table:table-cell table:number-columns-repeated="17"/>
          <table:table-cell table:style-name="ce182" office:value-type="string">
            <text:p> </text:p>
          </table:table-cell>
        </table:table-row>
        <table:table-row>
          <table:table-cell table:number-columns-repeated="17"/>
          <table:table-cell table:style-name="ce182" office:value-type="string">
            <text:p> </text:p>
          </table:table-cell>
        </table:table-row>
        <table:table-row>
          <table:table-cell table:number-columns-repeated="17"/>
          <table:table-cell table:style-name="ce182" office:value-type="string">
            <text:p> </text:p>
          </table:table-cell>
        </table:table-row>
      </table:table>
      <table:table table:name="'file:///C:/Users/antony/diy/GB%20Accounts/GB%20Accounts%202012-13/GB%20Accounts%20Self%20Employed%202013-04-05%20(Apr13)%20OpenOffice/Sales050413.ods'#Apr12" table:print="false" table:style-name="ta_extref">
        <table:table-source xlink:type="simple" xlink:href="../Sales050413.ods" table:table-name="Apr12" table:filter-name="calc8" table:mode="copy-results-only"/>
        <table:table-column table:number-columns-repeated="23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Sales050413.ods'#May12" table:print="false" table:style-name="ta_extref">
        <table:table-source xlink:type="simple" xlink:href="../Sales050413.ods" table:table-name="May12" table:filter-name="calc8" table:mode="copy-results-only"/>
        <table:table-column table:number-columns-repeated="23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Sales050413.ods'#Jun12" table:print="false" table:style-name="ta_extref">
        <table:table-source xlink:type="simple" xlink:href="../Sales050413.ods" table:table-name="Jun12" table:filter-name="calc8" table:mode="copy-results-only"/>
        <table:table-column table:number-columns-repeated="23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Sales050413.ods'#Jul12" table:print="false" table:style-name="ta_extref">
        <table:table-source xlink:type="simple" xlink:href="../Sales050413.ods" table:table-name="Jul12" table:filter-name="calc8" table:mode="copy-results-only"/>
        <table:table-column table:number-columns-repeated="23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Sales050413.ods'#Aug12" table:print="false" table:style-name="ta_extref">
        <table:table-source xlink:type="simple" xlink:href="../Sales050413.ods" table:table-name="Aug12" table:filter-name="calc8" table:mode="copy-results-only"/>
        <table:table-column table:number-columns-repeated="23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Sales050413.ods'#Sep12" table:print="false" table:style-name="ta_extref">
        <table:table-source xlink:type="simple" xlink:href="../Sales050413.ods" table:table-name="Sep12" table:filter-name="calc8" table:mode="copy-results-only"/>
        <table:table-column table:number-columns-repeated="23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Sales050413.ods'#Oct12" table:print="false" table:style-name="ta_extref">
        <table:table-source xlink:type="simple" xlink:href="../Sales050413.ods" table:table-name="Oct12" table:filter-name="calc8" table:mode="copy-results-only"/>
        <table:table-column table:number-columns-repeated="23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Sales050413.ods'#Nov12" table:print="false" table:style-name="ta_extref">
        <table:table-source xlink:type="simple" xlink:href="../Sales050413.ods" table:table-name="Nov12" table:filter-name="calc8" table:mode="copy-results-only"/>
        <table:table-column table:number-columns-repeated="23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Sales050413.ods'#Dec12" table:print="false" table:style-name="ta_extref">
        <table:table-source xlink:type="simple" xlink:href="../Sales050413.ods" table:table-name="Dec12" table:filter-name="calc8" table:mode="copy-results-only"/>
        <table:table-column table:number-columns-repeated="23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Sales050413.ods'#Jan13" table:print="false" table:style-name="ta_extref">
        <table:table-source xlink:type="simple" xlink:href="../Sales050413.ods" table:table-name="Jan13" table:filter-name="calc8" table:mode="copy-results-only"/>
        <table:table-column table:number-columns-repeated="23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Sales050413.ods'#Feb13" table:print="false" table:style-name="ta_extref">
        <table:table-source xlink:type="simple" xlink:href="../Sales050413.ods" table:table-name="Feb13" table:filter-name="calc8" table:mode="copy-results-only"/>
        <table:table-column table:number-columns-repeated="23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Sales050413.ods'#Mar13" table:print="false" table:style-name="ta_extref">
        <table:table-source xlink:type="simple" xlink:href="../Sales050413.ods" table:table-name="Mar13" table:filter-name="calc8" table:mode="copy-results-only"/>
        <table:table-column table:number-columns-repeated="24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urchases050413.ods'#Apr12" table:print="false" table:style-name="ta_extref">
        <table:table-source xlink:type="simple" xlink:href="../Purchases050413.ods" table:table-name="Apr12" table:filter-name="calc8" table:mode="copy-results-only"/>
        <table:table-column table:number-columns-repeated="27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urchases050413.ods'#May12" table:print="false" table:style-name="ta_extref">
        <table:table-source xlink:type="simple" xlink:href="../Purchases050413.ods" table:table-name="May12" table:filter-name="calc8" table:mode="copy-results-only"/>
        <table:table-column table:number-columns-repeated="27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urchases050413.ods'#Jun12" table:print="false" table:style-name="ta_extref">
        <table:table-source xlink:type="simple" xlink:href="../Purchases050413.ods" table:table-name="Jun12" table:filter-name="calc8" table:mode="copy-results-only"/>
        <table:table-column table:number-columns-repeated="27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urchases050413.ods'#Jul12" table:print="false" table:style-name="ta_extref">
        <table:table-source xlink:type="simple" xlink:href="../Purchases050413.ods" table:table-name="Jul12" table:filter-name="calc8" table:mode="copy-results-only"/>
        <table:table-column table:number-columns-repeated="27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urchases050413.ods'#Aug12" table:print="false" table:style-name="ta_extref">
        <table:table-source xlink:type="simple" xlink:href="../Purchases050413.ods" table:table-name="Aug12" table:filter-name="calc8" table:mode="copy-results-only"/>
        <table:table-column table:number-columns-repeated="27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urchases050413.ods'#Sep12" table:print="false" table:style-name="ta_extref">
        <table:table-source xlink:type="simple" xlink:href="../Purchases050413.ods" table:table-name="Sep12" table:filter-name="calc8" table:mode="copy-results-only"/>
        <table:table-column table:number-columns-repeated="27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urchases050413.ods'#Oct12" table:print="false" table:style-name="ta_extref">
        <table:table-source xlink:type="simple" xlink:href="../Purchases050413.ods" table:table-name="Oct12" table:filter-name="calc8" table:mode="copy-results-only"/>
        <table:table-column table:number-columns-repeated="27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urchases050413.ods'#Nov12" table:print="false" table:style-name="ta_extref">
        <table:table-source xlink:type="simple" xlink:href="../Purchases050413.ods" table:table-name="Nov12" table:filter-name="calc8" table:mode="copy-results-only"/>
        <table:table-column table:number-columns-repeated="27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urchases050413.ods'#Dec12" table:print="false" table:style-name="ta_extref">
        <table:table-source xlink:type="simple" xlink:href="../Purchases050413.ods" table:table-name="Dec12" table:filter-name="calc8" table:mode="copy-results-only"/>
        <table:table-column table:number-columns-repeated="27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urchases050413.ods'#Jan13" table:print="false" table:style-name="ta_extref">
        <table:table-source xlink:type="simple" xlink:href="../Purchases050413.ods" table:table-name="Jan13" table:filter-name="calc8" table:mode="copy-results-only"/>
        <table:table-column table:number-columns-repeated="27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urchases050413.ods'#Feb13" table:print="false" table:style-name="ta_extref">
        <table:table-source xlink:type="simple" xlink:href="../Purchases050413.ods" table:table-name="Feb13" table:filter-name="calc8" table:mode="copy-results-only"/>
        <table:table-column table:number-columns-repeated="27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urchases050413.ods'#Mar13" table:print="false" table:style-name="ta_extref">
        <table:table-source xlink:type="simple" xlink:href="../Purchases050413.ods" table:table-name="Mar13" table:filter-name="calc8" table:mode="copy-results-only"/>
        <table:table-column table:number-columns-repeated="27"/>
        <table:table-row>
          <table:table-cell table:number-columns-repeated="15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Bank050413.ods'#Apr12" table:print="false" table:style-name="ta_extref">
        <table:table-source xlink:type="simple" xlink:href="../Bank050413.ods" table:table-name="Apr12" table:filter-name="calc8" table:mode="copy-results-only"/>
        <table:table-column table:number-columns-repeated="28"/>
        <table:table-row>
          <table:table-cell table:number-columns-repeated="9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Bank050413.ods'#May12" table:print="false" table:style-name="ta_extref">
        <table:table-source xlink:type="simple" xlink:href="../Bank050413.ods" table:table-name="May12" table:filter-name="calc8" table:mode="copy-results-only"/>
        <table:table-column table:number-columns-repeated="28"/>
        <table:table-row>
          <table:table-cell table:number-columns-repeated="9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Bank050413.ods'#Jun12" table:print="false" table:style-name="ta_extref">
        <table:table-source xlink:type="simple" xlink:href="../Bank050413.ods" table:table-name="Jun12" table:filter-name="calc8" table:mode="copy-results-only"/>
        <table:table-column table:number-columns-repeated="28"/>
        <table:table-row>
          <table:table-cell table:number-columns-repeated="9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Bank050413.ods'#Jul12" table:print="false" table:style-name="ta_extref">
        <table:table-source xlink:type="simple" xlink:href="../Bank050413.ods" table:table-name="Jul12" table:filter-name="calc8" table:mode="copy-results-only"/>
        <table:table-column table:number-columns-repeated="28"/>
        <table:table-row>
          <table:table-cell table:number-columns-repeated="9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Bank050413.ods'#Aug12" table:print="false" table:style-name="ta_extref">
        <table:table-source xlink:type="simple" xlink:href="../Bank050413.ods" table:table-name="Aug12" table:filter-name="calc8" table:mode="copy-results-only"/>
        <table:table-column table:number-columns-repeated="28"/>
        <table:table-row>
          <table:table-cell table:number-columns-repeated="9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Bank050413.ods'#Sep12" table:print="false" table:style-name="ta_extref">
        <table:table-source xlink:type="simple" xlink:href="../Bank050413.ods" table:table-name="Sep12" table:filter-name="calc8" table:mode="copy-results-only"/>
        <table:table-column table:number-columns-repeated="28"/>
        <table:table-row>
          <table:table-cell table:number-columns-repeated="9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Bank050413.ods'#Oct12" table:print="false" table:style-name="ta_extref">
        <table:table-source xlink:type="simple" xlink:href="../Bank050413.ods" table:table-name="Oct12" table:filter-name="calc8" table:mode="copy-results-only"/>
        <table:table-column table:number-columns-repeated="28"/>
        <table:table-row>
          <table:table-cell table:number-columns-repeated="9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Bank050413.ods'#Nov12" table:print="false" table:style-name="ta_extref">
        <table:table-source xlink:type="simple" xlink:href="../Bank050413.ods" table:table-name="Nov12" table:filter-name="calc8" table:mode="copy-results-only"/>
        <table:table-column table:number-columns-repeated="28"/>
        <table:table-row>
          <table:table-cell table:number-columns-repeated="9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Bank050413.ods'#Dec12" table:print="false" table:style-name="ta_extref">
        <table:table-source xlink:type="simple" xlink:href="../Bank050413.ods" table:table-name="Dec12" table:filter-name="calc8" table:mode="copy-results-only"/>
        <table:table-column table:number-columns-repeated="28"/>
        <table:table-row>
          <table:table-cell table:number-columns-repeated="9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Bank050413.ods'#Jan13" table:print="false" table:style-name="ta_extref">
        <table:table-source xlink:type="simple" xlink:href="../Bank050413.ods" table:table-name="Jan13" table:filter-name="calc8" table:mode="copy-results-only"/>
        <table:table-column table:number-columns-repeated="28"/>
        <table:table-row>
          <table:table-cell table:number-columns-repeated="9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Bank050413.ods'#Feb13" table:print="false" table:style-name="ta_extref">
        <table:table-source xlink:type="simple" xlink:href="../Bank050413.ods" table:table-name="Feb13" table:filter-name="calc8" table:mode="copy-results-only"/>
        <table:table-column table:number-columns-repeated="28"/>
        <table:table-row>
          <table:table-cell table:number-columns-repeated="9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Bank050413.ods'#Mar13" table:print="false" table:style-name="ta_extref">
        <table:table-source xlink:type="simple" xlink:href="../Bank050413.ods" table:table-name="Mar13" table:filter-name="calc8" table:mode="copy-results-only"/>
        <table:table-column table:number-columns-repeated="28"/>
        <table:table-row>
          <table:table-cell table:number-columns-repeated="9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Cash050413.ods'#Apr12" table:print="false" table:style-name="ta_extref">
        <table:table-source xlink:type="simple" xlink:href="../Cash050413.ods" table:table-name="Apr12" table:filter-name="calc8" table:mode="copy-results-only"/>
        <table:table-column table:number-columns-repeated="24"/>
        <table:table-row>
          <table:table-cell table:number-columns-repeated="9"/>
          <table:table-cell table:style-name="ce183" office:value-type="float" office:value="0">
            <text:p>0</text:p>
          </table:table-cell>
          <table:table-cell table:number-columns-repeated="11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Cash050413.ods'#May12" table:print="false" table:style-name="ta_extref">
        <table:table-source xlink:type="simple" xlink:href="../Cash050413.ods" table:table-name="May12" table:filter-name="calc8" table:mode="copy-results-only"/>
        <table:table-column table:number-columns-repeated="24"/>
        <table:table-row>
          <table:table-cell table:number-columns-repeated="9"/>
          <table:table-cell table:style-name="ce183" office:value-type="float" office:value="0">
            <text:p>0</text:p>
          </table:table-cell>
          <table:table-cell table:number-columns-repeated="11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Cash050413.ods'#Jun12" table:print="false" table:style-name="ta_extref">
        <table:table-source xlink:type="simple" xlink:href="../Cash050413.ods" table:table-name="Jun12" table:filter-name="calc8" table:mode="copy-results-only"/>
        <table:table-column table:number-columns-repeated="24"/>
        <table:table-row>
          <table:table-cell table:number-columns-repeated="9"/>
          <table:table-cell table:style-name="ce183" office:value-type="float" office:value="0">
            <text:p>0</text:p>
          </table:table-cell>
          <table:table-cell table:number-columns-repeated="11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Cash050413.ods'#Jul12" table:print="false" table:style-name="ta_extref">
        <table:table-source xlink:type="simple" xlink:href="../Cash050413.ods" table:table-name="Jul12" table:filter-name="calc8" table:mode="copy-results-only"/>
        <table:table-column table:number-columns-repeated="24"/>
        <table:table-row>
          <table:table-cell table:number-columns-repeated="9"/>
          <table:table-cell table:style-name="ce183" office:value-type="float" office:value="0">
            <text:p>0</text:p>
          </table:table-cell>
          <table:table-cell table:number-columns-repeated="11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Cash050413.ods'#Aug12" table:print="false" table:style-name="ta_extref">
        <table:table-source xlink:type="simple" xlink:href="../Cash050413.ods" table:table-name="Aug12" table:filter-name="calc8" table:mode="copy-results-only"/>
        <table:table-column table:number-columns-repeated="24"/>
        <table:table-row>
          <table:table-cell table:number-columns-repeated="9"/>
          <table:table-cell table:style-name="ce183" office:value-type="float" office:value="0">
            <text:p>0</text:p>
          </table:table-cell>
          <table:table-cell table:number-columns-repeated="11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Cash050413.ods'#Sep12" table:print="false" table:style-name="ta_extref">
        <table:table-source xlink:type="simple" xlink:href="../Cash050413.ods" table:table-name="Sep12" table:filter-name="calc8" table:mode="copy-results-only"/>
        <table:table-column table:number-columns-repeated="24"/>
        <table:table-row>
          <table:table-cell table:number-columns-repeated="9"/>
          <table:table-cell table:style-name="ce183" office:value-type="float" office:value="0">
            <text:p>0</text:p>
          </table:table-cell>
          <table:table-cell table:number-columns-repeated="11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Cash050413.ods'#Oct12" table:print="false" table:style-name="ta_extref">
        <table:table-source xlink:type="simple" xlink:href="../Cash050413.ods" table:table-name="Oct12" table:filter-name="calc8" table:mode="copy-results-only"/>
        <table:table-column table:number-columns-repeated="24"/>
        <table:table-row>
          <table:table-cell table:number-columns-repeated="9"/>
          <table:table-cell table:style-name="ce183" office:value-type="float" office:value="0">
            <text:p>0</text:p>
          </table:table-cell>
          <table:table-cell table:number-columns-repeated="11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Cash050413.ods'#Nov12" table:print="false" table:style-name="ta_extref">
        <table:table-source xlink:type="simple" xlink:href="../Cash050413.ods" table:table-name="Nov12" table:filter-name="calc8" table:mode="copy-results-only"/>
        <table:table-column table:number-columns-repeated="24"/>
        <table:table-row>
          <table:table-cell table:number-columns-repeated="9"/>
          <table:table-cell table:style-name="ce183" office:value-type="float" office:value="0">
            <text:p>0</text:p>
          </table:table-cell>
          <table:table-cell table:number-columns-repeated="11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Cash050413.ods'#Dec12" table:print="false" table:style-name="ta_extref">
        <table:table-source xlink:type="simple" xlink:href="../Cash050413.ods" table:table-name="Dec12" table:filter-name="calc8" table:mode="copy-results-only"/>
        <table:table-column table:number-columns-repeated="24"/>
        <table:table-row>
          <table:table-cell table:number-columns-repeated="9"/>
          <table:table-cell table:style-name="ce183" office:value-type="float" office:value="0">
            <text:p>0</text:p>
          </table:table-cell>
          <table:table-cell table:number-columns-repeated="11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Cash050413.ods'#Jan13" table:print="false" table:style-name="ta_extref">
        <table:table-source xlink:type="simple" xlink:href="../Cash050413.ods" table:table-name="Jan13" table:filter-name="calc8" table:mode="copy-results-only"/>
        <table:table-column table:number-columns-repeated="24"/>
        <table:table-row>
          <table:table-cell table:number-columns-repeated="9"/>
          <table:table-cell table:style-name="ce183" office:value-type="float" office:value="0">
            <text:p>0</text:p>
          </table:table-cell>
          <table:table-cell table:number-columns-repeated="11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Cash050413.ods'#Feb13" table:print="false" table:style-name="ta_extref">
        <table:table-source xlink:type="simple" xlink:href="../Cash050413.ods" table:table-name="Feb13" table:filter-name="calc8" table:mode="copy-results-only"/>
        <table:table-column table:number-columns-repeated="24"/>
        <table:table-row>
          <table:table-cell table:number-columns-repeated="9"/>
          <table:table-cell table:style-name="ce183" office:value-type="float" office:value="0">
            <text:p>0</text:p>
          </table:table-cell>
          <table:table-cell table:number-columns-repeated="11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Cash050413.ods'#Mar13" table:print="false" table:style-name="ta_extref">
        <table:table-source xlink:type="simple" xlink:href="../Cash050413.ods" table:table-name="Mar13" table:filter-name="calc8" table:mode="copy-results-only"/>
        <table:table-column table:number-columns-repeated="24"/>
        <table:table-row>
          <table:table-cell table:number-columns-repeated="9"/>
          <table:table-cell table:style-name="ce183" office:value-type="float" office:value="0">
            <text:p>0</text:p>
          </table:table-cell>
          <table:table-cell table:number-columns-repeated="11"/>
          <table:table-cell table:style-name="ce183" office:value-type="float" office:value="0">
            <text:p>0</text:p>
          </table:table-cell>
          <table:table-cell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ayrollyearto050413.ods'#Apr12" table:print="false" table:style-name="ta_extref">
        <table:table-source xlink:type="simple" xlink:href="../Payrollyearto050413.ods" table:table-name="Apr12" table:filter-name="calc8" table:mode="copy-results-only"/>
        <table:table-column table:number-columns-repeated="20"/>
        <table:table-row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number-columns-repeated="2"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ayrollyearto050413.ods'#May12" table:print="false" table:style-name="ta_extref">
        <table:table-source xlink:type="simple" xlink:href="../Payrollyearto050413.ods" table:table-name="May12" table:filter-name="calc8" table:mode="copy-results-only"/>
        <table:table-column table:number-columns-repeated="20"/>
        <table:table-row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number-columns-repeated="2"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ayrollyearto050413.ods'#Jun12" table:print="false" table:style-name="ta_extref">
        <table:table-source xlink:type="simple" xlink:href="../Payrollyearto050413.ods" table:table-name="Jun12" table:filter-name="calc8" table:mode="copy-results-only"/>
        <table:table-column table:number-columns-repeated="20"/>
        <table:table-row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number-columns-repeated="2"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ayrollyearto050413.ods'#Jul12" table:print="false" table:style-name="ta_extref">
        <table:table-source xlink:type="simple" xlink:href="../Payrollyearto050413.ods" table:table-name="Jul12" table:filter-name="calc8" table:mode="copy-results-only"/>
        <table:table-column table:number-columns-repeated="20"/>
        <table:table-row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number-columns-repeated="2"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ayrollyearto050413.ods'#Aug12" table:print="false" table:style-name="ta_extref">
        <table:table-source xlink:type="simple" xlink:href="../Payrollyearto050413.ods" table:table-name="Aug12" table:filter-name="calc8" table:mode="copy-results-only"/>
        <table:table-column table:number-columns-repeated="20"/>
        <table:table-row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number-columns-repeated="2"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ayrollyearto050413.ods'#Sep12" table:print="false" table:style-name="ta_extref">
        <table:table-source xlink:type="simple" xlink:href="../Payrollyearto050413.ods" table:table-name="Sep12" table:filter-name="calc8" table:mode="copy-results-only"/>
        <table:table-column table:number-columns-repeated="20"/>
        <table:table-row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number-columns-repeated="2"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ayrollyearto050413.ods'#Oct12" table:print="false" table:style-name="ta_extref">
        <table:table-source xlink:type="simple" xlink:href="../Payrollyearto050413.ods" table:table-name="Oct12" table:filter-name="calc8" table:mode="copy-results-only"/>
        <table:table-column table:number-columns-repeated="20"/>
        <table:table-row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number-columns-repeated="2"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ayrollyearto050413.ods'#Nov12" table:print="false" table:style-name="ta_extref">
        <table:table-source xlink:type="simple" xlink:href="../Payrollyearto050413.ods" table:table-name="Nov12" table:filter-name="calc8" table:mode="copy-results-only"/>
        <table:table-column table:number-columns-repeated="20"/>
        <table:table-row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number-columns-repeated="2"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ayrollyearto050413.ods'#Dec12" table:print="false" table:style-name="ta_extref">
        <table:table-source xlink:type="simple" xlink:href="../Payrollyearto050413.ods" table:table-name="Dec12" table:filter-name="calc8" table:mode="copy-results-only"/>
        <table:table-column table:number-columns-repeated="20"/>
        <table:table-row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number-columns-repeated="2"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ayrollyearto050413.ods'#Jan13" table:print="false" table:style-name="ta_extref">
        <table:table-source xlink:type="simple" xlink:href="../Payrollyearto050413.ods" table:table-name="Jan13" table:filter-name="calc8" table:mode="copy-results-only"/>
        <table:table-column table:number-columns-repeated="20"/>
        <table:table-row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number-columns-repeated="2"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ayrollyearto050413.ods'#Feb13" table:print="false" table:style-name="ta_extref">
        <table:table-source xlink:type="simple" xlink:href="../Payrollyearto050413.ods" table:table-name="Feb13" table:filter-name="calc8" table:mode="copy-results-only"/>
        <table:table-column table:number-columns-repeated="20"/>
        <table:table-row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number-columns-repeated="2"/>
          <table:table-cell table:style-name="ce183" office:value-type="float" office:value="0">
            <text:p>0</text:p>
          </table:table-cell>
        </table:table-row>
      </table:table>
      <table:table table:name="'file:///C:/Users/antony/diy/GB%20Accounts/GB%20Accounts%202012-13/GB%20Accounts%20Self%20Employed%202013-04-05%20(Apr13)%20OpenOffice/Payrollyearto050413.ods'#Mar13" table:print="false" table:style-name="ta_extref">
        <table:table-source xlink:type="simple" xlink:href="../Payrollyearto050413.ods" table:table-name="Mar13" table:filter-name="calc8" table:mode="copy-results-only"/>
        <table:table-column table:number-columns-repeated="20"/>
        <table:table-row>
          <table:table-cell table:number-columns-repeated="12"/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style-name="ce183" office:value-type="float" office:value="0">
            <text:p>0</text:p>
          </table:table-cell>
          <table:table-cell table:number-columns-repeated="2"/>
          <table:table-cell table:style-name="ce183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/>
      <number:text> </number:text>
    </number:number-style>
    <number:number-style style:name="N110P0" style:volatile="true">
      <number:number number:decimal-places="2" number:min-integer-digits="1"/>
      <number:text> </number:text>
    </number:number-style>
    <number:number-style style:name="N110">
      <style:text-properties fo:color="#ff0000"/>
      <number:text>-</number:text>
      <number:number number:decimal-places="2" number:min-integer-digits="1"/>
      <number:text> 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</number:text>
    </number:number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2P0"/>
    </number:number-style>
    <number:number-style style:name="N113">
      <number:number number:decimal-places="0" number:min-integer-digits="1"/>
      <number:text> </number:text>
    </number:number-style>
    <number:number-style style:name="N114P0" style:volatile="true">
      <number:number number:decimal-places="0" number:min-integer-digits="1"/>
      <number:text> </number:text>
    </number:number-style>
    <number:number-style style:name="N114">
      <style:text-properties fo:color="#ff0000"/>
      <number:text>-</number:text>
      <number:number number:decimal-places="0" number:min-integer-digits="1"/>
      <number:text> </number:text>
      <style:map style:condition="value()&gt;=0" style:apply-style-name="N114P0"/>
    </number:number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number-style style:name="N116">
      <number:number number:decimal-places="1" number:min-integer-digits="1" number:grouping="true"/>
      <number:text> </number:text>
    </number:number-style>
    <number:number-style style:name="N117P0" style:volatile="true">
      <number:number number:decimal-places="1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7P0"/>
    </number:number-style>
    <number:number-style style:name="N118">
      <number:number number:decimal-places="0" number:min-integer-digits="2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style:num-format="1" style:print-orientation="portrait" fo:margin-top="0.199cm" fo:margin-bottom="0.199cm" fo:margin-left="1.101cm" fo:margin-right="0.9cm" style:print-page-order="ttb" style:first-page-number="continue" style:scale-to="100%" style:table-centering="both" style:print="charts drawings objects"/>
      <style:header-style>
        <style:header-footer-properties fo:min-height="0.199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5">
      <style:page-layout-properties style:num-format="1" style:print-orientation="portrait" fo:margin-top="0.7cm" fo:margin-bottom="0.7cm" fo:margin-left="1.101cm" fo:margin-right="0.9cm" style:print-page-order="ttb" style:first-page-number="continue" style:scale-to="100%" style:table-centering="horizontal" style:print="charts drawings objects"/>
      <style:header-style>
        <style:header-footer-properties fo:min-height="0.3cm" fo:margin-left="0cm" fo:margin-right="0cm" fo:margin-bottom="0cm"/>
      </style:header-style>
      <style:footer-style>
        <style:header-footer-properties fo:min-height="0.3cm" fo:margin-left="0cm" fo:margin-right="0cm" fo:margin-top="0cm"/>
      </style:footer-style>
    </style:page-layout>
    <style:page-layout style:name="Mpm6">
      <style:page-layout-properties style:num-format="1" style:print-orientation="landscape" fo:margin-top="0.4cm" fo:margin-bottom="0.4cm" fo:margin-left="0.7cm" fo:margin-right="1.199cm" style:print-page-order="ttb" style:first-page-number="continue" style:scale-to="100%" style:print="charts drawings grid objects"/>
      <style:header-style>
        <style:header-footer-properties fo:min-height="1cm" fo:margin-left="0cm" fo:margin-right="0cm" fo:margin-bottom="0cm"/>
      </style:header-style>
      <style:footer-style>
        <style:header-footer-properties fo:min-height="0.6cm" fo:margin-left="0cm" fo:margin-right="0cm" fo:margin-top="0cm"/>
      </style:footer-style>
    </style:page-layout>
    <style:page-layout style:name="Mpm7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8">
      <style:page-layout-properties style:num-format="1" style:print-orientation="landscape" fo:margin-top="0.4cm" fo:margin-bottom="0.7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1.101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MT2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28/07/2015</text:date>, <text:time>22:5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pan text:style-name="MT1">Financial accounts for the period</text:span></text:p>
        <text:p><text:span text:style-name="MT1">6 April 2012 to 5 April 2013</text:span></text:p>
      </style:header>
      <style:header-left style:display="false"/>
      <style:footer>
        <style:region-left>
          <text:p><text:date style:data-style-name="N2" text:date-value="2015-07-28">28/07/2015</text:date> <text:s/><text:time>22:51:07</text:time></text:p>
        </style:region-left>
        <style:region-center>
          <text:p/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3">
      <style:header>
        <text:p><text:span text:style-name="MT1">Provisional tax calculation</text:span></text:p>
        <text:p><text:span text:style-name="MT2">precise figures will depend upon personal circumstances</text:span></text:p>
      </style:header>
      <style:header-left style:display="false"/>
      <style:footer>
        <style:region-left>
          <text:p><text:date style:data-style-name="N2" text:date-value="2015-07-28">28/07/2015</text:date> <text:s/><text:time>22:51:0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7">
      <style:header/>
      <style:header-left style:display="false"/>
      <style:footer/>
      <style:footer-left style:display="false"/>
    </style:master-page>
    <style:master-page style:name="mp7" style:page-layout-name="Mpm8">
      <style:header>
        <text:p><text:span text:style-name="MT1">Forecast Monthly Profit Loss Account year to 050409</text:span></text:p>
      </style:header>
      <style:header-left style:display="false"/>
      <style:footer>
        <style:region-left>
          <text:p><text:date style:data-style-name="N2" text:date-value="2015-07-28">28/07/2015</text:date> <text:s/><text:time>22:51:0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Financial Accounts spreadsheet</dc:title>
    <meta:initial-creator>Terry Cartwright</meta:initial-creator>
    <meta:creation-date>2002-12-30T15:31:19Z</meta:creation-date>
    <dc:date>2015-07-28T22:51:07.49</dc:date>
    <meta:print-date>2008-06-02T20:53:06Z</meta:print-date>
    <meta:editing-duration>PT13M9S</meta:editing-duration>
    <meta:editing-cycles>4</meta:editing-cycles>
    <meta:document-statistic meta:table-count="9" meta:cell-count="2365" meta:object-count="0"/>
  </office:meta>
</office:document-meta>
</file>